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fo="urn:oasis:names:tc:opendocument:xmlns:xsl-fo-compatible:1.0" xmlns:ns2="urn:oasis:names:tc:opendocument:xmlns:svg-compatible:1.0" xmlns:ns5="urn:oasis:names:tc:opendocument:xmlns:form:1.0" xmlns:ns6="urn:org:documentfoundation:names:experimental:calc:xmlns:calcext:1.0" xmlns:office="urn:oasis:names:tc:opendocument:xmlns:office:1.0" xmlns:style="urn:oasis:names:tc:opendocument:xmlns:style:1.0" xmlns:table="urn:oasis:names:tc:opendocument:xmlns:table:1.0" xmlns:text="urn:oasis:names:tc:opendocument:xmlns:text:1.0" xmlns:xlink="http://www.w3.org/1999/xlink" office:version="1.4">
  <office:scripts/>
  <office:font-face-decls>
    <style:font-face style:name="Liberation Sans" ns2:font-family="'Liberation Sans'" style:font-family-generic="swiss" style:font-pitch="variable"/>
    <style:font-face style:name="Noto Sans CJK SC" ns2:font-family="'Noto Sans CJK SC'" style:font-family-generic="system" style:font-pitch="variable"/>
    <style:font-face style:name="Noto Sans Devanagari" ns2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28cm"/>
    </style:style>
    <style:style style:name="co2" style:family="table-column">
      <style:table-column-properties fo:break-before="auto" style:column-width="1.983cm"/>
    </style:style>
    <style:style style:name="co3" style:family="table-column">
      <style:table-column-properties fo:break-before="auto" style:column-width="2.637cm"/>
    </style:style>
    <style:style style:name="co4" style:family="table-column">
      <style:table-column-properties fo:break-before="auto" style:column-width="5.877cm"/>
    </style:style>
    <style:style style:name="co5" style:family="table-column">
      <style:table-column-properties fo:break-before="auto" style:column-width="3.004cm"/>
    </style:style>
    <style:style style:name="co6" style:family="table-column">
      <style:table-column-properties fo:break-before="auto" style:column-width="2.799cm"/>
    </style:style>
    <style:style style:name="co7" style:family="table-column">
      <style:table-column-properties fo:break-before="auto" style:column-width="2.937cm"/>
    </style:style>
    <style:style style:name="co8" style:family="table-column">
      <style:table-column-properties fo:break-before="auto" style:column-width="3.032cm"/>
    </style:style>
    <style:style style:name="co9" style:family="table-column">
      <style:table-column-properties fo:break-before="auto" style:column-width="3.085cm"/>
    </style:style>
    <style:style style:name="co10" style:family="table-column">
      <style:table-column-properties fo:break-before="auto" style:column-width="3.12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bf00"/>
      <style:text-properties fo:font-size="6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AmberHoliday" style:family="table-cell" style:parent-style-name="Default">
      <style:table-cell-properties fo:background-color="#ffbf00"/>
      <style:text-properties fo:font-size="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ns5:automatic-focus="false" ns5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 ns6:value-type="string">
            <text:p>Supported</text:p>
          </table:table-cell>
          <table:table-cell office:value-type="string" ns6:value-type="string">
            <text:p>Region</text:p>
          </table:table-cell>
          <table:table-cell office:value-type="string" ns6:value-type="string">
            <text:p>SubRegion</text:p>
          </table:table-cell>
          <table:table-cell office:value-type="string" ns6:value-type="string">
            <text:p>Country</text:p>
          </table:table-cell>
          <table:table-cell table:style-name="Default" office:value-type="string" ns6:value-type="string">
            <text:p>Thu 01/01/26</text:p>
          </table:table-cell>
          <table:table-cell office:value-type="string" ns6:value-type="string">
            <text:p>Fri 02/01/26</text:p>
          </table:table-cell>
          <table:table-cell office:value-type="string" ns6:value-type="string">
            <text:p>Sat 03/01/26</text:p>
          </table:table-cell>
          <table:table-cell office:value-type="string" ns6:value-type="string">
            <text:p>Sun 04/01/26</text:p>
          </table:table-cell>
          <table:table-cell office:value-type="string" ns6:value-type="string">
            <text:p>Mon 05/01/26</text:p>
          </table:table-cell>
          <table:table-cell office:value-type="string" ns6:value-type="string">
            <text:p>Tue 06/01/26</text:p>
          </table:table-cell>
          <table:table-cell office:value-type="string" ns6:value-type="string">
            <text:p>Wed 07/01/26</text:p>
          </table:table-cell>
          <table:table-cell office:value-type="string" ns6:value-type="string">
            <text:p>Thu 08/01/26</text:p>
          </table:table-cell>
          <table:table-cell office:value-type="string" ns6:value-type="string">
            <text:p>Fri 09/01/26</text:p>
          </table:table-cell>
          <table:table-cell office:value-type="string" ns6:value-type="string">
            <text:p>Sat 10/01/26</text:p>
          </table:table-cell>
          <table:table-cell office:value-type="string" ns6:value-type="string">
            <text:p>Sun 11/01/26</text:p>
          </table:table-cell>
          <table:table-cell office:value-type="string" ns6:value-type="string">
            <text:p>Mon 12/01/26</text:p>
          </table:table-cell>
          <table:table-cell office:value-type="string" ns6:value-type="string">
            <text:p>Tue 13/01/26</text:p>
          </table:table-cell>
          <table:table-cell office:value-type="string" ns6:value-type="string">
            <text:p>Wed 14/01/26</text:p>
          </table:table-cell>
          <table:table-cell office:value-type="string" ns6:value-type="string">
            <text:p>Thu 15/01/26</text:p>
          </table:table-cell>
          <table:table-cell office:value-type="string" ns6:value-type="string">
            <text:p>Fri 16/01/26</text:p>
          </table:table-cell>
          <table:table-cell office:value-type="string" ns6:value-type="string">
            <text:p>Sat 17/01/26</text:p>
          </table:table-cell>
          <table:table-cell office:value-type="string" ns6:value-type="string">
            <text:p>Sun 18/01/26</text:p>
          </table:table-cell>
          <table:table-cell office:value-type="string" ns6:value-type="string">
            <text:p>Mon 19/01/26</text:p>
          </table:table-cell>
          <table:table-cell office:value-type="string" ns6:value-type="string">
            <text:p>Tue 20/01/26</text:p>
          </table:table-cell>
          <table:table-cell office:value-type="string" ns6:value-type="string">
            <text:p>Wed 21/01/26</text:p>
          </table:table-cell>
          <table:table-cell office:value-type="string" ns6:value-type="string">
            <text:p>Thu 22/01/26</text:p>
          </table:table-cell>
          <table:table-cell office:value-type="string" ns6:value-type="string">
            <text:p>Fri 23/01/26</text:p>
          </table:table-cell>
          <table:table-cell office:value-type="string" ns6:value-type="string">
            <text:p>Sat 24/01/26</text:p>
          </table:table-cell>
          <table:table-cell office:value-type="string" ns6:value-type="string">
            <text:p>Sun 25/01/26</text:p>
          </table:table-cell>
          <table:table-cell office:value-type="string" ns6:value-type="string">
            <text:p>Mon 26/01/26</text:p>
          </table:table-cell>
          <table:table-cell office:value-type="string" ns6:value-type="string">
            <text:p>Tue 27/01/26</text:p>
          </table:table-cell>
          <table:table-cell office:value-type="string" ns6:value-type="string">
            <text:p>Wed 28/01/26</text:p>
          </table:table-cell>
          <table:table-cell office:value-type="string" ns6:value-type="string">
            <text:p>Thu 29/01/26</text:p>
          </table:table-cell>
          <table:table-cell office:value-type="string" ns6:value-type="string">
            <text:p>Fri 30/01/26</text:p>
          </table:table-cell>
          <table:table-cell office:value-type="string" ns6:value-type="string">
            <text:p>Sat 31/01/26</text:p>
          </table:table-cell>
          <table:table-cell office:value-type="string" ns6:value-type="string">
            <text:p>Sun 01/02/26</text:p>
          </table:table-cell>
          <table:table-cell table:style-name="ce3" office:value-type="string" ns6:value-type="string">
            <text:p>Mon 02/02/26</text:p>
          </table:table-cell>
          <table:table-cell office:value-type="string" ns6:value-type="string">
            <text:p>Tue 03/02/26</text:p>
          </table:table-cell>
          <table:table-cell office:value-type="string" ns6:value-type="string">
            <text:p>Wed 04/02/26</text:p>
          </table:table-cell>
          <table:table-cell office:value-type="string" ns6:value-type="string">
            <text:p>Thu 05/02/26</text:p>
          </table:table-cell>
          <table:table-cell office:value-type="string" ns6:value-type="string">
            <text:p>Fri 06/02/26</text:p>
          </table:table-cell>
          <table:table-cell office:value-type="string" ns6:value-type="string">
            <text:p>Sat 07/02/26</text:p>
          </table:table-cell>
          <table:table-cell office:value-type="string" ns6:value-type="string">
            <text:p>Sun 08/02/26</text:p>
          </table:table-cell>
          <table:table-cell office:value-type="string" ns6:value-type="string">
            <text:p>Mon 09/02/26</text:p>
          </table:table-cell>
          <table:table-cell office:value-type="string" ns6:value-type="string">
            <text:p>Tue 10/02/26</text:p>
          </table:table-cell>
          <table:table-cell office:value-type="string" ns6:value-type="string">
            <text:p>Wed 11/02/26</text:p>
          </table:table-cell>
          <table:table-cell office:value-type="string" ns6:value-type="string">
            <text:p>Thu 12/02/26</text:p>
          </table:table-cell>
          <table:table-cell office:value-type="string" ns6:value-type="string">
            <text:p>Fri 13/02/26</text:p>
          </table:table-cell>
          <table:table-cell office:value-type="string" ns6:value-type="string">
            <text:p>Sat 14/02/26</text:p>
          </table:table-cell>
          <table:table-cell office:value-type="string" ns6:value-type="string">
            <text:p>Sun 15/02/26</text:p>
          </table:table-cell>
          <table:table-cell office:value-type="string" ns6:value-type="string">
            <text:p>Mon 16/02/26</text:p>
          </table:table-cell>
          <table:table-cell office:value-type="string" ns6:value-type="string">
            <text:p>Tue 17/02/26</text:p>
          </table:table-cell>
          <table:table-cell office:value-type="string" ns6:value-type="string">
            <text:p>Wed 18/02/26</text:p>
          </table:table-cell>
          <table:table-cell office:value-type="string" ns6:value-type="string">
            <text:p>Thu 19/02/26</text:p>
          </table:table-cell>
          <table:table-cell office:value-type="string" ns6:value-type="string">
            <text:p>Fri 20/02/26</text:p>
          </table:table-cell>
          <table:table-cell office:value-type="string" ns6:value-type="string">
            <text:p>Sat 21/02/26</text:p>
          </table:table-cell>
          <table:table-cell office:value-type="string" ns6:value-type="string">
            <text:p>Sun 22/02/26</text:p>
          </table:table-cell>
          <table:table-cell office:value-type="string" ns6:value-type="string">
            <text:p>Mon 23/02/26</text:p>
          </table:table-cell>
          <table:table-cell office:value-type="string" ns6:value-type="string">
            <text:p>Tue 24/02/26</text:p>
          </table:table-cell>
          <table:table-cell office:value-type="string" ns6:value-type="string">
            <text:p>Wed 25/02/26</text:p>
          </table:table-cell>
          <table:table-cell office:value-type="string" ns6:value-type="string">
            <text:p>Thu 26/02/26</text:p>
          </table:table-cell>
          <table:table-cell office:value-type="string" ns6:value-type="string">
            <text:p>Fri 27/02/26</text:p>
          </table:table-cell>
          <table:table-cell office:value-type="string" ns6:value-type="string">
            <text:p>Sat 28/02/26</text:p>
          </table:table-cell>
          <table:table-cell office:value-type="string" ns6:value-type="string">
            <text:p>Sun 01/03/26</text:p>
          </table:table-cell>
          <table:table-cell office:value-type="string" ns6:value-type="string">
            <text:p>Mon 02/03/26</text:p>
          </table:table-cell>
          <table:table-cell office:value-type="string" ns6:value-type="string">
            <text:p>Tue 03/03/26</text:p>
          </table:table-cell>
          <table:table-cell office:value-type="string" ns6:value-type="string">
            <text:p>Wed 04/03/26</text:p>
          </table:table-cell>
          <table:table-cell office:value-type="string" ns6:value-type="string">
            <text:p>Thu 05/03/26</text:p>
          </table:table-cell>
          <table:table-cell office:value-type="string" ns6:value-type="string">
            <text:p>Fri 06/03/26</text:p>
          </table:table-cell>
          <table:table-cell office:value-type="string" ns6:value-type="string">
            <text:p>Sat 07/03/26</text:p>
          </table:table-cell>
          <table:table-cell office:value-type="string" ns6:value-type="string">
            <text:p>Sun 08/03/26</text:p>
          </table:table-cell>
          <table:table-cell office:value-type="string" ns6:value-type="string">
            <text:p>Mon 09/03/26</text:p>
          </table:table-cell>
          <table:table-cell office:value-type="string" ns6:value-type="string">
            <text:p>Tue 10/03/26</text:p>
          </table:table-cell>
          <table:table-cell office:value-type="string" ns6:value-type="string">
            <text:p>Wed 11/03/26</text:p>
          </table:table-cell>
          <table:table-cell office:value-type="string" ns6:value-type="string">
            <text:p>Thu 12/03/26</text:p>
          </table:table-cell>
          <table:table-cell office:value-type="string" ns6:value-type="string">
            <text:p>Fri 13/03/26</text:p>
          </table:table-cell>
          <table:table-cell office:value-type="string" ns6:value-type="string">
            <text:p>Sat 14/03/26</text:p>
          </table:table-cell>
          <table:table-cell office:value-type="string" ns6:value-type="string">
            <text:p>Sun 15/03/26</text:p>
          </table:table-cell>
          <table:table-cell office:value-type="string" ns6:value-type="string">
            <text:p>Mon 16/03/26</text:p>
          </table:table-cell>
          <table:table-cell office:value-type="string" ns6:value-type="string">
            <text:p>Tue 17/03/26</text:p>
          </table:table-cell>
          <table:table-cell office:value-type="string" ns6:value-type="string">
            <text:p>Wed 18/03/26</text:p>
          </table:table-cell>
          <table:table-cell office:value-type="string" ns6:value-type="string">
            <text:p>Thu 19/03/26</text:p>
          </table:table-cell>
          <table:table-cell office:value-type="string" ns6:value-type="string">
            <text:p>Fri 20/03/26</text:p>
          </table:table-cell>
          <table:table-cell office:value-type="string" ns6:value-type="string">
            <text:p>Sat 21/03/26</text:p>
          </table:table-cell>
          <table:table-cell office:value-type="string" ns6:value-type="string">
            <text:p>Sun 22/03/26</text:p>
          </table:table-cell>
          <table:table-cell office:value-type="string" ns6:value-type="string">
            <text:p>Mon 23/03/26</text:p>
          </table:table-cell>
          <table:table-cell office:value-type="string" ns6:value-type="string">
            <text:p>Tue 24/03/26</text:p>
          </table:table-cell>
          <table:table-cell office:value-type="string" ns6:value-type="string">
            <text:p>Wed 25/03/26</text:p>
          </table:table-cell>
          <table:table-cell office:value-type="string" ns6:value-type="string">
            <text:p>Thu 26/03/26</text:p>
          </table:table-cell>
          <table:table-cell office:value-type="string" ns6:value-type="string">
            <text:p>Fri 27/03/26</text:p>
          </table:table-cell>
          <table:table-cell office:value-type="string" ns6:value-type="string">
            <text:p>Sat 28/03/26</text:p>
          </table:table-cell>
          <table:table-cell office:value-type="string" ns6:value-type="string">
            <text:p>Sun 29/03/26</text:p>
          </table:table-cell>
          <table:table-cell office:value-type="string" ns6:value-type="string">
            <text:p>Mon 30/03/26</text:p>
          </table:table-cell>
          <table:table-cell office:value-type="string" ns6:value-type="string">
            <text:p>Tue 31/03/26</text:p>
          </table:table-cell>
          <table:table-cell office:value-type="string" ns6:value-type="string">
            <text:p>Wed 01/04/26</text:p>
          </table:table-cell>
          <table:table-cell office:value-type="string" ns6:value-type="string">
            <text:p>Thu 02/04/26</text:p>
          </table:table-cell>
          <table:table-cell office:value-type="string" ns6:value-type="string">
            <text:p>Fri 03/04/26</text:p>
          </table:table-cell>
          <table:table-cell office:value-type="string" ns6:value-type="string">
            <text:p>Sat 04/04/26</text:p>
          </table:table-cell>
          <table:table-cell office:value-type="string" ns6:value-type="string">
            <text:p>Sun 05/04/26</text:p>
          </table:table-cell>
          <table:table-cell office:value-type="string" ns6:value-type="string">
            <text:p>Mon 06/04/26</text:p>
          </table:table-cell>
          <table:table-cell office:value-type="string" ns6:value-type="string">
            <text:p>Tue 07/04/26</text:p>
          </table:table-cell>
          <table:table-cell office:value-type="string" ns6:value-type="string">
            <text:p>Wed 08/04/26</text:p>
          </table:table-cell>
          <table:table-cell office:value-type="string" ns6:value-type="string">
            <text:p>Thu 09/04/26</text:p>
          </table:table-cell>
          <table:table-cell office:value-type="string" ns6:value-type="string">
            <text:p>Fri 10/04/26</text:p>
          </table:table-cell>
          <table:table-cell office:value-type="string" ns6:value-type="string">
            <text:p>Sat 11/04/26</text:p>
          </table:table-cell>
          <table:table-cell office:value-type="string" ns6:value-type="string">
            <text:p>Sun 12/04/26</text:p>
          </table:table-cell>
          <table:table-cell office:value-type="string" ns6:value-type="string">
            <text:p>Mon 13/04/26</text:p>
          </table:table-cell>
          <table:table-cell office:value-type="string" ns6:value-type="string">
            <text:p>Tue 14/04/26</text:p>
          </table:table-cell>
          <table:table-cell office:value-type="string" ns6:value-type="string">
            <text:p>Wed 15/04/26</text:p>
          </table:table-cell>
          <table:table-cell office:value-type="string" ns6:value-type="string">
            <text:p>Thu 16/04/26</text:p>
          </table:table-cell>
          <table:table-cell office:value-type="string" ns6:value-type="string">
            <text:p>Fri 17/04/26</text:p>
          </table:table-cell>
          <table:table-cell office:value-type="string" ns6:value-type="string">
            <text:p>Sat 18/04/26</text:p>
          </table:table-cell>
          <table:table-cell office:value-type="string" ns6:value-type="string">
            <text:p>Sun 19/04/26</text:p>
          </table:table-cell>
          <table:table-cell office:value-type="string" ns6:value-type="string">
            <text:p>Mon 20/04/26</text:p>
          </table:table-cell>
          <table:table-cell office:value-type="string" ns6:value-type="string">
            <text:p>Tue 21/04/26</text:p>
          </table:table-cell>
          <table:table-cell office:value-type="string" ns6:value-type="string">
            <text:p>Wed 22/04/26</text:p>
          </table:table-cell>
          <table:table-cell office:value-type="string" ns6:value-type="string">
            <text:p>Thu 23/04/26</text:p>
          </table:table-cell>
          <table:table-cell office:value-type="string" ns6:value-type="string">
            <text:p>Fri 24/04/26</text:p>
          </table:table-cell>
          <table:table-cell office:value-type="string" ns6:value-type="string">
            <text:p>Sat 25/04/26</text:p>
          </table:table-cell>
          <table:table-cell office:value-type="string" ns6:value-type="string">
            <text:p>Sun 26/04/26</text:p>
          </table:table-cell>
          <table:table-cell office:value-type="string" ns6:value-type="string">
            <text:p>Mon 27/04/26</text:p>
          </table:table-cell>
          <table:table-cell office:value-type="string" ns6:value-type="string">
            <text:p>Tue 28/04/26</text:p>
          </table:table-cell>
          <table:table-cell office:value-type="string" ns6:value-type="string">
            <text:p>Wed 29/04/26</text:p>
          </table:table-cell>
          <table:table-cell office:value-type="string" ns6:value-type="string">
            <text:p>Thu 30/04/26</text:p>
          </table:table-cell>
          <table:table-cell table:style-name="Default" office:value-type="string" ns6:value-type="string">
            <text:p>Fri 01/05/26</text:p>
          </table:table-cell>
          <table:table-cell office:value-type="string" ns6:value-type="string">
            <text:p>Sat 02/05/26</text:p>
          </table:table-cell>
          <table:table-cell office:value-type="string" ns6:value-type="string">
            <text:p>Sun 03/05/26</text:p>
          </table:table-cell>
          <table:table-cell office:value-type="string" ns6:value-type="string">
            <text:p>Mon 04/05/26</text:p>
          </table:table-cell>
          <table:table-cell office:value-type="string" ns6:value-type="string">
            <text:p>Tue 05/05/26</text:p>
          </table:table-cell>
          <table:table-cell office:value-type="string" ns6:value-type="string">
            <text:p>Wed 06/05/26</text:p>
          </table:table-cell>
          <table:table-cell office:value-type="string" ns6:value-type="string">
            <text:p>Thu 07/05/26</text:p>
          </table:table-cell>
          <table:table-cell office:value-type="string" ns6:value-type="string">
            <text:p>Fri 08/05/26</text:p>
          </table:table-cell>
          <table:table-cell office:value-type="string" ns6:value-type="string">
            <text:p>Sat 09/05/26</text:p>
          </table:table-cell>
          <table:table-cell office:value-type="string" ns6:value-type="string">
            <text:p>Sun 10/05/26</text:p>
          </table:table-cell>
          <table:table-cell office:value-type="string" ns6:value-type="string">
            <text:p>Mon 11/05/26</text:p>
          </table:table-cell>
          <table:table-cell office:value-type="string" ns6:value-type="string">
            <text:p>Tue 12/05/26</text:p>
          </table:table-cell>
          <table:table-cell office:value-type="string" ns6:value-type="string">
            <text:p>Wed 13/05/26</text:p>
          </table:table-cell>
          <table:table-cell office:value-type="string" ns6:value-type="string">
            <text:p>Thu 14/05/26</text:p>
          </table:table-cell>
          <table:table-cell office:value-type="string" ns6:value-type="string">
            <text:p>Fri 15/05/26</text:p>
          </table:table-cell>
          <table:table-cell office:value-type="string" ns6:value-type="string">
            <text:p>Sat 16/05/26</text:p>
          </table:table-cell>
          <table:table-cell office:value-type="string" ns6:value-type="string">
            <text:p>Sun 17/05/26</text:p>
          </table:table-cell>
          <table:table-cell office:value-type="string" ns6:value-type="string">
            <text:p>Mon 18/05/26</text:p>
          </table:table-cell>
          <table:table-cell office:value-type="string" ns6:value-type="string">
            <text:p>Tue 19/05/26</text:p>
          </table:table-cell>
          <table:table-cell office:value-type="string" ns6:value-type="string">
            <text:p>Wed 20/05/26</text:p>
          </table:table-cell>
          <table:table-cell office:value-type="string" ns6:value-type="string">
            <text:p>Thu 21/05/26</text:p>
          </table:table-cell>
          <table:table-cell office:value-type="string" ns6:value-type="string">
            <text:p>Fri 22/05/26</text:p>
          </table:table-cell>
          <table:table-cell office:value-type="string" ns6:value-type="string">
            <text:p>Sat 23/05/26</text:p>
          </table:table-cell>
          <table:table-cell office:value-type="string" ns6:value-type="string">
            <text:p>Sun 24/05/26</text:p>
          </table:table-cell>
          <table:table-cell office:value-type="string" ns6:value-type="string">
            <text:p>Mon 25/05/26</text:p>
          </table:table-cell>
          <table:table-cell office:value-type="string" ns6:value-type="string">
            <text:p>Tue 26/05/26</text:p>
          </table:table-cell>
          <table:table-cell office:value-type="string" ns6:value-type="string">
            <text:p>Wed 27/05/26</text:p>
          </table:table-cell>
          <table:table-cell office:value-type="string" ns6:value-type="string">
            <text:p>Thu 28/05/26</text:p>
          </table:table-cell>
          <table:table-cell office:value-type="string" ns6:value-type="string">
            <text:p>Fri 29/05/26</text:p>
          </table:table-cell>
          <table:table-cell office:value-type="string" ns6:value-type="string">
            <text:p>Sat 30/05/26</text:p>
          </table:table-cell>
          <table:table-cell office:value-type="string" ns6:value-type="string">
            <text:p>Sun 31/05/26</text:p>
          </table:table-cell>
          <table:table-cell office:value-type="string" ns6:value-type="string">
            <text:p>Mon 01/06/26</text:p>
          </table:table-cell>
          <table:table-cell office:value-type="string" ns6:value-type="string">
            <text:p>Tue 02/06/26</text:p>
          </table:table-cell>
          <table:table-cell office:value-type="string" ns6:value-type="string">
            <text:p>Wed 03/06/26</text:p>
          </table:table-cell>
          <table:table-cell office:value-type="string" ns6:value-type="string">
            <text:p>Thu 04/06/26</text:p>
          </table:table-cell>
          <table:table-cell office:value-type="string" ns6:value-type="string">
            <text:p>Fri 05/06/26</text:p>
          </table:table-cell>
          <table:table-cell office:value-type="string" ns6:value-type="string">
            <text:p>Sat 06/06/26</text:p>
          </table:table-cell>
          <table:table-cell office:value-type="string" ns6:value-type="string">
            <text:p>Sun 07/06/26</text:p>
          </table:table-cell>
          <table:table-cell office:value-type="string" ns6:value-type="string">
            <text:p>Mon 08/06/26</text:p>
          </table:table-cell>
          <table:table-cell office:value-type="string" ns6:value-type="string">
            <text:p>Tue 09/06/26</text:p>
          </table:table-cell>
          <table:table-cell office:value-type="string" ns6:value-type="string">
            <text:p>Wed 10/06/26</text:p>
          </table:table-cell>
          <table:table-cell office:value-type="string" ns6:value-type="string">
            <text:p>Thu 11/06/26</text:p>
          </table:table-cell>
          <table:table-cell office:value-type="string" ns6:value-type="string">
            <text:p>Fri 12/06/26</text:p>
          </table:table-cell>
          <table:table-cell office:value-type="string" ns6:value-type="string">
            <text:p>Sat 13/06/26</text:p>
          </table:table-cell>
          <table:table-cell office:value-type="string" ns6:value-type="string">
            <text:p>Sun 14/06/26</text:p>
          </table:table-cell>
          <table:table-cell office:value-type="string" ns6:value-type="string">
            <text:p>Mon 15/06/26</text:p>
          </table:table-cell>
          <table:table-cell office:value-type="string" ns6:value-type="string">
            <text:p>Tue 16/06/26</text:p>
          </table:table-cell>
          <table:table-cell office:value-type="string" ns6:value-type="string">
            <text:p>Wed 17/06/26</text:p>
          </table:table-cell>
          <table:table-cell office:value-type="string" ns6:value-type="string">
            <text:p>Thu 18/06/26</text:p>
          </table:table-cell>
          <table:table-cell office:value-type="string" ns6:value-type="string">
            <text:p>Fri 19/06/26</text:p>
          </table:table-cell>
          <table:table-cell office:value-type="string" ns6:value-type="string">
            <text:p>Sat 20/06/26</text:p>
          </table:table-cell>
          <table:table-cell office:value-type="string" ns6:value-type="string">
            <text:p>Sun 21/06/26</text:p>
          </table:table-cell>
          <table:table-cell office:value-type="string" ns6:value-type="string">
            <text:p>Mon 22/06/26</text:p>
          </table:table-cell>
          <table:table-cell office:value-type="string" ns6:value-type="string">
            <text:p>Tue 23/06/26</text:p>
          </table:table-cell>
          <table:table-cell office:value-type="string" ns6:value-type="string">
            <text:p>Wed 24/06/26</text:p>
          </table:table-cell>
          <table:table-cell office:value-type="string" ns6:value-type="string">
            <text:p>Thu 25/06/26</text:p>
          </table:table-cell>
          <table:table-cell office:value-type="string" ns6:value-type="string">
            <text:p>Fri 26/06/26</text:p>
          </table:table-cell>
          <table:table-cell office:value-type="string" ns6:value-type="string">
            <text:p>Sat 27/06/26</text:p>
          </table:table-cell>
          <table:table-cell office:value-type="string" ns6:value-type="string">
            <text:p>Sun 28/06/26</text:p>
          </table:table-cell>
          <table:table-cell office:value-type="string" ns6:value-type="string">
            <text:p>Mon 29/06/26</text:p>
          </table:table-cell>
          <table:table-cell office:value-type="string" ns6:value-type="string">
            <text:p>Tue 30/06/26</text:p>
          </table:table-cell>
          <table:table-cell office:value-type="string" ns6:value-type="string">
            <text:p>Wed 01/07/26</text:p>
          </table:table-cell>
          <table:table-cell office:value-type="string" ns6:value-type="string">
            <text:p>Thu 02/07/26</text:p>
          </table:table-cell>
          <table:table-cell office:value-type="string" ns6:value-type="string">
            <text:p>Fri 03/07/26</text:p>
          </table:table-cell>
          <table:table-cell office:value-type="string" ns6:value-type="string">
            <text:p>Sat 04/07/26</text:p>
          </table:table-cell>
          <table:table-cell office:value-type="string" ns6:value-type="string">
            <text:p>Sun 05/07/26</text:p>
          </table:table-cell>
          <table:table-cell office:value-type="string" ns6:value-type="string">
            <text:p>Mon 06/07/26</text:p>
          </table:table-cell>
          <table:table-cell office:value-type="string" ns6:value-type="string">
            <text:p>Tue 07/07/26</text:p>
          </table:table-cell>
          <table:table-cell office:value-type="string" ns6:value-type="string">
            <text:p>Wed 08/07/26</text:p>
          </table:table-cell>
          <table:table-cell office:value-type="string" ns6:value-type="string">
            <text:p>Thu 09/07/26</text:p>
          </table:table-cell>
          <table:table-cell office:value-type="string" ns6:value-type="string">
            <text:p>Fri 10/07/26</text:p>
          </table:table-cell>
          <table:table-cell office:value-type="string" ns6:value-type="string">
            <text:p>Sat 11/07/26</text:p>
          </table:table-cell>
          <table:table-cell office:value-type="string" ns6:value-type="string">
            <text:p>Sun 12/07/26</text:p>
          </table:table-cell>
          <table:table-cell office:value-type="string" ns6:value-type="string">
            <text:p>Mon 13/07/26</text:p>
          </table:table-cell>
          <table:table-cell office:value-type="string" ns6:value-type="string">
            <text:p>Tue 14/07/26</text:p>
          </table:table-cell>
          <table:table-cell office:value-type="string" ns6:value-type="string">
            <text:p>Wed 15/07/26</text:p>
          </table:table-cell>
          <table:table-cell office:value-type="string" ns6:value-type="string">
            <text:p>Thu 16/07/26</text:p>
          </table:table-cell>
          <table:table-cell office:value-type="string" ns6:value-type="string">
            <text:p>Fri 17/07/26</text:p>
          </table:table-cell>
          <table:table-cell office:value-type="string" ns6:value-type="string">
            <text:p>Sat 18/07/26</text:p>
          </table:table-cell>
          <table:table-cell office:value-type="string" ns6:value-type="string">
            <text:p>Sun 19/07/26</text:p>
          </table:table-cell>
          <table:table-cell office:value-type="string" ns6:value-type="string">
            <text:p>Mon 20/07/26</text:p>
          </table:table-cell>
          <table:table-cell office:value-type="string" ns6:value-type="string">
            <text:p>Tue 21/07/26</text:p>
          </table:table-cell>
          <table:table-cell office:value-type="string" ns6:value-type="string">
            <text:p>Wed 22/07/26</text:p>
          </table:table-cell>
          <table:table-cell office:value-type="string" ns6:value-type="string">
            <text:p>Thu 23/07/26</text:p>
          </table:table-cell>
          <table:table-cell office:value-type="string" ns6:value-type="string">
            <text:p>Fri 24/07/26</text:p>
          </table:table-cell>
          <table:table-cell office:value-type="string" ns6:value-type="string">
            <text:p>Sat 25/07/26</text:p>
          </table:table-cell>
          <table:table-cell office:value-type="string" ns6:value-type="string">
            <text:p>Sun 26/07/26</text:p>
          </table:table-cell>
          <table:table-cell office:value-type="string" ns6:value-type="string">
            <text:p>Mon 27/07/26</text:p>
          </table:table-cell>
          <table:table-cell office:value-type="string" ns6:value-type="string">
            <text:p>Tue 28/07/26</text:p>
          </table:table-cell>
          <table:table-cell office:value-type="string" ns6:value-type="string">
            <text:p>Wed 29/07/26</text:p>
          </table:table-cell>
          <table:table-cell office:value-type="string" ns6:value-type="string">
            <text:p>Thu 30/07/26</text:p>
          </table:table-cell>
          <table:table-cell office:value-type="string" ns6:value-type="string">
            <text:p>Fri 31/07/26</text:p>
          </table:table-cell>
          <table:table-cell office:value-type="string" ns6:value-type="string">
            <text:p>Sat 01/08/26</text:p>
          </table:table-cell>
          <table:table-cell office:value-type="string" ns6:value-type="string">
            <text:p>Sun 02/08/26</text:p>
          </table:table-cell>
          <table:table-cell office:value-type="string" ns6:value-type="string">
            <text:p>Mon 03/08/26</text:p>
          </table:table-cell>
          <table:table-cell office:value-type="string" ns6:value-type="string">
            <text:p>Tue 04/08/26</text:p>
          </table:table-cell>
          <table:table-cell office:value-type="string" ns6:value-type="string">
            <text:p>Wed 05/08/26</text:p>
          </table:table-cell>
          <table:table-cell office:value-type="string" ns6:value-type="string">
            <text:p>Thu 06/08/26</text:p>
          </table:table-cell>
          <table:table-cell office:value-type="string" ns6:value-type="string">
            <text:p>Fri 07/08/26</text:p>
          </table:table-cell>
          <table:table-cell office:value-type="string" ns6:value-type="string">
            <text:p>Sat 08/08/26</text:p>
          </table:table-cell>
          <table:table-cell office:value-type="string" ns6:value-type="string">
            <text:p>Sun 09/08/26</text:p>
          </table:table-cell>
          <table:table-cell office:value-type="string" ns6:value-type="string">
            <text:p>Mon 10/08/26</text:p>
          </table:table-cell>
          <table:table-cell office:value-type="string" ns6:value-type="string">
            <text:p>Tue 11/08/26</text:p>
          </table:table-cell>
          <table:table-cell office:value-type="string" ns6:value-type="string">
            <text:p>Wed 12/08/26</text:p>
          </table:table-cell>
          <table:table-cell office:value-type="string" ns6:value-type="string">
            <text:p>Thu 13/08/26</text:p>
          </table:table-cell>
          <table:table-cell office:value-type="string" ns6:value-type="string">
            <text:p>Fri 14/08/26</text:p>
          </table:table-cell>
          <table:table-cell office:value-type="string" ns6:value-type="string">
            <text:p>Sat 15/08/26</text:p>
          </table:table-cell>
          <table:table-cell office:value-type="string" ns6:value-type="string">
            <text:p>Sun 16/08/26</text:p>
          </table:table-cell>
          <table:table-cell office:value-type="string" ns6:value-type="string">
            <text:p>Mon 17/08/26</text:p>
          </table:table-cell>
          <table:table-cell office:value-type="string" ns6:value-type="string">
            <text:p>Tue 18/08/26</text:p>
          </table:table-cell>
          <table:table-cell office:value-type="string" ns6:value-type="string">
            <text:p>Wed 19/08/26</text:p>
          </table:table-cell>
          <table:table-cell office:value-type="string" ns6:value-type="string">
            <text:p>Thu 20/08/26</text:p>
          </table:table-cell>
          <table:table-cell office:value-type="string" ns6:value-type="string">
            <text:p>Fri 21/08/26</text:p>
          </table:table-cell>
          <table:table-cell office:value-type="string" ns6:value-type="string">
            <text:p>Sat 22/08/26</text:p>
          </table:table-cell>
          <table:table-cell office:value-type="string" ns6:value-type="string">
            <text:p>Sun 23/08/26</text:p>
          </table:table-cell>
          <table:table-cell office:value-type="string" ns6:value-type="string">
            <text:p>Mon 24/08/26</text:p>
          </table:table-cell>
          <table:table-cell office:value-type="string" ns6:value-type="string">
            <text:p>Tue 25/08/26</text:p>
          </table:table-cell>
          <table:table-cell office:value-type="string" ns6:value-type="string">
            <text:p>Wed 26/08/26</text:p>
          </table:table-cell>
          <table:table-cell office:value-type="string" ns6:value-type="string">
            <text:p>Thu 27/08/26</text:p>
          </table:table-cell>
          <table:table-cell office:value-type="string" ns6:value-type="string">
            <text:p>Fri 28/08/26</text:p>
          </table:table-cell>
          <table:table-cell office:value-type="string" ns6:value-type="string">
            <text:p>Sat 29/08/26</text:p>
          </table:table-cell>
          <table:table-cell office:value-type="string" ns6:value-type="string">
            <text:p>Sun 30/08/26</text:p>
          </table:table-cell>
          <table:table-cell office:value-type="string" ns6:value-type="string">
            <text:p>Mon 31/08/26</text:p>
          </table:table-cell>
          <table:table-cell office:value-type="string" ns6:value-type="string">
            <text:p>Tue 01/09/26</text:p>
          </table:table-cell>
          <table:table-cell office:value-type="string" ns6:value-type="string">
            <text:p>Wed 02/09/26</text:p>
          </table:table-cell>
          <table:table-cell office:value-type="string" ns6:value-type="string">
            <text:p>Thu 03/09/26</text:p>
          </table:table-cell>
          <table:table-cell office:value-type="string" ns6:value-type="string">
            <text:p>Fri 04/09/26</text:p>
          </table:table-cell>
          <table:table-cell office:value-type="string" ns6:value-type="string">
            <text:p>Sat 05/09/26</text:p>
          </table:table-cell>
          <table:table-cell office:value-type="string" ns6:value-type="string">
            <text:p>Sun 06/09/26</text:p>
          </table:table-cell>
          <table:table-cell office:value-type="string" ns6:value-type="string">
            <text:p>Mon 07/09/26</text:p>
          </table:table-cell>
          <table:table-cell office:value-type="string" ns6:value-type="string">
            <text:p>Tue 08/09/26</text:p>
          </table:table-cell>
          <table:table-cell office:value-type="string" ns6:value-type="string">
            <text:p>Wed 09/09/26</text:p>
          </table:table-cell>
          <table:table-cell office:value-type="string" ns6:value-type="string">
            <text:p>Thu 10/09/26</text:p>
          </table:table-cell>
          <table:table-cell office:value-type="string" ns6:value-type="string">
            <text:p>Fri 11/09/26</text:p>
          </table:table-cell>
          <table:table-cell office:value-type="string" ns6:value-type="string">
            <text:p>Sat 12/09/26</text:p>
          </table:table-cell>
          <table:table-cell office:value-type="string" ns6:value-type="string">
            <text:p>Sun 13/09/26</text:p>
          </table:table-cell>
          <table:table-cell office:value-type="string" ns6:value-type="string">
            <text:p>Mon 14/09/26</text:p>
          </table:table-cell>
          <table:table-cell office:value-type="string" ns6:value-type="string">
            <text:p>Tue 15/09/26</text:p>
          </table:table-cell>
          <table:table-cell office:value-type="string" ns6:value-type="string">
            <text:p>Wed 16/09/26</text:p>
          </table:table-cell>
          <table:table-cell office:value-type="string" ns6:value-type="string">
            <text:p>Thu 17/09/26</text:p>
          </table:table-cell>
          <table:table-cell office:value-type="string" ns6:value-type="string">
            <text:p>Fri 18/09/26</text:p>
          </table:table-cell>
          <table:table-cell office:value-type="string" ns6:value-type="string">
            <text:p>Sat 19/09/26</text:p>
          </table:table-cell>
          <table:table-cell office:value-type="string" ns6:value-type="string">
            <text:p>Sun 20/09/26</text:p>
          </table:table-cell>
          <table:table-cell office:value-type="string" ns6:value-type="string">
            <text:p>Mon 21/09/26</text:p>
          </table:table-cell>
          <table:table-cell office:value-type="string" ns6:value-type="string">
            <text:p>Tue 22/09/26</text:p>
          </table:table-cell>
          <table:table-cell office:value-type="string" ns6:value-type="string">
            <text:p>Wed 23/09/26</text:p>
          </table:table-cell>
          <table:table-cell office:value-type="string" ns6:value-type="string">
            <text:p>Thu 24/09/26</text:p>
          </table:table-cell>
          <table:table-cell office:value-type="string" ns6:value-type="string">
            <text:p>Fri 25/09/26</text:p>
          </table:table-cell>
          <table:table-cell office:value-type="string" ns6:value-type="string">
            <text:p>Sat 26/09/26</text:p>
          </table:table-cell>
          <table:table-cell office:value-type="string" ns6:value-type="string">
            <text:p>Sun 27/09/26</text:p>
          </table:table-cell>
          <table:table-cell office:value-type="string" ns6:value-type="string">
            <text:p>Mon 28/09/26</text:p>
          </table:table-cell>
          <table:table-cell office:value-type="string" ns6:value-type="string">
            <text:p>Tue 29/09/26</text:p>
          </table:table-cell>
          <table:table-cell office:value-type="string" ns6:value-type="string">
            <text:p>Wed 30/09/26</text:p>
          </table:table-cell>
          <table:table-cell office:value-type="string" ns6:value-type="string">
            <text:p>Thu 01/10/26</text:p>
          </table:table-cell>
          <table:table-cell office:value-type="string" ns6:value-type="string">
            <text:p>Fri 02/10/26</text:p>
          </table:table-cell>
          <table:table-cell office:value-type="string" ns6:value-type="string">
            <text:p>Sat 03/10/26</text:p>
          </table:table-cell>
          <table:table-cell office:value-type="string" ns6:value-type="string">
            <text:p>Sun 04/10/26</text:p>
          </table:table-cell>
          <table:table-cell office:value-type="string" ns6:value-type="string">
            <text:p>Mon 05/10/26</text:p>
          </table:table-cell>
          <table:table-cell office:value-type="string" ns6:value-type="string">
            <text:p>Tue 06/10/26</text:p>
          </table:table-cell>
          <table:table-cell office:value-type="string" ns6:value-type="string">
            <text:p>Wed 07/10/26</text:p>
          </table:table-cell>
          <table:table-cell office:value-type="string" ns6:value-type="string">
            <text:p>Thu 08/10/26</text:p>
          </table:table-cell>
          <table:table-cell office:value-type="string" ns6:value-type="string">
            <text:p>Fri 09/10/26</text:p>
          </table:table-cell>
          <table:table-cell office:value-type="string" ns6:value-type="string">
            <text:p>Sat 10/10/26</text:p>
          </table:table-cell>
          <table:table-cell office:value-type="string" ns6:value-type="string">
            <text:p>Sun 11/10/26</text:p>
          </table:table-cell>
          <table:table-cell office:value-type="string" ns6:value-type="string">
            <text:p>Mon 12/10/26</text:p>
          </table:table-cell>
          <table:table-cell office:value-type="string" ns6:value-type="string">
            <text:p>Tue 13/10/26</text:p>
          </table:table-cell>
          <table:table-cell office:value-type="string" ns6:value-type="string">
            <text:p>Wed 14/10/26</text:p>
          </table:table-cell>
          <table:table-cell office:value-type="string" ns6:value-type="string">
            <text:p>Thu 15/10/26</text:p>
          </table:table-cell>
          <table:table-cell office:value-type="string" ns6:value-type="string">
            <text:p>Fri 16/10/26</text:p>
          </table:table-cell>
          <table:table-cell office:value-type="string" ns6:value-type="string">
            <text:p>Sat 17/10/26</text:p>
          </table:table-cell>
          <table:table-cell office:value-type="string" ns6:value-type="string">
            <text:p>Sun 18/10/26</text:p>
          </table:table-cell>
          <table:table-cell office:value-type="string" ns6:value-type="string">
            <text:p>Mon 19/10/26</text:p>
          </table:table-cell>
          <table:table-cell office:value-type="string" ns6:value-type="string">
            <text:p>Tue 20/10/26</text:p>
          </table:table-cell>
          <table:table-cell office:value-type="string" ns6:value-type="string">
            <text:p>Wed 21/10/26</text:p>
          </table:table-cell>
          <table:table-cell office:value-type="string" ns6:value-type="string">
            <text:p>Thu 22/10/26</text:p>
          </table:table-cell>
          <table:table-cell office:value-type="string" ns6:value-type="string">
            <text:p>Fri 23/10/26</text:p>
          </table:table-cell>
          <table:table-cell office:value-type="string" ns6:value-type="string">
            <text:p>Sat 24/10/26</text:p>
          </table:table-cell>
          <table:table-cell office:value-type="string" ns6:value-type="string">
            <text:p>Sun 25/10/26</text:p>
          </table:table-cell>
          <table:table-cell office:value-type="string" ns6:value-type="string">
            <text:p>Mon 26/10/26</text:p>
          </table:table-cell>
          <table:table-cell office:value-type="string" ns6:value-type="string">
            <text:p>Tue 27/10/26</text:p>
          </table:table-cell>
          <table:table-cell office:value-type="string" ns6:value-type="string">
            <text:p>Wed 28/10/26</text:p>
          </table:table-cell>
          <table:table-cell office:value-type="string" ns6:value-type="string">
            <text:p>Thu 29/10/26</text:p>
          </table:table-cell>
          <table:table-cell office:value-type="string" ns6:value-type="string">
            <text:p>Fri 30/10/26</text:p>
          </table:table-cell>
          <table:table-cell office:value-type="string" ns6:value-type="string">
            <text:p>Sat 31/10/26</text:p>
          </table:table-cell>
          <table:table-cell office:value-type="string" ns6:value-type="string">
            <text:p>Sun 01/11/26</text:p>
          </table:table-cell>
          <table:table-cell office:value-type="string" ns6:value-type="string">
            <text:p>Mon 02/11/26</text:p>
          </table:table-cell>
          <table:table-cell office:value-type="string" ns6:value-type="string">
            <text:p>Tue 03/11/26</text:p>
          </table:table-cell>
          <table:table-cell office:value-type="string" ns6:value-type="string">
            <text:p>Wed 04/11/26</text:p>
          </table:table-cell>
          <table:table-cell office:value-type="string" ns6:value-type="string">
            <text:p>Thu 05/11/26</text:p>
          </table:table-cell>
          <table:table-cell office:value-type="string" ns6:value-type="string">
            <text:p>Fri 06/11/26</text:p>
          </table:table-cell>
          <table:table-cell office:value-type="string" ns6:value-type="string">
            <text:p>Sat 07/11/26</text:p>
          </table:table-cell>
          <table:table-cell office:value-type="string" ns6:value-type="string">
            <text:p>Sun 08/11/26</text:p>
          </table:table-cell>
          <table:table-cell office:value-type="string" ns6:value-type="string">
            <text:p>Mon 09/11/26</text:p>
          </table:table-cell>
          <table:table-cell office:value-type="string" ns6:value-type="string">
            <text:p>Tue 10/11/26</text:p>
          </table:table-cell>
          <table:table-cell office:value-type="string" ns6:value-type="string">
            <text:p>Wed 11/11/26</text:p>
          </table:table-cell>
          <table:table-cell office:value-type="string" ns6:value-type="string">
            <text:p>Thu 12/11/26</text:p>
          </table:table-cell>
          <table:table-cell office:value-type="string" ns6:value-type="string">
            <text:p>Fri 13/11/26</text:p>
          </table:table-cell>
          <table:table-cell office:value-type="string" ns6:value-type="string">
            <text:p>Sat 14/11/26</text:p>
          </table:table-cell>
          <table:table-cell office:value-type="string" ns6:value-type="string">
            <text:p>Sun 15/11/26</text:p>
          </table:table-cell>
          <table:table-cell office:value-type="string" ns6:value-type="string">
            <text:p>Mon 16/11/26</text:p>
          </table:table-cell>
          <table:table-cell office:value-type="string" ns6:value-type="string">
            <text:p>Tue 17/11/26</text:p>
          </table:table-cell>
          <table:table-cell office:value-type="string" ns6:value-type="string">
            <text:p>Wed 18/11/26</text:p>
          </table:table-cell>
          <table:table-cell office:value-type="string" ns6:value-type="string">
            <text:p>Thu 19/11/26</text:p>
          </table:table-cell>
          <table:table-cell office:value-type="string" ns6:value-type="string">
            <text:p>Fri 20/11/26</text:p>
          </table:table-cell>
          <table:table-cell office:value-type="string" ns6:value-type="string">
            <text:p>Sat 21/11/26</text:p>
          </table:table-cell>
          <table:table-cell office:value-type="string" ns6:value-type="string">
            <text:p>Sun 22/11/26</text:p>
          </table:table-cell>
          <table:table-cell office:value-type="string" ns6:value-type="string">
            <text:p>Mon 23/11/26</text:p>
          </table:table-cell>
          <table:table-cell office:value-type="string" ns6:value-type="string">
            <text:p>Tue 24/11/26</text:p>
          </table:table-cell>
          <table:table-cell office:value-type="string" ns6:value-type="string">
            <text:p>Wed 25/11/26</text:p>
          </table:table-cell>
          <table:table-cell office:value-type="string" ns6:value-type="string">
            <text:p>Thu 26/11/26</text:p>
          </table:table-cell>
          <table:table-cell office:value-type="string" ns6:value-type="string">
            <text:p>Fri 27/11/26</text:p>
          </table:table-cell>
          <table:table-cell office:value-type="string" ns6:value-type="string">
            <text:p>Sat 28/11/26</text:p>
          </table:table-cell>
          <table:table-cell office:value-type="string" ns6:value-type="string">
            <text:p>Sun 29/11/26</text:p>
          </table:table-cell>
          <table:table-cell office:value-type="string" ns6:value-type="string">
            <text:p>Mon 30/11/26</text:p>
          </table:table-cell>
          <table:table-cell office:value-type="string" ns6:value-type="string">
            <text:p>Tue 01/12/26</text:p>
          </table:table-cell>
          <table:table-cell office:value-type="string" ns6:value-type="string">
            <text:p>Wed 02/12/26</text:p>
          </table:table-cell>
          <table:table-cell office:value-type="string" ns6:value-type="string">
            <text:p>Thu 03/12/26</text:p>
          </table:table-cell>
          <table:table-cell office:value-type="string" ns6:value-type="string">
            <text:p>Fri 04/12/26</text:p>
          </table:table-cell>
          <table:table-cell office:value-type="string" ns6:value-type="string">
            <text:p>Sat 05/12/26</text:p>
          </table:table-cell>
          <table:table-cell office:value-type="string" ns6:value-type="string">
            <text:p>Sun 06/12/26</text:p>
          </table:table-cell>
          <table:table-cell office:value-type="string" ns6:value-type="string">
            <text:p>Mon 07/12/26</text:p>
          </table:table-cell>
          <table:table-cell office:value-type="string" ns6:value-type="string">
            <text:p>Tue 08/12/26</text:p>
          </table:table-cell>
          <table:table-cell office:value-type="string" ns6:value-type="string">
            <text:p>Wed 09/12/26</text:p>
          </table:table-cell>
          <table:table-cell office:value-type="string" ns6:value-type="string">
            <text:p>Thu 10/12/26</text:p>
          </table:table-cell>
          <table:table-cell office:value-type="string" ns6:value-type="string">
            <text:p>Fri 11/12/26</text:p>
          </table:table-cell>
          <table:table-cell office:value-type="string" ns6:value-type="string">
            <text:p>Sat 12/12/26</text:p>
          </table:table-cell>
          <table:table-cell office:value-type="string" ns6:value-type="string">
            <text:p>Sun 13/12/26</text:p>
          </table:table-cell>
          <table:table-cell office:value-type="string" ns6:value-type="string">
            <text:p>Mon 14/12/26</text:p>
          </table:table-cell>
          <table:table-cell office:value-type="string" ns6:value-type="string">
            <text:p>Tue 15/12/26</text:p>
          </table:table-cell>
          <table:table-cell office:value-type="string" ns6:value-type="string">
            <text:p>Wed 16/12/26</text:p>
          </table:table-cell>
          <table:table-cell office:value-type="string" ns6:value-type="string">
            <text:p>Thu 17/12/26</text:p>
          </table:table-cell>
          <table:table-cell office:value-type="string" ns6:value-type="string">
            <text:p>Fri 18/12/26</text:p>
          </table:table-cell>
          <table:table-cell office:value-type="string" ns6:value-type="string">
            <text:p>Sat 19/12/26</text:p>
          </table:table-cell>
          <table:table-cell office:value-type="string" ns6:value-type="string">
            <text:p>Sun 20/12/26</text:p>
          </table:table-cell>
          <table:table-cell office:value-type="string" ns6:value-type="string">
            <text:p>Mon 21/12/26</text:p>
          </table:table-cell>
          <table:table-cell office:value-type="string" ns6:value-type="string">
            <text:p>Tue 22/12/26</text:p>
          </table:table-cell>
          <table:table-cell office:value-type="string" ns6:value-type="string">
            <text:p>Wed 23/12/26</text:p>
          </table:table-cell>
          <table:table-cell office:value-type="string" ns6:value-type="string">
            <text:p>Thu 24/12/26</text:p>
          </table:table-cell>
          <table:table-cell table:style-name="Default" office:value-type="string" ns6:value-type="string">
            <text:p>Fri 25/12/26</text:p>
          </table:table-cell>
          <table:table-cell office:value-type="string" ns6:value-type="string">
            <text:p>Sat 26/12/26</text:p>
          </table:table-cell>
          <table:table-cell office:value-type="string" ns6:value-type="string">
            <text:p>Sun 27/12/26</text:p>
          </table:table-cell>
          <table:table-cell office:value-type="string" ns6:value-type="string">
            <text:p>Mon 28/12/26</text:p>
          </table:table-cell>
          <table:table-cell office:value-type="string" ns6:value-type="string">
            <text:p>Tue 29/12/26</text:p>
          </table:table-cell>
          <table:table-cell office:value-type="string" ns6:value-type="string">
            <text:p>Wed 30/12/26</text:p>
          </table:table-cell>
          <table:table-cell office:value-type="string" ns6:value-type="string">
            <text:p>Thu 31/12/26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afghanistan/2026" xlink:type="simple">Afghanistan</text:a></text:p>
          </table:table-cell>
          <table:table-cell table:style-name="Default"/>
          <table:table-cell table:number-columns-repeated="44"/>
          <table:table-cell table:style-name="AmberHoliday" office:value-type="string" ns6:value-type="string">
            <text:p>Liberation Day</text:p>
          </table:table-cell>
          <table:table-cell table:number-columns-repeated="3"/>
          <table:table-cell table:style-name="AmberHoliday" office:value-type="string" ns6:value-type="string">
            <text:p>Ramadan</text:p>
          </table:table-cell>
          <table:table-cell table:number-columns-repeated="28"/>
          <table:table-cell table:style-name="AmberHoliday" office:value-type="string" ns6:value-type="string">
            <text:p>Eid al-Fitr</text:p>
          </table:table-cell>
          <table:table-cell table:style-name="AmberHoliday" office:value-type="string" ns6:value-type="string">
            <text:p>Eid al-Fitr Holiday</text:p>
          </table:table-cell>
          <table:table-cell table:style-name="AmberHoliday" office:value-type="string" ns6:value-type="string" table:number-columns-repeated="1">
            <text:p>Eid al-Fitr Holiday</text:p>
          </table:table-cell>
          <table:table-cell table:number-columns-repeated="36"/>
          <table:table-cell table:style-name="AmberHoliday" office:value-type="string" ns6:value-type="string">
            <text:p>Mujahideen Victory Day</text:p>
          </table:table-cell>
          <table:table-cell table:number-columns-repeated="2"/>
          <table:table-cell office:value-type="string" ns6:value-type="string" table:style-name="AmberHoliday">
            <text:p>Labour Day</text:p>
          </table:table-cell>
          <table:table-cell table:number-columns-repeated="25"/>
          <table:table-cell table:style-name="AmberHoliday" office:value-type="string" ns6:value-type="string">
            <text:p>Day of Arafa</text:p>
          </table:table-cell>
          <table:table-cell table:style-name="AmberHoliday" office:value-type="string" ns6:value-type="string">
            <text:p>Eid Al Adha</text:p>
          </table:table-cell>
          <table:table-cell table:style-name="AmberHoliday" office:value-type="string" ns6:value-type="string">
            <text:p>Eid Al Adha Holiday</text:p>
          </table:table-cell>
          <table:table-cell table:style-name="AmberHoliday" office:value-type="string" ns6:value-type="string" table:number-columns-repeated="1">
            <text:p>Eid Al Adha Holiday</text:p>
          </table:table-cell>
          <table:table-cell table:number-columns-repeated="26"/>
          <table:table-cell table:style-name="AmberHoliday" office:value-type="string" ns6:value-type="string">
            <text:p>Ashura</text:p>
          </table:table-cell>
          <table:table-cell table:number-columns-repeated="49"/>
          <table:table-cell table:style-name="AmberHoliday" office:value-type="string" ns6:value-type="string">
            <text:p>Victory of the Islamic Emirate</text:p>
          </table:table-cell>
          <table:table-cell table:number-columns-repeated="3"/>
          <table:table-cell table:style-name="AmberHoliday" office:value-type="string" ns6:value-type="string">
            <text:p>Independence Day</text:p>
          </table:table-cell>
          <table:table-cell table:number-columns-repeated="5"/>
          <table:table-cell table:style-name="AmberHoliday" office:value-type="string" ns6:value-type="string">
            <text:p>Eid Milad-un-Nabi</text:p>
          </table:table-cell>
          <table:table-cell table:number-columns-repeated="5"/>
          <table:table-cell table:style-name="AmberHoliday" office:value-type="string" ns6:value-type="string">
            <text:p>Public Holiday</text:p>
          </table:table-cell>
          <table:table-cell table:number-columns-repeated="115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albania/2026" xlink:type="simple">Albania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Day after New Year's Day</text:p>
          </table:table-cell>
          <table:table-cell table:number-columns-repeated="70"/>
          <table:table-cell table:style-name="AmberHoliday" office:value-type="string" ns6:value-type="string">
            <text:p>Summer Day</text:p>
          </table:table-cell>
          <table:table-cell/>
          <table:table-cell table:style-name="AmberHoliday" office:value-type="string" ns6:value-type="string">
            <text:p>Summer Day (in lieu)</text:p>
          </table:table-cell>
          <table:table-cell table:number-columns-repeated="3"/>
          <table:table-cell table:style-name="AmberHoliday" office:value-type="string" ns6:value-type="string">
            <text:p>Eid al-Fitr</text:p>
          </table:table-cell>
          <table:table-cell/>
          <table:table-cell table:style-name="AmberHoliday" office:value-type="string" ns6:value-type="string">
            <text:p>Nevruz</text:p>
          </table:table-cell>
          <table:table-cell table:style-name="AmberHoliday" office:value-type="string" ns6:value-type="string">
            <text:p>Nevruz (in lieu)</text:p>
          </table:table-cell>
          <table:table-cell table:number-columns-repeated="12"/>
          <table:table-cell table:style-name="AmberHoliday" office:value-type="string" ns6:value-type="string">
            <text:p>Easter (Catholic)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5"/>
          <table:table-cell table:style-name="AmberHoliday" office:value-type="string" ns6:value-type="string">
            <text:p>Orthodox Easter Day</text:p>
          </table:table-cell>
          <table:table-cell table:style-name="AmberHoliday" office:value-type="string" ns6:value-type="string">
            <text:p>Orthodox Easter Monday</text:p>
          </table:table-cell>
          <table:table-cell table:number-columns-repeated="17"/>
          <table:table-cell office:value-type="string" ns6:value-type="string" table:style-name="AmberHoliday">
            <text:p>Labour Day</text:p>
          </table:table-cell>
          <table:table-cell table:number-columns-repeated="25"/>
          <table:table-cell table:style-name="AmberHoliday" office:value-type="string" ns6:value-type="string">
            <text:p>Eid Al Adha</text:p>
          </table:table-cell>
          <table:table-cell table:number-columns-repeated="100"/>
          <table:table-cell table:style-name="AmberHoliday" office:value-type="string" ns6:value-type="string">
            <text:p>Saint Teresa Canonisation Day</text:p>
          </table:table-cell>
          <table:table-cell/>
          <table:table-cell table:style-name="AmberHoliday" office:value-type="string" ns6:value-type="string">
            <text:p>Saint Teresa Canonisation Day (in lieu)</text:p>
          </table:table-cell>
          <table:table-cell table:number-columns-repeated="75"/>
          <table:table-cell table:style-name="AmberHoliday" office:value-type="string" ns6:value-type="string">
            <text:p>Alphabet Day</text:p>
          </table:table-cell>
          <table:table-cell table:style-name="AmberHoliday" office:value-type="string" ns6:value-type="string">
            <text:p>Alphabet Day (in lieu)</text:p>
          </table:table-cell>
          <table:table-cell table:number-columns-repeated="4"/>
          <table:table-cell table:style-name="AmberHoliday" office:value-type="string" ns6:value-type="string">
            <text:p>Independence Day</text:p>
          </table:table-cell>
          <table:table-cell table:style-name="AmberHoliday" office:value-type="string" ns6:value-type="string">
            <text:p>Liberation Day</text:p>
          </table:table-cell>
          <table:table-cell table:style-name="AmberHoliday" office:value-type="string" ns6:value-type="string">
            <text:p>Independence Day (in lieu)</text:p>
          </table:table-cell>
          <table:table-cell table:number-columns-repeated="7"/>
          <table:table-cell table:style-name="AmberHoliday" office:value-type="string" ns6:value-type="string">
            <text:p>Albanian National Youth Day</text:p>
          </table:table-cell>
          <table:table-cell table:number-columns-repeated="16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algeria/2026" xlink:type="simple">Alger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10"/>
          <table:table-cell table:style-name="AmberHoliday" office:value-type="string" ns6:value-type="string">
            <text:p>Yennayer</text:p>
          </table:table-cell>
          <table:table-cell table:number-columns-repeated="40"/>
          <table:table-cell table:style-name="AmberHoliday" office:value-type="string" ns6:value-type="string">
            <text:p>Day of Fraternity and Cohesion</text:p>
          </table:table-cell>
          <table:table-cell table:number-columns-repeated="25"/>
          <table:table-cell table:style-name="AmberHoliday" office:value-type="string" ns6:value-type="string">
            <text:p>Eid-ul-Fitr</text:p>
          </table:table-cell>
          <table:table-cell table:number-columns-repeated="41"/>
          <table:table-cell office:value-type="string" ns6:value-type="string" table:style-name="AmberHoliday">
            <text:p>Labour Day</text:p>
          </table:table-cell>
          <table:table-cell table:number-columns-repeated="26"/>
          <table:table-cell table:style-name="AmberHoliday" office:value-type="string" ns6:value-type="string">
            <text:p>Eid Al Adha</text:p>
          </table:table-cell>
          <table:table-cell table:number-columns-repeated="18"/>
          <table:table-cell table:style-name="AmberHoliday" office:value-type="string" ns6:value-type="string">
            <text:p>Awal Muharram</text:p>
          </table:table-cell>
          <table:table-cell table:number-columns-repeated="9"/>
          <table:table-cell table:style-name="AmberHoliday" office:value-type="string" ns6:value-type="string">
            <text:p>Ashura</text:p>
          </table:table-cell>
          <table:table-cell table:number-columns-repeated="8"/>
          <table:table-cell table:style-name="AmberHoliday" office:value-type="string" ns6:value-type="string">
            <text:p>Independence Day</text:p>
          </table:table-cell>
          <table:table-cell table:number-columns-repeated="50"/>
          <table:table-cell table:style-name="AmberHoliday" office:value-type="string" ns6:value-type="string">
            <text:p>Mawlid</text:p>
          </table:table-cell>
          <table:table-cell table:number-columns-repeated="67"/>
          <table:table-cell table:style-name="AmberHoliday" office:value-type="string" ns6:value-type="string">
            <text:p>Anniversary of the Revolution</text:p>
          </table:table-cell>
          <table:table-cell table:number-columns-repeated="53"/>
          <table:table-cell table:style-name="Default"/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angola/2026" xlink:type="simple">Angol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33"/>
          <table:table-cell table:style-name="AmberHoliday" office:value-type="string" ns6:value-type="string">
            <text:p>Liberation Day</text:p>
          </table:table-cell>
          <table:table-cell table:number-columns-repeated="12"/>
          <table:table-cell table:style-name="AmberHoliday" office:value-type="string" ns6:value-type="string">
            <text:p>Carnival Tuesday</text:p>
          </table:table-cell>
          <table:table-cell table:number-columns-repeated="18"/>
          <table:table-cell table:style-name="AmberHoliday" office:value-type="string" ns6:value-type="string">
            <text:p>Women's Day</text:p>
          </table:table-cell>
          <table:table-cell table:number-columns-repeated="25"/>
          <table:table-cell table:style-name="AmberHoliday" office:value-type="string" ns6:value-type="string">
            <text:p>Good Friday</text:p>
          </table:table-cell>
          <table:table-cell table:style-name="AmberHoliday" office:value-type="string" ns6:value-type="string">
            <text:p>Peace Day</text:p>
          </table:table-cell>
          <table:table-cell table:style-name="AmberHoliday" office:value-type="string" ns6:value-type="string">
            <text:p>Easter Sunday</text:p>
          </table:table-cell>
          <table:table-cell table:number-columns-repeated="25"/>
          <table:table-cell office:value-type="string" ns6:value-type="string" table:style-name="AmberHoliday">
            <text:p>Labour Day</text:p>
          </table:table-cell>
          <table:table-cell table:number-columns-repeated="138"/>
          <table:table-cell table:style-name="AmberHoliday" office:value-type="string" ns6:value-type="string">
            <text:p>National Heroes' Day</text:p>
          </table:table-cell>
          <table:table-cell table:style-name="AmberHoliday" office:value-type="string" ns6:value-type="string">
            <text:p>National Heroes' Day (in lieu)</text:p>
          </table:table-cell>
          <table:table-cell table:number-columns-repeated="44"/>
          <table:table-cell table:style-name="AmberHoliday" office:value-type="string" ns6:value-type="string">
            <text:p>All Souls' Day</text:p>
          </table:table-cell>
          <table:table-cell table:number-columns-repeated="8"/>
          <table:table-cell table:style-name="AmberHoliday" office:value-type="string" ns6:value-type="string">
            <text:p>Independence Day</text:p>
          </table:table-cell>
          <table:table-cell table:number-columns-repeated="43"/>
          <table:table-cell office:value-type="string" ns6:value-type="string" table:style-name="AmberHoliday">
            <text:p>Christmas Day and Family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argentina/2026" xlink:type="simple">Argentin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5"/>
          <table:table-cell table:style-name="AmberHoliday" office:value-type="string" ns6:value-type="string">
            <text:p>Carnival Monday</text:p>
          </table:table-cell>
          <table:table-cell table:style-name="AmberHoliday" office:value-type="string" ns6:value-type="string">
            <text:p>Carnival Tuesday</text:p>
          </table:table-cell>
          <table:table-cell table:number-columns-repeated="33"/>
          <table:table-cell table:style-name="AmberHoliday" office:value-type="string" ns6:value-type="string">
            <text:p>Truth and Justice Memorial Day (bridge day)</text:p>
          </table:table-cell>
          <table:table-cell table:style-name="AmberHoliday" office:value-type="string" ns6:value-type="string">
            <text:p>Truth and Justice Memorial Day</text:p>
          </table:table-cell>
          <table:table-cell table:number-columns-repeated="8"/>
          <table:table-cell table:style-name="AmberHoliday" office:value-type="string" ns6:value-type="string">
            <text:p>Maundy Thursday</text:p>
          </table:table-cell>
          <table:table-cell table:style-name="AmberHoliday" office:value-type="string" ns6:value-type="string">
            <text:p>Good Friday</text:p>
          </table:table-cell>
          <table:table-cell table:number-columns-repeated="27"/>
          <table:table-cell office:value-type="string" ns6:value-type="string" table:style-name="AmberHoliday">
            <text:p>Labour Day</text:p>
          </table:table-cell>
          <table:table-cell table:number-columns-repeated="23"/>
          <table:table-cell table:style-name="AmberHoliday" office:value-type="string" ns6:value-type="string">
            <text:p>May Day Revolution</text:p>
          </table:table-cell>
          <table:table-cell table:number-columns-repeated="20"/>
          <table:table-cell table:style-name="AmberHoliday" office:value-type="string" ns6:value-type="string">
            <text:p>Martin Miguel de Guemes Day</text:p>
          </table:table-cell>
          <table:table-cell table:number-columns-repeated="4"/>
          <table:table-cell table:style-name="AmberHoliday" office:value-type="string" ns6:value-type="string">
            <text:p>National Flag Day</text:p>
          </table:table-cell>
          <table:table-cell table:style-name="AmberHoliday" office:value-type="string" ns6:value-type="string">
            <text:p>Father's Day</text:p>
          </table:table-cell>
          <table:table-cell table:number-columns-repeated="5"/>
          <table:table-cell table:style-name="AmberHoliday" office:value-type="string" ns6:value-type="string">
            <text:p>Day of the State Worker</text:p>
          </table:table-cell>
          <table:table-cell table:number-columns-repeated="11"/>
          <table:table-cell table:style-name="AmberHoliday" office:value-type="string" ns6:value-type="string">
            <text:p>Independence Day</text:p>
          </table:table-cell>
          <table:table-cell table:style-name="AmberHoliday" office:value-type="string" ns6:value-type="string">
            <text:p>Independence Day (bridge day)</text:p>
          </table:table-cell>
          <table:table-cell table:number-columns-repeated="37"/>
          <table:table-cell table:style-name="AmberHoliday" office:value-type="string" ns6:value-type="string">
            <text:p>San Martin's Day</text:p>
          </table:table-cell>
          <table:table-cell table:number-columns-repeated="55"/>
          <table:table-cell table:style-name="AmberHoliday" office:value-type="string" ns6:value-type="string">
            <text:p>Day of respect for cultural diversity</text:p>
          </table:table-cell>
          <table:table-cell table:number-columns-repeated="5"/>
          <table:table-cell table:style-name="AmberHoliday" office:value-type="string" ns6:value-type="string">
            <text:p>Mother's Day</text:p>
          </table:table-cell>
          <table:table-cell table:number-columns-repeated="35"/>
          <table:table-cell table:style-name="AmberHoliday" office:value-type="string" ns6:value-type="string">
            <text:p>Day of National Sovereignty</text:p>
          </table:table-cell>
          <table:table-cell table:number-columns-repeated="13"/>
          <table:table-cell table:style-name="AmberHoliday" office:value-type="string" ns6:value-type="string">
            <text:p>Immaculate Conception Day (bridge day)</text:p>
          </table:table-cell>
          <table:table-cell table:style-name="AmberHoliday" office:value-type="string" ns6:value-type="string">
            <text:p>Immaculate Conception Day</text:p>
          </table:table-cell>
          <table:table-cell table:number-columns-repeated="16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armenia/2026" xlink:type="simple">Armen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"/>
          <table:table-cell table:style-name="AmberHoliday" office:value-type="string" ns6:value-type="string">
            <text:p>Christmas Day</text:p>
          </table:table-cell>
          <table:table-cell table:number-columns-repeated="20"/>
          <table:table-cell table:style-name="AmberHoliday" office:value-type="string" ns6:value-type="string">
            <text:p>Remembrance Day</text:p>
          </table:table-cell>
          <table:table-cell table:style-name="AmberHoliday" office:value-type="string" ns6:value-type="string">
            <text:p>National Army Day</text:p>
          </table:table-cell>
          <table:table-cell table:number-columns-repeated="38"/>
          <table:table-cell table:style-name="AmberHoliday" office:value-type="string" ns6:value-type="string">
            <text:p>Women's Day</text:p>
          </table:table-cell>
          <table:table-cell table:number-columns-repeated="28"/>
          <table:table-cell table:style-name="AmberHoliday" office:value-type="string" ns6:value-type="string">
            <text:p>Easter Monday</text:p>
          </table:table-cell>
          <table:table-cell table:number-columns-repeated="17"/>
          <table:table-cell table:style-name="AmberHoliday" office:value-type="string" ns6:value-type="string">
            <text:p>Genocide Memorial Day</text:p>
          </table:table-cell>
          <table:table-cell table:number-columns-repeated="6"/>
          <table:table-cell office:value-type="string" ns6:value-type="string" table:style-name="AmberHoliday">
            <text:p>Labor Day</text:p>
          </table:table-cell>
          <table:table-cell table:number-columns-repeated="7"/>
          <table:table-cell table:style-name="AmberHoliday" office:value-type="string" ns6:value-type="string">
            <text:p>Victory Day</text:p>
          </table:table-cell>
          <table:table-cell table:number-columns-repeated="18"/>
          <table:table-cell table:style-name="AmberHoliday" office:value-type="string" ns6:value-type="string">
            <text:p>Day of the First Republic</text:p>
          </table:table-cell>
          <table:table-cell table:number-columns-repeated="37"/>
          <table:table-cell table:style-name="AmberHoliday" office:value-type="string" ns6:value-type="string">
            <text:p>Constitution Day</text:p>
          </table:table-cell>
          <table:table-cell table:number-columns-repeated="74"/>
          <table:table-cell table:style-name="AmberHoliday" office:value-type="string" ns6:value-type="string">
            <text:p>Exaltation of the Holy Cross</text:p>
          </table:table-cell>
          <table:table-cell table:number-columns-repeated="2"/>
          <table:table-cell table:style-name="AmberHoliday" office:value-type="string" ns6:value-type="string">
            <text:p>Independence Day</text:p>
          </table:table-cell>
          <table:table-cell table:number-columns-repeated="94"/>
          <table:table-cell table:style-name="Default"/>
          <table:table-cell table:number-columns-repeated="5"/>
          <table:table-cell table:style-name="AmberHoliday" office:value-type="string" ns6:value-type="string">
            <text:p>New Year's Eve</text:p>
          </table:table-cell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australia/2026" xlink:type="simple">Austral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24"/>
          <table:table-cell table:style-name="AmberHoliday" office:value-type="string" ns6:value-type="string">
            <text:p>Australia Day</text:p>
          </table:table-cell>
          <table:table-cell table:number-columns-repeated="13"/>
          <table:table-cell table:style-name="AmberHoliday" office:value-type="string" ns6:value-type="string">
            <text:p>Royal Hobart Regatta</text:p>
          </table:table-cell>
          <table:table-cell table:number-columns-repeated="20"/>
          <table:table-cell table:style-name="AmberHoliday" office:value-type="string" ns6:value-type="string">
            <text:p>Labour Day</text:p>
          </table:table-cell>
          <table:table-cell table:number-columns-repeated="6"/>
          <table:table-cell table:style-name="AmberHoliday" office:value-type="string" ns6:value-type="string">
            <text:p>Labour Day</text:p>
          </table:table-cell>
          <table:table-cell table:number-columns-repeated="24"/>
          <table:table-cell table:style-name="AmberHoliday" office:value-type="string" ns6:value-type="string">
            <text:p>Good Friday</text:p>
          </table:table-cell>
          <table:table-cell table:style-name="AmberHoliday" office:value-type="string" ns6:value-type="string">
            <text:p>Holy Saturday</text:p>
          </table:table-cell>
          <table:table-cell table:style-name="AmberHoliday" office:value-type="string" ns6:value-type="string">
            <text:p>Easter Sunday</text:p>
          </table:table-cell>
          <table:table-cell table:style-name="AmberHoliday" office:value-type="string" ns6:value-type="string">
            <text:p>Easter Monday</text:p>
          </table:table-cell>
          <table:table-cell table:style-name="AmberHoliday" office:value-type="string" ns6:value-type="string">
            <text:p>Easter Tuesday</text:p>
          </table:table-cell>
          <table:table-cell table:number-columns-repeated="17"/>
          <table:table-cell table:style-name="AmberHoliday" office:value-type="string" ns6:value-type="string">
            <text:p>Anzac Day</text:p>
          </table:table-cell>
          <table:table-cell/>
          <table:table-cell table:style-name="AmberHoliday" office:value-type="string" ns6:value-type="string">
            <text:p>Anzac Day (in lieu)</text:p>
          </table:table-cell>
          <table:table-cell table:number-columns-repeated="3"/>
          <table:table-cell table:style-name="Default"/>
          <table:table-cell table:number-columns-repeated="2"/>
          <table:table-cell table:style-name="AmberHoliday" office:value-type="string" ns6:value-type="string">
            <text:p>Labour Day</text:p>
          </table:table-cell>
          <table:table-cell table:number-columns-repeated="5"/>
          <table:table-cell table:style-name="AmberHoliday" office:value-type="string" ns6:value-type="string">
            <text:p>Mother's Day</text:p>
          </table:table-cell>
          <table:table-cell table:number-columns-repeated="21"/>
          <table:table-cell table:style-name="AmberHoliday" office:value-type="string" ns6:value-type="string">
            <text:p>Reconciliation Day</text:p>
          </table:table-cell>
          <table:table-cell table:number-columns-repeated="6"/>
          <table:table-cell table:style-name="AmberHoliday" office:value-type="string" ns6:value-type="string">
            <text:p>King's Birthday</text:p>
          </table:table-cell>
          <table:table-cell table:number-columns-repeated="55"/>
          <table:table-cell table:style-name="AmberHoliday" office:value-type="string" ns6:value-type="string">
            <text:p>Bank Holiday</text:p>
          </table:table-cell>
          <table:table-cell table:number-columns-repeated="8"/>
          <table:table-cell table:style-name="AmberHoliday" office:value-type="string" ns6:value-type="string">
            <text:p>Ekka People's Day</text:p>
          </table:table-cell>
          <table:table-cell table:number-columns-repeated="24"/>
          <table:table-cell table:style-name="AmberHoliday" office:value-type="string" ns6:value-type="string">
            <text:p>Father's Day</text:p>
          </table:table-cell>
          <table:table-cell table:number-columns-repeated="18"/>
          <table:table-cell table:style-name="AmberHoliday" office:value-type="string" ns6:value-type="string">
            <text:p>Grand Final Eve</text:p>
          </table:table-cell>
          <table:table-cell table:number-columns-repeated="2"/>
          <table:table-cell table:style-name="AmberHoliday" office:value-type="string" ns6:value-type="string">
            <text:p>King's Birthday</text:p>
          </table:table-cell>
          <table:table-cell table:number-columns-repeated="6"/>
          <table:table-cell table:style-name="AmberHoliday" office:value-type="string" ns6:value-type="string">
            <text:p>King's Birthday</text:p>
          </table:table-cell>
          <table:table-cell table:number-columns-repeated="27"/>
          <table:table-cell table:style-name="AmberHoliday" office:value-type="string" ns6:value-type="string">
            <text:p>Recreation Day</text:p>
          </table:table-cell>
          <table:table-cell table:style-name="AmberHoliday" office:value-type="string" ns6:value-type="string">
            <text:p>Melbourne Cup Day</text:p>
          </table:table-cell>
          <table:table-cell table:number-columns-repeated="50"/>
          <table:table-cell table:style-name="AmberHoliday" office:value-type="string" ns6:value-type="string">
            <text:p>Christmas Eve</text:p>
          </table:table-cell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Boxing Day</text:p>
          </table:table-cell>
          <table:table-cell/>
          <table:table-cell table:style-name="AmberHoliday" office:value-type="string" ns6:value-type="string">
            <text:p>Boxing Day (in lieu)</text:p>
          </table:table-cell>
          <table:table-cell table:number-columns-repeated="2"/>
          <table:table-cell table:style-name="AmberHoliday" office:value-type="string" ns6:value-type="string">
            <text:p>New Year's Eve</text:p>
          </table:table-cell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austria/2026" xlink:type="simple">Austr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"/>
          <table:table-cell table:style-name="AmberHoliday" office:value-type="string" ns6:value-type="string">
            <text:p>Epiphany</text:p>
          </table:table-cell>
          <table:table-cell table:number-columns-repeated="86"/>
          <table:table-cell table:style-name="AmberHoliday" office:value-type="string" ns6:value-type="string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8"/>
          <table:table-cell table:style-name="AmberHoliday" office:value-type="string" ns6:value-type="string">
            <text:p>Mother's Day</text:p>
          </table:table-cell>
          <table:table-cell table:number-columns-repeated="3"/>
          <table:table-cell table:style-name="AmberHoliday" office:value-type="string" ns6:value-type="string">
            <text:p>Ascension Day</text:p>
          </table:table-cell>
          <table:table-cell table:number-columns-repeated="10"/>
          <table:table-cell table:style-name="AmberHoliday" office:value-type="string" ns6:value-type="string">
            <text:p>Whit Monday</text:p>
          </table:table-cell>
          <table:table-cell table:number-columns-repeated="9"/>
          <table:table-cell table:style-name="AmberHoliday" office:value-type="string" ns6:value-type="string">
            <text:p>Corpus Christi</text:p>
          </table:table-cell>
          <table:table-cell table:number-columns-repeated="9"/>
          <table:table-cell table:style-name="AmberHoliday" office:value-type="string" ns6:value-type="string">
            <text:p>Father's Day</text:p>
          </table:table-cell>
          <table:table-cell table:number-columns-repeated="61"/>
          <table:table-cell table:style-name="AmberHoliday" office:value-type="string" ns6:value-type="string">
            <text:p>Assumption Day</text:p>
          </table:table-cell>
          <table:table-cell table:number-columns-repeated="39"/>
          <table:table-cell table:style-name="AmberHoliday" office:value-type="string" ns6:value-type="string">
            <text:p>Saint Rupert's Day</text:p>
          </table:table-cell>
          <table:table-cell table:number-columns-repeated="31"/>
          <table:table-cell table:style-name="AmberHoliday" office:value-type="string" ns6:value-type="string">
            <text:p>National Day</text:p>
          </table:table-cell>
          <table:table-cell table:number-columns-repeated="5"/>
          <table:table-cell table:style-name="AmberHoliday" office:value-type="string" ns6:value-type="string">
            <text:p>All Saints' Day</text:p>
          </table:table-cell>
          <table:table-cell table:number-columns-repeated="13"/>
          <table:table-cell table:style-name="AmberHoliday" office:value-type="string" ns6:value-type="string">
            <text:p>Saint Leopold's Day</text:p>
          </table:table-cell>
          <table:table-cell table:number-columns-repeated="22"/>
          <table:table-cell table:style-name="AmberHoliday" office:value-type="string" ns6:value-type="string">
            <text:p>Immaculate Conception Day</text:p>
          </table:table-cell>
          <table:table-cell table:number-columns-repeated="16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St. Stephen's Day</text:p>
          </table:table-cell>
          <table:table-cell table:number-columns-repeated="4"/>
          <table:table-cell table:style-name="AmberHoliday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azerbaijan/2026" xlink:type="simple">Azerbaijan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Day after New Year</text:p>
          </table:table-cell>
          <table:table-cell table:number-columns-repeated="17"/>
          <table:table-cell table:style-name="AmberHoliday" office:value-type="string" ns6:value-type="string">
            <text:p>Martyrs' Day</text:p>
          </table:table-cell>
          <table:table-cell table:number-columns-repeated="46"/>
          <table:table-cell table:style-name="AmberHoliday" office:value-type="string" ns6:value-type="string">
            <text:p>Women's Day</text:p>
          </table:table-cell>
          <table:table-cell table:style-name="AmberHoliday" office:value-type="string" ns6:value-type="string">
            <text:p>Women's Day (in lieu)</text:p>
          </table:table-cell>
          <table:table-cell table:number-columns-repeated="10"/>
          <table:table-cell table:style-name="AmberHoliday" office:value-type="string" ns6:value-type="string">
            <text:p>Novruz</text:p>
          </table:table-cell>
          <table:table-cell table:style-name="AmberHoliday" office:value-type="string" ns6:value-type="string">
            <text:p>Novruz Holiday</text:p>
          </table:table-cell>
          <table:table-cell table:style-name="AmberHoliday" office:value-type="string" ns6:value-type="string">
            <text:p>Novruz Holiday</text:p>
          </table:table-cell>
          <table:table-cell table:style-name="AmberHoliday" office:value-type="string" ns6:value-type="string" table:number-columns-repeated="1">
            <text:p>Novruz Holiday</text:p>
          </table:table-cell>
          <table:table-cell table:number-columns-repeated="38"/>
          <table:table-cell table:style-name="Default"/>
          <table:table-cell table:number-columns-repeated="7"/>
          <table:table-cell table:style-name="AmberHoliday" office:value-type="string" ns6:value-type="string">
            <text:p>Victory Day</text:p>
          </table:table-cell>
          <table:table-cell table:number-columns-repeated="18"/>
          <table:table-cell table:style-name="AmberHoliday" office:value-type="string" ns6:value-type="string">
            <text:p>Gurban Bayrami</text:p>
          </table:table-cell>
          <table:table-cell table:style-name="AmberHoliday" office:value-type="string" ns6:value-type="string">
            <text:p>Gurban Bayrami Holiday</text:p>
          </table:table-cell>
          <table:table-cell table:number-columns-repeated="16"/>
          <table:table-cell table:style-name="AmberHoliday" office:value-type="string" ns6:value-type="string">
            <text:p>National Salvation Day</text:p>
          </table:table-cell>
          <table:table-cell table:number-columns-repeated="10"/>
          <table:table-cell table:style-name="AmberHoliday" office:value-type="string" ns6:value-type="string">
            <text:p>Armed Forces Day</text:p>
          </table:table-cell>
          <table:table-cell table:number-columns-repeated="113"/>
          <table:table-cell table:style-name="AmberHoliday" office:value-type="string" ns6:value-type="string">
            <text:p>Independence Day</text:p>
          </table:table-cell>
          <table:table-cell table:number-columns-repeated="20"/>
          <table:table-cell table:style-name="AmberHoliday" office:value-type="string" ns6:value-type="string">
            <text:p>Azerbaijani Victory Day</text:p>
          </table:table-cell>
          <table:table-cell table:style-name="AmberHoliday" office:value-type="string" ns6:value-type="string">
            <text:p>Flag Day</text:p>
          </table:table-cell>
          <table:table-cell table:style-name="AmberHoliday" office:value-type="string" ns6:value-type="string">
            <text:p>Azerbaijani Victory Day (in lieu)</text:p>
          </table:table-cell>
          <table:table-cell table:number-columns-repeated="44"/>
          <table:table-cell table:style-name="Default"/>
          <table:table-cell table:number-columns-repeated="5"/>
          <table:table-cell table:style-name="AmberHoliday" office:value-type="string" ns6:value-type="string">
            <text:p>World Azerbaijanis Solidarity Day</text:p>
          </table:table-cell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bangladesh/2026" xlink:type="simple">Bagladesh</text:a></text:p>
          </table:table-cell>
          <table:table-cell table:style-name="Default"/>
          <table:table-cell table:number-columns-repeated="33"/>
          <table:table-cell table:style-name="AmberHoliday" office:value-type="string" ns6:value-type="string">
            <text:p>Shab e-Barat</text:p>
          </table:table-cell>
          <table:table-cell table:number-columns-repeated="5"/>
          <table:table-cell table:style-name="AmberHoliday" office:value-type="string" ns6:value-type="string">
            <text:p>Bangladesh Parliamentary Polls</text:p>
          </table:table-cell>
          <table:table-cell table:style-name="AmberHoliday" office:value-type="string" ns6:value-type="string">
            <text:p>Bangladesh Parliamentary Polls</text:p>
          </table:table-cell>
          <table:table-cell table:style-name="AmberHoliday" office:value-type="string" ns6:value-type="string" table:number-columns-repeated="1">
            <text:p>Bangladesh Parliamentary Polls</text:p>
          </table:table-cell>
          <table:table-cell table:number-columns-repeated="8"/>
          <table:table-cell table:style-name="AmberHoliday" office:value-type="string" ns6:value-type="string">
            <text:p>Language Martyrs' Day</text:p>
          </table:table-cell>
          <table:table-cell table:number-columns-repeated="23"/>
          <table:table-cell table:style-name="AmberHoliday" office:value-type="string" ns6:value-type="string">
            <text:p>Shab-e-Qadr</text:p>
          </table:table-cell>
          <table:table-cell/>
          <table:table-cell table:style-name="AmberHoliday" office:value-type="string" ns6:value-type="string">
            <text:p>Eid al-Fitr Holiday</text:p>
          </table:table-cell>
          <table:table-cell table:style-name="AmberHoliday" office:value-type="string" ns6:value-type="string" table:number-columns-repeated="1">
            <text:p>Eid al-Fitr Holiday</text:p>
          </table:table-cell>
          <table:table-cell table:style-name="AmberHoliday" office:value-type="string" ns6:value-type="string">
            <text:p>Eid al-Fitr</text:p>
          </table:table-cell>
          <table:table-cell table:style-name="AmberHoliday" office:value-type="string" ns6:value-type="string">
            <text:p>Eid al-Fitr Holiday</text:p>
          </table:table-cell>
          <table:table-cell table:style-name="AmberHoliday" office:value-type="string" ns6:value-type="string" table:number-columns-repeated="1">
            <text:p>Eid al-Fitr Holiday</text:p>
          </table:table-cell>
          <table:table-cell table:number-columns-repeated="2"/>
          <table:table-cell table:style-name="AmberHoliday" office:value-type="string" ns6:value-type="string">
            <text:p>Independence Day</text:p>
          </table:table-cell>
          <table:table-cell table:number-columns-repeated="18"/>
          <table:table-cell table:style-name="AmberHoliday" office:value-type="string" ns6:value-type="string">
            <text:p>Bengali New Year</text:p>
          </table:table-cell>
          <table:table-cell table:number-columns-repeated="16"/>
          <table:table-cell office:value-type="string" ns6:value-type="string" table:style-name="AmberHoliday">
            <text:p>Buddha Purnima</text:p>
          </table:table-cell>
          <table:table-cell table:number-columns-repeated="24"/>
          <table:table-cell table:style-name="AmberHoliday" office:value-type="string" ns6:value-type="string">
            <text:p>Eid-ul-Azha Holiday</text:p>
          </table:table-cell>
          <table:table-cell/>
          <table:table-cell table:style-name="AmberHoliday" office:value-type="string" ns6:value-type="string">
            <text:p>Eid-ul-Azha</text:p>
          </table:table-cell>
          <table:table-cell table:style-name="AmberHoliday" office:value-type="string" ns6:value-type="string">
            <text:p>Eid-ul-Azha Holiday</text:p>
          </table:table-cell>
          <table:table-cell table:style-name="AmberHoliday" office:value-type="string" ns6:value-type="string">
            <text:p>Eid-ul-Azha Holiday</text:p>
          </table:table-cell>
          <table:table-cell table:style-name="AmberHoliday" office:value-type="string" ns6:value-type="string" table:number-columns-repeated="1">
            <text:p>Eid-ul-Azha Holiday</text:p>
          </table:table-cell>
          <table:table-cell/>
          <table:table-cell table:style-name="AmberHoliday" office:value-type="string" ns6:value-type="string">
            <text:p>Eid-ul-Azha Holiday</text:p>
          </table:table-cell>
          <table:table-cell table:number-columns-repeated="23"/>
          <table:table-cell table:style-name="AmberHoliday" office:value-type="string" ns6:value-type="string">
            <text:p>Ashura</text:p>
          </table:table-cell>
          <table:table-cell table:number-columns-repeated="39"/>
          <table:table-cell table:style-name="AmberHoliday" office:value-type="string" ns6:value-type="string">
            <text:p>July Mass Uprising Day</text:p>
          </table:table-cell>
          <table:table-cell table:number-columns-repeated="20"/>
          <table:table-cell table:style-name="AmberHoliday" office:value-type="string" ns6:value-type="string">
            <text:p>Eid-e-Miladunnabi</text:p>
          </table:table-cell>
          <table:table-cell table:number-columns-repeated="8"/>
          <table:table-cell table:style-name="AmberHoliday" office:value-type="string" ns6:value-type="string">
            <text:p>Janmashtami</text:p>
          </table:table-cell>
          <table:table-cell table:number-columns-repeated="45"/>
          <table:table-cell table:style-name="AmberHoliday" office:value-type="string" ns6:value-type="string">
            <text:p>Navami of Durga Puja</text:p>
          </table:table-cell>
          <table:table-cell table:style-name="AmberHoliday" office:value-type="string" ns6:value-type="string">
            <text:p>Durga Puja</text:p>
          </table:table-cell>
          <table:table-cell table:number-columns-repeated="55"/>
          <table:table-cell table:style-name="AmberHoliday" office:value-type="string" ns6:value-type="string">
            <text:p>Victory Day</text:p>
          </table:table-cell>
          <table:table-cell table:number-columns-repeated="8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bahrain/2026" xlink:type="simple">Bahrain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77"/>
          <table:table-cell table:style-name="AmberHoliday" office:value-type="string" ns6:value-type="string">
            <text:p>Eid Al Fitr</text:p>
          </table:table-cell>
          <table:table-cell table:style-name="AmberHoliday" office:value-type="string" ns6:value-type="string">
            <text:p>Eid Al Fitr Holiday</text:p>
          </table:table-cell>
          <table:table-cell table:style-name="AmberHoliday" office:value-type="string" ns6:value-type="string" table:number-columns-repeated="1">
            <text:p>Eid Al Fitr Holiday</text:p>
          </table:table-cell>
          <table:table-cell table:number-columns-repeated="39"/>
          <table:table-cell office:value-type="string" ns6:value-type="string" table:style-name="AmberHoliday">
            <text:p>Labour Day</text:p>
          </table:table-cell>
          <table:table-cell table:number-columns-repeated="25"/>
          <table:table-cell table:style-name="AmberHoliday" office:value-type="string" ns6:value-type="string">
            <text:p>Arafat (Haj) Day</text:p>
          </table:table-cell>
          <table:table-cell table:style-name="AmberHoliday" office:value-type="string" ns6:value-type="string">
            <text:p>Eid Al Adha</text:p>
          </table:table-cell>
          <table:table-cell table:style-name="AmberHoliday" office:value-type="string" ns6:value-type="string">
            <text:p>Eid Al Adha Holiday</text:p>
          </table:table-cell>
          <table:table-cell table:style-name="AmberHoliday" office:value-type="string" ns6:value-type="string" table:number-columns-repeated="1">
            <text:p>Eid Al Adha Holiday</text:p>
          </table:table-cell>
          <table:table-cell table:number-columns-repeated="16"/>
          <table:table-cell table:style-name="AmberHoliday" office:value-type="string" ns6:value-type="string">
            <text:p>Hijri New Year</text:p>
          </table:table-cell>
          <table:table-cell table:number-columns-repeated="8"/>
          <table:table-cell table:style-name="AmberHoliday" office:value-type="string" ns6:value-type="string">
            <text:p>Ashoora Eve</text:p>
          </table:table-cell>
          <table:table-cell table:style-name="AmberHoliday" office:value-type="string" ns6:value-type="string">
            <text:p>Ashoora</text:p>
          </table:table-cell>
          <table:table-cell table:number-columns-repeated="59"/>
          <table:table-cell table:style-name="AmberHoliday" office:value-type="string" ns6:value-type="string">
            <text:p>Prophet's Birthday</text:p>
          </table:table-cell>
          <table:table-cell table:number-columns-repeated="112"/>
          <table:table-cell table:style-name="AmberHoliday" office:value-type="string" ns6:value-type="string">
            <text:p>National Day</text:p>
          </table:table-cell>
          <table:table-cell table:style-name="AmberHoliday" office:value-type="string" ns6:value-type="string">
            <text:p>National Day Holiday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belarus/2026" xlink:type="simple">Belarus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Day after New Year's Day</text:p>
          </table:table-cell>
          <table:table-cell table:number-columns-repeated="4"/>
          <table:table-cell table:style-name="AmberHoliday" office:value-type="string" ns6:value-type="string">
            <text:p>Orthodox Christmas</text:p>
          </table:table-cell>
          <table:table-cell table:number-columns-repeated="59"/>
          <table:table-cell table:style-name="AmberHoliday" office:value-type="string" ns6:value-type="string">
            <text:p>Women's Day</text:p>
          </table:table-cell>
          <table:table-cell table:number-columns-repeated="27"/>
          <table:table-cell table:style-name="AmberHoliday" office:value-type="string" ns6:value-type="string">
            <text:p>Easter Day (Catholic)</text:p>
          </table:table-cell>
          <table:table-cell table:number-columns-repeated="6"/>
          <table:table-cell table:style-name="AmberHoliday" office:value-type="string" ns6:value-type="string">
            <text:p>Orthodox Easter Day</text:p>
          </table:table-cell>
          <table:table-cell table:number-columns-repeated="7"/>
          <table:table-cell table:style-name="AmberHoliday" office:value-type="string" ns6:value-type="string">
            <text:p>Commemoration Day Holiday</text:p>
          </table:table-cell>
          <table:table-cell table:style-name="AmberHoliday" office:value-type="string" ns6:value-type="string">
            <text:p>Commemoration Day</text:p>
          </table:table-cell>
          <table:table-cell table:number-columns-repeated="9"/>
          <table:table-cell office:value-type="string" ns6:value-type="string" table:style-name="AmberHoliday">
            <text:p>Labour Day</text:p>
          </table:table-cell>
          <table:table-cell table:number-columns-repeated="7"/>
          <table:table-cell table:style-name="AmberHoliday" office:value-type="string" ns6:value-type="string">
            <text:p>Victory Day</text:p>
          </table:table-cell>
          <table:table-cell table:number-columns-repeated="54"/>
          <table:table-cell table:style-name="AmberHoliday" office:value-type="string" ns6:value-type="string">
            <text:p>Independence Day</text:p>
          </table:table-cell>
          <table:table-cell table:number-columns-repeated="126"/>
          <table:table-cell table:style-name="AmberHoliday" office:value-type="string" ns6:value-type="string">
            <text:p>October Revolution Day</text:p>
          </table:table-cell>
          <table:table-cell table:number-columns-repeated="47"/>
          <table:table-cell office:value-type="string" ns6:value-type="string" table:style-name="AmberHoliday">
            <text:p>Christmas Day (Catholic)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belgium/2026" xlink:type="simple">Belgium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"/>
          <table:table-cell table:style-name="AmberHoliday" office:value-type="string" ns6:value-type="string">
            <text:p>Three Kings' Day</text:p>
          </table:table-cell>
          <table:table-cell table:number-columns-repeated="88"/>
          <table:table-cell table:style-name="AmberHoliday" office:value-type="string" ns6:value-type="string">
            <text:p>Easter Sunday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8"/>
          <table:table-cell table:style-name="AmberHoliday" office:value-type="string" ns6:value-type="string">
            <text:p>Mother's Day</text:p>
          </table:table-cell>
          <table:table-cell table:number-columns-repeated="3"/>
          <table:table-cell table:style-name="AmberHoliday" office:value-type="string" ns6:value-type="string">
            <text:p>Ascension Day</text:p>
          </table:table-cell>
          <table:table-cell table:style-name="AmberHoliday" office:value-type="string" ns6:value-type="string">
            <text:p>Bank Holiday</text:p>
          </table:table-cell>
          <table:table-cell table:number-columns-repeated="8"/>
          <table:table-cell table:style-name="AmberHoliday" office:value-type="string" ns6:value-type="string">
            <text:p>Pentecost Sunday</text:p>
          </table:table-cell>
          <table:table-cell table:style-name="AmberHoliday" office:value-type="string" ns6:value-type="string">
            <text:p>Pentecost Monday</text:p>
          </table:table-cell>
          <table:table-cell table:number-columns-repeated="19"/>
          <table:table-cell table:style-name="AmberHoliday" office:value-type="string" ns6:value-type="string">
            <text:p>Father's Day</text:p>
          </table:table-cell>
          <table:table-cell table:number-columns-repeated="26"/>
          <table:table-cell table:style-name="AmberHoliday" office:value-type="string" ns6:value-type="string">
            <text:p>Celebration of the Golden Spurs</text:p>
          </table:table-cell>
          <table:table-cell table:number-columns-repeated="9"/>
          <table:table-cell table:style-name="AmberHoliday" office:value-type="string" ns6:value-type="string">
            <text:p>Independence Day</text:p>
          </table:table-cell>
          <table:table-cell table:number-columns-repeated="24"/>
          <table:table-cell table:style-name="AmberHoliday" office:value-type="string" ns6:value-type="string">
            <text:p>Assumption Day</text:p>
          </table:table-cell>
          <table:table-cell table:number-columns-repeated="42"/>
          <table:table-cell table:style-name="AmberHoliday" office:value-type="string" ns6:value-type="string">
            <text:p>French Community Holiday</text:p>
          </table:table-cell>
          <table:table-cell table:number-columns-repeated="34"/>
          <table:table-cell table:style-name="AmberHoliday" office:value-type="string" ns6:value-type="string">
            <text:p>All Saints' Day</text:p>
          </table:table-cell>
          <table:table-cell table:style-name="AmberHoliday" office:value-type="string" ns6:value-type="string">
            <text:p>All Souls' Day</text:p>
          </table:table-cell>
          <table:table-cell table:number-columns-repeated="8"/>
          <table:table-cell table:style-name="AmberHoliday" office:value-type="string" ns6:value-type="string">
            <text:p>Armistice Day</text:p>
          </table:table-cell>
          <table:table-cell table:number-columns-repeated="3"/>
          <table:table-cell table:style-name="AmberHoliday" office:value-type="string" ns6:value-type="string">
            <text:p>German Community Day</text:p>
          </table:table-cell>
          <table:table-cell table:number-columns-repeated="20"/>
          <table:table-cell table:style-name="AmberHoliday" office:value-type="string" ns6:value-type="string">
            <text:p>Feast of St. Nicholas</text:p>
          </table:table-cell>
          <table:table-cell table:number-columns-repeated="18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belize/2026" xlink:type="simple">Belize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13"/>
          <table:table-cell table:style-name="AmberHoliday" office:value-type="string" ns6:value-type="string">
            <text:p>George Price Day</text:p>
          </table:table-cell>
          <table:table-cell table:number-columns-repeated="52"/>
          <table:table-cell table:style-name="AmberHoliday" office:value-type="string" ns6:value-type="string">
            <text:p>National Heroes and Benefactors Day (in lieu)</text:p>
          </table:table-cell>
          <table:table-cell table:number-columns-repeated="24"/>
          <table:table-cell table:style-name="AmberHoliday" office:value-type="string" ns6:value-type="string">
            <text:p>Good Friday</text:p>
          </table:table-cell>
          <table:table-cell table:style-name="AmberHoliday" office:value-type="string" ns6:value-type="string">
            <text:p>Holy Saturday</text:p>
          </table:table-cell>
          <table:table-cell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91"/>
          <table:table-cell table:style-name="AmberHoliday" office:value-type="string" ns6:value-type="string">
            <text:p>Emancipation Day</text:p>
          </table:table-cell>
          <table:table-cell table:number-columns-repeated="39"/>
          <table:table-cell table:style-name="AmberHoliday" office:value-type="string" ns6:value-type="string">
            <text:p>St. George's Caye Day</text:p>
          </table:table-cell>
          <table:table-cell table:number-columns-repeated="10"/>
          <table:table-cell table:style-name="AmberHoliday" office:value-type="string" ns6:value-type="string">
            <text:p>Independence Day</text:p>
          </table:table-cell>
          <table:table-cell table:number-columns-repeated="20"/>
          <table:table-cell table:style-name="AmberHoliday" office:value-type="string" ns6:value-type="string">
            <text:p>Indigenous People’s Resistance Day (in lieu)</text:p>
          </table:table-cell>
          <table:table-cell table:number-columns-repeated="37"/>
          <table:table-cell table:style-name="AmberHoliday" office:value-type="string" ns6:value-type="string">
            <text:p>Garifuna Settlement Day</text:p>
          </table:table-cell>
          <table:table-cell table:number-columns-repeated="35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benin/2026" xlink:type="simple">Benin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8"/>
          <table:table-cell table:style-name="AmberHoliday" office:value-type="string" ns6:value-type="string">
            <text:p>Traditional Day</text:p>
          </table:table-cell>
          <table:table-cell table:number-columns-repeated="68"/>
          <table:table-cell table:style-name="AmberHoliday" office:value-type="string" ns6:value-type="string">
            <text:p>Korité</text:p>
          </table:table-cell>
          <table:table-cell table:number-columns-repeated="16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12"/>
          <table:table-cell table:style-name="AmberHoliday" office:value-type="string" ns6:value-type="string">
            <text:p>Ascension Day</text:p>
          </table:table-cell>
          <table:table-cell table:number-columns-repeated="10"/>
          <table:table-cell table:style-name="AmberHoliday" office:value-type="string" ns6:value-type="string">
            <text:p>Whit Monday</text:p>
          </table:table-cell>
          <table:table-cell table:number-columns-repeated="2"/>
          <table:table-cell table:style-name="AmberHoliday" office:value-type="string" ns6:value-type="string">
            <text:p>Tabaski</text:p>
          </table:table-cell>
          <table:table-cell table:number-columns-repeated="64"/>
          <table:table-cell table:style-name="AmberHoliday" office:value-type="string" ns6:value-type="string">
            <text:p>Independence Day</text:p>
          </table:table-cell>
          <table:table-cell table:number-columns-repeated="13"/>
          <table:table-cell table:style-name="AmberHoliday" office:value-type="string" ns6:value-type="string">
            <text:p>Assumption Day</text:p>
          </table:table-cell>
          <table:table-cell table:number-columns-repeated="9"/>
          <table:table-cell table:style-name="AmberHoliday" office:value-type="string" ns6:value-type="string">
            <text:p>Prophet's Birthday</text:p>
          </table:table-cell>
          <table:table-cell table:number-columns-repeated="67"/>
          <table:table-cell table:style-name="AmberHoliday" office:value-type="string" ns6:value-type="string">
            <text:p>All Saints' Day</text:p>
          </table:table-cell>
          <table:table-cell table:number-columns-repeated="53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bhutan/2026" xlink:type="simple">Bhutan</text:a></text:p>
          </table:table-cell>
          <table:table-cell table:style-name="Default"/>
          <table:table-cell table:style-name="AmberHoliday" office:value-type="string" ns6:value-type="string">
            <text:p>Winter Solstice</text:p>
          </table:table-cell>
          <table:table-cell table:number-columns-repeated="16"/>
          <table:table-cell table:style-name="AmberHoliday" office:value-type="string" ns6:value-type="string">
            <text:p>Traditional Day of Offering</text:p>
          </table:table-cell>
          <table:table-cell table:number-columns-repeated="29"/>
          <table:table-cell table:style-name="AmberHoliday" office:value-type="string" ns6:value-type="string">
            <text:p>Losar</text:p>
          </table:table-cell>
          <table:table-cell table:style-name="AmberHoliday" office:value-type="string" ns6:value-type="string">
            <text:p>Losar Holiday</text:p>
          </table:table-cell>
          <table:table-cell/>
          <table:table-cell table:style-name="AmberHoliday" office:value-type="string" ns6:value-type="string">
            <text:p>Birth Anniversary Of His Majesty the King</text:p>
          </table:table-cell>
          <table:table-cell table:style-name="AmberHoliday" office:value-type="string" ns6:value-type="string">
            <text:p>Birth Anniversary Of His Majesty the King Holiday</text:p>
          </table:table-cell>
          <table:table-cell table:style-name="AmberHoliday" office:value-type="string" ns6:value-type="string" table:number-columns-repeated="1">
            <text:p>Birth Anniversary Of His Majesty the King Holiday</text:p>
          </table:table-cell>
          <table:table-cell table:number-columns-repeated="61"/>
          <table:table-cell table:style-name="AmberHoliday" office:value-type="string" ns6:value-type="string">
            <text:p>Death Anniversary of Zhabdrung</text:p>
          </table:table-cell>
          <table:table-cell table:number-columns-repeated="4"/>
          <table:table-cell table:style-name="Default"/>
          <table:table-cell table:style-name="AmberHoliday" office:value-type="string" ns6:value-type="string">
            <text:p>Birth Anniversary of the 3rd Druk Gyalpo</text:p>
          </table:table-cell>
          <table:table-cell table:number-columns-repeated="28"/>
          <table:table-cell table:style-name="AmberHoliday" office:value-type="string" ns6:value-type="string">
            <text:p>Lord Buddha's Parinirvana</text:p>
          </table:table-cell>
          <table:table-cell table:number-columns-repeated="23"/>
          <table:table-cell table:style-name="AmberHoliday" office:value-type="string" ns6:value-type="string">
            <text:p>Birth Anniversary Of Guru Rinpoche</text:p>
          </table:table-cell>
          <table:table-cell table:number-columns-repeated="23"/>
          <table:table-cell table:style-name="AmberHoliday" office:value-type="string" ns6:value-type="string">
            <text:p>First Sermon Of Lord Buddha</text:p>
          </table:table-cell>
          <table:table-cell table:number-columns-repeated="60"/>
          <table:table-cell table:style-name="AmberHoliday" office:value-type="string" ns6:value-type="string">
            <text:p>Thimphu Drubchen</text:p>
          </table:table-cell>
          <table:table-cell table:number-columns-repeated="3"/>
          <table:table-cell table:style-name="AmberHoliday" office:value-type="string" ns6:value-type="string">
            <text:p>Thimphu Tshechu</text:p>
          </table:table-cell>
          <table:table-cell table:style-name="AmberHoliday" office:value-type="string" ns6:value-type="string">
            <text:p>Thimphu Tshechu Holiday</text:p>
          </table:table-cell>
          <table:table-cell table:style-name="AmberHoliday" office:value-type="string" ns6:value-type="string" table:number-columns-repeated="1">
            <text:p>Thimphu Tshechu Holiday</text:p>
          </table:table-cell>
          <table:table-cell table:number-columns-repeated="27"/>
          <table:table-cell table:style-name="AmberHoliday" office:value-type="string" ns6:value-type="string">
            <text:p>Dassain</text:p>
          </table:table-cell>
          <table:table-cell table:number-columns-repeated="10"/>
          <table:table-cell table:style-name="AmberHoliday" office:value-type="string" ns6:value-type="string">
            <text:p>Coronation day of His Majesty the King</text:p>
          </table:table-cell>
          <table:table-cell table:number-columns-repeated="9"/>
          <table:table-cell table:style-name="AmberHoliday" office:value-type="string" ns6:value-type="string">
            <text:p>Birth Anniversary of the 4th Druk Gyalpo</text:p>
          </table:table-cell>
          <table:table-cell table:number-columns-repeated="35"/>
          <table:table-cell table:style-name="AmberHoliday" office:value-type="string" ns6:value-type="string">
            <text:p>National Day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bolivia/2026" xlink:type="simple">Boliv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20"/>
          <table:table-cell table:style-name="AmberHoliday" office:value-type="string" ns6:value-type="string">
            <text:p>Plurinational State Foundation Day</text:p>
          </table:table-cell>
          <table:table-cell table:number-columns-repeated="21"/>
          <table:table-cell table:style-name="AmberHoliday" office:value-type="string" ns6:value-type="string">
            <text:p>Public Holiday</text:p>
          </table:table-cell>
          <table:table-cell table:number-columns-repeated="2"/>
          <table:table-cell table:style-name="AmberHoliday" office:value-type="string" ns6:value-type="string">
            <text:p>Carnival Monday</text:p>
          </table:table-cell>
          <table:table-cell table:style-name="AmberHoliday" office:value-type="string" ns6:value-type="string">
            <text:p>Carnival Tuesday</text:p>
          </table:table-cell>
          <table:table-cell table:number-columns-repeated="44"/>
          <table:table-cell table:style-name="AmberHoliday" office:value-type="string" ns6:value-type="string">
            <text:p>Good Friday</text:p>
          </table:table-cell>
          <table:table-cell table:number-columns-repeated="11"/>
          <table:table-cell table:style-name="AmberHoliday" office:value-type="string" ns6:value-type="string">
            <text:p>Public Holiday</text:p>
          </table:table-cell>
          <table:table-cell table:number-columns-repeated="15"/>
          <table:table-cell office:value-type="string" ns6:value-type="string" table:style-name="AmberHoliday">
            <text:p>Labour Day</text:p>
          </table:table-cell>
          <table:table-cell table:number-columns-repeated="23"/>
          <table:table-cell table:style-name="AmberHoliday" office:value-type="string" ns6:value-type="string">
            <text:p>Chuquisaca Day</text:p>
          </table:table-cell>
          <table:table-cell table:number-columns-repeated="9"/>
          <table:table-cell table:style-name="AmberHoliday" office:value-type="string" ns6:value-type="string">
            <text:p>Corpus Christi</text:p>
          </table:table-cell>
          <table:table-cell table:number-columns-repeated="16"/>
          <table:table-cell table:style-name="AmberHoliday" office:value-type="string" ns6:value-type="string">
            <text:p>Andean New Year</text:p>
          </table:table-cell>
          <table:table-cell table:number-columns-repeated="24"/>
          <table:table-cell table:style-name="AmberHoliday" office:value-type="string" ns6:value-type="string">
            <text:p>La Paz day</text:p>
          </table:table-cell>
          <table:table-cell table:number-columns-repeated="20"/>
          <table:table-cell table:style-name="AmberHoliday" office:value-type="string" ns6:value-type="string">
            <text:p>Independence Day</text:p>
          </table:table-cell>
          <table:table-cell table:number-columns-repeated="38"/>
          <table:table-cell table:style-name="AmberHoliday" office:value-type="string" ns6:value-type="string">
            <text:p>Cochabamba Day (in lieu)</text:p>
          </table:table-cell>
          <table:table-cell table:number-columns-repeated="9"/>
          <table:table-cell table:style-name="AmberHoliday" office:value-type="string" ns6:value-type="string">
            <text:p>Public Holiday</text:p>
          </table:table-cell>
          <table:table-cell table:number-columns-repeated="16"/>
          <table:table-cell table:style-name="AmberHoliday" office:value-type="string" ns6:value-type="string">
            <text:p>Public Holiday</text:p>
          </table:table-cell>
          <table:table-cell table:number-columns-repeated="21"/>
          <table:table-cell table:style-name="AmberHoliday" office:value-type="string" ns6:value-type="string">
            <text:p>All Souls' Day</text:p>
          </table:table-cell>
          <table:table-cell table:number-columns-repeated="7"/>
          <table:table-cell table:style-name="AmberHoliday" office:value-type="string" ns6:value-type="string">
            <text:p>Public Holiday</text:p>
          </table:table-cell>
          <table:table-cell table:number-columns-repeated="7"/>
          <table:table-cell table:style-name="AmberHoliday" office:value-type="string" ns6:value-type="string">
            <text:p>Public Holiday</text:p>
          </table:table-cell>
          <table:table-cell table:number-columns-repeated="36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bosnia-and-herzegovina/2026" xlink:type="simple">Bosnia &amp; Herzegovina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New Year's Holiday</text:p>
          </table:table-cell>
          <table:table-cell table:number-columns-repeated="3"/>
          <table:table-cell table:style-name="AmberHoliday" office:value-type="string" ns6:value-type="string">
            <text:p>Orthodox Christmas Eve</text:p>
          </table:table-cell>
          <table:table-cell table:style-name="AmberHoliday" office:value-type="string" ns6:value-type="string">
            <text:p>Orthodox Christmas</text:p>
          </table:table-cell>
          <table:table-cell table:number-columns-repeated="6"/>
          <table:table-cell table:style-name="AmberHoliday" office:value-type="string" ns6:value-type="string">
            <text:p>Orthodox New Year's Day</text:p>
          </table:table-cell>
          <table:table-cell table:number-columns-repeated="45"/>
          <table:table-cell table:style-name="AmberHoliday" office:value-type="string" ns6:value-type="string">
            <text:p>Independence Day</text:p>
          </table:table-cell>
          <table:table-cell table:number-columns-repeated="18"/>
          <table:table-cell table:style-name="AmberHoliday" office:value-type="string" ns6:value-type="string">
            <text:p>Ramadan Bajram</text:p>
          </table:table-cell>
          <table:table-cell table:number-columns-repeated="13"/>
          <table:table-cell table:style-name="AmberHoliday" office:value-type="string" ns6:value-type="string">
            <text:p>Good Friday (Catholic)</text:p>
          </table:table-cell>
          <table:table-cell/>
          <table:table-cell table:style-name="AmberHoliday" office:value-type="string" ns6:value-type="string">
            <text:p>Easter (Catholic)</text:p>
          </table:table-cell>
          <table:table-cell table:style-name="AmberHoliday" office:value-type="string" ns6:value-type="string">
            <text:p>Easter Monday (Catholic)</text:p>
          </table:table-cell>
          <table:table-cell table:number-columns-repeated="3"/>
          <table:table-cell table:style-name="AmberHoliday" office:value-type="string" ns6:value-type="string">
            <text:p>Good Friday (Orthodox)</text:p>
          </table:table-cell>
          <table:table-cell/>
          <table:table-cell table:style-name="AmberHoliday" office:value-type="string" ns6:value-type="string">
            <text:p>Orthodox Easter Day</text:p>
          </table:table-cell>
          <table:table-cell table:style-name="AmberHoliday" office:value-type="string" ns6:value-type="string">
            <text:p>Orthodox Easter Monday</text:p>
          </table:table-cell>
          <table:table-cell table:number-columns-repeated="17"/>
          <table:table-cell office:value-type="string" ns6:value-type="string" table:style-name="AmberHoliday">
            <text:p>Labour Day</text:p>
          </table:table-cell>
          <table:table-cell table:number-columns-repeated="7"/>
          <table:table-cell table:style-name="AmberHoliday" office:value-type="string" ns6:value-type="string">
            <text:p>Victory Day</text:p>
          </table:table-cell>
          <table:table-cell table:number-columns-repeated="37"/>
          <table:table-cell table:style-name="AmberHoliday" office:value-type="string" ns6:value-type="string">
            <text:p>Hijri New Year</text:p>
          </table:table-cell>
          <table:table-cell table:number-columns-repeated="11"/>
          <table:table-cell table:style-name="AmberHoliday" office:value-type="string" ns6:value-type="string">
            <text:p>St. Vitus' Day</text:p>
          </table:table-cell>
          <table:table-cell table:number-columns-repeated="125"/>
          <table:table-cell table:style-name="AmberHoliday" office:value-type="string" ns6:value-type="string">
            <text:p>All Saints' Day</text:p>
          </table:table-cell>
          <table:table-cell table:number-columns-repeated="20"/>
          <table:table-cell table:style-name="AmberHoliday" office:value-type="string" ns6:value-type="string">
            <text:p>General Framework Agreement Day</text:p>
          </table:table-cell>
          <table:table-cell table:number-columns-repeated="2"/>
          <table:table-cell table:style-name="AmberHoliday" office:value-type="string" ns6:value-type="string">
            <text:p>Statehood Day</text:p>
          </table:table-cell>
          <table:table-cell table:number-columns-repeated="29"/>
          <table:table-cell office:value-type="string" ns6:value-type="string" table:style-name="AmberHoliday">
            <text:p>Christmas (Catholic)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botswana/2026" xlink:type="simple">Botswana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Public Holiday</text:p>
          </table:table-cell>
          <table:table-cell table:number-columns-repeated="90"/>
          <table:table-cell table:style-name="AmberHoliday" office:value-type="string" ns6:value-type="string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12"/>
          <table:table-cell table:style-name="AmberHoliday" office:value-type="string" ns6:value-type="string">
            <text:p>Ascension</text:p>
          </table:table-cell>
          <table:table-cell table:number-columns-repeated="47"/>
          <table:table-cell table:style-name="AmberHoliday" office:value-type="string" ns6:value-type="string">
            <text:p>Sir Seretse Khama Day</text:p>
          </table:table-cell>
          <table:table-cell table:number-columns-repeated="18"/>
          <table:table-cell table:style-name="AmberHoliday" office:value-type="string" ns6:value-type="string">
            <text:p>President's Day</text:p>
          </table:table-cell>
          <table:table-cell table:style-name="AmberHoliday" office:value-type="string" ns6:value-type="string">
            <text:p>President's Day Holiday</text:p>
          </table:table-cell>
          <table:table-cell table:number-columns-repeated="70"/>
          <table:table-cell table:style-name="AmberHoliday" office:value-type="string" ns6:value-type="string">
            <text:p>Botswana Day</text:p>
          </table:table-cell>
          <table:table-cell table:style-name="AmberHoliday" office:value-type="string" ns6:value-type="string">
            <text:p>Botswana Day Holiday</text:p>
          </table:table-cell>
          <table:table-cell table:number-columns-repeated="84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brazil/2026" xlink:type="simple">Brazil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23"/>
          <table:table-cell table:style-name="AmberHoliday" office:value-type="string" ns6:value-type="string">
            <text:p>São Paulo Anniversary</text:p>
          </table:table-cell>
          <table:table-cell table:number-columns-repeated="21"/>
          <table:table-cell table:style-name="AmberHoliday" office:value-type="string" ns6:value-type="string">
            <text:p>Carnival</text:p>
          </table:table-cell>
          <table:table-cell table:style-name="AmberHoliday" office:value-type="string" ns6:value-type="string" table:number-columns-repeated="1">
            <text:p>Carnival</text:p>
          </table:table-cell>
          <table:table-cell table:style-name="AmberHoliday" office:value-type="string" ns6:value-type="string">
            <text:p>Ash Wednesday</text:p>
          </table:table-cell>
          <table:table-cell table:number-columns-repeated="43"/>
          <table:table-cell table:style-name="AmberHoliday" office:value-type="string" ns6:value-type="string">
            <text:p>Good Friday</text:p>
          </table:table-cell>
          <table:table-cell table:number-columns-repeated="17"/>
          <table:table-cell table:style-name="AmberHoliday" office:value-type="string" ns6:value-type="string">
            <text:p>Tiradentes Day</text:p>
          </table:table-cell>
          <table:table-cell/>
          <table:table-cell table:style-name="AmberHoliday" office:value-type="string" ns6:value-type="string">
            <text:p>St. George's Day</text:p>
          </table:table-cell>
          <table:table-cell table:number-columns-repeated="7"/>
          <table:table-cell office:value-type="string" ns6:value-type="string" table:style-name="AmberHoliday">
            <text:p>Labour Day</text:p>
          </table:table-cell>
          <table:table-cell table:number-columns-repeated="8"/>
          <table:table-cell table:style-name="AmberHoliday" office:value-type="string" ns6:value-type="string">
            <text:p>Mother's Day</text:p>
          </table:table-cell>
          <table:table-cell table:number-columns-repeated="24"/>
          <table:table-cell table:style-name="AmberHoliday" office:value-type="string" ns6:value-type="string">
            <text:p>Corpus Christi</text:p>
          </table:table-cell>
          <table:table-cell table:number-columns-repeated="34"/>
          <table:table-cell table:style-name="AmberHoliday" office:value-type="string" ns6:value-type="string">
            <text:p>State Rebellion Day</text:p>
          </table:table-cell>
          <table:table-cell table:number-columns-repeated="30"/>
          <table:table-cell table:style-name="AmberHoliday" office:value-type="string" ns6:value-type="string">
            <text:p>Father's Day</text:p>
          </table:table-cell>
          <table:table-cell table:number-columns-repeated="28"/>
          <table:table-cell table:style-name="AmberHoliday" office:value-type="string" ns6:value-type="string">
            <text:p>Independence Day</text:p>
          </table:table-cell>
          <table:table-cell table:number-columns-repeated="12"/>
          <table:table-cell table:style-name="AmberHoliday" office:value-type="string" ns6:value-type="string">
            <text:p>Ragamuffin War Anniversary</text:p>
          </table:table-cell>
          <table:table-cell table:number-columns-repeated="21"/>
          <table:table-cell table:style-name="AmberHoliday" office:value-type="string" ns6:value-type="string">
            <text:p>Lady of Aparecida</text:p>
          </table:table-cell>
          <table:table-cell table:number-columns-repeated="20"/>
          <table:table-cell table:style-name="AmberHoliday" office:value-type="string" ns6:value-type="string">
            <text:p>All Souls' Day</text:p>
          </table:table-cell>
          <table:table-cell table:number-columns-repeated="12"/>
          <table:table-cell table:style-name="AmberHoliday" office:value-type="string" ns6:value-type="string">
            <text:p>Republic Day</text:p>
          </table:table-cell>
          <table:table-cell table:number-columns-repeated="4"/>
          <table:table-cell table:style-name="AmberHoliday" office:value-type="string" ns6:value-type="string">
            <text:p>Black Awareness Day</text:p>
          </table:table-cell>
          <table:table-cell table:number-columns-repeated="34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brunei/2026" xlink:type="simple">Brunei Darussalam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15"/>
          <table:table-cell table:style-name="AmberHoliday" office:value-type="string" ns6:value-type="string">
            <text:p>Israk Mikraj</text:p>
          </table:table-cell>
          <table:table-cell table:number-columns-repeated="30"/>
          <table:table-cell table:style-name="AmberHoliday" office:value-type="string" ns6:value-type="string">
            <text:p>Lunar New Year</text:p>
          </table:table-cell>
          <table:table-cell/>
          <table:table-cell table:style-name="AmberHoliday" office:value-type="string" ns6:value-type="string">
            <text:p>First Day of Ramadhan</text:p>
          </table:table-cell>
          <table:table-cell table:number-columns-repeated="3"/>
          <table:table-cell table:style-name="AmberHoliday" office:value-type="string" ns6:value-type="string">
            <text:p>National Day</text:p>
          </table:table-cell>
          <table:table-cell table:number-columns-repeated="11"/>
          <table:table-cell table:style-name="AmberHoliday" office:value-type="string" ns6:value-type="string">
            <text:p>Nuzul Al-Quran</text:p>
          </table:table-cell>
          <table:table-cell table:number-columns-repeated="13"/>
          <table:table-cell table:style-name="AmberHoliday" office:value-type="string" ns6:value-type="string">
            <text:p>Hari Raya Aidil Fitri</text:p>
          </table:table-cell>
          <table:table-cell table:style-name="AmberHoliday" office:value-type="string" ns6:value-type="string">
            <text:p>Hari Raya Aidil Fitri Holiday</text:p>
          </table:table-cell>
          <table:table-cell table:style-name="AmberHoliday" office:value-type="string" ns6:value-type="string">
            <text:p>Hari Raya Aidil Fitri Holiday</text:p>
          </table:table-cell>
          <table:table-cell table:style-name="AmberHoliday" office:value-type="string" ns6:value-type="string" table:number-columns-repeated="1">
            <text:p>Hari Raya Aidil Fitri Holiday</text:p>
          </table:table-cell>
          <table:table-cell table:number-columns-repeated="37"/>
          <table:table-cell table:style-name="Default"/>
          <table:table-cell table:number-columns-repeated="25"/>
          <table:table-cell table:style-name="AmberHoliday" office:value-type="string" ns6:value-type="string">
            <text:p>Hari Raya Aidil Adha</text:p>
          </table:table-cell>
          <table:table-cell table:number-columns-repeated="4"/>
          <table:table-cell table:style-name="AmberHoliday" office:value-type="string" ns6:value-type="string">
            <text:p>Royal Brunei Armed Forces Day (in lieu)</text:p>
          </table:table-cell>
          <table:table-cell table:number-columns-repeated="15"/>
          <table:table-cell table:style-name="AmberHoliday" office:value-type="string" ns6:value-type="string">
            <text:p>Al-Hijra</text:p>
          </table:table-cell>
          <table:table-cell table:number-columns-repeated="27"/>
          <table:table-cell table:style-name="AmberHoliday" office:value-type="string" ns6:value-type="string">
            <text:p>H.M. The Sultan's Birthday</text:p>
          </table:table-cell>
          <table:table-cell table:number-columns-repeated="40"/>
          <table:table-cell table:style-name="AmberHoliday" office:value-type="string" ns6:value-type="string">
            <text:p>Prophet Muhammad's Birthday</text:p>
          </table:table-cell>
          <table:table-cell table:number-columns-repeated="121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Christmas Day (in lieu)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bulgaria/2026" xlink:type="simple">Bulgaria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Public Holiday</text:p>
          </table:table-cell>
          <table:table-cell table:number-columns-repeated="59"/>
          <table:table-cell table:style-name="AmberHoliday" office:value-type="string" ns6:value-type="string">
            <text:p>Liberation Day</text:p>
          </table:table-cell>
          <table:table-cell table:number-columns-repeated="37"/>
          <table:table-cell table:style-name="AmberHoliday" office:value-type="string" ns6:value-type="string">
            <text:p>Orthodox Good Friday</text:p>
          </table:table-cell>
          <table:table-cell table:style-name="AmberHoliday" office:value-type="string" ns6:value-type="string">
            <text:p>Orthodox Holy Saturday</text:p>
          </table:table-cell>
          <table:table-cell table:style-name="AmberHoliday" office:value-type="string" ns6:value-type="string">
            <text:p>Orthodox Easter Day</text:p>
          </table:table-cell>
          <table:table-cell table:style-name="AmberHoliday" office:value-type="string" ns6:value-type="string">
            <text:p>Orthodox Easter Monday</text:p>
          </table:table-cell>
          <table:table-cell table:number-columns-repeated="17"/>
          <table:table-cell office:value-type="string" ns6:value-type="string" table:style-name="AmberHoliday">
            <text:p>Labour Day</text:p>
          </table:table-cell>
          <table:table-cell table:number-columns-repeated="4"/>
          <table:table-cell table:style-name="AmberHoliday" office:value-type="string" ns6:value-type="string">
            <text:p>St. George's Day</text:p>
          </table:table-cell>
          <table:table-cell table:number-columns-repeated="17"/>
          <table:table-cell table:style-name="AmberHoliday" office:value-type="string" ns6:value-type="string">
            <text:p>Day of Bulgarian Education and Culture and Slavonic Literature</text:p>
          </table:table-cell>
          <table:table-cell table:style-name="AmberHoliday" office:value-type="string" ns6:value-type="string">
            <text:p>Day of Bulgarian Education and Culture and Slavonic Literature (in lieu)</text:p>
          </table:table-cell>
          <table:table-cell table:number-columns-repeated="103"/>
          <table:table-cell table:style-name="AmberHoliday" office:value-type="string" ns6:value-type="string">
            <text:p>Unification Day</text:p>
          </table:table-cell>
          <table:table-cell table:style-name="AmberHoliday" office:value-type="string" ns6:value-type="string">
            <text:p>Unification Day (in lieu)</text:p>
          </table:table-cell>
          <table:table-cell table:number-columns-repeated="14"/>
          <table:table-cell table:style-name="AmberHoliday" office:value-type="string" ns6:value-type="string">
            <text:p>Independence Day</text:p>
          </table:table-cell>
          <table:table-cell table:number-columns-repeated="92"/>
          <table:table-cell table:style-name="AmberHoliday" office:value-type="string" ns6:value-type="string">
            <text:p>Christmas Eve</text:p>
          </table:table-cell>
          <table:table-cell office:value-type="string" ns6:value-type="string" table:style-name="AmberHoliday">
            <text:p>Christmas Day</text:p>
          </table:table-cell>
          <table:table-cell table:number-columns-repeated="2"/>
          <table:table-cell table:style-name="AmberHoliday" office:value-type="string" ns6:value-type="string">
            <text:p>Second Day of Christmas</text:p>
          </table:table-cell>
          <table:table-cell table:number-columns-repeated="2"/>
          <table:table-cell table:style-name="AmberHoliday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burkina-faso/2026" xlink:type="simple">Burkina Faso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65"/>
          <table:table-cell table:style-name="AmberHoliday" office:value-type="string" ns6:value-type="string">
            <text:p>Women's Day</text:p>
          </table:table-cell>
          <table:table-cell table:number-columns-repeated="11"/>
          <table:table-cell table:style-name="AmberHoliday" office:value-type="string" ns6:value-type="string">
            <text:p>Korité</text:p>
          </table:table-cell>
          <table:table-cell table:number-columns-repeated="41"/>
          <table:table-cell office:value-type="string" ns6:value-type="string" table:style-name="AmberHoliday">
            <text:p>Labour Day</text:p>
          </table:table-cell>
          <table:table-cell table:number-columns-repeated="12"/>
          <table:table-cell table:style-name="AmberHoliday" office:value-type="string" ns6:value-type="string">
            <text:p>Ascension Day</text:p>
          </table:table-cell>
          <table:table-cell table:style-name="AmberHoliday" office:value-type="string" ns6:value-type="string">
            <text:p>Traditional Day</text:p>
          </table:table-cell>
          <table:table-cell table:number-columns-repeated="11"/>
          <table:table-cell table:style-name="AmberHoliday" office:value-type="string" ns6:value-type="string">
            <text:p>Tabaski</text:p>
          </table:table-cell>
          <table:table-cell table:number-columns-repeated="69"/>
          <table:table-cell table:style-name="AmberHoliday" office:value-type="string" ns6:value-type="string">
            <text:p>Independence Day</text:p>
          </table:table-cell>
          <table:table-cell table:number-columns-repeated="9"/>
          <table:table-cell table:style-name="AmberHoliday" office:value-type="string" ns6:value-type="string">
            <text:p>Assumption Day</text:p>
          </table:table-cell>
          <table:table-cell table:number-columns-repeated="9"/>
          <table:table-cell table:style-name="AmberHoliday" office:value-type="string" ns6:value-type="string">
            <text:p>The Prophet's Birthday</text:p>
          </table:table-cell>
          <table:table-cell table:number-columns-repeated="107"/>
          <table:table-cell table:style-name="AmberHoliday" office:value-type="string" ns6:value-type="string">
            <text:p>Proclamation of the Republic</text:p>
          </table:table-cell>
          <table:table-cell table:number-columns-repeated="13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burundi/2026" xlink:type="simple">Burundi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34"/>
          <table:table-cell table:style-name="AmberHoliday" office:value-type="string" ns6:value-type="string">
            <text:p>Unity Day</text:p>
          </table:table-cell>
          <table:table-cell table:number-columns-repeated="59"/>
          <table:table-cell table:style-name="AmberHoliday" office:value-type="string" ns6:value-type="string">
            <text:p>President Ntaryamira 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12"/>
          <table:table-cell table:style-name="AmberHoliday" office:value-type="string" ns6:value-type="string">
            <text:p>Ascension Day</text:p>
          </table:table-cell>
          <table:table-cell table:number-columns-repeated="13"/>
          <table:table-cell table:style-name="AmberHoliday" office:value-type="string" ns6:value-type="string">
            <text:p>Eid Al Adha</text:p>
          </table:table-cell>
          <table:table-cell table:number-columns-repeated="33"/>
          <table:table-cell table:style-name="AmberHoliday" office:value-type="string" ns6:value-type="string">
            <text:p>Independence Day</text:p>
          </table:table-cell>
          <table:table-cell table:number-columns-repeated="44"/>
          <table:table-cell table:style-name="AmberHoliday" office:value-type="string" ns6:value-type="string">
            <text:p>Assumption Day</text:p>
          </table:table-cell>
          <table:table-cell table:number-columns-repeated="57"/>
          <table:table-cell table:style-name="AmberHoliday" office:value-type="string" ns6:value-type="string">
            <text:p>Prince Louis Rwagasore Day</text:p>
          </table:table-cell>
          <table:table-cell table:number-columns-repeated="8"/>
          <table:table-cell table:style-name="AmberHoliday" office:value-type="string" ns6:value-type="string">
            <text:p>President Ndadaye's Day</text:p>
          </table:table-cell>
          <table:table-cell table:number-columns-repeated="10"/>
          <table:table-cell table:style-name="AmberHoliday" office:value-type="string" ns6:value-type="string">
            <text:p>All Saints' Day</text:p>
          </table:table-cell>
          <table:table-cell table:number-columns-repeated="53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cambodia/2026" xlink:type="simple">Cambod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5"/>
          <table:table-cell table:style-name="AmberHoliday" office:value-type="string" ns6:value-type="string">
            <text:p>Victory over Genocide Day</text:p>
          </table:table-cell>
          <table:table-cell table:number-columns-repeated="59"/>
          <table:table-cell table:style-name="AmberHoliday" office:value-type="string" ns6:value-type="string">
            <text:p>International Women's Day</text:p>
          </table:table-cell>
          <table:table-cell table:number-columns-repeated="36"/>
          <table:table-cell table:style-name="AmberHoliday" office:value-type="string" ns6:value-type="string">
            <text:p>Khmer New Year</text:p>
          </table:table-cell>
          <table:table-cell table:style-name="AmberHoliday" office:value-type="string" ns6:value-type="string">
            <text:p>Khmer New Year Holiday</text:p>
          </table:table-cell>
          <table:table-cell table:style-name="AmberHoliday" office:value-type="string" ns6:value-type="string" table:number-columns-repeated="1">
            <text:p>Khmer New Year Holiday</text:p>
          </table:table-cell>
          <table:table-cell table:number-columns-repeated="14"/>
          <table:table-cell office:value-type="string" ns6:value-type="string" table:style-name="AmberHoliday">
            <text:p>International Labour Day</text:p>
          </table:table-cell>
          <table:table-cell table:number-columns-repeated="2"/>
          <table:table-cell table:style-name="AmberHoliday" office:value-type="string" ns6:value-type="string">
            <text:p>Visak Bochea Day</text:p>
          </table:table-cell>
          <table:table-cell table:number-columns-repeated="3"/>
          <table:table-cell table:style-name="AmberHoliday" office:value-type="string" ns6:value-type="string">
            <text:p>King's Birthday</text:p>
          </table:table-cell>
          <table:table-cell table:number-columns-repeated="6"/>
          <table:table-cell table:style-name="AmberHoliday" office:value-type="string" ns6:value-type="string">
            <text:p>Royal Plowing Ceremony</text:p>
          </table:table-cell>
          <table:table-cell table:number-columns-repeated="33"/>
          <table:table-cell table:style-name="AmberHoliday" office:value-type="string" ns6:value-type="string">
            <text:p>King's Mothers' Birthday</text:p>
          </table:table-cell>
          <table:table-cell table:number-columns-repeated="97"/>
          <table:table-cell table:style-name="AmberHoliday" office:value-type="string" ns6:value-type="string">
            <text:p>Constitutional Day</text:p>
          </table:table-cell>
          <table:table-cell table:number-columns-repeated="15"/>
          <table:table-cell table:style-name="AmberHoliday" office:value-type="string" ns6:value-type="string">
            <text:p>Ancestors' Day</text:p>
          </table:table-cell>
          <table:table-cell table:style-name="AmberHoliday" office:value-type="string" ns6:value-type="string">
            <text:p>Ancestors' Day Holiday</text:p>
          </table:table-cell>
          <table:table-cell table:style-name="AmberHoliday" office:value-type="string" ns6:value-type="string" table:number-columns-repeated="1">
            <text:p>Ancestors' Day Holiday</text:p>
          </table:table-cell>
          <table:table-cell table:number-columns-repeated="2"/>
          <table:table-cell table:style-name="AmberHoliday" office:value-type="string" ns6:value-type="string">
            <text:p>Commemoration Day of King's Father</text:p>
          </table:table-cell>
          <table:table-cell table:number-columns-repeated="13"/>
          <table:table-cell table:style-name="AmberHoliday" office:value-type="string" ns6:value-type="string">
            <text:p>King's Coronation Day</text:p>
          </table:table-cell>
          <table:table-cell table:number-columns-repeated="10"/>
          <table:table-cell table:style-name="AmberHoliday" office:value-type="string" ns6:value-type="string">
            <text:p>Independence Day</text:p>
          </table:table-cell>
          <table:table-cell table:number-columns-repeated="14"/>
          <table:table-cell table:style-name="AmberHoliday" office:value-type="string" ns6:value-type="string">
            <text:p>Water Festival Ceremony</text:p>
          </table:table-cell>
          <table:table-cell table:style-name="AmberHoliday" office:value-type="string" ns6:value-type="string">
            <text:p>Water Festival Ceremony Holiday</text:p>
          </table:table-cell>
          <table:table-cell table:style-name="AmberHoliday" office:value-type="string" ns6:value-type="string" table:number-columns-repeated="1">
            <text:p>Water Festival Ceremony Holiday</text:p>
          </table:table-cell>
          <table:table-cell table:number-columns-repeated="28"/>
          <table:table-cell table:style-name="Default"/>
          <table:table-cell table:number-columns-repeated="3"/>
          <table:table-cell table:style-name="AmberHoliday" office:value-type="string" ns6:value-type="string">
            <text:p>Peace Day</text:p>
          </table:table-cell>
          <table:table-cell table:number-columns-repeated="2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cameroon/2026" xlink:type="simple">Cameroon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0"/>
          <table:table-cell table:style-name="AmberHoliday" office:value-type="string" ns6:value-type="string">
            <text:p>Youth Day</text:p>
          </table:table-cell>
          <table:table-cell table:number-columns-repeated="36"/>
          <table:table-cell table:style-name="AmberHoliday" office:value-type="string" ns6:value-type="string">
            <text:p>Djouldé Soumaé</text:p>
          </table:table-cell>
          <table:table-cell table:number-columns-repeated="13"/>
          <table:table-cell table:style-name="AmberHoliday" office:value-type="string" ns6:value-type="string">
            <text:p>Good Friday</text:p>
          </table:table-cell>
          <table:table-cell table:number-columns-repeated="27"/>
          <table:table-cell office:value-type="string" ns6:value-type="string" table:style-name="AmberHoliday">
            <text:p>Labour Day</text:p>
          </table:table-cell>
          <table:table-cell table:number-columns-repeated="12"/>
          <table:table-cell table:style-name="AmberHoliday" office:value-type="string" ns6:value-type="string">
            <text:p>Ascension Day</text:p>
          </table:table-cell>
          <table:table-cell table:number-columns-repeated="5"/>
          <table:table-cell table:style-name="AmberHoliday" office:value-type="string" ns6:value-type="string">
            <text:p>National Day</text:p>
          </table:table-cell>
          <table:table-cell table:number-columns-repeated="7"/>
          <table:table-cell table:style-name="AmberHoliday" office:value-type="string" ns6:value-type="string">
            <text:p>Eid Al Adha</text:p>
          </table:table-cell>
          <table:table-cell table:number-columns-repeated="78"/>
          <table:table-cell table:style-name="AmberHoliday" office:value-type="string" ns6:value-type="string">
            <text:p>Assumption Day</text:p>
          </table:table-cell>
          <table:table-cell table:number-columns-repeated="9"/>
          <table:table-cell table:style-name="AmberHoliday" office:value-type="string" ns6:value-type="string">
            <text:p>Birthday of Prophet Muhammed</text:p>
          </table:table-cell>
          <table:table-cell table:number-columns-repeated="121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NA</text:p>
          </table:table-cell>
          <table:table-cell/>
          <table:table-cell office:value-type="string" ns6:value-type="string">
            <text:p><text:a xlink:href="https://www.officeholidays.com/countries/canada/2026" xlink:type="simple">Canad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5"/>
          <table:table-cell table:style-name="AmberHoliday" office:value-type="string" ns6:value-type="string">
            <text:p>Nova Scotia Heritage Day</text:p>
          </table:table-cell>
          <table:table-cell table:number-columns-repeated="27"/>
          <table:table-cell table:style-name="AmberHoliday" office:value-type="string" ns6:value-type="string">
            <text:p>St. Patrick's Day</text:p>
          </table:table-cell>
          <table:table-cell table:number-columns-repeated="17"/>
          <table:table-cell table:style-name="AmberHoliday" office:value-type="string" ns6:value-type="string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13"/>
          <table:table-cell table:style-name="AmberHoliday" office:value-type="string" ns6:value-type="string">
            <text:p>St. George's Day</text:p>
          </table:table-cell>
          <table:table-cell table:number-columns-repeated="10"/>
          <table:table-cell table:style-name="Default"/>
          <table:table-cell table:number-columns-repeated="8"/>
          <table:table-cell table:style-name="AmberHoliday" office:value-type="string" ns6:value-type="string">
            <text:p>Mother's Day</text:p>
          </table:table-cell>
          <table:table-cell table:number-columns-repeated="7"/>
          <table:table-cell table:style-name="AmberHoliday" office:value-type="string" ns6:value-type="string">
            <text:p>National Patriots' Day</text:p>
          </table:table-cell>
          <table:table-cell table:number-columns-repeated="33"/>
          <table:table-cell table:style-name="AmberHoliday" office:value-type="string" ns6:value-type="string">
            <text:p>National Indigenous Peoples Day</text:p>
          </table:table-cell>
          <table:table-cell table:style-name="AmberHoliday" office:value-type="string" ns6:value-type="string">
            <text:p>June Day</text:p>
          </table:table-cell>
          <table:table-cell/>
          <table:table-cell table:style-name="AmberHoliday" office:value-type="string" ns6:value-type="string">
            <text:p>The National Holiday of Quebec</text:p>
          </table:table-cell>
          <table:table-cell table:number-columns-repeated="6"/>
          <table:table-cell table:style-name="AmberHoliday" office:value-type="string" ns6:value-type="string">
            <text:p>Canada Day</text:p>
          </table:table-cell>
          <table:table-cell table:number-columns-repeated="7"/>
          <table:table-cell table:style-name="AmberHoliday" office:value-type="string" ns6:value-type="string">
            <text:p>Nunavut Day</text:p>
          </table:table-cell>
          <table:table-cell table:number-columns-repeated="3"/>
          <table:table-cell table:style-name="AmberHoliday" office:value-type="string" ns6:value-type="string">
            <text:p>Orangeman's Day</text:p>
          </table:table-cell>
          <table:table-cell table:number-columns-repeated="20"/>
          <table:table-cell table:style-name="AmberHoliday" office:value-type="string" ns6:value-type="string">
            <text:p>British Columbia Day</text:p>
          </table:table-cell>
          <table:table-cell table:number-columns-repeated="13"/>
          <table:table-cell table:style-name="AmberHoliday" office:value-type="string" ns6:value-type="string">
            <text:p>Discovery Day</text:p>
          </table:table-cell>
          <table:table-cell table:number-columns-repeated="20"/>
          <table:table-cell table:style-name="AmberHoliday" office:value-type="string" ns6:value-type="string">
            <text:p>Labour Day</text:p>
          </table:table-cell>
          <table:table-cell table:number-columns-repeated="22"/>
          <table:table-cell table:style-name="AmberHoliday" office:value-type="string" ns6:value-type="string">
            <text:p>National Day for Truth and Reconciliation</text:p>
          </table:table-cell>
          <table:table-cell table:number-columns-repeated="11"/>
          <table:table-cell table:style-name="AmberHoliday" office:value-type="string" ns6:value-type="string">
            <text:p>Thanksgiving</text:p>
          </table:table-cell>
          <table:table-cell table:number-columns-repeated="29"/>
          <table:table-cell table:style-name="AmberHoliday" office:value-type="string" ns6:value-type="string">
            <text:p>Remembrance Day</text:p>
          </table:table-cell>
          <table:table-cell table:number-columns-repeated="43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Boxing Day</text:p>
          </table:table-cell>
          <table:table-cell table:number-columns-repeated="4"/>
          <table:table-cell table:style-name="AmberHoliday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cape-verde/2026" xlink:type="simple">Cape Verde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11"/>
          <table:table-cell table:style-name="AmberHoliday" office:value-type="string" ns6:value-type="string">
            <text:p>Democracy Day</text:p>
          </table:table-cell>
          <table:table-cell table:number-columns-repeated="6"/>
          <table:table-cell table:style-name="AmberHoliday" office:value-type="string" ns6:value-type="string">
            <text:p>Heroes' Day</text:p>
          </table:table-cell>
          <table:table-cell table:number-columns-repeated="72"/>
          <table:table-cell table:style-name="AmberHoliday" office:value-type="string" ns6:value-type="string">
            <text:p>Good Friday</text:p>
          </table:table-cell>
          <table:table-cell table:number-columns-repeated="27"/>
          <table:table-cell office:value-type="string" ns6:value-type="string" table:style-name="AmberHoliday">
            <text:p>Labour Day</text:p>
          </table:table-cell>
          <table:table-cell table:number-columns-repeated="30"/>
          <table:table-cell table:style-name="AmberHoliday" office:value-type="string" ns6:value-type="string">
            <text:p>Youth Day</text:p>
          </table:table-cell>
          <table:table-cell table:number-columns-repeated="33"/>
          <table:table-cell table:style-name="AmberHoliday" office:value-type="string" ns6:value-type="string">
            <text:p>Independence Day</text:p>
          </table:table-cell>
          <table:table-cell table:number-columns-repeated="40"/>
          <table:table-cell table:style-name="AmberHoliday" office:value-type="string" ns6:value-type="string">
            <text:p>Assumption Day</text:p>
          </table:table-cell>
          <table:table-cell table:number-columns-repeated="77"/>
          <table:table-cell table:style-name="AmberHoliday" office:value-type="string" ns6:value-type="string">
            <text:p>All Saints' Day</text:p>
          </table:table-cell>
          <table:table-cell table:number-columns-repeated="53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central-african-republic/2026" xlink:type="simple">Central African Republic 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77"/>
          <table:table-cell table:style-name="AmberHoliday" office:value-type="string" ns6:value-type="string">
            <text:p>Korité</text:p>
          </table:table-cell>
          <table:table-cell table:number-columns-repeated="8"/>
          <table:table-cell table:style-name="AmberHoliday" office:value-type="string" ns6:value-type="string">
            <text:p>Boganda Day</text:p>
          </table:table-cell>
          <table:table-cell table:number-columns-repeated="7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12"/>
          <table:table-cell table:style-name="AmberHoliday" office:value-type="string" ns6:value-type="string">
            <text:p>Ascension Day</text:p>
          </table:table-cell>
          <table:table-cell table:number-columns-repeated="10"/>
          <table:table-cell table:style-name="AmberHoliday" office:value-type="string" ns6:value-type="string">
            <text:p>Whit Monday</text:p>
          </table:table-cell>
          <table:table-cell table:number-columns-repeated="2"/>
          <table:table-cell table:style-name="AmberHoliday" office:value-type="string" ns6:value-type="string">
            <text:p>Tabaski</text:p>
          </table:table-cell>
          <table:table-cell table:number-columns-repeated="32"/>
          <table:table-cell table:style-name="AmberHoliday" office:value-type="string" ns6:value-type="string">
            <text:p>General Prayer Day</text:p>
          </table:table-cell>
          <table:table-cell table:number-columns-repeated="43"/>
          <table:table-cell table:style-name="AmberHoliday" office:value-type="string" ns6:value-type="string">
            <text:p>Independence Day</text:p>
          </table:table-cell>
          <table:table-cell/>
          <table:table-cell table:style-name="AmberHoliday" office:value-type="string" ns6:value-type="string">
            <text:p>Assumption Day</text:p>
          </table:table-cell>
          <table:table-cell table:number-columns-repeated="77"/>
          <table:table-cell table:style-name="AmberHoliday" office:value-type="string" ns6:value-type="string">
            <text:p>All Saints' Day</text:p>
          </table:table-cell>
          <table:table-cell table:number-columns-repeated="29"/>
          <table:table-cell table:style-name="AmberHoliday" office:value-type="string" ns6:value-type="string">
            <text:p>Republic Day</text:p>
          </table:table-cell>
          <table:table-cell table:number-columns-repeated="23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chad/2026" xlink:type="simple">Chad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65"/>
          <table:table-cell table:style-name="AmberHoliday" office:value-type="string" ns6:value-type="string">
            <text:p>International Women's Day</text:p>
          </table:table-cell>
          <table:table-cell table:number-columns-repeated="11"/>
          <table:table-cell table:style-name="AmberHoliday" office:value-type="string" ns6:value-type="string">
            <text:p>Korité</text:p>
          </table:table-cell>
          <table:table-cell table:style-name="AmberHoliday" office:value-type="string" ns6:value-type="string">
            <text:p>Korité Holiday</text:p>
          </table:table-cell>
          <table:table-cell table:number-columns-repeated="15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26"/>
          <table:table-cell table:style-name="AmberHoliday" office:value-type="string" ns6:value-type="string">
            <text:p>Tabaski</text:p>
          </table:table-cell>
          <table:table-cell table:number-columns-repeated="74"/>
          <table:table-cell table:style-name="AmberHoliday" office:value-type="string" ns6:value-type="string">
            <text:p>Independence Day</text:p>
          </table:table-cell>
          <table:table-cell table:number-columns-repeated="13"/>
          <table:table-cell table:style-name="AmberHoliday" office:value-type="string" ns6:value-type="string">
            <text:p>Prophet's Birthday</text:p>
          </table:table-cell>
          <table:table-cell table:number-columns-repeated="67"/>
          <table:table-cell table:style-name="AmberHoliday" office:value-type="string" ns6:value-type="string">
            <text:p>All Saints' Day</text:p>
          </table:table-cell>
          <table:table-cell table:number-columns-repeated="26"/>
          <table:table-cell table:style-name="AmberHoliday" office:value-type="string" ns6:value-type="string">
            <text:p>Republic Day</text:p>
          </table:table-cell>
          <table:table-cell table:number-columns-repeated="2"/>
          <table:table-cell table:style-name="AmberHoliday" office:value-type="string" ns6:value-type="string">
            <text:p>Freedom and Democracy Day</text:p>
          </table:table-cell>
          <table:table-cell table:number-columns-repeated="23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chile/2026" xlink:type="simple">Chile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91"/>
          <table:table-cell table:style-name="AmberHoliday" office:value-type="string" ns6:value-type="string">
            <text:p>Good Friday</text:p>
          </table:table-cell>
          <table:table-cell table:style-name="AmberHoliday" office:value-type="string" ns6:value-type="string">
            <text:p>Holy Saturday</text:p>
          </table:table-cell>
          <table:table-cell table:number-columns-repeated="26"/>
          <table:table-cell office:value-type="string" ns6:value-type="string" table:style-name="AmberHoliday">
            <text:p>Labour Day</text:p>
          </table:table-cell>
          <table:table-cell table:number-columns-repeated="8"/>
          <table:table-cell table:style-name="AmberHoliday" office:value-type="string" ns6:value-type="string">
            <text:p>Mother's Day</text:p>
          </table:table-cell>
          <table:table-cell table:number-columns-repeated="10"/>
          <table:table-cell table:style-name="AmberHoliday" office:value-type="string" ns6:value-type="string">
            <text:p>Navy Day</text:p>
          </table:table-cell>
          <table:table-cell table:number-columns-repeated="30"/>
          <table:table-cell table:style-name="AmberHoliday" office:value-type="string" ns6:value-type="string">
            <text:p>Indigenous People's Day</text:p>
          </table:table-cell>
          <table:table-cell table:number-columns-repeated="7"/>
          <table:table-cell table:style-name="AmberHoliday" office:value-type="string" ns6:value-type="string">
            <text:p>Saint Peter and Saint Paul Day</text:p>
          </table:table-cell>
          <table:table-cell table:number-columns-repeated="16"/>
          <table:table-cell table:style-name="AmberHoliday" office:value-type="string" ns6:value-type="string">
            <text:p>Our Lady of Mount Carmel</text:p>
          </table:table-cell>
          <table:table-cell table:number-columns-repeated="29"/>
          <table:table-cell table:style-name="AmberHoliday" office:value-type="string" ns6:value-type="string">
            <text:p>Assumption Day</text:p>
          </table:table-cell>
          <table:table-cell table:number-columns-repeated="33"/>
          <table:table-cell table:style-name="AmberHoliday" office:value-type="string" ns6:value-type="string">
            <text:p>Independence Day</text:p>
          </table:table-cell>
          <table:table-cell table:style-name="AmberHoliday" office:value-type="string" ns6:value-type="string">
            <text:p>Day of the Glories of the Chilean Army</text:p>
          </table:table-cell>
          <table:table-cell table:number-columns-repeated="22"/>
          <table:table-cell table:style-name="AmberHoliday" office:value-type="string" ns6:value-type="string">
            <text:p>Meeting of the Worlds</text:p>
          </table:table-cell>
          <table:table-cell table:number-columns-repeated="18"/>
          <table:table-cell table:style-name="AmberHoliday" office:value-type="string" ns6:value-type="string">
            <text:p>Reformation Day</text:p>
          </table:table-cell>
          <table:table-cell table:style-name="AmberHoliday" office:value-type="string" ns6:value-type="string">
            <text:p>All Saints' Day</text:p>
          </table:table-cell>
          <table:table-cell table:number-columns-repeated="36"/>
          <table:table-cell table:style-name="AmberHoliday" office:value-type="string" ns6:value-type="string">
            <text:p>Immaculate Conception Day</text:p>
          </table:table-cell>
          <table:table-cell table:number-columns-repeated="16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china/2026" xlink:type="simple">China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Day after New Year's Day Holiday</text:p>
          </table:table-cell>
          <table:table-cell table:number-columns-repeated="44"/>
          <table:table-cell table:style-name="AmberHoliday" office:value-type="string" ns6:value-type="string">
            <text:p>Spring Festival Holiday</text:p>
          </table:table-cell>
          <table:table-cell table:style-name="AmberHoliday" office:value-type="string" ns6:value-type="string">
            <text:p>Spring Festival</text:p>
          </table:table-cell>
          <table:table-cell table:style-name="AmberHoliday" office:value-type="string" ns6:value-type="string">
            <text:p>Spring Festival Holiday</text:p>
          </table:table-cell>
          <table:table-cell table:style-name="AmberHoliday" office:value-type="string" ns6:value-type="string">
            <text:p>Spring Festival Holiday</text:p>
          </table:table-cell>
          <table:table-cell table:style-name="AmberHoliday" office:value-type="string" ns6:value-type="string" table:number-columns-repeated="1">
            <text:p>Spring Festival Holiday</text:p>
          </table:table-cell>
          <table:table-cell table:number-columns-repeated="2"/>
          <table:table-cell table:style-name="AmberHoliday" office:value-type="string" ns6:value-type="string">
            <text:p>Spring Festival Holiday</text:p>
          </table:table-cell>
          <table:table-cell table:number-columns-repeated="12"/>
          <table:table-cell table:style-name="AmberHoliday" office:value-type="string" ns6:value-type="string">
            <text:p>International Women's Day</text:p>
          </table:table-cell>
          <table:table-cell table:number-columns-repeated="27"/>
          <table:table-cell table:style-name="AmberHoliday" office:value-type="string" ns6:value-type="string">
            <text:p>Ching Ming Festival</text:p>
          </table:table-cell>
          <table:table-cell table:style-name="AmberHoliday" office:value-type="string" ns6:value-type="string">
            <text:p>Ching Ming Festival (in lieu)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2"/>
          <table:table-cell table:style-name="AmberHoliday" office:value-type="string" ns6:value-type="string">
            <text:p>Labour Day Holiday</text:p>
          </table:table-cell>
          <table:table-cell table:style-name="AmberHoliday" office:value-type="string" ns6:value-type="string" table:number-columns-repeated="1">
            <text:p>Labour Day Holiday</text:p>
          </table:table-cell>
          <table:table-cell table:number-columns-repeated="44"/>
          <table:table-cell table:style-name="AmberHoliday" office:value-type="string" ns6:value-type="string">
            <text:p>Dragon Boat Festival</text:p>
          </table:table-cell>
          <table:table-cell table:number-columns-repeated="97"/>
          <table:table-cell table:style-name="AmberHoliday" office:value-type="string" ns6:value-type="string">
            <text:p>Mid-Autumn Festival</text:p>
          </table:table-cell>
          <table:table-cell table:number-columns-repeated="5"/>
          <table:table-cell table:style-name="AmberHoliday" office:value-type="string" ns6:value-type="string">
            <text:p>Chinese National Day</text:p>
          </table:table-cell>
          <table:table-cell table:style-name="AmberHoliday" office:value-type="string" ns6:value-type="string">
            <text:p>Chinese National Day Holiday</text:p>
          </table:table-cell>
          <table:table-cell table:style-name="AmberHoliday" office:value-type="string" ns6:value-type="string">
            <text:p>Chinese National Day Holiday</text:p>
          </table:table-cell>
          <table:table-cell table:style-name="AmberHoliday" office:value-type="string" ns6:value-type="string">
            <text:p>Chinese National Day Holiday</text:p>
          </table:table-cell>
          <table:table-cell table:style-name="AmberHoliday" office:value-type="string" ns6:value-type="string">
            <text:p>Chinese National Day Holiday</text:p>
          </table:table-cell>
          <table:table-cell table:style-name="AmberHoliday" office:value-type="string" ns6:value-type="string">
            <text:p>Chinese National Day Holiday</text:p>
          </table:table-cell>
          <table:table-cell table:style-name="AmberHoliday" office:value-type="string" ns6:value-type="string" table:number-columns-repeated="1">
            <text:p>Chinese National Day Holiday</text:p>
          </table:table-cell>
          <table:table-cell table:number-columns-repeated="10"/>
          <table:table-cell table:style-name="AmberHoliday" office:value-type="string" ns6:value-type="string">
            <text:p>Chung Yeung Festival</text:p>
          </table:table-cell>
          <table:table-cell table:number-columns-repeated="67"/>
          <table:table-cell table:style-name="Default"/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colombia/2026" xlink:type="simple">Colomb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10"/>
          <table:table-cell table:style-name="AmberHoliday" office:value-type="string" ns6:value-type="string">
            <text:p>Epiphany Holiday</text:p>
          </table:table-cell>
          <table:table-cell table:number-columns-repeated="69"/>
          <table:table-cell table:style-name="AmberHoliday" office:value-type="string" ns6:value-type="string">
            <text:p>St. Joseph's Day (in lieu)</text:p>
          </table:table-cell>
          <table:table-cell table:number-columns-repeated="9"/>
          <table:table-cell table:style-name="AmberHoliday" office:value-type="string" ns6:value-type="string">
            <text:p>Maundy Thursday</text:p>
          </table:table-cell>
          <table:table-cell table:style-name="AmberHoliday" office:value-type="string" ns6:value-type="string">
            <text:p>Good Friday</text:p>
          </table:table-cell>
          <table:table-cell table:number-columns-repeated="27"/>
          <table:table-cell office:value-type="string" ns6:value-type="string" table:style-name="AmberHoliday">
            <text:p>Labour Day</text:p>
          </table:table-cell>
          <table:table-cell table:number-columns-repeated="8"/>
          <table:table-cell table:style-name="AmberHoliday" office:value-type="string" ns6:value-type="string">
            <text:p>Mother's Day</text:p>
          </table:table-cell>
          <table:table-cell table:number-columns-repeated="7"/>
          <table:table-cell table:style-name="AmberHoliday" office:value-type="string" ns6:value-type="string">
            <text:p>Ascension Day Holiday (in lieu)</text:p>
          </table:table-cell>
          <table:table-cell table:number-columns-repeated="20"/>
          <table:table-cell table:style-name="AmberHoliday" office:value-type="string" ns6:value-type="string">
            <text:p>Corpus Christi Holiday (in lieu)</text:p>
          </table:table-cell>
          <table:table-cell table:number-columns-repeated="6"/>
          <table:table-cell table:style-name="AmberHoliday" office:value-type="string" ns6:value-type="string">
            <text:p>Sacred Heart</text:p>
          </table:table-cell>
          <table:table-cell table:number-columns-repeated="5"/>
          <table:table-cell table:style-name="AmberHoliday" office:value-type="string" ns6:value-type="string">
            <text:p>Father's Day</text:p>
          </table:table-cell>
          <table:table-cell table:number-columns-repeated="7"/>
          <table:table-cell table:style-name="AmberHoliday" office:value-type="string" ns6:value-type="string">
            <text:p>Saints Peter and Paul's Day (in lieu)</text:p>
          </table:table-cell>
          <table:table-cell table:number-columns-repeated="20"/>
          <table:table-cell table:style-name="AmberHoliday" office:value-type="string" ns6:value-type="string">
            <text:p>Declaration of Independence</text:p>
          </table:table-cell>
          <table:table-cell table:number-columns-repeated="17"/>
          <table:table-cell table:style-name="AmberHoliday" office:value-type="string" ns6:value-type="string">
            <text:p>Battle of Boyacá</text:p>
          </table:table-cell>
          <table:table-cell table:number-columns-repeated="9"/>
          <table:table-cell table:style-name="AmberHoliday" office:value-type="string" ns6:value-type="string">
            <text:p>Assumption Day (in lieu)</text:p>
          </table:table-cell>
          <table:table-cell table:number-columns-repeated="55"/>
          <table:table-cell table:style-name="AmberHoliday" office:value-type="string" ns6:value-type="string">
            <text:p>Day of the Races</text:p>
          </table:table-cell>
          <table:table-cell table:number-columns-repeated="20"/>
          <table:table-cell table:style-name="AmberHoliday" office:value-type="string" ns6:value-type="string">
            <text:p>All Saints' Day Holiday</text:p>
          </table:table-cell>
          <table:table-cell table:number-columns-repeated="13"/>
          <table:table-cell table:style-name="AmberHoliday" office:value-type="string" ns6:value-type="string">
            <text:p>Independence of Cartagena</text:p>
          </table:table-cell>
          <table:table-cell table:number-columns-repeated="21"/>
          <table:table-cell table:style-name="AmberHoliday" office:value-type="string" ns6:value-type="string">
            <text:p>Immaculate Conception Day</text:p>
          </table:table-cell>
          <table:table-cell table:number-columns-repeated="16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comoros/2026" xlink:type="simple">Comoros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14"/>
          <table:table-cell table:style-name="AmberHoliday" office:value-type="string" ns6:value-type="string">
            <text:p>Leilat al-Meiraj</text:p>
          </table:table-cell>
          <table:table-cell table:number-columns-repeated="60"/>
          <table:table-cell table:style-name="AmberHoliday" office:value-type="string" ns6:value-type="string">
            <text:p>Cheikh Al Maarouf Day</text:p>
          </table:table-cell>
          <table:table-cell/>
          <table:table-cell table:style-name="AmberHoliday" office:value-type="string" ns6:value-type="string">
            <text:p>Ide el Fitr</text:p>
          </table:table-cell>
          <table:table-cell table:style-name="AmberHoliday" office:value-type="string" ns6:value-type="string">
            <text:p>Ide el Fitr Holiday</text:p>
          </table:table-cell>
          <table:table-cell table:style-name="AmberHoliday" office:value-type="string" ns6:value-type="string" table:number-columns-repeated="1">
            <text:p>Ide el Fitr Holiday</text:p>
          </table:table-cell>
          <table:table-cell table:number-columns-repeated="39"/>
          <table:table-cell office:value-type="string" ns6:value-type="string" table:style-name="AmberHoliday">
            <text:p>Labour Day</text:p>
          </table:table-cell>
          <table:table-cell table:number-columns-repeated="26"/>
          <table:table-cell table:style-name="AmberHoliday" office:value-type="string" ns6:value-type="string">
            <text:p>Ide el Kabir</text:p>
          </table:table-cell>
          <table:table-cell table:style-name="AmberHoliday" office:value-type="string" ns6:value-type="string">
            <text:p>Ide el Kabir Holiday</text:p>
          </table:table-cell>
          <table:table-cell table:number-columns-repeated="17"/>
          <table:table-cell table:style-name="AmberHoliday" office:value-type="string" ns6:value-type="string">
            <text:p>Muharram</text:p>
          </table:table-cell>
          <table:table-cell table:number-columns-repeated="19"/>
          <table:table-cell table:style-name="AmberHoliday" office:value-type="string" ns6:value-type="string">
            <text:p>National Day</text:p>
          </table:table-cell>
          <table:table-cell table:number-columns-repeated="49"/>
          <table:table-cell table:style-name="AmberHoliday" office:value-type="string" ns6:value-type="string">
            <text:p>Mouloud</text:p>
          </table:table-cell>
          <table:table-cell table:number-columns-repeated="121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costa-rica/2026" xlink:type="simple">Costa Ric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87"/>
          <table:table-cell table:style-name="AmberHoliday" office:value-type="string" ns6:value-type="string">
            <text:p>Holy Week Holiday</text:p>
          </table:table-cell>
          <table:table-cell table:style-name="AmberHoliday" office:value-type="string" ns6:value-type="string">
            <text:p>Holy Week Holiday</text:p>
          </table:table-cell>
          <table:table-cell table:style-name="AmberHoliday" office:value-type="string" ns6:value-type="string" table:number-columns-repeated="1">
            <text:p>Holy Week Holiday</text:p>
          </table:table-cell>
          <table:table-cell table:style-name="AmberHoliday" office:value-type="string" ns6:value-type="string">
            <text:p>Good Thursday</text:p>
          </table:table-cell>
          <table:table-cell table:style-name="AmberHoliday" office:value-type="string" ns6:value-type="string">
            <text:p>Good Friday</text:p>
          </table:table-cell>
          <table:table-cell table:number-columns-repeated="7"/>
          <table:table-cell table:style-name="AmberHoliday" office:value-type="string" ns6:value-type="string">
            <text:p>Juan Santamaria Day</text:p>
          </table:table-cell>
          <table:table-cell table:number-columns-repeated="19"/>
          <table:table-cell office:value-type="string" ns6:value-type="string" table:style-name="AmberHoliday">
            <text:p>Workers or Labor Day</text:p>
          </table:table-cell>
          <table:table-cell table:number-columns-repeated="6"/>
          <table:table-cell table:style-name="AmberHoliday" office:value-type="string" ns6:value-type="string">
            <text:p>Public Holiday</text:p>
          </table:table-cell>
          <table:table-cell table:number-columns-repeated="77"/>
          <table:table-cell table:style-name="AmberHoliday" office:value-type="string" ns6:value-type="string">
            <text:p>Guanacaste Day</text:p>
          </table:table-cell>
          <table:table-cell table:number-columns-repeated="7"/>
          <table:table-cell table:style-name="AmberHoliday" office:value-type="string" ns6:value-type="string">
            <text:p>Virgin of Los Angeles Day</text:p>
          </table:table-cell>
          <table:table-cell table:number-columns-repeated="12"/>
          <table:table-cell table:style-name="AmberHoliday" office:value-type="string" ns6:value-type="string">
            <text:p>Mother's Day</text:p>
          </table:table-cell>
          <table:table-cell table:number-columns-repeated="15"/>
          <table:table-cell table:style-name="AmberHoliday" office:value-type="string" ns6:value-type="string">
            <text:p>Day of the Black Person and Afro-Costa Rican Culture</text:p>
          </table:table-cell>
          <table:table-cell table:number-columns-repeated="14"/>
          <table:table-cell table:style-name="AmberHoliday" office:value-type="string" ns6:value-type="string">
            <text:p>Independence Day</text:p>
          </table:table-cell>
          <table:table-cell table:number-columns-repeated="76"/>
          <table:table-cell table:style-name="AmberHoliday" office:value-type="string" ns6:value-type="string">
            <text:p>Army Abolition Day</text:p>
          </table:table-cell>
          <table:table-cell table:number-columns-repeated="23"/>
          <table:table-cell office:value-type="string" ns6:value-type="string" table:style-name="AmberHoliday">
            <text:p>Christmas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croatia/2026" xlink:type="simple">Croat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"/>
          <table:table-cell table:style-name="AmberHoliday" office:value-type="string" ns6:value-type="string">
            <text:p>Three King's Day</text:p>
          </table:table-cell>
          <table:table-cell table:number-columns-repeated="88"/>
          <table:table-cell table:style-name="AmberHoliday" office:value-type="string" ns6:value-type="string">
            <text:p>Easter Sunday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28"/>
          <table:table-cell table:style-name="AmberHoliday" office:value-type="string" ns6:value-type="string">
            <text:p>Statehood Day</text:p>
          </table:table-cell>
          <table:table-cell table:number-columns-repeated="4"/>
          <table:table-cell table:style-name="AmberHoliday" office:value-type="string" ns6:value-type="string">
            <text:p>Corpus Christi</text:p>
          </table:table-cell>
          <table:table-cell table:number-columns-repeated="17"/>
          <table:table-cell table:style-name="AmberHoliday" office:value-type="string" ns6:value-type="string">
            <text:p>Anti-Fascist Struggle Day</text:p>
          </table:table-cell>
          <table:table-cell table:number-columns-repeated="43"/>
          <table:table-cell table:style-name="AmberHoliday" office:value-type="string" ns6:value-type="string">
            <text:p>Victory and Homeland Thanksgiving Day</text:p>
          </table:table-cell>
          <table:table-cell table:number-columns-repeated="9"/>
          <table:table-cell table:style-name="AmberHoliday" office:value-type="string" ns6:value-type="string">
            <text:p>Assumption of Mary</text:p>
          </table:table-cell>
          <table:table-cell table:number-columns-repeated="77"/>
          <table:table-cell table:style-name="AmberHoliday" office:value-type="string" ns6:value-type="string">
            <text:p>All Saints' Day</text:p>
          </table:table-cell>
          <table:table-cell table:number-columns-repeated="16"/>
          <table:table-cell table:style-name="AmberHoliday" office:value-type="string" ns6:value-type="string">
            <text:p>Remembrance Day</text:p>
          </table:table-cell>
          <table:table-cell table:number-columns-repeated="36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cyprus/2026" xlink:type="simple">Cyprus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"/>
          <table:table-cell table:style-name="AmberHoliday" office:value-type="string" ns6:value-type="string">
            <text:p>Feast of the Theophany</text:p>
          </table:table-cell>
          <table:table-cell table:number-columns-repeated="47"/>
          <table:table-cell table:style-name="AmberHoliday" office:value-type="string" ns6:value-type="string">
            <text:p>Green Monday</text:p>
          </table:table-cell>
          <table:table-cell table:number-columns-repeated="29"/>
          <table:table-cell table:style-name="AmberHoliday" office:value-type="string" ns6:value-type="string">
            <text:p>Greek Independence Day</text:p>
          </table:table-cell>
          <table:table-cell table:number-columns-repeated="6"/>
          <table:table-cell table:style-name="AmberHoliday" office:value-type="string" ns6:value-type="string">
            <text:p>National Day</text:p>
          </table:table-cell>
          <table:table-cell table:number-columns-repeated="8"/>
          <table:table-cell table:style-name="AmberHoliday" office:value-type="string" ns6:value-type="string">
            <text:p>Orthodox Good Friday</text:p>
          </table:table-cell>
          <table:table-cell table:number-columns-repeated="2"/>
          <table:table-cell table:style-name="AmberHoliday" office:value-type="string" ns6:value-type="string">
            <text:p>Orthodox Easter Monday</text:p>
          </table:table-cell>
          <table:table-cell table:style-name="AmberHoliday" office:value-type="string" ns6:value-type="string">
            <text:p>Orthodox Easter Tuesday</text:p>
          </table:table-cell>
          <table:table-cell table:number-columns-repeated="16"/>
          <table:table-cell office:value-type="string" ns6:value-type="string" table:style-name="AmberHoliday">
            <text:p>Labour Day</text:p>
          </table:table-cell>
          <table:table-cell table:number-columns-repeated="30"/>
          <table:table-cell table:style-name="AmberHoliday" office:value-type="string" ns6:value-type="string">
            <text:p>Orthodox Pentecost Monday</text:p>
          </table:table-cell>
          <table:table-cell table:number-columns-repeated="74"/>
          <table:table-cell table:style-name="AmberHoliday" office:value-type="string" ns6:value-type="string">
            <text:p>Dormition of the Theotokos</text:p>
          </table:table-cell>
          <table:table-cell table:number-columns-repeated="46"/>
          <table:table-cell table:style-name="AmberHoliday" office:value-type="string" ns6:value-type="string">
            <text:p>Cypriot Independence Day</text:p>
          </table:table-cell>
          <table:table-cell table:number-columns-repeated="26"/>
          <table:table-cell table:style-name="AmberHoliday" office:value-type="string" ns6:value-type="string">
            <text:p>Ochi Day</text:p>
          </table:table-cell>
          <table:table-cell table:number-columns-repeated="57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czech-republic/2026" xlink:type="simple">Czech Republic</text:a></text:p>
          </table:table-cell>
          <table:table-cell office:value-type="string" ns6:value-type="string" table:style-name="AmberHoliday">
            <text:p>Restoration Day of the Independent Czech State</text:p>
          </table:table-cell>
          <table:table-cell table:number-columns-repeated="91"/>
          <table:table-cell table:style-name="AmberHoliday" office:value-type="string" ns6:value-type="string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6"/>
          <table:table-cell table:style-name="AmberHoliday" office:value-type="string" ns6:value-type="string">
            <text:p>Liberation Day</text:p>
          </table:table-cell>
          <table:table-cell/>
          <table:table-cell table:style-name="AmberHoliday" office:value-type="string" ns6:value-type="string">
            <text:p>Mother's Day</text:p>
          </table:table-cell>
          <table:table-cell table:number-columns-repeated="55"/>
          <table:table-cell table:style-name="AmberHoliday" office:value-type="string" ns6:value-type="string">
            <text:p>St Cyril and Methodius Day</text:p>
          </table:table-cell>
          <table:table-cell table:style-name="AmberHoliday" office:value-type="string" ns6:value-type="string">
            <text:p>Jan Hus Day</text:p>
          </table:table-cell>
          <table:table-cell table:number-columns-repeated="45"/>
          <table:table-cell table:style-name="AmberHoliday" office:value-type="string" ns6:value-type="string">
            <text:p>Day of Memory</text:p>
          </table:table-cell>
          <table:table-cell table:number-columns-repeated="37"/>
          <table:table-cell table:style-name="AmberHoliday" office:value-type="string" ns6:value-type="string">
            <text:p>St. Wenceslas Day</text:p>
          </table:table-cell>
          <table:table-cell table:number-columns-repeated="29"/>
          <table:table-cell table:style-name="AmberHoliday" office:value-type="string" ns6:value-type="string">
            <text:p>Independent Czechoslovak State Day</text:p>
          </table:table-cell>
          <table:table-cell table:number-columns-repeated="19"/>
          <table:table-cell table:style-name="AmberHoliday" office:value-type="string" ns6:value-type="string">
            <text:p>Struggle for Freedom and Democracy Day</text:p>
          </table:table-cell>
          <table:table-cell table:number-columns-repeated="36"/>
          <table:table-cell table:style-name="AmberHoliday" office:value-type="string" ns6:value-type="string">
            <text:p>Christmas Eve</text:p>
          </table:table-cell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St. Stephen's Day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No</text:p>
          </table:table-cell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north-korea/2026" xlink:type="simple">Democratic Republic of Kore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5"/>
          <table:table-cell table:style-name="AmberHoliday" office:value-type="string" ns6:value-type="string">
            <text:p>Birth Day of Kim Jong Il</text:p>
          </table:table-cell>
          <table:table-cell table:style-name="AmberHoliday" office:value-type="string" ns6:value-type="string">
            <text:p>Korean New Year</text:p>
          </table:table-cell>
          <table:table-cell table:number-columns-repeated="13"/>
          <table:table-cell table:style-name="AmberHoliday" office:value-type="string" ns6:value-type="string">
            <text:p>Tree Planting Day</text:p>
          </table:table-cell>
          <table:table-cell table:number-columns-repeated="4"/>
          <table:table-cell table:style-name="AmberHoliday" office:value-type="string" ns6:value-type="string">
            <text:p>International Women's Day</text:p>
          </table:table-cell>
          <table:table-cell table:number-columns-repeated="26"/>
          <table:table-cell table:style-name="AmberHoliday" office:value-type="string" ns6:value-type="string">
            <text:p>Chungmyung Day</text:p>
          </table:table-cell>
          <table:table-cell table:number-columns-repeated="10"/>
          <table:table-cell table:style-name="AmberHoliday" office:value-type="string" ns6:value-type="string">
            <text:p>Birth Date of Kim Il Sung</text:p>
          </table:table-cell>
          <table:table-cell table:number-columns-repeated="9"/>
          <table:table-cell table:style-name="AmberHoliday" office:value-type="string" ns6:value-type="string">
            <text:p>Military Foundation Day</text:p>
          </table:table-cell>
          <table:table-cell table:number-columns-repeated="5"/>
          <table:table-cell office:value-type="string" ns6:value-type="string" table:style-name="AmberHoliday">
            <text:p>Labour Day</text:p>
          </table:table-cell>
          <table:table-cell table:number-columns-repeated="35"/>
          <table:table-cell table:style-name="AmberHoliday" office:value-type="string" ns6:value-type="string">
            <text:p>Children's Union Foundation Day</text:p>
          </table:table-cell>
          <table:table-cell table:number-columns-repeated="50"/>
          <table:table-cell table:style-name="AmberHoliday" office:value-type="string" ns6:value-type="string">
            <text:p>Day of Victory</text:p>
          </table:table-cell>
          <table:table-cell table:number-columns-repeated="18"/>
          <table:table-cell table:style-name="AmberHoliday" office:value-type="string" ns6:value-type="string">
            <text:p>National Liberation Day</text:p>
          </table:table-cell>
          <table:table-cell table:number-columns-repeated="9"/>
          <table:table-cell table:style-name="AmberHoliday" office:value-type="string" ns6:value-type="string">
            <text:p>Day of Songun</text:p>
          </table:table-cell>
          <table:table-cell table:number-columns-repeated="14"/>
          <table:table-cell table:style-name="AmberHoliday" office:value-type="string" ns6:value-type="string">
            <text:p>National Day</text:p>
          </table:table-cell>
          <table:table-cell table:number-columns-repeated="15"/>
          <table:table-cell table:style-name="AmberHoliday" office:value-type="string" ns6:value-type="string">
            <text:p>Harvest Festival</text:p>
          </table:table-cell>
          <table:table-cell table:number-columns-repeated="14"/>
          <table:table-cell table:style-name="AmberHoliday" office:value-type="string" ns6:value-type="string">
            <text:p>Party Foundation Day</text:p>
          </table:table-cell>
          <table:table-cell table:number-columns-repeated="36"/>
          <table:table-cell table:style-name="AmberHoliday" office:value-type="string" ns6:value-type="string">
            <text:p>Mother's Day</text:p>
          </table:table-cell>
          <table:table-cell table:number-columns-repeated="38"/>
          <table:table-cell table:style-name="Default"/>
          <table:table-cell/>
          <table:table-cell table:style-name="AmberHoliday" office:value-type="string" ns6:value-type="string">
            <text:p>Constitution Day</text:p>
          </table:table-cell>
          <table:table-cell table:number-columns-repeated="4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denmark/2026" xlink:type="simple">Denmark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90"/>
          <table:table-cell table:style-name="AmberHoliday" office:value-type="string" ns6:value-type="string">
            <text:p>Maundy Thursday</text:p>
          </table:table-cell>
          <table:table-cell table:style-name="AmberHoliday" office:value-type="string" ns6:value-type="string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8"/>
          <table:table-cell table:style-name="AmberHoliday" office:value-type="string" ns6:value-type="string">
            <text:p>Mother's Day</text:p>
          </table:table-cell>
          <table:table-cell table:number-columns-repeated="3"/>
          <table:table-cell table:style-name="AmberHoliday" office:value-type="string" ns6:value-type="string">
            <text:p>Ascension Day</text:p>
          </table:table-cell>
          <table:table-cell table:style-name="AmberHoliday" office:value-type="string" ns6:value-type="string">
            <text:p>Bank Holiday</text:p>
          </table:table-cell>
          <table:table-cell table:number-columns-repeated="8"/>
          <table:table-cell table:style-name="AmberHoliday" office:value-type="string" ns6:value-type="string">
            <text:p>Pentecost Sunday</text:p>
          </table:table-cell>
          <table:table-cell table:style-name="AmberHoliday" office:value-type="string" ns6:value-type="string">
            <text:p>Whit Monday</text:p>
          </table:table-cell>
          <table:table-cell table:number-columns-repeated="10"/>
          <table:table-cell table:style-name="AmberHoliday" office:value-type="string" ns6:value-type="string">
            <text:p>Father's Day</text:p>
          </table:table-cell>
          <table:table-cell table:number-columns-repeated="201"/>
          <table:table-cell table:style-name="AmberHoliday" office:value-type="string" ns6:value-type="string">
            <text:p>Christmas Eve Day</text:p>
          </table:table-cell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Second Day of Christmas</text:p>
          </table:table-cell>
          <table:table-cell table:number-columns-repeated="4"/>
          <table:table-cell table:style-name="AmberHoliday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djibouti/2026" xlink:type="simple">Djibouti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14"/>
          <table:table-cell table:style-name="AmberHoliday" office:value-type="string" ns6:value-type="string">
            <text:p>Al Isra et Al Mirague</text:p>
          </table:table-cell>
          <table:table-cell table:number-columns-repeated="62"/>
          <table:table-cell table:style-name="AmberHoliday" office:value-type="string" ns6:value-type="string">
            <text:p>Eid ul-Fitr</text:p>
          </table:table-cell>
          <table:table-cell table:style-name="AmberHoliday" office:value-type="string" ns6:value-type="string">
            <text:p>Eid ul-Fitr Holiday Holiday</text:p>
          </table:table-cell>
          <table:table-cell table:number-columns-repeated="40"/>
          <table:table-cell office:value-type="string" ns6:value-type="string" table:style-name="AmberHoliday">
            <text:p>Labour Day</text:p>
          </table:table-cell>
          <table:table-cell table:number-columns-repeated="26"/>
          <table:table-cell table:style-name="AmberHoliday" office:value-type="string" ns6:value-type="string">
            <text:p>Eid Al Adha</text:p>
          </table:table-cell>
          <table:table-cell table:style-name="AmberHoliday" office:value-type="string" ns6:value-type="string">
            <text:p>Eid Al Adha Holiday</text:p>
          </table:table-cell>
          <table:table-cell table:number-columns-repeated="17"/>
          <table:table-cell table:style-name="AmberHoliday" office:value-type="string" ns6:value-type="string">
            <text:p>Awal Muharram</text:p>
          </table:table-cell>
          <table:table-cell table:number-columns-repeated="10"/>
          <table:table-cell table:style-name="AmberHoliday" office:value-type="string" ns6:value-type="string">
            <text:p>Independence Day</text:p>
          </table:table-cell>
          <table:table-cell table:number-columns-repeated="58"/>
          <table:table-cell table:style-name="AmberHoliday" office:value-type="string" ns6:value-type="string">
            <text:p>Prophet Mohammed's Birthday</text:p>
          </table:table-cell>
          <table:table-cell table:number-columns-repeated="121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ecuador/2026" xlink:type="simple">Ecuador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5"/>
          <table:table-cell table:style-name="AmberHoliday" office:value-type="string" ns6:value-type="string">
            <text:p>Carnival Monday</text:p>
          </table:table-cell>
          <table:table-cell table:style-name="AmberHoliday" office:value-type="string" ns6:value-type="string">
            <text:p>Carnival Tuesday</text:p>
          </table:table-cell>
          <table:table-cell table:number-columns-repeated="44"/>
          <table:table-cell table:style-name="AmberHoliday" office:value-type="string" ns6:value-type="string">
            <text:p>Good Friday</text:p>
          </table:table-cell>
          <table:table-cell/>
          <table:table-cell table:style-name="AmberHoliday" office:value-type="string" ns6:value-type="string">
            <text:p>Easter Day</text:p>
          </table:table-cell>
          <table:table-cell table:number-columns-repeated="25"/>
          <table:table-cell office:value-type="string" ns6:value-type="string" table:style-name="AmberHoliday">
            <text:p>Labour Day</text:p>
          </table:table-cell>
          <table:table-cell table:number-columns-repeated="22"/>
          <table:table-cell table:style-name="AmberHoliday" office:value-type="string" ns6:value-type="string">
            <text:p>Anniversary of the Battle of Pichincha (in lieu)</text:p>
          </table:table-cell>
          <table:table-cell table:number-columns-repeated="60"/>
          <table:table-cell table:style-name="AmberHoliday" office:value-type="string" ns6:value-type="string">
            <text:p>Simon Bolivar Day</text:p>
          </table:table-cell>
          <table:table-cell table:number-columns-repeated="17"/>
          <table:table-cell table:style-name="AmberHoliday" office:value-type="string" ns6:value-type="string">
            <text:p>Independence Day</text:p>
          </table:table-cell>
          <table:table-cell table:number-columns-repeated="58"/>
          <table:table-cell table:style-name="AmberHoliday" office:value-type="string" ns6:value-type="string">
            <text:p>Independence of Guayaquil</text:p>
          </table:table-cell>
          <table:table-cell table:number-columns-repeated="23"/>
          <table:table-cell table:style-name="AmberHoliday" office:value-type="string" ns6:value-type="string">
            <text:p>All Soul's Day</text:p>
          </table:table-cell>
          <table:table-cell table:style-name="AmberHoliday" office:value-type="string" ns6:value-type="string">
            <text:p>Independence of Cuenca Holiday</text:p>
          </table:table-cell>
          <table:table-cell table:number-columns-repeated="33"/>
          <table:table-cell table:style-name="AmberHoliday" office:value-type="string" ns6:value-type="string">
            <text:p>Foundation of Quito Day (in lieu)</text:p>
          </table:table-cell>
          <table:table-cell table:number-columns-repeated="17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egypt/2026" xlink:type="simple">Egypt</text:a></text:p>
          </table:table-cell>
          <table:table-cell office:value-type="string" ns6:value-type="string" table:style-name="AmberHoliday">
            <text:p>Bank Holiday</text:p>
          </table:table-cell>
          <table:table-cell table:number-columns-repeated="5"/>
          <table:table-cell table:style-name="AmberHoliday" office:value-type="string" ns6:value-type="string">
            <text:p>Coptic Christmas</text:p>
          </table:table-cell>
          <table:table-cell table:number-columns-repeated="21"/>
          <table:table-cell table:style-name="AmberHoliday" office:value-type="string" ns6:value-type="string">
            <text:p>Revolution Day January 25 (in lieu)</text:p>
          </table:table-cell>
          <table:table-cell table:number-columns-repeated="49"/>
          <table:table-cell table:style-name="AmberHoliday" office:value-type="string" ns6:value-type="string">
            <text:p>End of Ramadan</text:p>
          </table:table-cell>
          <table:table-cell table:style-name="AmberHoliday" office:value-type="string" ns6:value-type="string">
            <text:p>End of Ramadan Day 2</text:p>
          </table:table-cell>
          <table:table-cell table:style-name="AmberHoliday" office:value-type="string" ns6:value-type="string">
            <text:p>End of Ramadan Day 3</text:p>
          </table:table-cell>
          <table:table-cell table:number-columns-repeated="20"/>
          <table:table-cell table:style-name="AmberHoliday" office:value-type="string" ns6:value-type="string">
            <text:p>Coptic Easter Sunday</text:p>
          </table:table-cell>
          <table:table-cell table:style-name="AmberHoliday" office:value-type="string" ns6:value-type="string">
            <text:p>Sham El Nessim</text:p>
          </table:table-cell>
          <table:table-cell table:number-columns-repeated="11"/>
          <table:table-cell table:style-name="AmberHoliday" office:value-type="string" ns6:value-type="string">
            <text:p>Sinai Liberation Day</text:p>
          </table:table-cell>
          <table:table-cell table:number-columns-repeated="5"/>
          <table:table-cell office:value-type="string" ns6:value-type="string" table:style-name="AmberHoliday">
            <text:p>Labour Day</text:p>
          </table:table-cell>
          <table:table-cell table:number-columns-repeated="25"/>
          <table:table-cell table:style-name="AmberHoliday" office:value-type="string" ns6:value-type="string">
            <text:p>Arafat Day</text:p>
          </table:table-cell>
          <table:table-cell table:style-name="AmberHoliday" office:value-type="string" ns6:value-type="string">
            <text:p>Eid-el-Kibr</text:p>
          </table:table-cell>
          <table:table-cell table:style-name="AmberHoliday" office:value-type="string" ns6:value-type="string">
            <text:p>Eid-el-Kibr Holiday</text:p>
          </table:table-cell>
          <table:table-cell table:style-name="AmberHoliday" office:value-type="string" ns6:value-type="string">
            <text:p>Eid-el-Kibr Holiday</text:p>
          </table:table-cell>
          <table:table-cell table:style-name="AmberHoliday" office:value-type="string" ns6:value-type="string" table:number-columns-repeated="1">
            <text:p>Eid-el-Kibr Holiday</text:p>
          </table:table-cell>
          <table:table-cell table:number-columns-repeated="15"/>
          <table:table-cell table:style-name="AmberHoliday" office:value-type="string" ns6:value-type="string">
            <text:p>El Hijra</text:p>
          </table:table-cell>
          <table:table-cell table:number-columns-repeated="13"/>
          <table:table-cell table:style-name="AmberHoliday" office:value-type="string" ns6:value-type="string">
            <text:p>Revolution Day June 30</text:p>
          </table:table-cell>
          <table:table-cell table:number-columns-repeated="22"/>
          <table:table-cell table:style-name="AmberHoliday" office:value-type="string" ns6:value-type="string">
            <text:p>Revolution Day July 23</text:p>
          </table:table-cell>
          <table:table-cell table:number-columns-repeated="32"/>
          <table:table-cell table:style-name="AmberHoliday" office:value-type="string" ns6:value-type="string">
            <text:p>Al-Mouled Al-Nabawy</text:p>
          </table:table-cell>
          <table:table-cell table:number-columns-repeated="44"/>
          <table:table-cell table:style-name="AmberHoliday" office:value-type="string" ns6:value-type="string">
            <text:p>Armed Forces Day</text:p>
          </table:table-cell>
          <table:table-cell table:number-columns-repeated="76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el-salvador/2026" xlink:type="simple">El Salvador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90"/>
          <table:table-cell table:style-name="AmberHoliday" office:value-type="string" ns6:value-type="string">
            <text:p>Holy Thursday</text:p>
          </table:table-cell>
          <table:table-cell table:style-name="AmberHoliday" office:value-type="string" ns6:value-type="string">
            <text:p>Good Friday</text:p>
          </table:table-cell>
          <table:table-cell table:style-name="AmberHoliday" office:value-type="string" ns6:value-type="string">
            <text:p>Holy Saturday</text:p>
          </table:table-cell>
          <table:table-cell table:style-name="AmberHoliday" office:value-type="string" ns6:value-type="string">
            <text:p>Easter Day</text:p>
          </table:table-cell>
          <table:table-cell table:number-columns-repeated="25"/>
          <table:table-cell office:value-type="string" ns6:value-type="string" table:style-name="AmberHoliday">
            <text:p>Labour Day</text:p>
          </table:table-cell>
          <table:table-cell table:number-columns-repeated="8"/>
          <table:table-cell table:style-name="AmberHoliday" office:value-type="string" ns6:value-type="string">
            <text:p>Mother's Day</text:p>
          </table:table-cell>
          <table:table-cell table:number-columns-repeated="37"/>
          <table:table-cell table:style-name="AmberHoliday" office:value-type="string" ns6:value-type="string">
            <text:p>Father's Day</text:p>
          </table:table-cell>
          <table:table-cell table:number-columns-repeated="47"/>
          <table:table-cell table:style-name="AmberHoliday" office:value-type="string" ns6:value-type="string">
            <text:p>Fiestas Patronales Holiday</text:p>
          </table:table-cell>
          <table:table-cell table:style-name="AmberHoliday" office:value-type="string" ns6:value-type="string" table:number-columns-repeated="1">
            <text:p>Fiestas Patronales Holiday</text:p>
          </table:table-cell>
          <table:table-cell table:style-name="AmberHoliday" office:value-type="string" ns6:value-type="string">
            <text:p>Fiesta de San Salvador</text:p>
          </table:table-cell>
          <table:table-cell table:number-columns-repeated="39"/>
          <table:table-cell table:style-name="AmberHoliday" office:value-type="string" ns6:value-type="string">
            <text:p>Independence Day</text:p>
          </table:table-cell>
          <table:table-cell table:number-columns-repeated="47"/>
          <table:table-cell table:style-name="AmberHoliday" office:value-type="string" ns6:value-type="string">
            <text:p>All Souls' Day</text:p>
          </table:table-cell>
          <table:table-cell table:number-columns-repeated="51"/>
          <table:table-cell table:style-name="AmberHoliday" office:value-type="string" ns6:value-type="string">
            <text:p>Christmas Eve</text:p>
          </table:table-cell>
          <table:table-cell office:value-type="string" ns6:value-type="string" table:style-name="AmberHoliday">
            <text:p>Christmas Day</text:p>
          </table:table-cell>
          <table:table-cell table:number-columns-repeated="5"/>
          <table:table-cell table:style-name="AmberHoliday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equatorial-guinea/2026" xlink:type="simple">Equatorial Guine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65"/>
          <table:table-cell table:style-name="AmberHoliday" office:value-type="string" ns6:value-type="string">
            <text:p>Women's Day</text:p>
          </table:table-cell>
          <table:table-cell table:style-name="AmberHoliday" office:value-type="string" ns6:value-type="string">
            <text:p>Women's Day (in lieu)</text:p>
          </table:table-cell>
          <table:table-cell table:number-columns-repeated="24"/>
          <table:table-cell table:style-name="AmberHoliday" office:value-type="string" ns6:value-type="string">
            <text:p>Good Friday</text:p>
          </table:table-cell>
          <table:table-cell table:number-columns-repeated="27"/>
          <table:table-cell office:value-type="string" ns6:value-type="string" table:style-name="AmberHoliday">
            <text:p>Labour Day</text:p>
          </table:table-cell>
          <table:table-cell table:number-columns-repeated="23"/>
          <table:table-cell table:style-name="AmberHoliday" office:value-type="string" ns6:value-type="string">
            <text:p>Africa Day</text:p>
          </table:table-cell>
          <table:table-cell table:number-columns-repeated="9"/>
          <table:table-cell table:style-name="AmberHoliday" office:value-type="string" ns6:value-type="string">
            <text:p>Corpus Christi</text:p>
          </table:table-cell>
          <table:table-cell table:style-name="AmberHoliday" office:value-type="string" ns6:value-type="string">
            <text:p>President's Day</text:p>
          </table:table-cell>
          <table:table-cell table:number-columns-repeated="58"/>
          <table:table-cell table:style-name="AmberHoliday" office:value-type="string" ns6:value-type="string">
            <text:p>Freedom Day</text:p>
          </table:table-cell>
          <table:table-cell table:number-columns-repeated="11"/>
          <table:table-cell table:style-name="AmberHoliday" office:value-type="string" ns6:value-type="string">
            <text:p>Constitution Day</text:p>
          </table:table-cell>
          <table:table-cell table:number-columns-repeated="57"/>
          <table:table-cell table:style-name="AmberHoliday" office:value-type="string" ns6:value-type="string">
            <text:p>Independence Day</text:p>
          </table:table-cell>
          <table:table-cell table:number-columns-repeated="56"/>
          <table:table-cell table:style-name="AmberHoliday" office:value-type="string" ns6:value-type="string">
            <text:p>Immaculate Conception Day</text:p>
          </table:table-cell>
          <table:table-cell table:number-columns-repeated="16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eritrea/2026" xlink:type="simple">Eritre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5"/>
          <table:table-cell table:style-name="AmberHoliday" office:value-type="string" ns6:value-type="string">
            <text:p>Orthodox Christmas</text:p>
          </table:table-cell>
          <table:table-cell table:number-columns-repeated="11"/>
          <table:table-cell table:style-name="AmberHoliday" office:value-type="string" ns6:value-type="string">
            <text:p>Orthodox Epiphany</text:p>
          </table:table-cell>
          <table:table-cell table:number-columns-repeated="47"/>
          <table:table-cell table:style-name="AmberHoliday" office:value-type="string" ns6:value-type="string">
            <text:p>Women's Day</text:p>
          </table:table-cell>
          <table:table-cell table:number-columns-repeated="11"/>
          <table:table-cell table:style-name="AmberHoliday" office:value-type="string" ns6:value-type="string">
            <text:p>Eid al-Fitre</text:p>
          </table:table-cell>
          <table:table-cell table:number-columns-repeated="20"/>
          <table:table-cell table:style-name="AmberHoliday" office:value-type="string" ns6:value-type="string">
            <text:p>Orthodox Good Friday</text:p>
          </table:table-cell>
          <table:table-cell/>
          <table:table-cell table:style-name="AmberHoliday" office:value-type="string" ns6:value-type="string">
            <text:p>Orthodox Easter Day</text:p>
          </table:table-cell>
          <table:table-cell table:number-columns-repeated="18"/>
          <table:table-cell office:value-type="string" ns6:value-type="string" table:style-name="AmberHoliday">
            <text:p>Labour Day</text:p>
          </table:table-cell>
          <table:table-cell table:number-columns-repeated="22"/>
          <table:table-cell table:style-name="AmberHoliday" office:value-type="string" ns6:value-type="string">
            <text:p>Independence Day</text:p>
          </table:table-cell>
          <table:table-cell table:number-columns-repeated="3"/>
          <table:table-cell table:style-name="AmberHoliday" office:value-type="string" ns6:value-type="string">
            <text:p>Eid Al Adaha</text:p>
          </table:table-cell>
          <table:table-cell table:number-columns-repeated="22"/>
          <table:table-cell table:style-name="AmberHoliday" office:value-type="string" ns6:value-type="string">
            <text:p>Eritrea Martyrs' Day</text:p>
          </table:table-cell>
          <table:table-cell table:number-columns-repeated="65"/>
          <table:table-cell table:style-name="AmberHoliday" office:value-type="string" ns6:value-type="string">
            <text:p>Moulid</text:p>
          </table:table-cell>
          <table:table-cell table:number-columns-repeated="6"/>
          <table:table-cell table:style-name="AmberHoliday" office:value-type="string" ns6:value-type="string">
            <text:p>Eritrea Revolution Day</text:p>
          </table:table-cell>
          <table:table-cell table:number-columns-repeated="9"/>
          <table:table-cell table:style-name="AmberHoliday" office:value-type="string" ns6:value-type="string">
            <text:p>Keddus Johannes</text:p>
          </table:table-cell>
          <table:table-cell table:number-columns-repeated="15"/>
          <table:table-cell table:style-name="AmberHoliday" office:value-type="string" ns6:value-type="string">
            <text:p>Meskel</text:p>
          </table:table-cell>
          <table:table-cell table:number-columns-repeated="88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estonia/2026" xlink:type="simple">Eston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53"/>
          <table:table-cell table:style-name="AmberHoliday" office:value-type="string" ns6:value-type="string">
            <text:p>Independence Day</text:p>
          </table:table-cell>
          <table:table-cell table:number-columns-repeated="37"/>
          <table:table-cell table:style-name="AmberHoliday" office:value-type="string" ns6:value-type="string">
            <text:p>Good Friday</text:p>
          </table:table-cell>
          <table:table-cell/>
          <table:table-cell table:style-name="AmberHoliday" office:value-type="string" ns6:value-type="string">
            <text:p>Easter Sunday</text:p>
          </table:table-cell>
          <table:table-cell table:number-columns-repeated="25"/>
          <table:table-cell office:value-type="string" ns6:value-type="string" table:style-name="AmberHoliday">
            <text:p>Spring Day</text:p>
          </table:table-cell>
          <table:table-cell table:number-columns-repeated="8"/>
          <table:table-cell table:style-name="AmberHoliday" office:value-type="string" ns6:value-type="string">
            <text:p>Mother's Day</text:p>
          </table:table-cell>
          <table:table-cell table:number-columns-repeated="13"/>
          <table:table-cell table:style-name="AmberHoliday" office:value-type="string" ns6:value-type="string">
            <text:p>Pentecost Sunday</text:p>
          </table:table-cell>
          <table:table-cell table:number-columns-repeated="29"/>
          <table:table-cell table:style-name="AmberHoliday" office:value-type="string" ns6:value-type="string">
            <text:p>Victory Day</text:p>
          </table:table-cell>
          <table:table-cell table:style-name="AmberHoliday" office:value-type="string" ns6:value-type="string">
            <text:p>St. John's Day</text:p>
          </table:table-cell>
          <table:table-cell table:number-columns-repeated="56"/>
          <table:table-cell table:style-name="AmberHoliday" office:value-type="string" ns6:value-type="string">
            <text:p>Independence Restoration Day</text:p>
          </table:table-cell>
          <table:table-cell table:number-columns-repeated="57"/>
          <table:table-cell table:style-name="AmberHoliday" office:value-type="string" ns6:value-type="string">
            <text:p>Ethnicity day</text:p>
          </table:table-cell>
          <table:table-cell table:number-columns-repeated="21"/>
          <table:table-cell table:style-name="AmberHoliday" office:value-type="string" ns6:value-type="string">
            <text:p>Father's Day</text:p>
          </table:table-cell>
          <table:table-cell table:number-columns-repeated="45"/>
          <table:table-cell table:style-name="AmberHoliday" office:value-type="string" ns6:value-type="string">
            <text:p>Christmas Eve</text:p>
          </table:table-cell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waziland/2026" xlink:type="simple">Eswatini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"/>
          <table:table-cell table:style-name="AmberHoliday" office:value-type="string" ns6:value-type="string">
            <text:p>Incwala Day</text:p>
          </table:table-cell>
          <table:table-cell table:number-columns-repeated="86"/>
          <table:table-cell table:style-name="AmberHoliday" office:value-type="string" ns6:value-type="string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12"/>
          <table:table-cell table:style-name="AmberHoliday" office:value-type="string" ns6:value-type="string">
            <text:p>King's Birthday</text:p>
          </table:table-cell>
          <table:table-cell table:style-name="AmberHoliday" office:value-type="string" ns6:value-type="string">
            <text:p>King's Birthday (in lieu)</text:p>
          </table:table-cell>
          <table:table-cell table:number-columns-repeated="4"/>
          <table:table-cell table:style-name="AmberHoliday" office:value-type="string" ns6:value-type="string">
            <text:p>Flag Day</text:p>
          </table:table-cell>
          <table:table-cell table:number-columns-repeated="5"/>
          <table:table-cell office:value-type="string" ns6:value-type="string" table:style-name="AmberHoliday">
            <text:p>Labour Day</text:p>
          </table:table-cell>
          <table:table-cell table:number-columns-repeated="12"/>
          <table:table-cell table:style-name="AmberHoliday" office:value-type="string" ns6:value-type="string">
            <text:p>Ascension Day</text:p>
          </table:table-cell>
          <table:table-cell table:number-columns-repeated="108"/>
          <table:table-cell table:style-name="AmberHoliday" office:value-type="string" ns6:value-type="string">
            <text:p>Umhlanga reed dance</text:p>
          </table:table-cell>
          <table:table-cell table:number-columns-repeated="5"/>
          <table:table-cell table:style-name="AmberHoliday" office:value-type="string" ns6:value-type="string">
            <text:p>Somhlolo Day</text:p>
          </table:table-cell>
          <table:table-cell table:style-name="AmberHoliday" office:value-type="string" ns6:value-type="string">
            <text:p>Somhlolo Day (in lieu)</text:p>
          </table:table-cell>
          <table:table-cell table:number-columns-repeated="108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Day of Goodwill</text:p>
          </table:table-cell>
          <table:table-cell/>
          <table:table-cell table:style-name="AmberHoliday" office:value-type="string" ns6:value-type="string">
            <text:p>Incwala Day</text:p>
          </table:table-cell>
          <table:table-cell table:number-columns-repeated="3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ethiopia/2026" xlink:type="simple">Ethiopia</text:a></text:p>
          </table:table-cell>
          <table:table-cell table:style-name="Default"/>
          <table:table-cell table:number-columns-repeated="5"/>
          <table:table-cell table:style-name="AmberHoliday" office:value-type="string" ns6:value-type="string">
            <text:p>Ethiopian Christmas</text:p>
          </table:table-cell>
          <table:table-cell table:number-columns-repeated="11"/>
          <table:table-cell table:style-name="AmberHoliday" office:value-type="string" ns6:value-type="string">
            <text:p>Orthodox Epiphany</text:p>
          </table:table-cell>
          <table:table-cell table:number-columns-repeated="41"/>
          <table:table-cell table:style-name="AmberHoliday" office:value-type="string" ns6:value-type="string">
            <text:p>Victory of Adwa</text:p>
          </table:table-cell>
          <table:table-cell table:number-columns-repeated="17"/>
          <table:table-cell table:style-name="AmberHoliday" office:value-type="string" ns6:value-type="string">
            <text:p>Eid al-Fitre</text:p>
          </table:table-cell>
          <table:table-cell table:number-columns-repeated="20"/>
          <table:table-cell table:style-name="AmberHoliday" office:value-type="string" ns6:value-type="string">
            <text:p>Ethiopian Good Friday</text:p>
          </table:table-cell>
          <table:table-cell/>
          <table:table-cell table:style-name="AmberHoliday" office:value-type="string" ns6:value-type="string">
            <text:p>Ethiopian Easter</text:p>
          </table:table-cell>
          <table:table-cell table:number-columns-repeated="18"/>
          <table:table-cell office:value-type="string" ns6:value-type="string" table:style-name="AmberHoliday">
            <text:p>Labour Day</text:p>
          </table:table-cell>
          <table:table-cell table:number-columns-repeated="3"/>
          <table:table-cell table:style-name="AmberHoliday" office:value-type="string" ns6:value-type="string">
            <text:p>Patriots' Victory Day</text:p>
          </table:table-cell>
          <table:table-cell table:number-columns-repeated="22"/>
          <table:table-cell table:style-name="AmberHoliday" office:value-type="string" ns6:value-type="string">
            <text:p>Eid Al Adaha</text:p>
          </table:table-cell>
          <table:table-cell table:number-columns-repeated="88"/>
          <table:table-cell table:style-name="AmberHoliday" office:value-type="string" ns6:value-type="string">
            <text:p>Moulid</text:p>
          </table:table-cell>
          <table:table-cell table:number-columns-repeated="16"/>
          <table:table-cell table:style-name="AmberHoliday" office:value-type="string" ns6:value-type="string">
            <text:p>Ethiopian New Year</text:p>
          </table:table-cell>
          <table:table-cell table:number-columns-repeated="15"/>
          <table:table-cell table:style-name="AmberHoliday" office:value-type="string" ns6:value-type="string">
            <text:p>Meskel</text:p>
          </table:table-cell>
          <table:table-cell table:number-columns-repeated="88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fiji/2026" xlink:type="simple">Fiji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91"/>
          <table:table-cell table:style-name="AmberHoliday" office:value-type="string" ns6:value-type="string">
            <text:p>Good Friday</text:p>
          </table:table-cell>
          <table:table-cell table:style-name="AmberHoliday" office:value-type="string" ns6:value-type="string">
            <text:p>Easter Saturday</text:p>
          </table:table-cell>
          <table:table-cell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table:style-name="Default"/>
          <table:table-cell table:number-columns-repeated="13"/>
          <table:table-cell table:style-name="AmberHoliday" office:value-type="string" ns6:value-type="string">
            <text:p>Girmit Day</text:p>
          </table:table-cell>
          <table:table-cell table:number-columns-repeated="13"/>
          <table:table-cell table:style-name="AmberHoliday" office:value-type="string" ns6:value-type="string">
            <text:p>Ratu Sukuna Day</text:p>
          </table:table-cell>
          <table:table-cell table:number-columns-repeated="86"/>
          <table:table-cell table:style-name="AmberHoliday" office:value-type="string" ns6:value-type="string">
            <text:p>Prophet Mohammed's Birthday</text:p>
          </table:table-cell>
          <table:table-cell table:number-columns-repeated="46"/>
          <table:table-cell table:style-name="AmberHoliday" office:value-type="string" ns6:value-type="string">
            <text:p>Fiji Day</text:p>
          </table:table-cell>
          <table:table-cell table:number-columns-repeated="29"/>
          <table:table-cell table:style-name="AmberHoliday" office:value-type="string" ns6:value-type="string">
            <text:p>Diwali</text:p>
          </table:table-cell>
          <table:table-cell table:number-columns-repeated="45"/>
          <table:table-cell office:value-type="string" ns6:value-type="string" table:style-name="AmberHoliday">
            <text:p>Christmas Day</text:p>
          </table:table-cell>
          <table:table-cell table:number-columns-repeated="2"/>
          <table:table-cell table:style-name="AmberHoliday" office:value-type="string" ns6:value-type="string">
            <text:p>Boxing Day</text:p>
          </table:table-cell>
          <table:table-cell table:number-columns-repeated="3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finland/2026" xlink:type="simple">Finland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"/>
          <table:table-cell table:style-name="AmberHoliday" office:value-type="string" ns6:value-type="string">
            <text:p>Epiphany</text:p>
          </table:table-cell>
          <table:table-cell table:number-columns-repeated="86"/>
          <table:table-cell table:style-name="AmberHoliday" office:value-type="string" ns6:value-type="string">
            <text:p>Good Friday</text:p>
          </table:table-cell>
          <table:table-cell table:number-columns-repeated="2"/>
          <table:table-cell table:style-name="AmberHoliday" office:value-type="string" ns6:value-type="string">
            <text:p>Second Easter Day</text:p>
          </table:table-cell>
          <table:table-cell table:number-columns-repeated="24"/>
          <table:table-cell office:value-type="string" ns6:value-type="string" table:style-name="AmberHoliday">
            <text:p>Vappu</text:p>
          </table:table-cell>
          <table:table-cell table:number-columns-repeated="8"/>
          <table:table-cell table:style-name="AmberHoliday" office:value-type="string" ns6:value-type="string">
            <text:p>Mother's Day</text:p>
          </table:table-cell>
          <table:table-cell table:number-columns-repeated="3"/>
          <table:table-cell table:style-name="AmberHoliday" office:value-type="string" ns6:value-type="string">
            <text:p>Ascension Day</text:p>
          </table:table-cell>
          <table:table-cell table:number-columns-repeated="35"/>
          <table:table-cell table:style-name="AmberHoliday" office:value-type="string" ns6:value-type="string">
            <text:p>Midsummer Day</text:p>
          </table:table-cell>
          <table:table-cell table:number-columns-repeated="133"/>
          <table:table-cell table:style-name="AmberHoliday" office:value-type="string" ns6:value-type="string">
            <text:p>All Saints' Day</text:p>
          </table:table-cell>
          <table:table-cell table:number-columns-repeated="7"/>
          <table:table-cell table:style-name="AmberHoliday" office:value-type="string" ns6:value-type="string">
            <text:p>Father's Day</text:p>
          </table:table-cell>
          <table:table-cell table:number-columns-repeated="27"/>
          <table:table-cell table:style-name="AmberHoliday" office:value-type="string" ns6:value-type="string">
            <text:p>Independence Day</text:p>
          </table:table-cell>
          <table:table-cell table:number-columns-repeated="17"/>
          <table:table-cell table:style-name="AmberHoliday" office:value-type="string" ns6:value-type="string">
            <text:p>Christmas Eve</text:p>
          </table:table-cell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Second Day of Christmas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france/2026" xlink:type="simple">France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91"/>
          <table:table-cell table:style-name="AmberHoliday" office:value-type="string" ns6:value-type="string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6"/>
          <table:table-cell table:style-name="AmberHoliday" office:value-type="string" ns6:value-type="string">
            <text:p>V-E Day</text:p>
          </table:table-cell>
          <table:table-cell table:number-columns-repeated="5"/>
          <table:table-cell table:style-name="AmberHoliday" office:value-type="string" ns6:value-type="string">
            <text:p>Ascension Day</text:p>
          </table:table-cell>
          <table:table-cell table:number-columns-repeated="10"/>
          <table:table-cell table:style-name="AmberHoliday" office:value-type="string" ns6:value-type="string">
            <text:p>Whit Monday</text:p>
          </table:table-cell>
          <table:table-cell table:number-columns-repeated="5"/>
          <table:table-cell table:style-name="AmberHoliday" office:value-type="string" ns6:value-type="string">
            <text:p>Mother's Day</text:p>
          </table:table-cell>
          <table:table-cell table:number-columns-repeated="20"/>
          <table:table-cell table:style-name="AmberHoliday" office:value-type="string" ns6:value-type="string">
            <text:p>Father's Day</text:p>
          </table:table-cell>
          <table:table-cell table:number-columns-repeated="22"/>
          <table:table-cell table:style-name="AmberHoliday" office:value-type="string" ns6:value-type="string">
            <text:p>Bastille Day</text:p>
          </table:table-cell>
          <table:table-cell table:number-columns-repeated="31"/>
          <table:table-cell table:style-name="AmberHoliday" office:value-type="string" ns6:value-type="string">
            <text:p>Assumption Day</text:p>
          </table:table-cell>
          <table:table-cell table:number-columns-repeated="77"/>
          <table:table-cell table:style-name="AmberHoliday" office:value-type="string" ns6:value-type="string">
            <text:p>All Saints' Day</text:p>
          </table:table-cell>
          <table:table-cell table:number-columns-repeated="9"/>
          <table:table-cell table:style-name="AmberHoliday" office:value-type="string" ns6:value-type="string">
            <text:p>Armistice Day</text:p>
          </table:table-cell>
          <table:table-cell table:number-columns-repeated="43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french-guiana/2026" xlink:type="simple">French Guian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5"/>
          <table:table-cell table:style-name="AmberHoliday" office:value-type="string" ns6:value-type="string">
            <text:p>Carnival Monday</text:p>
          </table:table-cell>
          <table:table-cell table:style-name="AmberHoliday" office:value-type="string" ns6:value-type="string">
            <text:p>Mardi Gras</text:p>
          </table:table-cell>
          <table:table-cell table:style-name="AmberHoliday" office:value-type="string" ns6:value-type="string">
            <text:p>Ash Wednesday</text:p>
          </table:table-cell>
          <table:table-cell table:number-columns-repeated="43"/>
          <table:table-cell table:style-name="AmberHoliday" office:value-type="string" ns6:value-type="string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6"/>
          <table:table-cell table:style-name="AmberHoliday" office:value-type="string" ns6:value-type="string">
            <text:p>Victory Day</text:p>
          </table:table-cell>
          <table:table-cell table:number-columns-repeated="5"/>
          <table:table-cell table:style-name="AmberHoliday" office:value-type="string" ns6:value-type="string">
            <text:p>Ascension Day</text:p>
          </table:table-cell>
          <table:table-cell table:number-columns-repeated="10"/>
          <table:table-cell table:style-name="AmberHoliday" office:value-type="string" ns6:value-type="string">
            <text:p>Whit Monday</text:p>
          </table:table-cell>
          <table:table-cell table:number-columns-repeated="15"/>
          <table:table-cell table:style-name="AmberHoliday" office:value-type="string" ns6:value-type="string">
            <text:p>Abolition Day</text:p>
          </table:table-cell>
          <table:table-cell table:number-columns-repeated="33"/>
          <table:table-cell table:style-name="AmberHoliday" office:value-type="string" ns6:value-type="string">
            <text:p>French National Day</text:p>
          </table:table-cell>
          <table:table-cell table:number-columns-repeated="31"/>
          <table:table-cell table:style-name="AmberHoliday" office:value-type="string" ns6:value-type="string">
            <text:p>Assumption Day</text:p>
          </table:table-cell>
          <table:table-cell table:number-columns-repeated="77"/>
          <table:table-cell table:style-name="AmberHoliday" office:value-type="string" ns6:value-type="string">
            <text:p>All Saints' Day</text:p>
          </table:table-cell>
          <table:table-cell table:number-columns-repeated="9"/>
          <table:table-cell table:style-name="AmberHoliday" office:value-type="string" ns6:value-type="string">
            <text:p>Armistice Day</text:p>
          </table:table-cell>
          <table:table-cell table:number-columns-repeated="43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french-polynesia/2026" xlink:type="simple">French Polynes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62"/>
          <table:table-cell table:style-name="AmberHoliday" office:value-type="string" ns6:value-type="string">
            <text:p>Missionary Day</text:p>
          </table:table-cell>
          <table:table-cell table:number-columns-repeated="28"/>
          <table:table-cell table:style-name="AmberHoliday" office:value-type="string" ns6:value-type="string">
            <text:p>Good Friday</text:p>
          </table:table-cell>
          <table:table-cell/>
          <table:table-cell table:style-name="AmberHoliday" office:value-type="string" ns6:value-type="string">
            <text:p>Easter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6"/>
          <table:table-cell table:style-name="AmberHoliday" office:value-type="string" ns6:value-type="string">
            <text:p>Victory Day</text:p>
          </table:table-cell>
          <table:table-cell table:number-columns-repeated="5"/>
          <table:table-cell table:style-name="AmberHoliday" office:value-type="string" ns6:value-type="string">
            <text:p>Ascension Day</text:p>
          </table:table-cell>
          <table:table-cell table:number-columns-repeated="9"/>
          <table:table-cell table:style-name="AmberHoliday" office:value-type="string" ns6:value-type="string">
            <text:p>Pentecost</text:p>
          </table:table-cell>
          <table:table-cell table:style-name="AmberHoliday" office:value-type="string" ns6:value-type="string">
            <text:p>Whit Monday</text:p>
          </table:table-cell>
          <table:table-cell table:number-columns-repeated="49"/>
          <table:table-cell table:style-name="AmberHoliday" office:value-type="string" ns6:value-type="string">
            <text:p>French National Day</text:p>
          </table:table-cell>
          <table:table-cell table:number-columns-repeated="31"/>
          <table:table-cell table:style-name="AmberHoliday" office:value-type="string" ns6:value-type="string">
            <text:p>Assumption Day</text:p>
          </table:table-cell>
          <table:table-cell table:number-columns-repeated="77"/>
          <table:table-cell table:style-name="AmberHoliday" office:value-type="string" ns6:value-type="string">
            <text:p>All Saints' Day</text:p>
          </table:table-cell>
          <table:table-cell table:number-columns-repeated="9"/>
          <table:table-cell table:style-name="AmberHoliday" office:value-type="string" ns6:value-type="string">
            <text:p>Armistice Day</text:p>
          </table:table-cell>
          <table:table-cell table:number-columns-repeated="43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gabon/2026" xlink:type="simple">Gabon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77"/>
          <table:table-cell table:style-name="AmberHoliday" office:value-type="string" ns6:value-type="string">
            <text:p>Eid al-Fitr</text:p>
          </table:table-cell>
          <table:table-cell table:number-columns-repeated="16"/>
          <table:table-cell table:style-name="AmberHoliday" office:value-type="string" ns6:value-type="string">
            <text:p>Easter Monday</text:p>
          </table:table-cell>
          <table:table-cell table:number-columns-repeated="10"/>
          <table:table-cell table:style-name="AmberHoliday" office:value-type="string" ns6:value-type="string">
            <text:p>Women's Day</text:p>
          </table:table-cell>
          <table:table-cell table:number-columns-repeated="13"/>
          <table:table-cell office:value-type="string" ns6:value-type="string" table:style-name="AmberHoliday">
            <text:p>Labour Day</text:p>
          </table:table-cell>
          <table:table-cell table:number-columns-repeated="12"/>
          <table:table-cell table:style-name="AmberHoliday" office:value-type="string" ns6:value-type="string">
            <text:p>Ascension Day</text:p>
          </table:table-cell>
          <table:table-cell table:number-columns-repeated="10"/>
          <table:table-cell table:style-name="AmberHoliday" office:value-type="string" ns6:value-type="string">
            <text:p>Whit Monday</text:p>
          </table:table-cell>
          <table:table-cell table:number-columns-repeated="2"/>
          <table:table-cell table:style-name="AmberHoliday" office:value-type="string" ns6:value-type="string">
            <text:p>Eid Al Adha</text:p>
          </table:table-cell>
          <table:table-cell table:number-columns-repeated="78"/>
          <table:table-cell table:style-name="AmberHoliday" office:value-type="string" ns6:value-type="string">
            <text:p>Assumption Day</text:p>
          </table:table-cell>
          <table:table-cell table:style-name="AmberHoliday" office:value-type="string" ns6:value-type="string">
            <text:p>Independence Day Holiday</text:p>
          </table:table-cell>
          <table:table-cell table:style-name="AmberHoliday" office:value-type="string" ns6:value-type="string">
            <text:p>Independence Day</text:p>
          </table:table-cell>
          <table:table-cell table:number-columns-repeated="75"/>
          <table:table-cell table:style-name="AmberHoliday" office:value-type="string" ns6:value-type="string">
            <text:p>All Saints' Day</text:p>
          </table:table-cell>
          <table:table-cell table:number-columns-repeated="53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gambia/2026" xlink:type="simple">Gamb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7"/>
          <table:table-cell table:style-name="AmberHoliday" office:value-type="string" ns6:value-type="string">
            <text:p>Independence Day</text:p>
          </table:table-cell>
          <table:table-cell table:number-columns-repeated="29"/>
          <table:table-cell table:style-name="AmberHoliday" office:value-type="string" ns6:value-type="string">
            <text:p>Koriteh</text:p>
          </table:table-cell>
          <table:table-cell table:style-name="AmberHoliday" office:value-type="string" ns6:value-type="string">
            <text:p>Koriteh Holiday</text:p>
          </table:table-cell>
          <table:table-cell table:number-columns-repeated="12"/>
          <table:table-cell table:style-name="AmberHoliday" office:value-type="string" ns6:value-type="string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May Day</text:p>
          </table:table-cell>
          <table:table-cell table:number-columns-repeated="23"/>
          <table:table-cell table:style-name="AmberHoliday" office:value-type="string" ns6:value-type="string">
            <text:p>Africa Day</text:p>
          </table:table-cell>
          <table:table-cell table:number-columns-repeated="2"/>
          <table:table-cell table:style-name="AmberHoliday" office:value-type="string" ns6:value-type="string">
            <text:p>Tobaski</text:p>
          </table:table-cell>
          <table:table-cell table:number-columns-repeated="28"/>
          <table:table-cell table:style-name="AmberHoliday" office:value-type="string" ns6:value-type="string">
            <text:p>Yawmul Ashura</text:p>
          </table:table-cell>
          <table:table-cell table:number-columns-repeated="49"/>
          <table:table-cell table:style-name="AmberHoliday" office:value-type="string" ns6:value-type="string">
            <text:p>Assumption Day</text:p>
          </table:table-cell>
          <table:table-cell table:number-columns-repeated="9"/>
          <table:table-cell table:style-name="AmberHoliday" office:value-type="string" ns6:value-type="string">
            <text:p>Milad Un Nabi</text:p>
          </table:table-cell>
          <table:table-cell table:number-columns-repeated="121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georgia/2026" xlink:type="simple">Georgia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New Year's Holiday</text:p>
          </table:table-cell>
          <table:table-cell table:number-columns-repeated="4"/>
          <table:table-cell table:style-name="AmberHoliday" office:value-type="string" ns6:value-type="string">
            <text:p>Orthodox Christmas</text:p>
          </table:table-cell>
          <table:table-cell table:number-columns-repeated="11"/>
          <table:table-cell table:style-name="AmberHoliday" office:value-type="string" ns6:value-type="string">
            <text:p>Orthodox Epiphany</text:p>
          </table:table-cell>
          <table:table-cell table:number-columns-repeated="42"/>
          <table:table-cell table:style-name="AmberHoliday" office:value-type="string" ns6:value-type="string">
            <text:p>Mother's Day</text:p>
          </table:table-cell>
          <table:table-cell table:number-columns-repeated="4"/>
          <table:table-cell table:style-name="AmberHoliday" office:value-type="string" ns6:value-type="string">
            <text:p>International Women's Day</text:p>
          </table:table-cell>
          <table:table-cell table:number-columns-repeated="31"/>
          <table:table-cell table:style-name="AmberHoliday" office:value-type="string" ns6:value-type="string">
            <text:p>Day of National Unity</text:p>
          </table:table-cell>
          <table:table-cell table:style-name="AmberHoliday" office:value-type="string" ns6:value-type="string">
            <text:p>Orthodox Good Friday</text:p>
          </table:table-cell>
          <table:table-cell table:style-name="AmberHoliday" office:value-type="string" ns6:value-type="string">
            <text:p>Great Saturday</text:p>
          </table:table-cell>
          <table:table-cell table:style-name="AmberHoliday" office:value-type="string" ns6:value-type="string">
            <text:p>Orthodox Easter Day</text:p>
          </table:table-cell>
          <table:table-cell table:style-name="AmberHoliday" office:value-type="string" ns6:value-type="string">
            <text:p>Orthodox Easter Monday</text:p>
          </table:table-cell>
          <table:table-cell table:number-columns-repeated="17"/>
          <table:table-cell table:style-name="Default"/>
          <table:table-cell table:number-columns-repeated="7"/>
          <table:table-cell table:style-name="AmberHoliday" office:value-type="string" ns6:value-type="string">
            <text:p>Day of Victory over Fascism</text:p>
          </table:table-cell>
          <table:table-cell table:number-columns-repeated="2"/>
          <table:table-cell table:style-name="AmberHoliday" office:value-type="string" ns6:value-type="string">
            <text:p>Saint Andrew the First-Called Day</text:p>
          </table:table-cell>
          <table:table-cell table:number-columns-repeated="4"/>
          <table:table-cell table:style-name="AmberHoliday" office:value-type="string" ns6:value-type="string">
            <text:p>Day of Family Purity</text:p>
          </table:table-cell>
          <table:table-cell table:number-columns-repeated="8"/>
          <table:table-cell table:style-name="AmberHoliday" office:value-type="string" ns6:value-type="string">
            <text:p>Independence Day</text:p>
          </table:table-cell>
          <table:table-cell table:number-columns-repeated="93"/>
          <table:table-cell table:style-name="AmberHoliday" office:value-type="string" ns6:value-type="string">
            <text:p>Saint Mary's Day</text:p>
          </table:table-cell>
          <table:table-cell table:number-columns-repeated="46"/>
          <table:table-cell table:style-name="AmberHoliday" office:value-type="string" ns6:value-type="string">
            <text:p>Day of Svetitskovloba</text:p>
          </table:table-cell>
          <table:table-cell table:number-columns-repeated="39"/>
          <table:table-cell table:style-name="AmberHoliday" office:value-type="string" ns6:value-type="string">
            <text:p>Saint George's Day</text:p>
          </table:table-cell>
          <table:table-cell table:number-columns-repeated="31"/>
          <table:table-cell table:style-name="Default"/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germany/2026" xlink:type="simple">Germany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"/>
          <table:table-cell table:style-name="AmberHoliday" office:value-type="string" ns6:value-type="string">
            <text:p>Three King's Day</text:p>
          </table:table-cell>
          <table:table-cell table:number-columns-repeated="40"/>
          <table:table-cell table:style-name="AmberHoliday" office:value-type="string" ns6:value-type="string">
            <text:p>Fasching</text:p>
          </table:table-cell>
          <table:table-cell table:number-columns-repeated="19"/>
          <table:table-cell table:style-name="AmberHoliday" office:value-type="string" ns6:value-type="string">
            <text:p>International Women's Day</text:p>
          </table:table-cell>
          <table:table-cell table:number-columns-repeated="25"/>
          <table:table-cell table:style-name="AmberHoliday" office:value-type="string" ns6:value-type="string">
            <text:p>Good Friday</text:p>
          </table:table-cell>
          <table:table-cell/>
          <table:table-cell table:style-name="AmberHoliday" office:value-type="string" ns6:value-type="string">
            <text:p>Easter Sunday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8"/>
          <table:table-cell table:style-name="AmberHoliday" office:value-type="string" ns6:value-type="string">
            <text:p>Mother's Day</text:p>
          </table:table-cell>
          <table:table-cell table:number-columns-repeated="3"/>
          <table:table-cell table:style-name="AmberHoliday" office:value-type="string" ns6:value-type="string">
            <text:p>Ascension Day</text:p>
          </table:table-cell>
          <table:table-cell table:number-columns-repeated="10"/>
          <table:table-cell table:style-name="AmberHoliday" office:value-type="string" ns6:value-type="string">
            <text:p>Whit Monday</text:p>
          </table:table-cell>
          <table:table-cell table:number-columns-repeated="9"/>
          <table:table-cell table:style-name="AmberHoliday" office:value-type="string" ns6:value-type="string">
            <text:p>Corpus Christi</text:p>
          </table:table-cell>
          <table:table-cell table:number-columns-repeated="71"/>
          <table:table-cell table:style-name="AmberHoliday" office:value-type="string" ns6:value-type="string">
            <text:p>Assumption Day</text:p>
          </table:table-cell>
          <table:table-cell table:number-columns-repeated="35"/>
          <table:table-cell table:style-name="AmberHoliday" office:value-type="string" ns6:value-type="string">
            <text:p>World Children's Day</text:p>
          </table:table-cell>
          <table:table-cell table:number-columns-repeated="12"/>
          <table:table-cell table:style-name="AmberHoliday" office:value-type="string" ns6:value-type="string">
            <text:p>German Unity Day</text:p>
          </table:table-cell>
          <table:table-cell table:number-columns-repeated="27"/>
          <table:table-cell table:style-name="AmberHoliday" office:value-type="string" ns6:value-type="string">
            <text:p>Reformation Day</text:p>
          </table:table-cell>
          <table:table-cell table:style-name="AmberHoliday" office:value-type="string" ns6:value-type="string">
            <text:p>All Saints' Day</text:p>
          </table:table-cell>
          <table:table-cell table:number-columns-repeated="16"/>
          <table:table-cell table:style-name="AmberHoliday" office:value-type="string" ns6:value-type="string">
            <text:p>Repentance Day</text:p>
          </table:table-cell>
          <table:table-cell table:number-columns-repeated="36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ghana/2026" xlink:type="simple">Ghan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7"/>
          <table:table-cell table:style-name="AmberHoliday" office:value-type="string" ns6:value-type="string">
            <text:p>Constitution Day</text:p>
          </table:table-cell>
          <table:table-cell table:number-columns-repeated="55"/>
          <table:table-cell table:style-name="AmberHoliday" office:value-type="string" ns6:value-type="string">
            <text:p>Independence Day</text:p>
          </table:table-cell>
          <table:table-cell table:number-columns-repeated="13"/>
          <table:table-cell table:style-name="AmberHoliday" office:value-type="string" ns6:value-type="string">
            <text:p>Eid ul-Fitr</text:p>
          </table:table-cell>
          <table:table-cell table:style-name="AmberHoliday" office:value-type="string" ns6:value-type="string" table:number-columns-repeated="1">
            <text:p>Eid ul-Fitr</text:p>
          </table:table-cell>
          <table:table-cell table:number-columns-repeated="12"/>
          <table:table-cell table:style-name="AmberHoliday" office:value-type="string" ns6:value-type="string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Workers' Day</text:p>
          </table:table-cell>
          <table:table-cell table:number-columns-repeated="23"/>
          <table:table-cell table:style-name="AmberHoliday" office:value-type="string" ns6:value-type="string">
            <text:p>African Union Day</text:p>
          </table:table-cell>
          <table:table-cell table:number-columns-repeated="2"/>
          <table:table-cell table:style-name="AmberHoliday" office:value-type="string" ns6:value-type="string">
            <text:p>Eidul-Adha</text:p>
          </table:table-cell>
          <table:table-cell table:number-columns-repeated="33"/>
          <table:table-cell table:style-name="AmberHoliday" office:value-type="string" ns6:value-type="string">
            <text:p>Republic Day</text:p>
          </table:table-cell>
          <table:table-cell table:number-columns-repeated="81"/>
          <table:table-cell table:style-name="AmberHoliday" office:value-type="string" ns6:value-type="string">
            <text:p>Founder's Day (in lieu)</text:p>
          </table:table-cell>
          <table:table-cell table:number-columns-repeated="73"/>
          <table:table-cell table:style-name="AmberHoliday" office:value-type="string" ns6:value-type="string">
            <text:p>Farmer's Day</text:p>
          </table:table-cell>
          <table:table-cell table:number-columns-repeated="20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greece/2026" xlink:type="simple">Greece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"/>
          <table:table-cell table:style-name="AmberHoliday" office:value-type="string" ns6:value-type="string">
            <text:p>Epiphany</text:p>
          </table:table-cell>
          <table:table-cell table:number-columns-repeated="47"/>
          <table:table-cell table:style-name="AmberHoliday" office:value-type="string" ns6:value-type="string">
            <text:p>Clean Monday</text:p>
          </table:table-cell>
          <table:table-cell table:number-columns-repeated="29"/>
          <table:table-cell table:style-name="AmberHoliday" office:value-type="string" ns6:value-type="string">
            <text:p>Greek Independence Day</text:p>
          </table:table-cell>
          <table:table-cell table:number-columns-repeated="15"/>
          <table:table-cell table:style-name="AmberHoliday" office:value-type="string" ns6:value-type="string">
            <text:p>Orthodox Good Friday</text:p>
          </table:table-cell>
          <table:table-cell table:style-name="AmberHoliday" office:value-type="string" ns6:value-type="string">
            <text:p>Great Saturday</text:p>
          </table:table-cell>
          <table:table-cell table:style-name="AmberHoliday" office:value-type="string" ns6:value-type="string">
            <text:p>Orthodox Easter Day</text:p>
          </table:table-cell>
          <table:table-cell table:style-name="AmberHoliday" office:value-type="string" ns6:value-type="string">
            <text:p>Orthodox Easter Monday</text:p>
          </table:table-cell>
          <table:table-cell table:number-columns-repeated="17"/>
          <table:table-cell office:value-type="string" ns6:value-type="string" table:style-name="AmberHoliday">
            <text:p>Protomagia</text:p>
          </table:table-cell>
          <table:table-cell table:number-columns-repeated="29"/>
          <table:table-cell table:style-name="AmberHoliday" office:value-type="string" ns6:value-type="string">
            <text:p>Orthodox Pentecost</text:p>
          </table:table-cell>
          <table:table-cell table:style-name="AmberHoliday" office:value-type="string" ns6:value-type="string">
            <text:p>Holy Spirit Monday</text:p>
          </table:table-cell>
          <table:table-cell table:number-columns-repeated="74"/>
          <table:table-cell table:style-name="AmberHoliday" office:value-type="string" ns6:value-type="string">
            <text:p>Dormition of the Virgin Mary</text:p>
          </table:table-cell>
          <table:table-cell table:number-columns-repeated="73"/>
          <table:table-cell table:style-name="AmberHoliday" office:value-type="string" ns6:value-type="string">
            <text:p>National Anniversary Day</text:p>
          </table:table-cell>
          <table:table-cell table:number-columns-repeated="57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Synaxis of the Mother of God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guam/2026" xlink:type="simple">Guam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17"/>
          <table:table-cell table:style-name="AmberHoliday" office:value-type="string" ns6:value-type="string">
            <text:p>Martin Luther King Jr. Day</text:p>
          </table:table-cell>
          <table:table-cell table:number-columns-repeated="41"/>
          <table:table-cell table:style-name="AmberHoliday" office:value-type="string" ns6:value-type="string">
            <text:p>History and Chamorro Heritage Day</text:p>
          </table:table-cell>
          <table:table-cell table:number-columns-repeated="59"/>
          <table:table-cell table:style-name="Default"/>
          <table:table-cell table:number-columns-repeated="23"/>
          <table:table-cell table:style-name="AmberHoliday" office:value-type="string" ns6:value-type="string">
            <text:p>Memorial Day</text:p>
          </table:table-cell>
          <table:table-cell table:number-columns-repeated="39"/>
          <table:table-cell table:style-name="AmberHoliday" office:value-type="string" ns6:value-type="string">
            <text:p>Independence Day</text:p>
          </table:table-cell>
          <table:table-cell table:number-columns-repeated="16"/>
          <table:table-cell table:style-name="AmberHoliday" office:value-type="string" ns6:value-type="string">
            <text:p>Guam Liberation Day</text:p>
          </table:table-cell>
          <table:table-cell table:number-columns-repeated="47"/>
          <table:table-cell table:style-name="AmberHoliday" office:value-type="string" ns6:value-type="string">
            <text:p>Labor Day</text:p>
          </table:table-cell>
          <table:table-cell table:number-columns-repeated="55"/>
          <table:table-cell table:style-name="AmberHoliday" office:value-type="string" ns6:value-type="string">
            <text:p>All Souls' Day</text:p>
          </table:table-cell>
          <table:table-cell table:number-columns-repeated="8"/>
          <table:table-cell table:style-name="AmberHoliday" office:value-type="string" ns6:value-type="string">
            <text:p>Veterans Day</text:p>
          </table:table-cell>
          <table:table-cell table:number-columns-repeated="14"/>
          <table:table-cell table:style-name="AmberHoliday" office:value-type="string" ns6:value-type="string">
            <text:p>Thanksgiving</text:p>
          </table:table-cell>
          <table:table-cell table:number-columns-repeated="11"/>
          <table:table-cell table:style-name="AmberHoliday" office:value-type="string" ns6:value-type="string">
            <text:p>Santa Marian Kamalen Day</text:p>
          </table:table-cell>
          <table:table-cell table:number-columns-repeated="16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guatemala/2026" xlink:type="simple">Guatemal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90"/>
          <table:table-cell table:style-name="AmberHoliday" office:value-type="string" ns6:value-type="string">
            <text:p>Holy Thursday</text:p>
          </table:table-cell>
          <table:table-cell table:style-name="AmberHoliday" office:value-type="string" ns6:value-type="string">
            <text:p>Good Friday</text:p>
          </table:table-cell>
          <table:table-cell table:style-name="AmberHoliday" office:value-type="string" ns6:value-type="string">
            <text:p>Holy Saturday</text:p>
          </table:table-cell>
          <table:table-cell table:number-columns-repeated="26"/>
          <table:table-cell office:value-type="string" ns6:value-type="string" table:style-name="AmberHoliday">
            <text:p>Labour Day</text:p>
          </table:table-cell>
          <table:table-cell table:number-columns-repeated="59"/>
          <table:table-cell table:style-name="AmberHoliday" office:value-type="string" ns6:value-type="string">
            <text:p>Army Day</text:p>
          </table:table-cell>
          <table:table-cell table:number-columns-repeated="45"/>
          <table:table-cell table:style-name="AmberHoliday" office:value-type="string" ns6:value-type="string">
            <text:p>Assumption Day</text:p>
          </table:table-cell>
          <table:table-cell table:number-columns-repeated="30"/>
          <table:table-cell table:style-name="AmberHoliday" office:value-type="string" ns6:value-type="string">
            <text:p>Independence Day</text:p>
          </table:table-cell>
          <table:table-cell table:number-columns-repeated="34"/>
          <table:table-cell table:style-name="AmberHoliday" office:value-type="string" ns6:value-type="string">
            <text:p>Revolution Day</text:p>
          </table:table-cell>
          <table:table-cell table:number-columns-repeated="11"/>
          <table:table-cell table:style-name="AmberHoliday" office:value-type="string" ns6:value-type="string">
            <text:p>All Saints' Day</text:p>
          </table:table-cell>
          <table:table-cell table:number-columns-repeated="52"/>
          <table:table-cell table:style-name="AmberHoliday" office:value-type="string" ns6:value-type="string">
            <text:p>Christmas Eve</text:p>
          </table:table-cell>
          <table:table-cell office:value-type="string" ns6:value-type="string" table:style-name="AmberHoliday">
            <text:p>Christmas Day</text:p>
          </table:table-cell>
          <table:table-cell table:number-columns-repeated="5"/>
          <table:table-cell table:style-name="AmberHoliday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guinea/2026" xlink:type="simple">Guine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74"/>
          <table:table-cell table:style-name="AmberHoliday" office:value-type="string" ns6:value-type="string">
            <text:p>Lialat-al-Qadar</text:p>
          </table:table-cell>
          <table:table-cell table:number-columns-repeated="2"/>
          <table:table-cell table:style-name="AmberHoliday" office:value-type="string" ns6:value-type="string">
            <text:p>Korité</text:p>
          </table:table-cell>
          <table:table-cell table:number-columns-repeated="16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23"/>
          <table:table-cell table:style-name="AmberHoliday" office:value-type="string" ns6:value-type="string">
            <text:p>Africa Day</text:p>
          </table:table-cell>
          <table:table-cell table:number-columns-repeated="2"/>
          <table:table-cell table:style-name="AmberHoliday" office:value-type="string" ns6:value-type="string">
            <text:p>Tabaski</text:p>
          </table:table-cell>
          <table:table-cell table:number-columns-repeated="78"/>
          <table:table-cell table:style-name="AmberHoliday" office:value-type="string" ns6:value-type="string">
            <text:p>Assumption Day</text:p>
          </table:table-cell>
          <table:table-cell table:number-columns-repeated="9"/>
          <table:table-cell table:style-name="AmberHoliday" office:value-type="string" ns6:value-type="string">
            <text:p>Mouloud</text:p>
          </table:table-cell>
          <table:table-cell table:number-columns-repeated="37"/>
          <table:table-cell table:style-name="AmberHoliday" office:value-type="string" ns6:value-type="string">
            <text:p>Independence Day</text:p>
          </table:table-cell>
          <table:table-cell table:number-columns-repeated="29"/>
          <table:table-cell table:style-name="AmberHoliday" office:value-type="string" ns6:value-type="string">
            <text:p>All Saints' Day</text:p>
          </table:table-cell>
          <table:table-cell table:number-columns-repeated="53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guinea-bissau/2026" xlink:type="simple">Guinea-Bissau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18"/>
          <table:table-cell table:style-name="AmberHoliday" office:value-type="string" ns6:value-type="string">
            <text:p>National Heroes' Day</text:p>
          </table:table-cell>
          <table:table-cell table:number-columns-repeated="46"/>
          <table:table-cell table:style-name="AmberHoliday" office:value-type="string" ns6:value-type="string">
            <text:p>International Women's Day</text:p>
          </table:table-cell>
          <table:table-cell table:number-columns-repeated="11"/>
          <table:table-cell table:style-name="AmberHoliday" office:value-type="string" ns6:value-type="string">
            <text:p>Korité</text:p>
          </table:table-cell>
          <table:table-cell table:number-columns-repeated="41"/>
          <table:table-cell office:value-type="string" ns6:value-type="string" table:style-name="AmberHoliday">
            <text:p>Labour Day</text:p>
          </table:table-cell>
          <table:table-cell table:number-columns-repeated="26"/>
          <table:table-cell table:style-name="AmberHoliday" office:value-type="string" ns6:value-type="string">
            <text:p>Tabaski</text:p>
          </table:table-cell>
          <table:table-cell table:number-columns-repeated="66"/>
          <table:table-cell table:style-name="AmberHoliday" office:value-type="string" ns6:value-type="string">
            <text:p>Pidjiguiti Day</text:p>
          </table:table-cell>
          <table:table-cell table:number-columns-repeated="51"/>
          <table:table-cell table:style-name="AmberHoliday" office:value-type="string" ns6:value-type="string">
            <text:p>Independence Day</text:p>
          </table:table-cell>
          <table:table-cell table:number-columns-repeated="50"/>
          <table:table-cell table:style-name="AmberHoliday" office:value-type="string" ns6:value-type="string">
            <text:p>Readjustment Movement Day</text:p>
          </table:table-cell>
          <table:table-cell table:number-columns-repeated="40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guyana/2026" xlink:type="simple">Guyan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52"/>
          <table:table-cell table:style-name="AmberHoliday" office:value-type="string" ns6:value-type="string">
            <text:p>Republic Day</text:p>
          </table:table-cell>
          <table:table-cell table:number-columns-repeated="7"/>
          <table:table-cell table:style-name="AmberHoliday" office:value-type="string" ns6:value-type="string">
            <text:p>Phagwah</text:p>
          </table:table-cell>
          <table:table-cell table:number-columns-repeated="30"/>
          <table:table-cell table:style-name="AmberHoliday" office:value-type="string" ns6:value-type="string">
            <text:p>Good Friday</text:p>
          </table:table-cell>
          <table:table-cell table:number-columns-repeated="2"/>
          <table:table-cell table:style-name="AmberHoliday" office:value-type="string" ns6:value-type="string">
            <text:p>Easter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3"/>
          <table:table-cell table:style-name="AmberHoliday" office:value-type="string" ns6:value-type="string">
            <text:p>Arrival Day</text:p>
          </table:table-cell>
          <table:table-cell table:number-columns-repeated="20"/>
          <table:table-cell table:style-name="AmberHoliday" office:value-type="string" ns6:value-type="string">
            <text:p>Independence Day</text:p>
          </table:table-cell>
          <table:table-cell table:style-name="AmberHoliday" office:value-type="string" ns6:value-type="string">
            <text:p>Eid-Ul-Adha</text:p>
          </table:table-cell>
          <table:table-cell table:number-columns-repeated="39"/>
          <table:table-cell table:style-name="AmberHoliday" office:value-type="string" ns6:value-type="string">
            <text:p>Caricom Day</text:p>
          </table:table-cell>
          <table:table-cell table:number-columns-repeated="25"/>
          <table:table-cell table:style-name="AmberHoliday" office:value-type="string" ns6:value-type="string">
            <text:p>Emancipation Day</text:p>
          </table:table-cell>
          <table:table-cell table:number-columns-repeated="22"/>
          <table:table-cell table:style-name="AmberHoliday" office:value-type="string" ns6:value-type="string">
            <text:p>Youman-Nabi</text:p>
          </table:table-cell>
          <table:table-cell table:number-columns-repeated="75"/>
          <table:table-cell table:style-name="AmberHoliday" office:value-type="string" ns6:value-type="string">
            <text:p>Deepavali</text:p>
          </table:table-cell>
          <table:table-cell table:number-columns-repeated="46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honduras/2026" xlink:type="simple">Honduras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76"/>
          <table:table-cell table:style-name="AmberHoliday" office:value-type="string" ns6:value-type="string">
            <text:p>Father's Day</text:p>
          </table:table-cell>
          <table:table-cell table:number-columns-repeated="10"/>
          <table:table-cell table:style-name="AmberHoliday" office:value-type="string" ns6:value-type="string">
            <text:p>Holy Week Holiday</text:p>
          </table:table-cell>
          <table:table-cell table:style-name="AmberHoliday" office:value-type="string" ns6:value-type="string">
            <text:p>Holy Week Holiday</text:p>
          </table:table-cell>
          <table:table-cell table:style-name="AmberHoliday" office:value-type="string" ns6:value-type="string" table:number-columns-repeated="1">
            <text:p>Holy Week Holiday</text:p>
          </table:table-cell>
          <table:table-cell table:style-name="AmberHoliday" office:value-type="string" ns6:value-type="string">
            <text:p>Holy Thursday</text:p>
          </table:table-cell>
          <table:table-cell table:style-name="AmberHoliday" office:value-type="string" ns6:value-type="string">
            <text:p>Good Friday</text:p>
          </table:table-cell>
          <table:table-cell table:style-name="AmberHoliday" office:value-type="string" ns6:value-type="string">
            <text:p>Holy Saturday</text:p>
          </table:table-cell>
          <table:table-cell table:style-name="AmberHoliday" office:value-type="string" ns6:value-type="string">
            <text:p>Easter Day</text:p>
          </table:table-cell>
          <table:table-cell table:number-columns-repeated="7"/>
          <table:table-cell table:style-name="AmberHoliday" office:value-type="string" ns6:value-type="string">
            <text:p>Panamerican Day</text:p>
          </table:table-cell>
          <table:table-cell table:number-columns-repeated="17"/>
          <table:table-cell office:value-type="string" ns6:value-type="string" table:style-name="AmberHoliday">
            <text:p>Labour Day</text:p>
          </table:table-cell>
          <table:table-cell table:number-columns-repeated="8"/>
          <table:table-cell table:style-name="AmberHoliday" office:value-type="string" ns6:value-type="string">
            <text:p>Mother's Day</text:p>
          </table:table-cell>
          <table:table-cell table:number-columns-repeated="127"/>
          <table:table-cell table:style-name="AmberHoliday" office:value-type="string" ns6:value-type="string">
            <text:p>Independence Day</text:p>
          </table:table-cell>
          <table:table-cell table:number-columns-repeated="15"/>
          <table:table-cell table:style-name="AmberHoliday" office:value-type="string" ns6:value-type="string">
            <text:p>Francisco Morazan's Birthday</text:p>
          </table:table-cell>
          <table:table-cell table:style-name="AmberHoliday" office:value-type="string" ns6:value-type="string">
            <text:p>Discovery of America Day</text:p>
          </table:table-cell>
          <table:table-cell table:style-name="AmberHoliday" office:value-type="string" ns6:value-type="string">
            <text:p>Army Day</text:p>
          </table:table-cell>
          <table:table-cell table:number-columns-repeated="82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hong-kong/2026" xlink:type="simple">Hong Kong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6"/>
          <table:table-cell table:style-name="AmberHoliday" office:value-type="string" ns6:value-type="string">
            <text:p>Lunar New Year's Day</text:p>
          </table:table-cell>
          <table:table-cell table:style-name="AmberHoliday" office:value-type="string" ns6:value-type="string">
            <text:p>The second day of Lunar New Year</text:p>
          </table:table-cell>
          <table:table-cell table:style-name="AmberHoliday" office:value-type="string" ns6:value-type="string">
            <text:p>The third day of Lunar New Year</text:p>
          </table:table-cell>
          <table:table-cell table:number-columns-repeated="42"/>
          <table:table-cell table:style-name="AmberHoliday" office:value-type="string" ns6:value-type="string">
            <text:p>Good Friday</text:p>
          </table:table-cell>
          <table:table-cell table:style-name="AmberHoliday" office:value-type="string" ns6:value-type="string">
            <text:p>The day following Good Friday</text:p>
          </table:table-cell>
          <table:table-cell table:style-name="AmberHoliday" office:value-type="string" ns6:value-type="string">
            <text:p>Ching Ming Festival</text:p>
          </table:table-cell>
          <table:table-cell table:style-name="AmberHoliday" office:value-type="string" ns6:value-type="string">
            <text:p>The day following Ching Ming Festival</text:p>
          </table:table-cell>
          <table:table-cell table:style-name="AmberHoliday" office:value-type="string" ns6:value-type="string">
            <text:p>The day following Easter Monday</text:p>
          </table:table-cell>
          <table:table-cell table:number-columns-repeated="23"/>
          <table:table-cell office:value-type="string" ns6:value-type="string" table:style-name="AmberHoliday">
            <text:p>Labour Day</text:p>
          </table:table-cell>
          <table:table-cell table:number-columns-repeated="22"/>
          <table:table-cell table:style-name="AmberHoliday" office:value-type="string" ns6:value-type="string">
            <text:p>The Birthday of the Buddha</text:p>
          </table:table-cell>
          <table:table-cell table:style-name="AmberHoliday" office:value-type="string" ns6:value-type="string">
            <text:p>The Birthday of the Buddha Holiday</text:p>
          </table:table-cell>
          <table:table-cell table:number-columns-repeated="24"/>
          <table:table-cell table:style-name="AmberHoliday" office:value-type="string" ns6:value-type="string">
            <text:p>Dragon Boat Festival</text:p>
          </table:table-cell>
          <table:table-cell table:number-columns-repeated="11"/>
          <table:table-cell table:style-name="AmberHoliday" office:value-type="string" ns6:value-type="string">
            <text:p>Special Administration Region (SAR) Day</text:p>
          </table:table-cell>
          <table:table-cell table:number-columns-repeated="86"/>
          <table:table-cell table:style-name="AmberHoliday" office:value-type="string" ns6:value-type="string">
            <text:p>The day following the Chinese Mid-Autumn Festival</text:p>
          </table:table-cell>
          <table:table-cell table:number-columns-repeated="4"/>
          <table:table-cell table:style-name="AmberHoliday" office:value-type="string" ns6:value-type="string">
            <text:p>Chinese National Day</text:p>
          </table:table-cell>
          <table:table-cell table:number-columns-repeated="17"/>
          <table:table-cell table:style-name="AmberHoliday" office:value-type="string" ns6:value-type="string">
            <text:p>Chung Yeung Festival</text:p>
          </table:table-cell>
          <table:table-cell table:number-columns-repeated="66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The first weekday after Christmas Day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hungary/2026" xlink:type="simple">Hungary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Public Holiday</text:p>
          </table:table-cell>
          <table:table-cell table:number-columns-repeated="71"/>
          <table:table-cell table:style-name="AmberHoliday" office:value-type="string" ns6:value-type="string">
            <text:p>Revolution Day</text:p>
          </table:table-cell>
          <table:table-cell table:number-columns-repeated="18"/>
          <table:table-cell table:style-name="AmberHoliday" office:value-type="string" ns6:value-type="string">
            <text:p>Good Friday</text:p>
          </table:table-cell>
          <table:table-cell/>
          <table:table-cell table:style-name="AmberHoliday" office:value-type="string" ns6:value-type="string">
            <text:p>Easter Sunday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/>
          <table:table-cell table:style-name="AmberHoliday" office:value-type="string" ns6:value-type="string">
            <text:p>Mother's Day</text:p>
          </table:table-cell>
          <table:table-cell table:number-columns-repeated="20"/>
          <table:table-cell table:style-name="AmberHoliday" office:value-type="string" ns6:value-type="string">
            <text:p>Pentecost Sunday</text:p>
          </table:table-cell>
          <table:table-cell table:style-name="AmberHoliday" office:value-type="string" ns6:value-type="string">
            <text:p>Pentecost Monday</text:p>
          </table:table-cell>
          <table:table-cell table:number-columns-repeated="26"/>
          <table:table-cell table:style-name="AmberHoliday" office:value-type="string" ns6:value-type="string">
            <text:p>Father's Day</text:p>
          </table:table-cell>
          <table:table-cell table:number-columns-repeated="59"/>
          <table:table-cell table:style-name="AmberHoliday" office:value-type="string" ns6:value-type="string">
            <text:p>Saint Stephen's Day</text:p>
          </table:table-cell>
          <table:table-cell table:style-name="AmberHoliday" office:value-type="string" ns6:value-type="string">
            <text:p>Saint Stephen's Day (bridge day)</text:p>
          </table:table-cell>
          <table:table-cell table:number-columns-repeated="62"/>
          <table:table-cell table:style-name="AmberHoliday" office:value-type="string" ns6:value-type="string">
            <text:p>Republic Day</text:p>
          </table:table-cell>
          <table:table-cell table:number-columns-repeated="8"/>
          <table:table-cell table:style-name="AmberHoliday" office:value-type="string" ns6:value-type="string">
            <text:p>All Saints' Day</text:p>
          </table:table-cell>
          <table:table-cell table:number-columns-repeated="52"/>
          <table:table-cell table:style-name="AmberHoliday" office:value-type="string" ns6:value-type="string">
            <text:p>Christmas Holiday</text:p>
          </table:table-cell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Christmas Holiday</text:p>
          </table:table-cell>
          <table:table-cell/>
          <table:table-cell table:style-name="AmberHoliday" office:value-type="string" ns6:value-type="string">
            <text:p>Christmas Holiday</text:p>
          </table:table-cell>
          <table:table-cell table:style-name="AmberHoliday" office:value-type="string" ns6:value-type="string">
            <text:p>Christmas Holiday</text:p>
          </table:table-cell>
          <table:table-cell table:style-name="AmberHoliday" office:value-type="string" ns6:value-type="string">
            <text:p>Christmas Holiday</text:p>
          </table:table-cell>
          <table:table-cell table:style-name="AmberHoliday" office:value-type="string" ns6:value-type="string" table:number-columns-repeated="1">
            <text:p>Christmas Holiday</text:p>
          </table:table-cell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iceland/2026" xlink:type="simple">Iceland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90"/>
          <table:table-cell table:style-name="AmberHoliday" office:value-type="string" ns6:value-type="string">
            <text:p>Maundy Thursday</text:p>
          </table:table-cell>
          <table:table-cell table:style-name="AmberHoliday" office:value-type="string" ns6:value-type="string">
            <text:p>Good Friday</text:p>
          </table:table-cell>
          <table:table-cell/>
          <table:table-cell table:style-name="AmberHoliday" office:value-type="string" ns6:value-type="string">
            <text:p>Easter Sunday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16"/>
          <table:table-cell table:style-name="AmberHoliday" office:value-type="string" ns6:value-type="string">
            <text:p>First Day of Summer</text:p>
          </table:table-cell>
          <table:table-cell table:number-columns-repeated="7"/>
          <table:table-cell office:value-type="string" ns6:value-type="string" table:style-name="AmberHoliday">
            <text:p>Workers' Day</text:p>
          </table:table-cell>
          <table:table-cell table:number-columns-repeated="8"/>
          <table:table-cell table:style-name="AmberHoliday" office:value-type="string" ns6:value-type="string">
            <text:p>Mother's Day</text:p>
          </table:table-cell>
          <table:table-cell table:number-columns-repeated="3"/>
          <table:table-cell table:style-name="AmberHoliday" office:value-type="string" ns6:value-type="string">
            <text:p>Ascension Day</text:p>
          </table:table-cell>
          <table:table-cell table:number-columns-repeated="9"/>
          <table:table-cell table:style-name="AmberHoliday" office:value-type="string" ns6:value-type="string">
            <text:p>Whit Sunday</text:p>
          </table:table-cell>
          <table:table-cell table:style-name="AmberHoliday" office:value-type="string" ns6:value-type="string">
            <text:p>Whit Monday</text:p>
          </table:table-cell>
          <table:table-cell table:number-columns-repeated="22"/>
          <table:table-cell table:style-name="AmberHoliday" office:value-type="string" ns6:value-type="string">
            <text:p>Independence Day</text:p>
          </table:table-cell>
          <table:table-cell table:number-columns-repeated="46"/>
          <table:table-cell table:style-name="AmberHoliday" office:value-type="string" ns6:value-type="string">
            <text:p>Commerce Day</text:p>
          </table:table-cell>
          <table:table-cell table:number-columns-repeated="96"/>
          <table:table-cell table:style-name="AmberHoliday" office:value-type="string" ns6:value-type="string">
            <text:p>Father's Day</text:p>
          </table:table-cell>
          <table:table-cell table:number-columns-repeated="45"/>
          <table:table-cell table:style-name="AmberHoliday" office:value-type="string" ns6:value-type="string">
            <text:p>Christmas Eve</text:p>
          </table:table-cell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Second Day of Christmas</text:p>
          </table:table-cell>
          <table:table-cell table:number-columns-repeated="4"/>
          <table:table-cell table:style-name="AmberHoliday" office:value-type="string" ns6:value-type="string">
            <text:p>New Year's Eve</text:p>
          </table:table-cell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india/2026" xlink:type="simple">India</text:a></text:p>
          </table:table-cell>
          <table:table-cell office:value-type="string" ns6:value-type="string" table:style-name="AmberHoliday">
            <text:p>Gann-Ngai</text:p>
          </table:table-cell>
          <table:table-cell table:style-name="AmberHoliday" office:value-type="string" ns6:value-type="string">
            <text:p>New Year Celebration</text:p>
          </table:table-cell>
          <table:table-cell table:style-name="AmberHoliday" office:value-type="string" ns6:value-type="string">
            <text:p>Imam Ali's Birthday</text:p>
          </table:table-cell>
          <table:table-cell/>
          <table:table-cell table:style-name="AmberHoliday" office:value-type="string" ns6:value-type="string">
            <text:p>Guru Gobind Singh Jayanti</text:p>
          </table:table-cell>
          <table:table-cell table:number-columns-repeated="5"/>
          <table:table-cell table:style-name="AmberHoliday" office:value-type="string" ns6:value-type="string">
            <text:p>Missionary Day</text:p>
          </table:table-cell>
          <table:table-cell table:style-name="AmberHoliday" office:value-type="string" ns6:value-type="string">
            <text:p>Birthday of Swami Vivekananda</text:p>
          </table:table-cell>
          <table:table-cell/>
          <table:table-cell table:style-name="AmberHoliday" office:value-type="string" ns6:value-type="string">
            <text:p>Tusu Puja</text:p>
          </table:table-cell>
          <table:table-cell table:style-name="AmberHoliday" office:value-type="string" ns6:value-type="string">
            <text:p>Public Holiday</text:p>
          </table:table-cell>
          <table:table-cell table:style-name="AmberHoliday" office:value-type="string" ns6:value-type="string">
            <text:p>Thiruvalluvar Day</text:p>
          </table:table-cell>
          <table:table-cell table:style-name="AmberHoliday" office:value-type="string" ns6:value-type="string">
            <text:p>Shab-I-Miraj</text:p>
          </table:table-cell>
          <table:table-cell/>
          <table:table-cell table:style-name="AmberHoliday" office:value-type="string" ns6:value-type="string">
            <text:p>Sonam Lhosar</text:p>
          </table:table-cell>
          <table:table-cell table:number-columns-repeated="3"/>
          <table:table-cell table:style-name="AmberHoliday" office:value-type="string" ns6:value-type="string">
            <text:p>Vasant Panchami</text:p>
          </table:table-cell>
          <table:table-cell/>
          <table:table-cell table:style-name="AmberHoliday" office:value-type="string" ns6:value-type="string">
            <text:p>Devnarayan Jayanti</text:p>
          </table:table-cell>
          <table:table-cell table:style-name="AmberHoliday" office:value-type="string" ns6:value-type="string">
            <text:p>Republic Day</text:p>
          </table:table-cell>
          <table:table-cell table:style-name="AmberHoliday" office:value-type="string" ns6:value-type="string">
            <text:p>Gothar Bathou Sun</text:p>
          </table:table-cell>
          <table:table-cell table:style-name="AmberHoliday" office:value-type="string" ns6:value-type="string">
            <text:p>Public Holiday</text:p>
          </table:table-cell>
          <table:table-cell table:number-columns-repeated="2"/>
          <table:table-cell table:style-name="AmberHoliday" office:value-type="string" ns6:value-type="string">
            <text:p>Me-dam-me-phi</text:p>
          </table:table-cell>
          <table:table-cell table:style-name="AmberHoliday" office:value-type="string" ns6:value-type="string">
            <text:p>Bir Chilarai Divas</text:p>
          </table:table-cell>
          <table:table-cell table:number-columns-repeated="2"/>
          <table:table-cell table:style-name="AmberHoliday" office:value-type="string" ns6:value-type="string">
            <text:p>Shab e-Barat</text:p>
          </table:table-cell>
          <table:table-cell table:number-columns-repeated="10"/>
          <table:table-cell table:style-name="AmberHoliday" office:value-type="string" ns6:value-type="string">
            <text:p>Lui-Ngai-Ni</text:p>
          </table:table-cell>
          <table:table-cell table:number-columns-repeated="2"/>
          <table:table-cell table:style-name="AmberHoliday" office:value-type="string" ns6:value-type="string">
            <text:p>Losar</text:p>
          </table:table-cell>
          <table:table-cell table:style-name="AmberHoliday" office:value-type="string" ns6:value-type="string">
            <text:p>Chahhtrapati Shivaji Maharaj Jayanti</text:p>
          </table:table-cell>
          <table:table-cell table:style-name="AmberHoliday" office:value-type="string" ns6:value-type="string">
            <text:p>Mizoram State Day</text:p>
          </table:table-cell>
          <table:table-cell table:number-columns-repeated="9"/>
          <table:table-cell table:style-name="AmberHoliday" office:value-type="string" ns6:value-type="string">
            <text:p>Holi Dahan</text:p>
          </table:table-cell>
          <table:table-cell table:style-name="AmberHoliday" office:value-type="string" ns6:value-type="string">
            <text:p>Bhumchu Festival</text:p>
          </table:table-cell>
          <table:table-cell table:style-name="AmberHoliday" office:value-type="string" ns6:value-type="string">
            <text:p>Holi</text:p>
          </table:table-cell>
          <table:table-cell table:number-columns-repeated="8"/>
          <table:table-cell table:style-name="AmberHoliday" office:value-type="string" ns6:value-type="string">
            <text:p>Chapchar Kut</text:p>
          </table:table-cell>
          <table:table-cell table:number-columns-repeated="3"/>
          <table:table-cell table:style-name="AmberHoliday" office:value-type="string" ns6:value-type="string">
            <text:p>Shab-I-Qadr</text:p>
          </table:table-cell>
          <table:table-cell/>
          <table:table-cell table:style-name="AmberHoliday" office:value-type="string" ns6:value-type="string">
            <text:p>Gudi Padwa</text:p>
          </table:table-cell>
          <table:table-cell table:style-name="AmberHoliday" office:value-type="string" ns6:value-type="string">
            <text:p>Cheti Chand</text:p>
          </table:table-cell>
          <table:table-cell table:style-name="AmberHoliday" office:value-type="string" ns6:value-type="string">
            <text:p>Nauroz</text:p>
          </table:table-cell>
          <table:table-cell table:style-name="AmberHoliday" office:value-type="string" ns6:value-type="string">
            <text:p>Sarhul Holiday</text:p>
          </table:table-cell>
          <table:table-cell table:style-name="AmberHoliday" office:value-type="string" ns6:value-type="string">
            <text:p>Shaheedi Diwas</text:p>
          </table:table-cell>
          <table:table-cell table:number-columns-repeated="2"/>
          <table:table-cell table:style-name="AmberHoliday" office:value-type="string" ns6:value-type="string">
            <text:p>Ashoka's Birth Anniversary</text:p>
          </table:table-cell>
          <table:table-cell table:style-name="AmberHoliday" office:value-type="string" ns6:value-type="string">
            <text:p>Ram Navami</text:p>
          </table:table-cell>
          <table:table-cell table:number-columns-repeated="3"/>
          <table:table-cell table:style-name="AmberHoliday" office:value-type="string" ns6:value-type="string">
            <text:p>Mahavir Jayanti</text:p>
          </table:table-cell>
          <table:table-cell table:style-name="AmberHoliday" office:value-type="string" ns6:value-type="string">
            <text:p>Odisha Day</text:p>
          </table:table-cell>
          <table:table-cell table:style-name="AmberHoliday" office:value-type="string" ns6:value-type="string">
            <text:p>Maundy Thursday</text:p>
          </table:table-cell>
          <table:table-cell table:style-name="AmberHoliday" office:value-type="string" ns6:value-type="string">
            <text:p>Good Friday</text:p>
          </table:table-cell>
          <table:table-cell/>
          <table:table-cell table:style-name="AmberHoliday" office:value-type="string" ns6:value-type="string">
            <text:p>Easter Sunday</text:p>
          </table:table-cell>
          <table:table-cell table:number-columns-repeated="2"/>
          <table:table-cell table:style-name="AmberHoliday" office:value-type="string" ns6:value-type="string">
            <text:p>Birthday of Sri Guru Nabha Dass Ji</text:p>
          </table:table-cell>
          <table:table-cell table:number-columns-repeated="2"/>
          <table:table-cell table:style-name="AmberHoliday" office:value-type="string" ns6:value-type="string">
            <text:p>Mahatma Jyotiba Phule Jayanti</text:p>
          </table:table-cell>
          <table:table-cell/>
          <table:table-cell table:style-name="AmberHoliday" office:value-type="string" ns6:value-type="string">
            <text:p>Biju Festival</text:p>
          </table:table-cell>
          <table:table-cell table:style-name="AmberHoliday" office:value-type="string" ns6:value-type="string">
            <text:p>Bohag Bihu Holiday</text:p>
          </table:table-cell>
          <table:table-cell table:style-name="AmberHoliday" office:value-type="string" ns6:value-type="string">
            <text:p>Himachal Day</text:p>
          </table:table-cell>
          <table:table-cell table:style-name="AmberHoliday" office:value-type="string" ns6:value-type="string">
            <text:p>Bohag Bihu Holiday</text:p>
          </table:table-cell>
          <table:table-cell/>
          <table:table-cell table:style-name="AmberHoliday" office:value-type="string" ns6:value-type="string">
            <text:p>Tithi of Damodar Deva</text:p>
          </table:table-cell>
          <table:table-cell table:style-name="AmberHoliday" office:value-type="string" ns6:value-type="string">
            <text:p>Parashurama Jayanti</text:p>
          </table:table-cell>
          <table:table-cell table:style-name="AmberHoliday" office:value-type="string" ns6:value-type="string">
            <text:p>Basava Jayanthi</text:p>
          </table:table-cell>
          <table:table-cell table:style-name="AmberHoliday" office:value-type="string" ns6:value-type="string">
            <text:p>Sati Sadhani Divas</text:p>
          </table:table-cell>
          <table:table-cell/>
          <table:table-cell table:style-name="AmberHoliday" office:value-type="string" ns6:value-type="string">
            <text:p>Khongjom Day</text:p>
          </table:table-cell>
          <table:table-cell/>
          <table:table-cell table:style-name="AmberHoliday" office:value-type="string" ns6:value-type="string">
            <text:p>Janaki Nawami</text:p>
          </table:table-cell>
          <table:table-cell table:number-columns-repeated="5"/>
          <table:table-cell office:value-type="string" ns6:value-type="string" table:style-name="AmberHoliday">
            <text:p>Labour Day</text:p>
          </table:table-cell>
          <table:table-cell table:number-columns-repeated="7"/>
          <table:table-cell table:style-name="AmberHoliday" office:value-type="string" ns6:value-type="string">
            <text:p>Birthday of Rabindra Nath Tagore</text:p>
          </table:table-cell>
          <table:table-cell table:number-columns-repeated="6"/>
          <table:table-cell table:style-name="AmberHoliday" office:value-type="string" ns6:value-type="string">
            <text:p>Savitri Amavasya</text:p>
          </table:table-cell>
          <table:table-cell table:number-columns-repeated="10"/>
          <table:table-cell table:style-name="AmberHoliday" office:value-type="string" ns6:value-type="string">
            <text:p>Id-ul-Ad'ha</text:p>
          </table:table-cell>
          <table:table-cell table:style-name="AmberHoliday" office:value-type="string" ns6:value-type="string">
            <text:p>Eid-ul-Azha Holiday</text:p>
          </table:table-cell>
          <table:table-cell table:number-columns-repeated="3"/>
          <table:table-cell table:style-name="AmberHoliday" office:value-type="string" ns6:value-type="string">
            <text:p>Janmotsav of Sri Sri Madhav Dev</text:p>
          </table:table-cell>
          <table:table-cell table:number-columns-repeated="12"/>
          <table:table-cell table:style-name="AmberHoliday" office:value-type="string" ns6:value-type="string">
            <text:p>Pahili Raja</text:p>
          </table:table-cell>
          <table:table-cell table:style-name="AmberHoliday" office:value-type="string" ns6:value-type="string">
            <text:p>Raja Sankranti</text:p>
          </table:table-cell>
          <table:table-cell/>
          <table:table-cell table:style-name="AmberHoliday" office:value-type="string" ns6:value-type="string">
            <text:p>Maharana Pratap Jayanti</text:p>
          </table:table-cell>
          <table:table-cell table:style-name="AmberHoliday" office:value-type="string" ns6:value-type="string">
            <text:p>Martyrdom Day of Sri Guru Arjun Dev Ji</text:p>
          </table:table-cell>
          <table:table-cell table:number-columns-repeated="6"/>
          <table:table-cell table:style-name="AmberHoliday" office:value-type="string" ns6:value-type="string">
            <text:p>Ashura</text:p>
          </table:table-cell>
          <table:table-cell table:style-name="AmberHoliday" office:value-type="string" ns6:value-type="string" table:number-columns-repeated="1">
            <text:p>Ashura</text:p>
          </table:table-cell>
          <table:table-cell table:number-columns-repeated="2"/>
          <table:table-cell table:style-name="AmberHoliday" office:value-type="string" ns6:value-type="string">
            <text:p>Sant Guru Kabir Jayanti</text:p>
          </table:table-cell>
          <table:table-cell table:style-name="AmberHoliday" office:value-type="string" ns6:value-type="string">
            <text:p>Remna Ni</text:p>
          </table:table-cell>
          <table:table-cell table:number-columns-repeated="4"/>
          <table:table-cell table:style-name="AmberHoliday" office:value-type="string" ns6:value-type="string">
            <text:p>Guru Hargobind Ji's Birthday</text:p>
          </table:table-cell>
          <table:table-cell table:style-name="AmberHoliday" office:value-type="string" ns6:value-type="string">
            <text:p>MHIP Day</text:p>
          </table:table-cell>
          <table:table-cell table:number-columns-repeated="2"/>
          <table:table-cell table:style-name="AmberHoliday" office:value-type="string" ns6:value-type="string">
            <text:p>Behdienkhlam</text:p>
          </table:table-cell>
          <table:table-cell table:number-columns-repeated="3"/>
          <table:table-cell table:style-name="AmberHoliday" office:value-type="string" ns6:value-type="string">
            <text:p>Bhanu Jayanti</text:p>
          </table:table-cell>
          <table:table-cell table:number-columns-repeated="2"/>
          <table:table-cell table:style-name="AmberHoliday" office:value-type="string" ns6:value-type="string">
            <text:p>Harela</text:p>
          </table:table-cell>
          <table:table-cell table:style-name="AmberHoliday" office:value-type="string" ns6:value-type="string">
            <text:p>U Tirot Sing Day</text:p>
          </table:table-cell>
          <table:table-cell table:number-columns-repeated="3"/>
          <table:table-cell table:style-name="AmberHoliday" office:value-type="string" ns6:value-type="string">
            <text:p>Kharchi Puja</text:p>
          </table:table-cell>
          <table:table-cell table:number-columns-repeated="9"/>
          <table:table-cell table:style-name="AmberHoliday" office:value-type="string" ns6:value-type="string">
            <text:p>Martyrdom Day of Shaheed Udham Singh</text:p>
          </table:table-cell>
          <table:table-cell table:number-columns-repeated="3"/>
          <table:table-cell table:style-name="AmberHoliday" office:value-type="string" ns6:value-type="string">
            <text:p>Chehlum</text:p>
          </table:table-cell>
          <table:table-cell table:number-columns-repeated="2"/>
          <table:table-cell table:style-name="AmberHoliday" office:value-type="string" ns6:value-type="string">
            <text:p>Ker Puja</text:p>
          </table:table-cell>
          <table:table-cell table:style-name="AmberHoliday" office:value-type="string" ns6:value-type="string">
            <text:p>Tendong Lho Rum Faat</text:p>
          </table:table-cell>
          <table:table-cell table:style-name="AmberHoliday" office:value-type="string" ns6:value-type="string">
            <text:p>World Tribal Day</text:p>
          </table:table-cell>
          <table:table-cell table:style-name="AmberHoliday" office:value-type="string" ns6:value-type="string">
            <text:p>Bonalu</text:p>
          </table:table-cell>
          <table:table-cell/>
          <table:table-cell table:style-name="AmberHoliday" office:value-type="string" ns6:value-type="string">
            <text:p>Karkidaka Vavu</text:p>
          </table:table-cell>
          <table:table-cell table:style-name="AmberHoliday" office:value-type="string" ns6:value-type="string">
            <text:p>Patriot's Day</text:p>
          </table:table-cell>
          <table:table-cell/>
          <table:table-cell table:style-name="AmberHoliday" office:value-type="string" ns6:value-type="string">
            <text:p>Parsi New Year</text:p>
          </table:table-cell>
          <table:table-cell table:style-name="AmberHoliday" office:value-type="string" ns6:value-type="string">
            <text:p>De jure Transfer Day</text:p>
          </table:table-cell>
          <table:table-cell table:number-columns-repeated="8"/>
          <table:table-cell table:style-name="AmberHoliday" office:value-type="string" ns6:value-type="string">
            <text:p>First Onam</text:p>
          </table:table-cell>
          <table:table-cell table:style-name="AmberHoliday" office:value-type="string" ns6:value-type="string">
            <text:p>Raksha Bandhan</text:p>
          </table:table-cell>
          <table:table-cell table:style-name="AmberHoliday" office:value-type="string" ns6:value-type="string">
            <text:p>Jhulan Purnima</text:p>
          </table:table-cell>
          <table:table-cell table:style-name="AmberHoliday" office:value-type="string" ns6:value-type="string">
            <text:p>Sree Narayana Guru Jayanti</text:p>
          </table:table-cell>
          <table:table-cell table:number-columns-repeated="3"/>
          <table:table-cell table:style-name="AmberHoliday" office:value-type="string" ns6:value-type="string">
            <text:p>Tithi of Sri Sri Madhav Dev</text:p>
          </table:table-cell>
          <table:table-cell table:number-columns-repeated="2"/>
          <table:table-cell table:style-name="AmberHoliday" office:value-type="string" ns6:value-type="string">
            <text:p>Janmashtami</text:p>
          </table:table-cell>
          <table:table-cell table:style-name="AmberHoliday" office:value-type="string" ns6:value-type="string">
            <text:p>Karam Puja</text:p>
          </table:table-cell>
          <table:table-cell table:number-columns-repeated="6"/>
          <table:table-cell table:style-name="AmberHoliday" office:value-type="string" ns6:value-type="string">
            <text:p>Tithi of Srimatna Sankardev</text:p>
          </table:table-cell>
          <table:table-cell/>
          <table:table-cell table:style-name="AmberHoliday" office:value-type="string" ns6:value-type="string">
            <text:p>Vinayagar Chathurthi</text:p>
          </table:table-cell>
          <table:table-cell table:style-name="AmberHoliday" office:value-type="string" ns6:value-type="string">
            <text:p>Nuakhai</text:p>
          </table:table-cell>
          <table:table-cell table:style-name="AmberHoliday" office:value-type="string" ns6:value-type="string">
            <text:p>Day following Nuakhai</text:p>
          </table:table-cell>
          <table:table-cell table:number-columns-repeated="4"/>
          <table:table-cell table:style-name="AmberHoliday" office:value-type="string" ns6:value-type="string">
            <text:p>Janmostav of Srimatna Sankardev</text:p>
          </table:table-cell>
          <table:table-cell table:style-name="AmberHoliday" office:value-type="string" ns6:value-type="string">
            <text:p>Janmashtami</text:p>
          </table:table-cell>
          <table:table-cell table:style-name="AmberHoliday" office:value-type="string" ns6:value-type="string">
            <text:p>Maharaja Hari Singh Birth Anniversary</text:p>
          </table:table-cell>
          <table:table-cell table:number-columns-repeated="6"/>
          <table:table-cell table:style-name="AmberHoliday" office:value-type="string" ns6:value-type="string">
            <text:p>Jananeta Irawat Birth Day</text:p>
          </table:table-cell>
          <table:table-cell/>
          <table:table-cell table:style-name="AmberHoliday" office:value-type="string" ns6:value-type="string">
            <text:p>Mahatma Gandhi Birthday</text:p>
          </table:table-cell>
          <table:table-cell table:number-columns-repeated="7"/>
          <table:table-cell table:style-name="AmberHoliday" office:value-type="string" ns6:value-type="string">
            <text:p>Mahalaya</text:p>
          </table:table-cell>
          <table:table-cell table:style-name="AmberHoliday" office:value-type="string" ns6:value-type="string">
            <text:p>Maharaja Agrasen Jayanti</text:p>
          </table:table-cell>
          <table:table-cell table:number-columns-repeated="5"/>
          <table:table-cell table:style-name="AmberHoliday" office:value-type="string" ns6:value-type="string">
            <text:p>Maha Saptami</text:p>
          </table:table-cell>
          <table:table-cell table:style-name="AmberHoliday" office:value-type="string" ns6:value-type="string" table:number-columns-repeated="1">
            <text:p>Maha Saptami</text:p>
          </table:table-cell>
          <table:table-cell table:style-name="AmberHoliday" office:value-type="string" ns6:value-type="string">
            <text:p>Ayudha Puja</text:p>
          </table:table-cell>
          <table:table-cell table:style-name="AmberHoliday" office:value-type="string" ns6:value-type="string">
            <text:p>Durga Puja</text:p>
          </table:table-cell>
          <table:table-cell table:style-name="AmberHoliday" office:value-type="string" ns6:value-type="string">
            <text:p>Following day of Vijaya Dasami Holiday</text:p>
          </table:table-cell>
          <table:table-cell table:number-columns-repeated="3"/>
          <table:table-cell table:style-name="AmberHoliday" office:value-type="string" ns6:value-type="string">
            <text:p>Kumar Purnima</text:p>
          </table:table-cell>
          <table:table-cell table:style-name="AmberHoliday" office:value-type="string" ns6:value-type="string">
            <text:p>Accession Day</text:p>
          </table:table-cell>
          <table:table-cell table:number-columns-repeated="4"/>
          <table:table-cell table:style-name="AmberHoliday" office:value-type="string" ns6:value-type="string">
            <text:p>Sardar Patel's Birthday</text:p>
          </table:table-cell>
          <table:table-cell table:style-name="AmberHoliday" office:value-type="string" ns6:value-type="string">
            <text:p>Lhabab Duechen</text:p>
          </table:table-cell>
          <table:table-cell table:number-columns-repeated="6"/>
          <table:table-cell table:style-name="AmberHoliday" office:value-type="string" ns6:value-type="string">
            <text:p>Narak Chaturdashi</text:p>
          </table:table-cell>
          <table:table-cell table:style-name="AmberHoliday" office:value-type="string" ns6:value-type="string">
            <text:p>Diwali Holiday</text:p>
          </table:table-cell>
          <table:table-cell table:style-name="AmberHoliday" office:value-type="string" ns6:value-type="string">
            <text:p>Diwali (Bali Pratipada)</text:p>
          </table:table-cell>
          <table:table-cell table:style-name="AmberHoliday" office:value-type="string" ns6:value-type="string">
            <text:p>Bhratridwitiya</text:p>
          </table:table-cell>
          <table:table-cell table:style-name="AmberHoliday" office:value-type="string" ns6:value-type="string">
            <text:p>Ningol Chakkouba</text:p>
          </table:table-cell>
          <table:table-cell table:style-name="AmberHoliday" office:value-type="string" ns6:value-type="string">
            <text:p>Wangala Festival</text:p>
          </table:table-cell>
          <table:table-cell/>
          <table:table-cell table:style-name="AmberHoliday" office:value-type="string" ns6:value-type="string">
            <text:p>Birsa Munda Birth Anniversary</text:p>
          </table:table-cell>
          <table:table-cell table:style-name="AmberHoliday" office:value-type="string" ns6:value-type="string">
            <text:p>Kartar Singh Sarabha Martyrdom Day</text:p>
          </table:table-cell>
          <table:table-cell table:number-columns-repeated="6"/>
          <table:table-cell table:style-name="AmberHoliday" office:value-type="string" ns6:value-type="string">
            <text:p>Seng Kut Snem</text:p>
          </table:table-cell>
          <table:table-cell table:style-name="AmberHoliday" office:value-type="string" ns6:value-type="string">
            <text:p>Rasa Purnima</text:p>
          </table:table-cell>
          <table:table-cell table:number-columns-repeated="2"/>
          <table:table-cell table:style-name="AmberHoliday" office:value-type="string" ns6:value-type="string">
            <text:p>Kanakadasa Jayanthi</text:p>
          </table:table-cell>
          <table:table-cell table:number-columns-repeated="3"/>
          <table:table-cell table:style-name="AmberHoliday" office:value-type="string" ns6:value-type="string">
            <text:p>State Inauguration Day</text:p>
          </table:table-cell>
          <table:table-cell table:style-name="AmberHoliday" office:value-type="string" ns6:value-type="string">
            <text:p>Asom Divas</text:p>
          </table:table-cell>
          <table:table-cell table:style-name="AmberHoliday" office:value-type="string" ns6:value-type="string">
            <text:p>Feast of St. Francis Xavier</text:p>
          </table:table-cell>
          <table:table-cell table:number-columns-repeated="5"/>
          <table:table-cell table:style-name="AmberHoliday" office:value-type="string" ns6:value-type="string">
            <text:p>Losoong/Namsoong</text:p>
          </table:table-cell>
          <table:table-cell table:style-name="AmberHoliday" office:value-type="string" ns6:value-type="string">
            <text:p>Losoong/Namsoong</text:p>
          </table:table-cell>
          <table:table-cell table:style-name="AmberHoliday" office:value-type="string" ns6:value-type="string">
            <text:p>Losoong/Namsoong</text:p>
          </table:table-cell>
          <table:table-cell table:style-name="AmberHoliday" office:value-type="string" ns6:value-type="string">
            <text:p>Losoong/Namsoong</text:p>
          </table:table-cell>
          <table:table-cell table:style-name="AmberHoliday" office:value-type="string" ns6:value-type="string" table:number-columns-repeated="1">
            <text:p>Losoong/Namsoong</text:p>
          </table:table-cell>
          <table:table-cell table:style-name="AmberHoliday" office:value-type="string" ns6:value-type="string">
            <text:p>Martyrdom of Sri Guru Teg Bahadur Ji</text:p>
          </table:table-cell>
          <table:table-cell table:number-columns-repeated="3"/>
          <table:table-cell table:style-name="AmberHoliday" office:value-type="string" ns6:value-type="string">
            <text:p>Death Anniversary of U SoSo Tham</text:p>
          </table:table-cell>
          <table:table-cell table:style-name="AmberHoliday" office:value-type="string" ns6:value-type="string">
            <text:p>Goa Liberation Day</text:p>
          </table:table-cell>
          <table:table-cell table:number-columns-repeated="3"/>
          <table:table-cell table:style-name="AmberHoliday" office:value-type="string" ns6:value-type="string">
            <text:p>Imam Ali's Birthday</text:p>
          </table:table-cell>
          <table:table-cell table:style-name="AmberHoliday" office:value-type="string" ns6:value-type="string">
            <text:p>Christmas Eve</text:p>
          </table:table-cell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Boxing Day</text:p>
          </table:table-cell>
          <table:table-cell table:style-name="AmberHoliday" office:value-type="string" ns6:value-type="string">
            <text:p>Christmas Festival</text:p>
          </table:table-cell>
          <table:table-cell table:style-name="AmberHoliday" office:value-type="string" ns6:value-type="string">
            <text:p>Parkash Gurpurab Sri Guru Gobind Singh Ji</text:p>
          </table:table-cell>
          <table:table-cell/>
          <table:table-cell table:style-name="AmberHoliday" office:value-type="string" ns6:value-type="string">
            <text:p>U Kiang Nangbah</text:p>
          </table:table-cell>
          <table:table-cell table:style-name="AmberHoliday" office:value-type="string" ns6:value-type="string">
            <text:p>New Year's Eve</text:p>
          </table:table-cell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indonesia/2026" xlink:type="simple">Indones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14"/>
          <table:table-cell table:style-name="AmberHoliday" office:value-type="string" ns6:value-type="string">
            <text:p>Isra Miraj</text:p>
          </table:table-cell>
          <table:table-cell table:number-columns-repeated="30"/>
          <table:table-cell table:style-name="AmberHoliday" office:value-type="string" ns6:value-type="string">
            <text:p>Imlek Holiday</text:p>
          </table:table-cell>
          <table:table-cell table:style-name="AmberHoliday" office:value-type="string" ns6:value-type="string">
            <text:p>Imlek</text:p>
          </table:table-cell>
          <table:table-cell table:number-columns-repeated="28"/>
          <table:table-cell table:style-name="AmberHoliday" office:value-type="string" ns6:value-type="string">
            <text:p>Hari Raya Nyepi Holiday</text:p>
          </table:table-cell>
          <table:table-cell table:style-name="AmberHoliday" office:value-type="string" ns6:value-type="string">
            <text:p>Hari Raya Nyepi</text:p>
          </table:table-cell>
          <table:table-cell table:style-name="AmberHoliday" office:value-type="string" ns6:value-type="string">
            <text:p>Hari Raya Puasa Holiday</text:p>
          </table:table-cell>
          <table:table-cell table:style-name="AmberHoliday" office:value-type="string" ns6:value-type="string">
            <text:p>Hari Raya Puasa</text:p>
          </table:table-cell>
          <table:table-cell table:style-name="AmberHoliday" office:value-type="string" ns6:value-type="string">
            <text:p>Hari Raya Puasa Holiday</text:p>
          </table:table-cell>
          <table:table-cell table:style-name="AmberHoliday" office:value-type="string" ns6:value-type="string">
            <text:p>Hari Raya Puasa Holiday</text:p>
          </table:table-cell>
          <table:table-cell table:style-name="AmberHoliday" office:value-type="string" ns6:value-type="string" table:number-columns-repeated="1">
            <text:p>Hari Raya Puasa Holiday</text:p>
          </table:table-cell>
          <table:table-cell table:number-columns-repeated="9"/>
          <table:table-cell table:style-name="AmberHoliday" office:value-type="string" ns6:value-type="string">
            <text:p>Good Friday</text:p>
          </table:table-cell>
          <table:table-cell/>
          <table:table-cell table:style-name="AmberHoliday" office:value-type="string" ns6:value-type="string">
            <text:p>Easter Day</text:p>
          </table:table-cell>
          <table:table-cell table:number-columns-repeated="25"/>
          <table:table-cell office:value-type="string" ns6:value-type="string" table:style-name="AmberHoliday">
            <text:p>Labour Day</text:p>
          </table:table-cell>
          <table:table-cell table:number-columns-repeated="12"/>
          <table:table-cell table:style-name="AmberHoliday" office:value-type="string" ns6:value-type="string">
            <text:p>Ascension Day</text:p>
          </table:table-cell>
          <table:table-cell table:style-name="AmberHoliday" office:value-type="string" ns6:value-type="string">
            <text:p>Ascension Day Holiday</text:p>
          </table:table-cell>
          <table:table-cell table:number-columns-repeated="11"/>
          <table:table-cell table:style-name="AmberHoliday" office:value-type="string" ns6:value-type="string">
            <text:p>Idul Adha</text:p>
          </table:table-cell>
          <table:table-cell table:style-name="AmberHoliday" office:value-type="string" ns6:value-type="string">
            <text:p>Idul Adha Holiday</text:p>
          </table:table-cell>
          <table:table-cell table:number-columns-repeated="2"/>
          <table:table-cell table:style-name="AmberHoliday" office:value-type="string" ns6:value-type="string">
            <text:p>Waisak Day</text:p>
          </table:table-cell>
          <table:table-cell table:style-name="AmberHoliday" office:value-type="string" ns6:value-type="string">
            <text:p>Pancasila Day</text:p>
          </table:table-cell>
          <table:table-cell table:number-columns-repeated="14"/>
          <table:table-cell table:style-name="AmberHoliday" office:value-type="string" ns6:value-type="string">
            <text:p>Muharram</text:p>
          </table:table-cell>
          <table:table-cell table:number-columns-repeated="61"/>
          <table:table-cell table:style-name="AmberHoliday" office:value-type="string" ns6:value-type="string">
            <text:p>Independence Day</text:p>
          </table:table-cell>
          <table:table-cell table:number-columns-repeated="7"/>
          <table:table-cell table:style-name="AmberHoliday" office:value-type="string" ns6:value-type="string">
            <text:p>Maulidur Rasul</text:p>
          </table:table-cell>
          <table:table-cell table:number-columns-repeated="120"/>
          <table:table-cell table:style-name="AmberHoliday" office:value-type="string" ns6:value-type="string">
            <text:p>Christmas Holiday</text:p>
          </table:table-cell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No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iran/2026" xlink:type="simple">Iran</text:a></text:p>
          </table:table-cell>
          <table:table-cell table:style-name="Default"/>
          <table:table-cell/>
          <table:table-cell table:style-name="AmberHoliday" office:value-type="string" ns6:value-type="string">
            <text:p>Imam Ali's Birthday</text:p>
          </table:table-cell>
          <table:table-cell table:number-columns-repeated="12"/>
          <table:table-cell table:style-name="AmberHoliday" office:value-type="string" ns6:value-type="string">
            <text:p>Eid al-Mab'ath</text:p>
          </table:table-cell>
          <table:table-cell table:number-columns-repeated="18"/>
          <table:table-cell table:style-name="AmberHoliday" office:value-type="string" ns6:value-type="string">
            <text:p>Imam Mahdi's Birthday</text:p>
          </table:table-cell>
          <table:table-cell table:number-columns-repeated="6"/>
          <table:table-cell table:style-name="AmberHoliday" office:value-type="string" ns6:value-type="string">
            <text:p>Islamic Revolution Day</text:p>
          </table:table-cell>
          <table:table-cell table:number-columns-repeated="27"/>
          <table:table-cell table:style-name="AmberHoliday" office:value-type="string" ns6:value-type="string">
            <text:p>Martyrdom of Imam Ali</text:p>
          </table:table-cell>
          <table:table-cell table:number-columns-repeated="8"/>
          <table:table-cell table:style-name="AmberHoliday" office:value-type="string" ns6:value-type="string">
            <text:p>Oil Nationalisation Day</text:p>
          </table:table-cell>
          <table:table-cell table:style-name="AmberHoliday" office:value-type="string" ns6:value-type="string">
            <text:p>Nowruz</text:p>
          </table:table-cell>
          <table:table-cell table:style-name="AmberHoliday" office:value-type="string" ns6:value-type="string">
            <text:p>Nowruz Holiday</text:p>
          </table:table-cell>
          <table:table-cell table:style-name="AmberHoliday" office:value-type="string" ns6:value-type="string">
            <text:p>Nowruz Holiday</text:p>
          </table:table-cell>
          <table:table-cell table:style-name="AmberHoliday" office:value-type="string" ns6:value-type="string" table:number-columns-repeated="1">
            <text:p>Nowruz Holiday</text:p>
          </table:table-cell>
          <table:table-cell table:number-columns-repeated="7"/>
          <table:table-cell table:style-name="AmberHoliday" office:value-type="string" ns6:value-type="string">
            <text:p>Islamic Republic Day</text:p>
          </table:table-cell>
          <table:table-cell table:style-name="AmberHoliday" office:value-type="string" ns6:value-type="string">
            <text:p>Nature Day</text:p>
          </table:table-cell>
          <table:table-cell table:number-columns-repeated="10"/>
          <table:table-cell table:style-name="AmberHoliday" office:value-type="string" ns6:value-type="string">
            <text:p>Martyrdom of Imam Sadeq</text:p>
          </table:table-cell>
          <table:table-cell table:number-columns-repeated="17"/>
          <table:table-cell table:style-name="Default"/>
          <table:table-cell table:number-columns-repeated="26"/>
          <table:table-cell table:style-name="AmberHoliday" office:value-type="string" ns6:value-type="string">
            <text:p>Eid-e-Qorban</text:p>
          </table:table-cell>
          <table:table-cell table:number-columns-repeated="6"/>
          <table:table-cell table:style-name="AmberHoliday" office:value-type="string" ns6:value-type="string">
            <text:p>Demise of Imam Khomeini</text:p>
          </table:table-cell>
          <table:table-cell table:style-name="AmberHoliday" office:value-type="string" ns6:value-type="string">
            <text:p>Eid-e-Ghadir</text:p>
          </table:table-cell>
          <table:table-cell table:number-columns-repeated="19"/>
          <table:table-cell table:style-name="AmberHoliday" office:value-type="string" ns6:value-type="string">
            <text:p>Tasoua Hosseini</text:p>
          </table:table-cell>
          <table:table-cell table:style-name="AmberHoliday" office:value-type="string" ns6:value-type="string">
            <text:p>Ashoura</text:p>
          </table:table-cell>
          <table:table-cell table:number-columns-repeated="38"/>
          <table:table-cell table:style-name="AmberHoliday" office:value-type="string" ns6:value-type="string">
            <text:p>Arbaeen</text:p>
          </table:table-cell>
          <table:table-cell table:number-columns-repeated="7"/>
          <table:table-cell table:style-name="AmberHoliday" office:value-type="string" ns6:value-type="string">
            <text:p>Death of Prophet Muhammed / Martyrdom of Imam Hassan</text:p>
          </table:table-cell>
          <table:table-cell/>
          <table:table-cell table:style-name="AmberHoliday" office:value-type="string" ns6:value-type="string">
            <text:p>Martyrdom of Imam Reza</text:p>
          </table:table-cell>
          <table:table-cell table:number-columns-repeated="7"/>
          <table:table-cell table:style-name="AmberHoliday" office:value-type="string" ns6:value-type="string">
            <text:p>Martyrdom of Imam Hassan Asgari</text:p>
          </table:table-cell>
          <table:table-cell table:number-columns-repeated="2"/>
          <table:table-cell table:style-name="AmberHoliday" office:value-type="string" ns6:value-type="string">
            <text:p>Birthday of Muhammad and Imam Sadegh</text:p>
          </table:table-cell>
          <table:table-cell table:number-columns-repeated="80"/>
          <table:table-cell table:style-name="AmberHoliday" office:value-type="string" ns6:value-type="string">
            <text:p>Martyrdom Of Hazrat Fatimah</text:p>
          </table:table-cell>
          <table:table-cell table:number-columns-repeated="38"/>
          <table:table-cell table:style-name="AmberHoliday" office:value-type="string" ns6:value-type="string">
            <text:p>Imam Ali's Birthday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iraq/2026" xlink:type="simple">Iraq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New Year Holiday</text:p>
          </table:table-cell>
          <table:table-cell table:number-columns-repeated="3"/>
          <table:table-cell table:style-name="AmberHoliday" office:value-type="string" ns6:value-type="string">
            <text:p>Iraqi Army Day</text:p>
          </table:table-cell>
          <table:table-cell table:number-columns-repeated="68"/>
          <table:table-cell table:style-name="AmberHoliday" office:value-type="string" ns6:value-type="string">
            <text:p>Public Holiday</text:p>
          </table:table-cell>
          <table:table-cell table:number-columns-repeated="3"/>
          <table:table-cell table:style-name="AmberHoliday" office:value-type="string" ns6:value-type="string">
            <text:p>Eid Al Fitr</text:p>
          </table:table-cell>
          <table:table-cell table:style-name="AmberHoliday" office:value-type="string" ns6:value-type="string">
            <text:p>Eid al-Fitr Holiday</text:p>
          </table:table-cell>
          <table:table-cell table:style-name="AmberHoliday" office:value-type="string" ns6:value-type="string">
            <text:p>Eid Al Fitr Holiday Holiday</text:p>
          </table:table-cell>
          <table:table-cell table:style-name="AmberHoliday" office:value-type="string" ns6:value-type="string">
            <text:p>Eid al-Fitr Holiday</text:p>
          </table:table-cell>
          <table:table-cell table:number-columns-repeated="16"/>
          <table:table-cell table:style-name="AmberHoliday" office:value-type="string" ns6:value-type="string">
            <text:p>Baghdad Liberation Day</text:p>
          </table:table-cell>
          <table:table-cell table:number-columns-repeated="21"/>
          <table:table-cell office:value-type="string" ns6:value-type="string" table:style-name="AmberHoliday">
            <text:p>Labour Day</text:p>
          </table:table-cell>
          <table:table-cell table:number-columns-repeated="26"/>
          <table:table-cell table:style-name="AmberHoliday" office:value-type="string" ns6:value-type="string">
            <text:p>Eid Al-Adha</text:p>
          </table:table-cell>
          <table:table-cell table:style-name="AmberHoliday" office:value-type="string" ns6:value-type="string">
            <text:p>Eid Al-Adha Holiday</text:p>
          </table:table-cell>
          <table:table-cell table:style-name="AmberHoliday" office:value-type="string" ns6:value-type="string">
            <text:p>Eid Al-Adha Holiday</text:p>
          </table:table-cell>
          <table:table-cell table:style-name="AmberHoliday" office:value-type="string" ns6:value-type="string" table:number-columns-repeated="1">
            <text:p>Eid Al-Adha Holiday</text:p>
          </table:table-cell>
          <table:table-cell table:number-columns-repeated="4"/>
          <table:table-cell table:style-name="AmberHoliday" office:value-type="string" ns6:value-type="string">
            <text:p>Eid-e-Ghadir</text:p>
          </table:table-cell>
          <table:table-cell table:number-columns-repeated="10"/>
          <table:table-cell table:style-name="AmberHoliday" office:value-type="string" ns6:value-type="string">
            <text:p>Islamic New Year</text:p>
          </table:table-cell>
          <table:table-cell table:number-columns-repeated="9"/>
          <table:table-cell table:style-name="AmberHoliday" office:value-type="string" ns6:value-type="string">
            <text:p>Ashura</text:p>
          </table:table-cell>
          <table:table-cell table:number-columns-repeated="17"/>
          <table:table-cell table:style-name="AmberHoliday" office:value-type="string" ns6:value-type="string">
            <text:p>Republic Day</text:p>
          </table:table-cell>
          <table:table-cell table:number-columns-repeated="41"/>
          <table:table-cell table:style-name="AmberHoliday" office:value-type="string" ns6:value-type="string">
            <text:p>Mawlid al-Nabi</text:p>
          </table:table-cell>
          <table:table-cell table:number-columns-repeated="38"/>
          <table:table-cell table:style-name="AmberHoliday" office:value-type="string" ns6:value-type="string">
            <text:p>Independence Day</text:p>
          </table:table-cell>
          <table:table-cell table:number-columns-repeated="67"/>
          <table:table-cell table:style-name="AmberHoliday" office:value-type="string" ns6:value-type="string">
            <text:p>Victory Day</text:p>
          </table:table-cell>
          <table:table-cell table:number-columns-repeated="14"/>
          <table:table-cell office:value-type="string" ns6:value-type="string" table:style-name="AmberHoliday">
            <text:p>Christmas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ireland/2026" xlink:type="simple">Ireland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31"/>
          <table:table-cell table:style-name="AmberHoliday" office:value-type="string" ns6:value-type="string">
            <text:p>St. Brigid's Day</text:p>
          </table:table-cell>
          <table:table-cell table:number-columns-repeated="40"/>
          <table:table-cell table:style-name="AmberHoliday" office:value-type="string" ns6:value-type="string">
            <text:p>Mothering Sunday</text:p>
          </table:table-cell>
          <table:table-cell/>
          <table:table-cell table:style-name="AmberHoliday" office:value-type="string" ns6:value-type="string">
            <text:p>St. Patrick's Day Holiday</text:p>
          </table:table-cell>
          <table:table-cell table:number-columns-repeated="16"/>
          <table:table-cell table:style-name="AmberHoliday" office:value-type="string" ns6:value-type="string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table:style-name="Default"/>
          <table:table-cell table:number-columns-repeated="2"/>
          <table:table-cell table:style-name="AmberHoliday" office:value-type="string" ns6:value-type="string">
            <text:p>May Bank Holiday</text:p>
          </table:table-cell>
          <table:table-cell table:number-columns-repeated="27"/>
          <table:table-cell table:style-name="AmberHoliday" office:value-type="string" ns6:value-type="string">
            <text:p>June Bank Holiday</text:p>
          </table:table-cell>
          <table:table-cell table:number-columns-repeated="19"/>
          <table:table-cell table:style-name="AmberHoliday" office:value-type="string" ns6:value-type="string">
            <text:p>Father's Day</text:p>
          </table:table-cell>
          <table:table-cell table:number-columns-repeated="42"/>
          <table:table-cell table:style-name="AmberHoliday" office:value-type="string" ns6:value-type="string">
            <text:p>August Bank Holiday</text:p>
          </table:table-cell>
          <table:table-cell table:number-columns-repeated="83"/>
          <table:table-cell table:style-name="AmberHoliday" office:value-type="string" ns6:value-type="string">
            <text:p>October Bank Holiday</text:p>
          </table:table-cell>
          <table:table-cell table:number-columns-repeated="59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St. Stephen's Day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israel/2026" xlink:type="simple">Israel</text:a></text:p>
          </table:table-cell>
          <table:table-cell table:style-name="Default"/>
          <table:table-cell table:number-columns-repeated="60"/>
          <table:table-cell office:value-type="string" table:style-name="AmberHoliday">
            <text:p>Purim</text:p>
          </table:table-cell>
          <table:table-cell table:number-columns-repeated="29"/>
          <table:table-cell office:value-type="string" table:style-name="AmberHoliday">
            <text:p>Pesach I</text:p>
          </table:table-cell>
          <table:table-cell table:number-columns-repeated="5"/>
          <table:table-cell office:value-type="string" table:style-name="AmberHoliday">
            <text:p>Pesach VII</text:p>
          </table:table-cell>
          <table:table-cell table:number-columns-repeated="13"/>
          <table:table-cell office:value-type="string" table:style-name="AmberHoliday">
            <text:p>Independence Day</text:p>
          </table:table-cell>
          <table:table-cell table:number-columns-repeated="7"/>
          <table:table-cell office:value-type="string" table:style-name="AmberHoliday">
            <text:p>Memorial Day</text:p>
          </table:table-cell>
          <table:table-cell table:style-name="Default"/>
          <table:table-cell table:number-columns-repeated="7"/>
          <table:table-cell office:value-type="string" table:style-name="AmberHoliday">
            <text:p>Victory Day</text:p>
          </table:table-cell>
          <table:table-cell table:number-columns-repeated="5"/>
          <table:table-cell office:value-type="string" table:style-name="AmberHoliday">
            <text:p>Jerusalem Day</text:p>
          </table:table-cell>
          <table:table-cell table:number-columns-repeated="6"/>
          <table:table-cell office:value-type="string" table:style-name="AmberHoliday">
            <text:p>Pentecost</text:p>
          </table:table-cell>
          <table:table-cell table:number-columns-repeated="60"/>
          <table:table-cell office:value-type="string" table:style-name="AmberHoliday">
            <text:p>Fast of Ninth of Av</text:p>
          </table:table-cell>
          <table:table-cell table:number-columns-repeated="51"/>
          <table:table-cell office:value-type="string" table:style-name="AmberHoliday">
            <text:p>Rosh Hashanah</text:p>
          </table:table-cell>
          <table:table-cell office:value-type="string" table:style-name="AmberHoliday">
            <text:p>Rosh Hashanah</text:p>
          </table:table-cell>
          <table:table-cell table:number-columns-repeated="7"/>
          <table:table-cell office:value-type="string" table:style-name="AmberHoliday">
            <text:p>Day of Atonement</text:p>
          </table:table-cell>
          <table:table-cell table:number-columns-repeated="4"/>
          <table:table-cell office:value-type="string" table:style-name="AmberHoliday">
            <text:p>Sukkot</text:p>
          </table:table-cell>
          <table:table-cell table:number-columns-repeated="7"/>
          <table:table-cell office:value-type="string" table:style-name="AmberHoliday">
            <text:p>Simchat Torah</text:p>
          </table:table-cell>
          <table:table-cell table:number-columns-repeated="61"/>
          <table:table-cell office:value-type="string" table:style-name="AmberHoliday">
            <text:p>Hanukkah</text:p>
          </table:table-cell>
          <table:table-cell table:number-columns-repeated="19"/>
          <table:table-cell table:style-name="Default"/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italy/2026" xlink:type="simple">Italy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"/>
          <table:table-cell table:style-name="AmberHoliday" office:value-type="string" ns6:value-type="string">
            <text:p>La Befana</text:p>
          </table:table-cell>
          <table:table-cell table:number-columns-repeated="71"/>
          <table:table-cell table:style-name="AmberHoliday" office:value-type="string" ns6:value-type="string">
            <text:p>Father's Day</text:p>
          </table:table-cell>
          <table:table-cell table:number-columns-repeated="16"/>
          <table:table-cell table:style-name="AmberHoliday" office:value-type="string" ns6:value-type="string">
            <text:p>Easter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18"/>
          <table:table-cell table:style-name="AmberHoliday" office:value-type="string" ns6:value-type="string">
            <text:p>Feast of St. Mark</text:p>
          </table:table-cell>
          <table:table-cell table:number-columns-repeated="2"/>
          <table:table-cell table:style-name="AmberHoliday" office:value-type="string" ns6:value-type="string">
            <text:p>Sardinia's Day</text:p>
          </table:table-cell>
          <table:table-cell table:number-columns-repeated="2"/>
          <table:table-cell office:value-type="string" ns6:value-type="string" table:style-name="AmberHoliday">
            <text:p>Labour Day</text:p>
          </table:table-cell>
          <table:table-cell table:number-columns-repeated="8"/>
          <table:table-cell table:style-name="AmberHoliday" office:value-type="string" ns6:value-type="string">
            <text:p>Mother's Day</text:p>
          </table:table-cell>
          <table:table-cell table:number-columns-repeated="22"/>
          <table:table-cell table:style-name="AmberHoliday" office:value-type="string" ns6:value-type="string">
            <text:p>Republic Day</text:p>
          </table:table-cell>
          <table:table-cell table:number-columns-repeated="21"/>
          <table:table-cell table:style-name="AmberHoliday" office:value-type="string" ns6:value-type="string">
            <text:p>Feast of St. John the Baptist</text:p>
          </table:table-cell>
          <table:table-cell table:number-columns-repeated="4"/>
          <table:table-cell table:style-name="AmberHoliday" office:value-type="string" ns6:value-type="string">
            <text:p>Saint Peter and Saint Paul</text:p>
          </table:table-cell>
          <table:table-cell table:number-columns-repeated="15"/>
          <table:table-cell table:style-name="AmberHoliday" office:value-type="string" ns6:value-type="string">
            <text:p>Feast of St. Rosalia</text:p>
          </table:table-cell>
          <table:table-cell table:number-columns-repeated="30"/>
          <table:table-cell table:style-name="AmberHoliday" office:value-type="string" ns6:value-type="string">
            <text:p>Ferragosto</text:p>
          </table:table-cell>
          <table:table-cell table:number-columns-repeated="34"/>
          <table:table-cell table:style-name="AmberHoliday" office:value-type="string" ns6:value-type="string">
            <text:p>Feast of St. Gennaro</text:p>
          </table:table-cell>
          <table:table-cell table:number-columns-repeated="14"/>
          <table:table-cell table:style-name="AmberHoliday" office:value-type="string" ns6:value-type="string">
            <text:p>Feast of St. Francis of Assisi</text:p>
          </table:table-cell>
          <table:table-cell table:number-columns-repeated="27"/>
          <table:table-cell table:style-name="AmberHoliday" office:value-type="string" ns6:value-type="string">
            <text:p>All Saints' Day</text:p>
          </table:table-cell>
          <table:table-cell/>
          <table:table-cell table:style-name="AmberHoliday" office:value-type="string" ns6:value-type="string">
            <text:p>Feast of St. Giusto</text:p>
          </table:table-cell>
          <table:table-cell table:number-columns-repeated="32"/>
          <table:table-cell table:style-name="AmberHoliday" office:value-type="string" ns6:value-type="string">
            <text:p>Feast of St. Nicholas</text:p>
          </table:table-cell>
          <table:table-cell table:style-name="AmberHoliday" office:value-type="string" ns6:value-type="string">
            <text:p>Feast of St. Ambrose</text:p>
          </table:table-cell>
          <table:table-cell table:style-name="AmberHoliday" office:value-type="string" ns6:value-type="string">
            <text:p>Immaculate Conception Day</text:p>
          </table:table-cell>
          <table:table-cell table:number-columns-repeated="16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ivory-coast/2026" xlink:type="simple">Ivory Coast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74"/>
          <table:table-cell table:style-name="AmberHoliday" office:value-type="string" ns6:value-type="string">
            <text:p>Revelation of the Qur'an</text:p>
          </table:table-cell>
          <table:table-cell table:number-columns-repeated="2"/>
          <table:table-cell table:style-name="AmberHoliday" office:value-type="string" ns6:value-type="string">
            <text:p>Korité</text:p>
          </table:table-cell>
          <table:table-cell table:number-columns-repeated="16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12"/>
          <table:table-cell table:style-name="AmberHoliday" office:value-type="string" ns6:value-type="string">
            <text:p>Ascension Day</text:p>
          </table:table-cell>
          <table:table-cell table:number-columns-repeated="10"/>
          <table:table-cell table:style-name="AmberHoliday" office:value-type="string" ns6:value-type="string">
            <text:p>Whit Monday</text:p>
          </table:table-cell>
          <table:table-cell table:number-columns-repeated="2"/>
          <table:table-cell table:style-name="AmberHoliday" office:value-type="string" ns6:value-type="string">
            <text:p>Tabaski</text:p>
          </table:table-cell>
          <table:table-cell table:number-columns-repeated="70"/>
          <table:table-cell table:style-name="AmberHoliday" office:value-type="string" ns6:value-type="string">
            <text:p>Independence Day</text:p>
          </table:table-cell>
          <table:table-cell table:number-columns-repeated="7"/>
          <table:table-cell table:style-name="AmberHoliday" office:value-type="string" ns6:value-type="string">
            <text:p>Assumption Day</text:p>
          </table:table-cell>
          <table:table-cell table:number-columns-repeated="9"/>
          <table:table-cell table:style-name="AmberHoliday" office:value-type="string" ns6:value-type="string">
            <text:p>Prophet's Birthday</text:p>
          </table:table-cell>
          <table:table-cell table:number-columns-repeated="67"/>
          <table:table-cell table:style-name="AmberHoliday" office:value-type="string" ns6:value-type="string">
            <text:p>All Saints' Day</text:p>
          </table:table-cell>
          <table:table-cell table:number-columns-repeated="13"/>
          <table:table-cell table:style-name="AmberHoliday" office:value-type="string" ns6:value-type="string">
            <text:p>National Peace Day</text:p>
          </table:table-cell>
          <table:table-cell table:number-columns-repeated="39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japan/2026" xlink:type="simple">Japan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10"/>
          <table:table-cell table:style-name="AmberHoliday" office:value-type="string" ns6:value-type="string">
            <text:p>Coming-of-Age Day</text:p>
          </table:table-cell>
          <table:table-cell table:number-columns-repeated="29"/>
          <table:table-cell table:style-name="AmberHoliday" office:value-type="string" ns6:value-type="string">
            <text:p>National Foundation Day</text:p>
          </table:table-cell>
          <table:table-cell table:number-columns-repeated="11"/>
          <table:table-cell table:style-name="AmberHoliday" office:value-type="string" ns6:value-type="string">
            <text:p>The Emperor's Birthday</text:p>
          </table:table-cell>
          <table:table-cell table:number-columns-repeated="24"/>
          <table:table-cell table:style-name="AmberHoliday" office:value-type="string" ns6:value-type="string">
            <text:p>Vernal Equinox Day</text:p>
          </table:table-cell>
          <table:table-cell table:number-columns-repeated="39"/>
          <table:table-cell table:style-name="AmberHoliday" office:value-type="string" ns6:value-type="string">
            <text:p>Showa Day</text:p>
          </table:table-cell>
          <table:table-cell/>
          <table:table-cell table:style-name="Default"/>
          <table:table-cell table:number-columns-repeated="2"/>
          <table:table-cell table:style-name="AmberHoliday" office:value-type="string" ns6:value-type="string">
            <text:p>Greenery Day</text:p>
          </table:table-cell>
          <table:table-cell table:style-name="AmberHoliday" office:value-type="string" ns6:value-type="string">
            <text:p>Children's Day</text:p>
          </table:table-cell>
          <table:table-cell table:style-name="AmberHoliday" office:value-type="string" ns6:value-type="string">
            <text:p>Constitution Memorial Day (in lieu)</text:p>
          </table:table-cell>
          <table:table-cell table:number-columns-repeated="74"/>
          <table:table-cell table:style-name="AmberHoliday" office:value-type="string" ns6:value-type="string">
            <text:p>Marine Day</text:p>
          </table:table-cell>
          <table:table-cell table:number-columns-repeated="21"/>
          <table:table-cell table:style-name="AmberHoliday" office:value-type="string" ns6:value-type="string">
            <text:p>Mountain Day</text:p>
          </table:table-cell>
          <table:table-cell/>
          <table:table-cell table:style-name="AmberHoliday" office:value-type="string" ns6:value-type="string">
            <text:p>Obon</text:p>
          </table:table-cell>
          <table:table-cell table:style-name="AmberHoliday" office:value-type="string" ns6:value-type="string">
            <text:p>Obon</text:p>
          </table:table-cell>
          <table:table-cell table:style-name="AmberHoliday" office:value-type="string" ns6:value-type="string" table:number-columns-repeated="1">
            <text:p>Obon</text:p>
          </table:table-cell>
          <table:table-cell table:number-columns-repeated="36"/>
          <table:table-cell table:style-name="AmberHoliday" office:value-type="string" ns6:value-type="string">
            <text:p>Respect for the Aged Day</text:p>
          </table:table-cell>
          <table:table-cell table:style-name="AmberHoliday" office:value-type="string" ns6:value-type="string">
            <text:p>Extra holiday for Silver Week</text:p>
          </table:table-cell>
          <table:table-cell table:style-name="AmberHoliday" office:value-type="string" ns6:value-type="string">
            <text:p>Autumnal Equinox Day</text:p>
          </table:table-cell>
          <table:table-cell table:number-columns-repeated="18"/>
          <table:table-cell table:style-name="AmberHoliday" office:value-type="string" ns6:value-type="string">
            <text:p>Health-Sports Day</text:p>
          </table:table-cell>
          <table:table-cell table:number-columns-repeated="21"/>
          <table:table-cell table:style-name="AmberHoliday" office:value-type="string" ns6:value-type="string">
            <text:p>Culture Day</text:p>
          </table:table-cell>
          <table:table-cell table:number-columns-repeated="19"/>
          <table:table-cell table:style-name="AmberHoliday" office:value-type="string" ns6:value-type="string">
            <text:p>Labour Thanksgiving Day</text:p>
          </table:table-cell>
          <table:table-cell table:number-columns-repeated="31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jordan/2026" xlink:type="simple">Jordan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76"/>
          <table:table-cell table:style-name="AmberHoliday" office:value-type="string" ns6:value-type="string">
            <text:p>Eid Al Fitr</text:p>
          </table:table-cell>
          <table:table-cell table:style-name="AmberHoliday" office:value-type="string" ns6:value-type="string">
            <text:p>Eid Al Fitr Holiday</text:p>
          </table:table-cell>
          <table:table-cell table:style-name="AmberHoliday" office:value-type="string" ns6:value-type="string">
            <text:p>Eid Al Fitr Holiday</text:p>
          </table:table-cell>
          <table:table-cell table:style-name="AmberHoliday" office:value-type="string" ns6:value-type="string">
            <text:p>Eid Al Fitr Holiday</text:p>
          </table:table-cell>
          <table:table-cell table:style-name="AmberHoliday" office:value-type="string" ns6:value-type="string" table:number-columns-repeated="1">
            <text:p>Eid Al Fitr Holiday</text:p>
          </table:table-cell>
          <table:table-cell table:number-columns-repeated="38"/>
          <table:table-cell office:value-type="string" ns6:value-type="string" table:style-name="AmberHoliday">
            <text:p>Labour Day</text:p>
          </table:table-cell>
          <table:table-cell table:number-columns-repeated="23"/>
          <table:table-cell table:style-name="AmberHoliday" office:value-type="string" ns6:value-type="string">
            <text:p>Independence Day</text:p>
          </table:table-cell>
          <table:table-cell table:style-name="AmberHoliday" office:value-type="string" ns6:value-type="string">
            <text:p>Arafat Day Holiday</text:p>
          </table:table-cell>
          <table:table-cell table:style-name="AmberHoliday" office:value-type="string" ns6:value-type="string">
            <text:p>Eid Al-Adha</text:p>
          </table:table-cell>
          <table:table-cell table:style-name="AmberHoliday" office:value-type="string" ns6:value-type="string">
            <text:p>Eid Al-Adha Holiday</text:p>
          </table:table-cell>
          <table:table-cell table:style-name="AmberHoliday" office:value-type="string" ns6:value-type="string">
            <text:p>Eid Al-Adha Holiday</text:p>
          </table:table-cell>
          <table:table-cell table:style-name="AmberHoliday" office:value-type="string" ns6:value-type="string" table:number-columns-repeated="1">
            <text:p>Eid Al-Adha Holiday</text:p>
          </table:table-cell>
          <table:table-cell table:number-columns-repeated="16"/>
          <table:table-cell table:style-name="AmberHoliday" office:value-type="string" ns6:value-type="string">
            <text:p>Hijri New Year</text:p>
          </table:table-cell>
          <table:table-cell table:number-columns-repeated="69"/>
          <table:table-cell table:style-name="AmberHoliday" office:value-type="string" ns6:value-type="string">
            <text:p>Birthday of Prophet Muhammed</text:p>
          </table:table-cell>
          <table:table-cell table:number-columns-repeated="121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kazakhstan/2026" xlink:type="simple">Kazakhstan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Day after New Year's Day</text:p>
          </table:table-cell>
          <table:table-cell table:number-columns-repeated="4"/>
          <table:table-cell table:style-name="AmberHoliday" office:value-type="string" ns6:value-type="string">
            <text:p>Orthodox Christmas Day</text:p>
          </table:table-cell>
          <table:table-cell table:number-columns-repeated="60"/>
          <table:table-cell table:style-name="AmberHoliday" office:value-type="string" ns6:value-type="string">
            <text:p>Women's Day (in lieu)</text:p>
          </table:table-cell>
          <table:table-cell table:number-columns-repeated="11"/>
          <table:table-cell table:style-name="AmberHoliday" office:value-type="string" ns6:value-type="string">
            <text:p>Nauryz</text:p>
          </table:table-cell>
          <table:table-cell table:style-name="AmberHoliday" office:value-type="string" ns6:value-type="string">
            <text:p>Nauryz Holiday</text:p>
          </table:table-cell>
          <table:table-cell table:style-name="AmberHoliday" office:value-type="string" ns6:value-type="string">
            <text:p>Nauryz Holiday</text:p>
          </table:table-cell>
          <table:table-cell table:style-name="AmberHoliday" office:value-type="string" ns6:value-type="string">
            <text:p>Nauryz Holiday</text:p>
          </table:table-cell>
          <table:table-cell table:style-name="AmberHoliday" office:value-type="string" ns6:value-type="string" table:number-columns-repeated="1">
            <text:p>Nauryz Holiday</text:p>
          </table:table-cell>
          <table:table-cell table:number-columns-repeated="36"/>
          <table:table-cell office:value-type="string" ns6:value-type="string" table:style-name="AmberHoliday">
            <text:p>People Solidarity Holiday</text:p>
          </table:table-cell>
          <table:table-cell table:number-columns-repeated="5"/>
          <table:table-cell table:style-name="AmberHoliday" office:value-type="string" ns6:value-type="string">
            <text:p>Defender's Day</text:p>
          </table:table-cell>
          <table:table-cell table:number-columns-repeated="3"/>
          <table:table-cell table:style-name="AmberHoliday" office:value-type="string" ns6:value-type="string">
            <text:p>Victory Day (in lieu)</text:p>
          </table:table-cell>
          <table:table-cell table:number-columns-repeated="15"/>
          <table:table-cell table:style-name="AmberHoliday" office:value-type="string" ns6:value-type="string">
            <text:p>Kurban Ait</text:p>
          </table:table-cell>
          <table:table-cell table:number-columns-repeated="39"/>
          <table:table-cell table:style-name="AmberHoliday" office:value-type="string" ns6:value-type="string">
            <text:p>Capital City Day</text:p>
          </table:table-cell>
          <table:table-cell table:number-columns-repeated="55"/>
          <table:table-cell table:style-name="AmberHoliday" office:value-type="string" ns6:value-type="string">
            <text:p>Constitution Day (in lieu)</text:p>
          </table:table-cell>
          <table:table-cell table:number-columns-repeated="54"/>
          <table:table-cell table:style-name="AmberHoliday" office:value-type="string" ns6:value-type="string">
            <text:p>Republic Day</text:p>
          </table:table-cell>
          <table:table-cell table:number-columns-repeated="51"/>
          <table:table-cell table:style-name="AmberHoliday" office:value-type="string" ns6:value-type="string">
            <text:p>Independence Day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kenya/2026" xlink:type="simple">Keny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77"/>
          <table:table-cell table:style-name="AmberHoliday" office:value-type="string" ns6:value-type="string">
            <text:p>Idd-ul-Fitr</text:p>
          </table:table-cell>
          <table:table-cell table:number-columns-repeated="13"/>
          <table:table-cell table:style-name="AmberHoliday" office:value-type="string" ns6:value-type="string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26"/>
          <table:table-cell table:style-name="AmberHoliday" office:value-type="string" ns6:value-type="string">
            <text:p>Idd-ul-Azha</text:p>
          </table:table-cell>
          <table:table-cell table:number-columns-repeated="3"/>
          <table:table-cell table:style-name="AmberHoliday" office:value-type="string" ns6:value-type="string">
            <text:p>Madaraka Day</text:p>
          </table:table-cell>
          <table:table-cell table:number-columns-repeated="130"/>
          <table:table-cell table:style-name="AmberHoliday" office:value-type="string" ns6:value-type="string">
            <text:p>Mazingira Day</text:p>
          </table:table-cell>
          <table:table-cell table:number-columns-repeated="9"/>
          <table:table-cell table:style-name="AmberHoliday" office:value-type="string" ns6:value-type="string">
            <text:p>Mashujaa Day</text:p>
          </table:table-cell>
          <table:table-cell table:number-columns-repeated="52"/>
          <table:table-cell table:style-name="AmberHoliday" office:value-type="string" ns6:value-type="string">
            <text:p>Jamhuri Day</text:p>
          </table:table-cell>
          <table:table-cell table:number-columns-repeated="12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kiribati/2026" xlink:type="simple">Kiribati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Kiribati Holiday</text:p>
          </table:table-cell>
          <table:table-cell table:number-columns-repeated="65"/>
          <table:table-cell table:style-name="AmberHoliday" office:value-type="string" ns6:value-type="string">
            <text:p>Women's Day (in lieu)</text:p>
          </table:table-cell>
          <table:table-cell table:number-columns-repeated="24"/>
          <table:table-cell table:style-name="AmberHoliday" office:value-type="string" ns6:value-type="string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style-name="AmberHoliday" office:value-type="string" ns6:value-type="string">
            <text:p>National Health Day</text:p>
          </table:table-cell>
          <table:table-cell table:number-columns-repeated="23"/>
          <table:table-cell office:value-type="string" ns6:value-type="string" table:style-name="AmberHoliday">
            <text:p>Labour Day</text:p>
          </table:table-cell>
          <table:table-cell table:number-columns-repeated="51"/>
          <table:table-cell table:style-name="AmberHoliday" office:value-type="string" ns6:value-type="string">
            <text:p>Police National Day</text:p>
          </table:table-cell>
          <table:table-cell table:number-columns-repeated="17"/>
          <table:table-cell table:style-name="AmberHoliday" office:value-type="string" ns6:value-type="string">
            <text:p>Gospel Day</text:p>
          </table:table-cell>
          <table:table-cell table:number-columns-repeated="2"/>
          <table:table-cell table:style-name="AmberHoliday" office:value-type="string" ns6:value-type="string">
            <text:p>Kiribati National Day (in lieu)</text:p>
          </table:table-cell>
          <table:table-cell table:style-name="AmberHoliday" office:value-type="string" ns6:value-type="string">
            <text:p>National Culture and Senior Citizens Day (in lieu)</text:p>
          </table:table-cell>
          <table:table-cell table:style-name="AmberHoliday" office:value-type="string" ns6:value-type="string">
            <text:p>Kiribati Special Day Holiday</text:p>
          </table:table-cell>
          <table:table-cell table:number-columns-repeated="18"/>
          <table:table-cell table:style-name="AmberHoliday" office:value-type="string" ns6:value-type="string">
            <text:p>Kiribati Youth Day</text:p>
          </table:table-cell>
          <table:table-cell table:number-columns-repeated="62"/>
          <table:table-cell table:style-name="AmberHoliday" office:value-type="string" ns6:value-type="string">
            <text:p>Education Day</text:p>
          </table:table-cell>
          <table:table-cell table:number-columns-repeated="66"/>
          <table:table-cell table:style-name="AmberHoliday" office:value-type="string" ns6:value-type="string">
            <text:p>International Human Rights Day (in lieu)</text:p>
          </table:table-cell>
          <table:table-cell table:number-columns-repeated="13"/>
          <table:table-cell office:value-type="string" ns6:value-type="string" table:style-name="AmberHoliday">
            <text:p>Christmas Day</text:p>
          </table:table-cell>
          <table:table-cell table:number-columns-repeated="2"/>
          <table:table-cell table:style-name="AmberHoliday" office:value-type="string" ns6:value-type="string">
            <text:p>Boxing Day (in lieu)</text:p>
          </table:table-cell>
          <table:table-cell table:style-name="AmberHoliday" office:value-type="string" ns6:value-type="string">
            <text:p>Kiribati Holiday</text:p>
          </table:table-cell>
          <table:table-cell table:style-name="AmberHoliday" office:value-type="string" ns6:value-type="string">
            <text:p>Kiribati Holiday</text:p>
          </table:table-cell>
          <table:table-cell table:style-name="AmberHoliday" office:value-type="string" ns6:value-type="string" table:number-columns-repeated="1">
            <text:p>Kiribati Holiday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kosovo/2026" xlink:type="simple">Kosovo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Day after New Year's Day</text:p>
          </table:table-cell>
          <table:table-cell table:number-columns-repeated="4"/>
          <table:table-cell table:style-name="AmberHoliday" office:value-type="string" ns6:value-type="string">
            <text:p>Orthodox Christmas</text:p>
          </table:table-cell>
          <table:table-cell table:number-columns-repeated="40"/>
          <table:table-cell table:style-name="AmberHoliday" office:value-type="string" ns6:value-type="string">
            <text:p>Independence Day</text:p>
          </table:table-cell>
          <table:table-cell table:number-columns-repeated="30"/>
          <table:table-cell table:style-name="AmberHoliday" office:value-type="string" ns6:value-type="string">
            <text:p>Eid ul-Fitr</text:p>
          </table:table-cell>
          <table:table-cell table:number-columns-repeated="16"/>
          <table:table-cell table:style-name="AmberHoliday" office:value-type="string" ns6:value-type="string">
            <text:p>Catholic Easter Monday</text:p>
          </table:table-cell>
          <table:table-cell table:number-columns-repeated="2"/>
          <table:table-cell table:style-name="AmberHoliday" office:value-type="string" ns6:value-type="string">
            <text:p>Constitution Day</text:p>
          </table:table-cell>
          <table:table-cell table:number-columns-repeated="2"/>
          <table:table-cell table:style-name="AmberHoliday" office:value-type="string" ns6:value-type="string">
            <text:p>Orthodox Easter Day</text:p>
          </table:table-cell>
          <table:table-cell table:style-name="AmberHoliday" office:value-type="string" ns6:value-type="string">
            <text:p>Orthodox Easter Monday</text:p>
          </table:table-cell>
          <table:table-cell table:number-columns-repeated="17"/>
          <table:table-cell office:value-type="string" ns6:value-type="string" table:style-name="AmberHoliday">
            <text:p>Labour Day</text:p>
          </table:table-cell>
          <table:table-cell table:number-columns-repeated="7"/>
          <table:table-cell table:style-name="AmberHoliday" office:value-type="string" ns6:value-type="string">
            <text:p>Europe Day</text:p>
          </table:table-cell>
          <table:table-cell table:number-columns-repeated="18"/>
          <table:table-cell table:style-name="AmberHoliday" office:value-type="string" ns6:value-type="string">
            <text:p>Eid ul-Adha</text:p>
          </table:table-cell>
          <table:table-cell table:number-columns-repeated="210"/>
          <table:table-cell office:value-type="string" ns6:value-type="string" table:style-name="AmberHoliday">
            <text:p>Catholic Christmas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kuwait/2026" xlink:type="simple">Kuwait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16"/>
          <table:table-cell table:style-name="AmberHoliday" office:value-type="string" ns6:value-type="string">
            <text:p>Isra'a Wal Miraj</text:p>
          </table:table-cell>
          <table:table-cell table:number-columns-repeated="37"/>
          <table:table-cell table:style-name="AmberHoliday" office:value-type="string" ns6:value-type="string">
            <text:p>National Day</text:p>
          </table:table-cell>
          <table:table-cell table:style-name="AmberHoliday" office:value-type="string" ns6:value-type="string">
            <text:p>Liberation Day</text:p>
          </table:table-cell>
          <table:table-cell table:number-columns-repeated="21"/>
          <table:table-cell table:style-name="AmberHoliday" office:value-type="string" ns6:value-type="string">
            <text:p>Eid al-Fitr</text:p>
          </table:table-cell>
          <table:table-cell table:style-name="AmberHoliday" office:value-type="string" ns6:value-type="string">
            <text:p>Eid al-Fitr Holiday</text:p>
          </table:table-cell>
          <table:table-cell table:style-name="AmberHoliday" office:value-type="string" ns6:value-type="string">
            <text:p>Eid al-Fitr Holiday</text:p>
          </table:table-cell>
          <table:table-cell table:style-name="AmberHoliday" office:value-type="string" ns6:value-type="string" table:number-columns-repeated="1">
            <text:p>Eid al-Fitr Holiday</text:p>
          </table:table-cell>
          <table:table-cell table:number-columns-repeated="38"/>
          <table:table-cell table:style-name="Default"/>
          <table:table-cell table:number-columns-repeated="24"/>
          <table:table-cell table:style-name="AmberHoliday" office:value-type="string" ns6:value-type="string">
            <text:p>Arafat Day</text:p>
          </table:table-cell>
          <table:table-cell table:style-name="AmberHoliday" office:value-type="string" ns6:value-type="string">
            <text:p>Eid Al-Adha</text:p>
          </table:table-cell>
          <table:table-cell table:style-name="AmberHoliday" office:value-type="string" ns6:value-type="string">
            <text:p>Eid Al Adha Holiday</text:p>
          </table:table-cell>
          <table:table-cell table:style-name="AmberHoliday" office:value-type="string" ns6:value-type="string">
            <text:p>Eid Al Adha Holiday</text:p>
          </table:table-cell>
          <table:table-cell table:style-name="AmberHoliday" office:value-type="string" ns6:value-type="string">
            <text:p>Eid Al Adha Holiday</text:p>
          </table:table-cell>
          <table:table-cell table:style-name="AmberHoliday" office:value-type="string" ns6:value-type="string" table:number-columns-repeated="1">
            <text:p>Eid Al Adha Holiday</text:p>
          </table:table-cell>
          <table:table-cell table:number-columns-repeated="15"/>
          <table:table-cell table:style-name="AmberHoliday" office:value-type="string" ns6:value-type="string">
            <text:p>Hijri New Year</text:p>
          </table:table-cell>
          <table:table-cell table:number-columns-repeated="71"/>
          <table:table-cell table:style-name="AmberHoliday" office:value-type="string" ns6:value-type="string">
            <text:p>Birthday of Prophet Muhammed</text:p>
          </table:table-cell>
          <table:table-cell table:number-columns-repeated="119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latvia/2026" xlink:type="simple">Latv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91"/>
          <table:table-cell table:style-name="AmberHoliday" office:value-type="string" ns6:value-type="string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3"/>
          <table:table-cell table:style-name="AmberHoliday" office:value-type="string" ns6:value-type="string">
            <text:p>Declaration of Independence Day (in lieu)</text:p>
          </table:table-cell>
          <table:table-cell table:number-columns-repeated="4"/>
          <table:table-cell table:style-name="AmberHoliday" office:value-type="string" ns6:value-type="string">
            <text:p>Mother's Day</text:p>
          </table:table-cell>
          <table:table-cell table:number-columns-repeated="43"/>
          <table:table-cell table:style-name="AmberHoliday" office:value-type="string" ns6:value-type="string">
            <text:p>Midsummer Eve</text:p>
          </table:table-cell>
          <table:table-cell table:style-name="AmberHoliday" office:value-type="string" ns6:value-type="string">
            <text:p>Jāņi</text:p>
          </table:table-cell>
          <table:table-cell table:number-columns-repeated="80"/>
          <table:table-cell table:style-name="AmberHoliday" office:value-type="string" ns6:value-type="string">
            <text:p>Father's Day</text:p>
          </table:table-cell>
          <table:table-cell table:number-columns-repeated="65"/>
          <table:table-cell table:style-name="AmberHoliday" office:value-type="string" ns6:value-type="string">
            <text:p>National Day</text:p>
          </table:table-cell>
          <table:table-cell table:number-columns-repeated="35"/>
          <table:table-cell table:style-name="AmberHoliday" office:value-type="string" ns6:value-type="string">
            <text:p>Christmas Eve</text:p>
          </table:table-cell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Second day of Christmas</text:p>
          </table:table-cell>
          <table:table-cell table:number-columns-repeated="4"/>
          <table:table-cell table:style-name="AmberHoliday" office:value-type="string" ns6:value-type="string">
            <text:p>New Year's Eve</text:p>
          </table:table-cell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lebanon/2026" xlink:type="simple">Lebanon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"/>
          <table:table-cell table:style-name="AmberHoliday" office:value-type="string" ns6:value-type="string">
            <text:p>Armenian Orthodox Christmas Day</text:p>
          </table:table-cell>
          <table:table-cell table:number-columns-repeated="33"/>
          <table:table-cell table:style-name="AmberHoliday" office:value-type="string" ns6:value-type="string">
            <text:p>St. Maroun Day</text:p>
          </table:table-cell>
          <table:table-cell table:number-columns-repeated="4"/>
          <table:table-cell table:style-name="AmberHoliday" office:value-type="string" ns6:value-type="string">
            <text:p>Rafik Hariri Memorial Day</text:p>
          </table:table-cell>
          <table:table-cell table:number-columns-repeated="33"/>
          <table:table-cell table:style-name="AmberHoliday" office:value-type="string" ns6:value-type="string">
            <text:p>Eid Al-Fitr</text:p>
          </table:table-cell>
          <table:table-cell table:style-name="AmberHoliday" office:value-type="string" ns6:value-type="string">
            <text:p>Eid Al-Fitr Holiday</text:p>
          </table:table-cell>
          <table:table-cell table:number-columns-repeated="3"/>
          <table:table-cell table:style-name="AmberHoliday" office:value-type="string" ns6:value-type="string">
            <text:p>Feast of the Annunciation</text:p>
          </table:table-cell>
          <table:table-cell table:number-columns-repeated="8"/>
          <table:table-cell table:style-name="AmberHoliday" office:value-type="string" ns6:value-type="string">
            <text:p>Good Friday (Western Church)</text:p>
          </table:table-cell>
          <table:table-cell/>
          <table:table-cell table:style-name="AmberHoliday" office:value-type="string" ns6:value-type="string">
            <text:p>Easter Sunday</text:p>
          </table:table-cell>
          <table:table-cell table:number-columns-repeated="4"/>
          <table:table-cell table:style-name="AmberHoliday" office:value-type="string" ns6:value-type="string">
            <text:p>Good Friday (Eastern Church)</text:p>
          </table:table-cell>
          <table:table-cell/>
          <table:table-cell table:style-name="AmberHoliday" office:value-type="string" ns6:value-type="string">
            <text:p>Orthodox Easter Day</text:p>
          </table:table-cell>
          <table:table-cell table:number-columns-repeated="18"/>
          <table:table-cell office:value-type="string" ns6:value-type="string" table:style-name="AmberHoliday">
            <text:p>Labour Day</text:p>
          </table:table-cell>
          <table:table-cell table:number-columns-repeated="23"/>
          <table:table-cell table:style-name="AmberHoliday" office:value-type="string" ns6:value-type="string">
            <text:p>Resistance and Liberation Day</text:p>
          </table:table-cell>
          <table:table-cell table:number-columns-repeated="2"/>
          <table:table-cell table:style-name="AmberHoliday" office:value-type="string" ns6:value-type="string">
            <text:p>Eid Al Adha</text:p>
          </table:table-cell>
          <table:table-cell table:style-name="AmberHoliday" office:value-type="string" ns6:value-type="string">
            <text:p>Eid Al Adha Holiday</text:p>
          </table:table-cell>
          <table:table-cell table:number-columns-repeated="17"/>
          <table:table-cell table:style-name="AmberHoliday" office:value-type="string" ns6:value-type="string">
            <text:p>Hijri New Year</text:p>
          </table:table-cell>
          <table:table-cell table:number-columns-repeated="9"/>
          <table:table-cell table:style-name="AmberHoliday" office:value-type="string" ns6:value-type="string">
            <text:p>Ashoura</text:p>
          </table:table-cell>
          <table:table-cell table:number-columns-repeated="49"/>
          <table:table-cell table:style-name="AmberHoliday" office:value-type="string" ns6:value-type="string">
            <text:p>Assumption Day</text:p>
          </table:table-cell>
          <table:table-cell table:number-columns-repeated="9"/>
          <table:table-cell table:style-name="AmberHoliday" office:value-type="string" ns6:value-type="string">
            <text:p>Birthday of Prophet Muhammed</text:p>
          </table:table-cell>
          <table:table-cell table:number-columns-repeated="88"/>
          <table:table-cell table:style-name="AmberHoliday" office:value-type="string" ns6:value-type="string">
            <text:p>Independence Day</text:p>
          </table:table-cell>
          <table:table-cell table:number-columns-repeated="32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lesotho/2026" xlink:type="simple">Lesotho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68"/>
          <table:table-cell table:style-name="AmberHoliday" office:value-type="string" ns6:value-type="string">
            <text:p>Moshoeshoe I's Day</text:p>
          </table:table-cell>
          <table:table-cell table:number-columns-repeated="22"/>
          <table:table-cell table:style-name="AmberHoliday" office:value-type="string" ns6:value-type="string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Worker's Day</text:p>
          </table:table-cell>
          <table:table-cell table:number-columns-repeated="12"/>
          <table:table-cell table:style-name="AmberHoliday" office:value-type="string" ns6:value-type="string">
            <text:p>Ascension Day</text:p>
          </table:table-cell>
          <table:table-cell table:number-columns-repeated="10"/>
          <table:table-cell table:style-name="AmberHoliday" office:value-type="string" ns6:value-type="string">
            <text:p>Africa Day</text:p>
          </table:table-cell>
          <table:table-cell table:number-columns-repeated="52"/>
          <table:table-cell table:style-name="AmberHoliday" office:value-type="string" ns6:value-type="string">
            <text:p>King's Birthday</text:p>
          </table:table-cell>
          <table:table-cell table:number-columns-repeated="78"/>
          <table:table-cell table:style-name="AmberHoliday" office:value-type="string" ns6:value-type="string">
            <text:p>Independence Day</text:p>
          </table:table-cell>
          <table:table-cell table:number-columns-repeated="81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liberia/2026" xlink:type="simple">Liber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0"/>
          <table:table-cell table:style-name="AmberHoliday" office:value-type="string" ns6:value-type="string">
            <text:p>Armed Forces Day</text:p>
          </table:table-cell>
          <table:table-cell table:number-columns-repeated="27"/>
          <table:table-cell table:style-name="AmberHoliday" office:value-type="string" ns6:value-type="string">
            <text:p>Decoration Day</text:p>
          </table:table-cell>
          <table:table-cell table:number-columns-repeated="3"/>
          <table:table-cell table:style-name="AmberHoliday" office:value-type="string" ns6:value-type="string">
            <text:p>J.J. Roberts' Birthday</text:p>
          </table:table-cell>
          <table:table-cell table:style-name="AmberHoliday" office:value-type="string" ns6:value-type="string">
            <text:p>J.J. Roberts' Birthday (in lieu)</text:p>
          </table:table-cell>
          <table:table-cell table:number-columns-repeated="24"/>
          <table:table-cell table:style-name="AmberHoliday" office:value-type="string" ns6:value-type="string">
            <text:p>Fast and Prayer Day</text:p>
          </table:table-cell>
          <table:table-cell/>
          <table:table-cell table:style-name="AmberHoliday" office:value-type="string" ns6:value-type="string">
            <text:p>National Redemption Day</text:p>
          </table:table-cell>
          <table:table-cell table:number-columns-repeated="18"/>
          <table:table-cell table:style-name="Default"/>
          <table:table-cell table:number-columns-repeated="12"/>
          <table:table-cell table:style-name="AmberHoliday" office:value-type="string" ns6:value-type="string">
            <text:p>National Unification Day</text:p>
          </table:table-cell>
          <table:table-cell table:number-columns-repeated="72"/>
          <table:table-cell table:style-name="AmberHoliday" office:value-type="string" ns6:value-type="string">
            <text:p>Independence Day</text:p>
          </table:table-cell>
          <table:table-cell table:style-name="AmberHoliday" office:value-type="string" ns6:value-type="string">
            <text:p>Independence Day (in lieu)</text:p>
          </table:table-cell>
          <table:table-cell table:number-columns-repeated="27"/>
          <table:table-cell table:style-name="AmberHoliday" office:value-type="string" ns6:value-type="string">
            <text:p>Flag Day</text:p>
          </table:table-cell>
          <table:table-cell table:number-columns-repeated="72"/>
          <table:table-cell table:style-name="AmberHoliday" office:value-type="string" ns6:value-type="string">
            <text:p>National Thanksgiving Day</text:p>
          </table:table-cell>
          <table:table-cell table:number-columns-repeated="23"/>
          <table:table-cell table:style-name="AmberHoliday" office:value-type="string" ns6:value-type="string">
            <text:p>William Tubman's Birthday</text:p>
          </table:table-cell>
          <table:table-cell table:style-name="AmberHoliday" office:value-type="string" ns6:value-type="string">
            <text:p>William Tubman's Birthday (in lieu)</text:p>
          </table:table-cell>
          <table:table-cell table:number-columns-repeated="24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libya/2026" xlink:type="simple">Libya</text:a></text:p>
          </table:table-cell>
          <table:table-cell table:style-name="Default"/>
          <table:table-cell table:number-columns-repeated="19"/>
          <table:table-cell table:style-name="AmberHoliday" office:value-type="string" ns6:value-type="string">
            <text:p>Libya Public Holiday</text:p>
          </table:table-cell>
          <table:table-cell table:style-name="AmberHoliday" office:value-type="string" ns6:value-type="string" table:number-columns-repeated="1">
            <text:p>Libya Public Holiday</text:p>
          </table:table-cell>
          <table:table-cell table:number-columns-repeated="25"/>
          <table:table-cell table:style-name="AmberHoliday" office:value-type="string" ns6:value-type="string">
            <text:p>February 17th Revolution</text:p>
          </table:table-cell>
          <table:table-cell table:number-columns-repeated="30"/>
          <table:table-cell table:style-name="AmberHoliday" office:value-type="string" ns6:value-type="string">
            <text:p>Eid al-Fitr</text:p>
          </table:table-cell>
          <table:table-cell table:style-name="AmberHoliday" office:value-type="string" ns6:value-type="string">
            <text:p>Eid al-Fitr Holiday</text:p>
          </table:table-cell>
          <table:table-cell table:number-columns-repeated="40"/>
          <table:table-cell office:value-type="string" ns6:value-type="string" table:style-name="AmberHoliday">
            <text:p>Labour Day</text:p>
          </table:table-cell>
          <table:table-cell table:number-columns-repeated="25"/>
          <table:table-cell table:style-name="AmberHoliday" office:value-type="string" ns6:value-type="string">
            <text:p>Arafat Day</text:p>
          </table:table-cell>
          <table:table-cell table:style-name="AmberHoliday" office:value-type="string" ns6:value-type="string">
            <text:p>Eid Al-Adha</text:p>
          </table:table-cell>
          <table:table-cell table:style-name="AmberHoliday" office:value-type="string" ns6:value-type="string">
            <text:p>Eid Al-Adha Holiday</text:p>
          </table:table-cell>
          <table:table-cell table:style-name="AmberHoliday" office:value-type="string" ns6:value-type="string" table:number-columns-repeated="1">
            <text:p>Eid Al-Adha Holiday</text:p>
          </table:table-cell>
          <table:table-cell table:number-columns-repeated="16"/>
          <table:table-cell table:style-name="AmberHoliday" office:value-type="string" ns6:value-type="string">
            <text:p>Hijri New Year</text:p>
          </table:table-cell>
          <table:table-cell table:number-columns-repeated="69"/>
          <table:table-cell table:style-name="AmberHoliday" office:value-type="string" ns6:value-type="string">
            <text:p>Birthday of Prophet Muhammed</text:p>
          </table:table-cell>
          <table:table-cell table:number-columns-repeated="21"/>
          <table:table-cell table:style-name="AmberHoliday" office:value-type="string" ns6:value-type="string">
            <text:p>Martyrs' Day</text:p>
          </table:table-cell>
          <table:table-cell table:number-columns-repeated="36"/>
          <table:table-cell table:style-name="AmberHoliday" office:value-type="string" ns6:value-type="string">
            <text:p>Liberation Day</text:p>
          </table:table-cell>
          <table:table-cell table:number-columns-repeated="61"/>
          <table:table-cell table:style-name="AmberHoliday" office:value-type="string" ns6:value-type="string">
            <text:p>Independence Day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lithuania/2026" xlink:type="simple">Lithuan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5"/>
          <table:table-cell table:style-name="AmberHoliday" office:value-type="string" ns6:value-type="string">
            <text:p>Restoration of the State Day</text:p>
          </table:table-cell>
          <table:table-cell table:number-columns-repeated="22"/>
          <table:table-cell table:style-name="AmberHoliday" office:value-type="string" ns6:value-type="string">
            <text:p>Restoration of Independence Day</text:p>
          </table:table-cell>
          <table:table-cell table:number-columns-repeated="24"/>
          <table:table-cell table:style-name="AmberHoliday" office:value-type="string" ns6:value-type="string">
            <text:p>Easter Sunday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/>
          <table:table-cell table:style-name="AmberHoliday" office:value-type="string" ns6:value-type="string">
            <text:p>Mother's Day</text:p>
          </table:table-cell>
          <table:table-cell table:number-columns-repeated="34"/>
          <table:table-cell table:style-name="AmberHoliday" office:value-type="string" ns6:value-type="string">
            <text:p>Father's Day</text:p>
          </table:table-cell>
          <table:table-cell table:number-columns-repeated="16"/>
          <table:table-cell table:style-name="AmberHoliday" office:value-type="string" ns6:value-type="string">
            <text:p>St. John's Day</text:p>
          </table:table-cell>
          <table:table-cell table:number-columns-repeated="11"/>
          <table:table-cell table:style-name="AmberHoliday" office:value-type="string" ns6:value-type="string">
            <text:p>Anniversary of the Coronation of King Mindaugas</text:p>
          </table:table-cell>
          <table:table-cell table:number-columns-repeated="39"/>
          <table:table-cell table:style-name="AmberHoliday" office:value-type="string" ns6:value-type="string">
            <text:p>Assumption Day</text:p>
          </table:table-cell>
          <table:table-cell table:number-columns-repeated="77"/>
          <table:table-cell table:style-name="AmberHoliday" office:value-type="string" ns6:value-type="string">
            <text:p>All Saints' Day</text:p>
          </table:table-cell>
          <table:table-cell table:style-name="AmberHoliday" office:value-type="string" ns6:value-type="string">
            <text:p>All Souls' Day</text:p>
          </table:table-cell>
          <table:table-cell table:number-columns-repeated="51"/>
          <table:table-cell table:style-name="AmberHoliday" office:value-type="string" ns6:value-type="string">
            <text:p>Christmas Eve</text:p>
          </table:table-cell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Second day of Christmas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luxembourg/2026" xlink:type="simple">Luxembourg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5"/>
          <table:table-cell table:style-name="AmberHoliday" office:value-type="string" ns6:value-type="string">
            <text:p>Fasching</text:p>
          </table:table-cell>
          <table:table-cell table:number-columns-repeated="45"/>
          <table:table-cell table:style-name="AmberHoliday" office:value-type="string" ns6:value-type="string">
            <text:p>Good Friday</text:p>
          </table:table-cell>
          <table:table-cell/>
          <table:table-cell table:style-name="AmberHoliday" office:value-type="string" ns6:value-type="string">
            <text:p>Easter Sunday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7"/>
          <table:table-cell table:style-name="AmberHoliday" office:value-type="string" ns6:value-type="string">
            <text:p>Europe Day</text:p>
          </table:table-cell>
          <table:table-cell table:number-columns-repeated="4"/>
          <table:table-cell table:style-name="AmberHoliday" office:value-type="string" ns6:value-type="string">
            <text:p>Ascension Day</text:p>
          </table:table-cell>
          <table:table-cell table:number-columns-repeated="10"/>
          <table:table-cell table:style-name="AmberHoliday" office:value-type="string" ns6:value-type="string">
            <text:p>Whit Monday</text:p>
          </table:table-cell>
          <table:table-cell table:style-name="AmberHoliday" office:value-type="string" ns6:value-type="string">
            <text:p>Whit Tuesday</text:p>
          </table:table-cell>
          <table:table-cell table:number-columns-repeated="18"/>
          <table:table-cell table:style-name="AmberHoliday" office:value-type="string" ns6:value-type="string">
            <text:p>Mother's Day</text:p>
          </table:table-cell>
          <table:table-cell table:number-columns-repeated="8"/>
          <table:table-cell table:style-name="AmberHoliday" office:value-type="string" ns6:value-type="string">
            <text:p>National Day</text:p>
          </table:table-cell>
          <table:table-cell table:number-columns-repeated="52"/>
          <table:table-cell table:style-name="AmberHoliday" office:value-type="string" ns6:value-type="string">
            <text:p>Assumption Day</text:p>
          </table:table-cell>
          <table:table-cell table:number-columns-repeated="49"/>
          <table:table-cell table:style-name="AmberHoliday" office:value-type="string" ns6:value-type="string">
            <text:p>Father's Day</text:p>
          </table:table-cell>
          <table:table-cell table:number-columns-repeated="27"/>
          <table:table-cell table:style-name="AmberHoliday" office:value-type="string" ns6:value-type="string">
            <text:p>All Saints' Day</text:p>
          </table:table-cell>
          <table:table-cell table:style-name="AmberHoliday" office:value-type="string" ns6:value-type="string">
            <text:p>All Souls' Day</text:p>
          </table:table-cell>
          <table:table-cell table:number-columns-repeated="51"/>
          <table:table-cell table:style-name="AmberHoliday" office:value-type="string" ns6:value-type="string">
            <text:p>Christmas Eve</text:p>
          </table:table-cell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macau/2026" xlink:type="simple">Macao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5"/>
          <table:table-cell table:style-name="AmberHoliday" office:value-type="string" ns6:value-type="string">
            <text:p>Lunar New Year's Eve</text:p>
          </table:table-cell>
          <table:table-cell table:style-name="AmberHoliday" office:value-type="string" ns6:value-type="string">
            <text:p>Lunar New Year's Day</text:p>
          </table:table-cell>
          <table:table-cell table:style-name="AmberHoliday" office:value-type="string" ns6:value-type="string">
            <text:p>The second day of the Lunar New Year</text:p>
          </table:table-cell>
          <table:table-cell table:style-name="AmberHoliday" office:value-type="string" ns6:value-type="string">
            <text:p>The third day of the Lunar New Year</text:p>
          </table:table-cell>
          <table:table-cell table:number-columns-repeated="42"/>
          <table:table-cell table:style-name="AmberHoliday" office:value-type="string" ns6:value-type="string">
            <text:p>Good Friday</text:p>
          </table:table-cell>
          <table:table-cell table:style-name="AmberHoliday" office:value-type="string" ns6:value-type="string">
            <text:p>The Day before Easter</text:p>
          </table:table-cell>
          <table:table-cell table:style-name="AmberHoliday" office:value-type="string" ns6:value-type="string">
            <text:p>Ching Ming Festival</text:p>
          </table:table-cell>
          <table:table-cell table:style-name="AmberHoliday" office:value-type="string" ns6:value-type="string">
            <text:p>Compensatory rest day for the Day before Easter</text:p>
          </table:table-cell>
          <table:table-cell table:style-name="AmberHoliday" office:value-type="string" ns6:value-type="string">
            <text:p>Compensatory rest day for Cheng Ming Festival</text:p>
          </table:table-cell>
          <table:table-cell table:number-columns-repeated="23"/>
          <table:table-cell office:value-type="string" ns6:value-type="string" table:style-name="AmberHoliday">
            <text:p>Labour Day</text:p>
          </table:table-cell>
          <table:table-cell table:number-columns-repeated="22"/>
          <table:table-cell table:style-name="AmberHoliday" office:value-type="string" ns6:value-type="string">
            <text:p>Buddha's Birthday</text:p>
          </table:table-cell>
          <table:table-cell table:style-name="AmberHoliday" office:value-type="string" ns6:value-type="string">
            <text:p>Compensatory rest day for the Buddha’s Birthday</text:p>
          </table:table-cell>
          <table:table-cell table:number-columns-repeated="24"/>
          <table:table-cell table:style-name="AmberHoliday" office:value-type="string" ns6:value-type="string">
            <text:p>Tuen Ng Festival</text:p>
          </table:table-cell>
          <table:table-cell table:number-columns-repeated="98"/>
          <table:table-cell table:style-name="AmberHoliday" office:value-type="string" ns6:value-type="string">
            <text:p>Day following Chong Chao Festival</text:p>
          </table:table-cell>
          <table:table-cell/>
          <table:table-cell table:style-name="AmberHoliday" office:value-type="string" ns6:value-type="string">
            <text:p>Compensatory rest day for the Day following Mid-Autumn Festival</text:p>
          </table:table-cell>
          <table:table-cell table:number-columns-repeated="2"/>
          <table:table-cell table:style-name="AmberHoliday" office:value-type="string" ns6:value-type="string">
            <text:p>National Day</text:p>
          </table:table-cell>
          <table:table-cell table:style-name="AmberHoliday" office:value-type="string" ns6:value-type="string">
            <text:p>National Day Holiday</text:p>
          </table:table-cell>
          <table:table-cell table:number-columns-repeated="15"/>
          <table:table-cell table:style-name="AmberHoliday" office:value-type="string" ns6:value-type="string">
            <text:p>Chung Yeung Festival</text:p>
          </table:table-cell>
          <table:table-cell table:style-name="AmberHoliday" office:value-type="string" ns6:value-type="string">
            <text:p>Compensatory rest day for Chong Yeung Festival</text:p>
          </table:table-cell>
          <table:table-cell table:number-columns-repeated="13"/>
          <table:table-cell table:style-name="AmberHoliday" office:value-type="string" ns6:value-type="string">
            <text:p>All Souls' Day</text:p>
          </table:table-cell>
          <table:table-cell table:number-columns-repeated="35"/>
          <table:table-cell table:style-name="AmberHoliday" office:value-type="string" ns6:value-type="string">
            <text:p>Feast of Immaculate Conception</text:p>
          </table:table-cell>
          <table:table-cell table:number-columns-repeated="11"/>
          <table:table-cell table:style-name="AmberHoliday" office:value-type="string" ns6:value-type="string">
            <text:p>Macao SARE Day</text:p>
          </table:table-cell>
          <table:table-cell table:style-name="AmberHoliday" office:value-type="string" ns6:value-type="string">
            <text:p>Compensatory rest day for Macao S.A.R. Establishment Day</text:p>
          </table:table-cell>
          <table:table-cell table:style-name="AmberHoliday" office:value-type="string" ns6:value-type="string">
            <text:p>Dongzhi</text:p>
          </table:table-cell>
          <table:table-cell/>
          <table:table-cell table:style-name="AmberHoliday" office:value-type="string" ns6:value-type="string">
            <text:p>Christmas Eve</text:p>
          </table:table-cell>
          <table:table-cell office:value-type="string" ns6:value-type="string" table:style-name="AmberHoliday">
            <text:p>Christmas Day</text:p>
          </table:table-cell>
          <table:table-cell table:number-columns-repeated="5"/>
          <table:table-cell table:style-name="AmberHoliday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madagascar/2026" xlink:type="simple">Madagascar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77"/>
          <table:table-cell table:style-name="AmberHoliday" office:value-type="string" ns6:value-type="string">
            <text:p>Eid ul-Fitr</text:p>
          </table:table-cell>
          <table:table-cell table:number-columns-repeated="8"/>
          <table:table-cell table:style-name="AmberHoliday" office:value-type="string" ns6:value-type="string">
            <text:p>Martyrs Day</text:p>
          </table:table-cell>
          <table:table-cell table:number-columns-repeated="7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12"/>
          <table:table-cell table:style-name="AmberHoliday" office:value-type="string" ns6:value-type="string">
            <text:p>Ascension Day</text:p>
          </table:table-cell>
          <table:table-cell table:number-columns-repeated="10"/>
          <table:table-cell table:style-name="AmberHoliday" office:value-type="string" ns6:value-type="string">
            <text:p>Whit Monday</text:p>
          </table:table-cell>
          <table:table-cell table:number-columns-repeated="2"/>
          <table:table-cell table:style-name="AmberHoliday" office:value-type="string" ns6:value-type="string">
            <text:p>Eid Al Adha</text:p>
          </table:table-cell>
          <table:table-cell table:number-columns-repeated="28"/>
          <table:table-cell table:style-name="AmberHoliday" office:value-type="string" ns6:value-type="string">
            <text:p>Independence Day</text:p>
          </table:table-cell>
          <table:table-cell table:number-columns-repeated="49"/>
          <table:table-cell table:style-name="AmberHoliday" office:value-type="string" ns6:value-type="string">
            <text:p>Assumption Day</text:p>
          </table:table-cell>
          <table:table-cell table:number-columns-repeated="77"/>
          <table:table-cell table:style-name="AmberHoliday" office:value-type="string" ns6:value-type="string">
            <text:p>All Saints' Day</text:p>
          </table:table-cell>
          <table:table-cell table:number-columns-repeated="53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malawi/2026" xlink:type="simple">Malawi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13"/>
          <table:table-cell table:style-name="AmberHoliday" office:value-type="string" ns6:value-type="string">
            <text:p>John Chilembwe Day</text:p>
          </table:table-cell>
          <table:table-cell table:number-columns-repeated="46"/>
          <table:table-cell table:style-name="AmberHoliday" office:value-type="string" ns6:value-type="string">
            <text:p>Martyrs Day</text:p>
          </table:table-cell>
          <table:table-cell table:number-columns-repeated="16"/>
          <table:table-cell table:style-name="AmberHoliday" office:value-type="string" ns6:value-type="string">
            <text:p>Eid ul-Fitr</text:p>
          </table:table-cell>
          <table:table-cell table:number-columns-repeated="13"/>
          <table:table-cell table:style-name="AmberHoliday" office:value-type="string" ns6:value-type="string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12"/>
          <table:table-cell table:style-name="AmberHoliday" office:value-type="string" ns6:value-type="string">
            <text:p>Kamuzu Day</text:p>
          </table:table-cell>
          <table:table-cell table:number-columns-repeated="52"/>
          <table:table-cell table:style-name="AmberHoliday" office:value-type="string" ns6:value-type="string">
            <text:p>Independence Day</text:p>
          </table:table-cell>
          <table:table-cell table:style-name="AmberHoliday" office:value-type="string" ns6:value-type="string" table:number-columns-repeated="1">
            <text:p>Independence Day</text:p>
          </table:table-cell>
          <table:table-cell table:number-columns-repeated="99"/>
          <table:table-cell table:style-name="AmberHoliday" office:value-type="string" ns6:value-type="string">
            <text:p>Mother's Day</text:p>
          </table:table-cell>
          <table:table-cell table:number-columns-repeated="70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malaysia/2026" xlink:type="simple">Malays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12"/>
          <table:table-cell table:style-name="AmberHoliday" office:value-type="string" ns6:value-type="string">
            <text:p>Birthday of the Sultan of Negeri Sembilan</text:p>
          </table:table-cell>
          <table:table-cell table:number-columns-repeated="2"/>
          <table:table-cell table:style-name="AmberHoliday" office:value-type="string" ns6:value-type="string">
            <text:p>Isra and Miraj</text:p>
          </table:table-cell>
          <table:table-cell table:style-name="AmberHoliday" office:value-type="string" ns6:value-type="string">
            <text:p>Isra and Miraj (in lieu)</text:p>
          </table:table-cell>
          <table:table-cell table:number-columns-repeated="13"/>
          <table:table-cell table:style-name="AmberHoliday" office:value-type="string" ns6:value-type="string">
            <text:p>Thaipusam</text:p>
          </table:table-cell>
          <table:table-cell table:style-name="AmberHoliday" office:value-type="string" ns6:value-type="string">
            <text:p>Thaipusam (in lieu)</text:p>
          </table:table-cell>
          <table:table-cell table:style-name="AmberHoliday" office:value-type="string" ns6:value-type="string" table:number-columns-repeated="1">
            <text:p>Thaipusam (in lieu)</text:p>
          </table:table-cell>
          <table:table-cell table:number-columns-repeated="13"/>
          <table:table-cell table:style-name="AmberHoliday" office:value-type="string" ns6:value-type="string">
            <text:p>Chinese New Year</text:p>
          </table:table-cell>
          <table:table-cell table:style-name="AmberHoliday" office:value-type="string" ns6:value-type="string">
            <text:p>Chinese New Year Holiday</text:p>
          </table:table-cell>
          <table:table-cell table:style-name="AmberHoliday" office:value-type="string" ns6:value-type="string">
            <text:p>Beginning of Ramadan</text:p>
          </table:table-cell>
          <table:table-cell table:style-name="AmberHoliday" office:value-type="string" ns6:value-type="string">
            <text:p>Malaysian Declaration of Independence Day</text:p>
          </table:table-cell>
          <table:table-cell table:number-columns-repeated="11"/>
          <table:table-cell table:style-name="AmberHoliday" office:value-type="string" ns6:value-type="string">
            <text:p>Anniversary of Installation of the Sultan</text:p>
          </table:table-cell>
          <table:table-cell table:number-columns-repeated="2"/>
          <table:table-cell table:style-name="AmberHoliday" office:value-type="string" ns6:value-type="string">
            <text:p>Nuzul Al-Quran Day</text:p>
          </table:table-cell>
          <table:table-cell table:style-name="AmberHoliday" office:value-type="string" ns6:value-type="string">
            <text:p>Nuzul Al-Quran Day (in lieu)</text:p>
          </table:table-cell>
          <table:table-cell table:number-columns-repeated="12"/>
          <table:table-cell table:style-name="AmberHoliday" office:value-type="string" ns6:value-type="string">
            <text:p>Hari Raya Aidilfitri</text:p>
          </table:table-cell>
          <table:table-cell table:style-name="AmberHoliday" office:value-type="string" ns6:value-type="string">
            <text:p>Hari Raya Aidilfitri Holiday</text:p>
          </table:table-cell>
          <table:table-cell table:style-name="AmberHoliday" office:value-type="string" ns6:value-type="string">
            <text:p>Hari Raya Aidilfitri Holiday</text:p>
          </table:table-cell>
          <table:table-cell table:style-name="AmberHoliday" office:value-type="string" ns6:value-type="string" table:number-columns-repeated="1">
            <text:p>Hari Raya Aidilfitri Holiday</text:p>
          </table:table-cell>
          <table:table-cell table:number-columns-repeated="9"/>
          <table:table-cell table:style-name="AmberHoliday" office:value-type="string" ns6:value-type="string">
            <text:p>Good Friday</text:p>
          </table:table-cell>
          <table:table-cell table:number-columns-repeated="11"/>
          <table:table-cell table:style-name="AmberHoliday" office:value-type="string" ns6:value-type="string">
            <text:p>Declaration of Malacca as a Historical City</text:p>
          </table:table-cell>
          <table:table-cell table:number-columns-repeated="10"/>
          <table:table-cell table:style-name="AmberHoliday" office:value-type="string" ns6:value-type="string">
            <text:p>Birthday of the Sultan of Terengganu</text:p>
          </table:table-cell>
          <table:table-cell table:number-columns-repeated="4"/>
          <table:table-cell office:value-type="string" ns6:value-type="string" table:style-name="AmberHoliday">
            <text:p>Labour Day</text:p>
          </table:table-cell>
          <table:table-cell table:number-columns-repeated="8"/>
          <table:table-cell table:style-name="AmberHoliday" office:value-type="string" ns6:value-type="string">
            <text:p>Mother's Day</text:p>
          </table:table-cell>
          <table:table-cell table:number-columns-repeated="6"/>
          <table:table-cell table:style-name="AmberHoliday" office:value-type="string" ns6:value-type="string">
            <text:p>Birthday of the Raja of Perlis</text:p>
          </table:table-cell>
          <table:table-cell table:style-name="AmberHoliday" office:value-type="string" ns6:value-type="string">
            <text:p>Birthday of the Raja of Perlis (in lieu)</text:p>
          </table:table-cell>
          <table:table-cell table:number-columns-repeated="3"/>
          <table:table-cell table:style-name="AmberHoliday" office:value-type="string" ns6:value-type="string">
            <text:p>The Sultan of Pahang Hol</text:p>
          </table:table-cell>
          <table:table-cell table:number-columns-repeated="3"/>
          <table:table-cell table:style-name="AmberHoliday" office:value-type="string" ns6:value-type="string">
            <text:p>Arafat (Haj) Day</text:p>
          </table:table-cell>
          <table:table-cell table:style-name="AmberHoliday" office:value-type="string" ns6:value-type="string">
            <text:p>Hari Raya Haji</text:p>
          </table:table-cell>
          <table:table-cell table:style-name="AmberHoliday" office:value-type="string" ns6:value-type="string">
            <text:p>Hari Raya Haji Holiday</text:p>
          </table:table-cell>
          <table:table-cell/>
          <table:table-cell table:style-name="AmberHoliday" office:value-type="string" ns6:value-type="string">
            <text:p>Birthday of the Governor of Sabah</text:p>
          </table:table-cell>
          <table:table-cell table:style-name="AmberHoliday" office:value-type="string" ns6:value-type="string">
            <text:p>Pesta Kaamatan</text:p>
          </table:table-cell>
          <table:table-cell table:style-name="AmberHoliday" office:value-type="string" ns6:value-type="string">
            <text:p>Gawai Dayak</text:p>
          </table:table-cell>
          <table:table-cell table:style-name="AmberHoliday" office:value-type="string" ns6:value-type="string" table:number-columns-repeated="1">
            <text:p>Gawai Dayak</text:p>
          </table:table-cell>
          <table:table-cell table:number-columns-repeated="14"/>
          <table:table-cell table:style-name="AmberHoliday" office:value-type="string" ns6:value-type="string">
            <text:p>Awal Muharram</text:p>
          </table:table-cell>
          <table:table-cell table:number-columns-repeated="3"/>
          <table:table-cell table:style-name="AmberHoliday" office:value-type="string" ns6:value-type="string">
            <text:p>Father's Day</text:p>
          </table:table-cell>
          <table:table-cell table:number-columns-repeated="15"/>
          <table:table-cell table:style-name="AmberHoliday" office:value-type="string" ns6:value-type="string">
            <text:p>George Town Heritage Day</text:p>
          </table:table-cell>
          <table:table-cell table:number-columns-repeated="3"/>
          <table:table-cell table:style-name="AmberHoliday" office:value-type="string" ns6:value-type="string">
            <text:p>Birthday of the Governor</text:p>
          </table:table-cell>
          <table:table-cell table:number-columns-repeated="9"/>
          <table:table-cell table:style-name="AmberHoliday" office:value-type="string" ns6:value-type="string">
            <text:p>The Sultan of Johor Hol</text:p>
          </table:table-cell>
          <table:table-cell table:style-name="AmberHoliday" office:value-type="string" ns6:value-type="string">
            <text:p>Sarawak Day</text:p>
          </table:table-cell>
          <table:table-cell table:number-columns-repeated="8"/>
          <table:table-cell table:style-name="AmberHoliday" office:value-type="string" ns6:value-type="string">
            <text:p>Birthday of the Sultan of Pahang</text:p>
          </table:table-cell>
          <table:table-cell table:number-columns-repeated="23"/>
          <table:table-cell table:style-name="AmberHoliday" office:value-type="string" ns6:value-type="string">
            <text:p>Melaka Governor's Birthday</text:p>
          </table:table-cell>
          <table:table-cell table:style-name="AmberHoliday" office:value-type="string" ns6:value-type="string">
            <text:p>Maulidur Rasul</text:p>
          </table:table-cell>
          <table:table-cell table:number-columns-repeated="5"/>
          <table:table-cell table:style-name="AmberHoliday" office:value-type="string" ns6:value-type="string">
            <text:p>National Day</text:p>
          </table:table-cell>
          <table:table-cell table:number-columns-repeated="15"/>
          <table:table-cell table:style-name="AmberHoliday" office:value-type="string" ns6:value-type="string">
            <text:p>Malaysia Day</text:p>
          </table:table-cell>
          <table:table-cell table:number-columns-repeated="12"/>
          <table:table-cell table:style-name="AmberHoliday" office:value-type="string" ns6:value-type="string">
            <text:p>Birthday of the Sultan of Kelantan</text:p>
          </table:table-cell>
          <table:table-cell table:style-name="AmberHoliday" office:value-type="string" ns6:value-type="string">
            <text:p>Birthday of the Sultan of Kelantan Holiday</text:p>
          </table:table-cell>
          <table:table-cell table:number-columns-repeated="9"/>
          <table:table-cell table:style-name="AmberHoliday" office:value-type="string" ns6:value-type="string">
            <text:p>Birthday of the Governor of Sarawak</text:p>
          </table:table-cell>
          <table:table-cell table:number-columns-repeated="26"/>
          <table:table-cell table:style-name="AmberHoliday" office:value-type="string" ns6:value-type="string">
            <text:p>Birthday of the Sultan of Perak</text:p>
          </table:table-cell>
          <table:table-cell/>
          <table:table-cell table:style-name="AmberHoliday" office:value-type="string" ns6:value-type="string">
            <text:p>Deepavali</text:p>
          </table:table-cell>
          <table:table-cell table:style-name="AmberHoliday" office:value-type="string" ns6:value-type="string">
            <text:p>Deepavali (in lieu)</text:p>
          </table:table-cell>
          <table:table-cell table:number-columns-repeated="31"/>
          <table:table-cell table:style-name="AmberHoliday" office:value-type="string" ns6:value-type="string">
            <text:p>Birthday of The Sultan of Selangor</text:p>
          </table:table-cell>
          <table:table-cell table:number-columns-repeated="12"/>
          <table:table-cell table:style-name="AmberHoliday" office:value-type="string" ns6:value-type="string">
            <text:p>Christmas Eve</text:p>
          </table:table-cell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maldives/2026" xlink:type="simple">Maldives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34"/>
          <table:table-cell table:style-name="AmberHoliday" office:value-type="string" ns6:value-type="string">
            <text:p>Public Holiday</text:p>
          </table:table-cell>
          <table:table-cell table:number-columns-repeated="13"/>
          <table:table-cell table:style-name="AmberHoliday" office:value-type="string" ns6:value-type="string">
            <text:p>First of Ramazan</text:p>
          </table:table-cell>
          <table:table-cell table:number-columns-repeated="28"/>
          <table:table-cell table:style-name="AmberHoliday" office:value-type="string" ns6:value-type="string">
            <text:p>Eid-ul Fithr</text:p>
          </table:table-cell>
          <table:table-cell table:number-columns-repeated="41"/>
          <table:table-cell office:value-type="string" ns6:value-type="string" table:style-name="AmberHoliday">
            <text:p>Worker's Day</text:p>
          </table:table-cell>
          <table:table-cell table:number-columns-repeated="25"/>
          <table:table-cell table:style-name="AmberHoliday" office:value-type="string" ns6:value-type="string">
            <text:p>Hajj Day</text:p>
          </table:table-cell>
          <table:table-cell table:style-name="AmberHoliday" office:value-type="string" ns6:value-type="string">
            <text:p>Eid-ul Al'haa</text:p>
          </table:table-cell>
          <table:table-cell table:number-columns-repeated="18"/>
          <table:table-cell table:style-name="AmberHoliday" office:value-type="string" ns6:value-type="string">
            <text:p>Islamic New Year</text:p>
          </table:table-cell>
          <table:table-cell table:number-columns-repeated="39"/>
          <table:table-cell table:style-name="AmberHoliday" office:value-type="string" ns6:value-type="string">
            <text:p>Independence Day</text:p>
          </table:table-cell>
          <table:table-cell table:number-columns-repeated="19"/>
          <table:table-cell table:style-name="AmberHoliday" office:value-type="string" ns6:value-type="string">
            <text:p>Qaumee Dhuvas</text:p>
          </table:table-cell>
          <table:table-cell table:number-columns-repeated="9"/>
          <table:table-cell table:style-name="AmberHoliday" office:value-type="string" ns6:value-type="string">
            <text:p>Mawlid al-Nabi</text:p>
          </table:table-cell>
          <table:table-cell table:number-columns-repeated="18"/>
          <table:table-cell table:style-name="AmberHoliday" office:value-type="string" ns6:value-type="string">
            <text:p>The Day Maldives Embraced Islam</text:p>
          </table:table-cell>
          <table:table-cell table:number-columns-repeated="50"/>
          <table:table-cell table:style-name="AmberHoliday" office:value-type="string" ns6:value-type="string">
            <text:p>Victory Day</text:p>
          </table:table-cell>
          <table:table-cell table:number-columns-repeated="7"/>
          <table:table-cell table:style-name="AmberHoliday" office:value-type="string" ns6:value-type="string">
            <text:p>Republic Day</text:p>
          </table:table-cell>
          <table:table-cell table:number-columns-repeated="43"/>
          <table:table-cell table:style-name="Default"/>
          <table:table-cell table:number-columns-repeated="5"/>
          <table:table-cell table:style-name="AmberHoliday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mali/2026" xlink:type="simple">Mali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18"/>
          <table:table-cell table:style-name="AmberHoliday" office:value-type="string" ns6:value-type="string">
            <text:p>Army Day</text:p>
          </table:table-cell>
          <table:table-cell table:number-columns-repeated="58"/>
          <table:table-cell table:style-name="AmberHoliday" office:value-type="string" ns6:value-type="string">
            <text:p>Korité</text:p>
          </table:table-cell>
          <table:table-cell table:number-columns-repeated="5"/>
          <table:table-cell table:style-name="AmberHoliday" office:value-type="string" ns6:value-type="string">
            <text:p>Martyrs Day</text:p>
          </table:table-cell>
          <table:table-cell table:number-columns-repeated="10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Worker's Day</text:p>
          </table:table-cell>
          <table:table-cell table:number-columns-repeated="23"/>
          <table:table-cell table:style-name="AmberHoliday" office:value-type="string" ns6:value-type="string">
            <text:p>Africa Day</text:p>
          </table:table-cell>
          <table:table-cell table:number-columns-repeated="2"/>
          <table:table-cell table:style-name="AmberHoliday" office:value-type="string" ns6:value-type="string">
            <text:p>Tabaski</text:p>
          </table:table-cell>
          <table:table-cell table:number-columns-repeated="88"/>
          <table:table-cell table:style-name="AmberHoliday" office:value-type="string" ns6:value-type="string">
            <text:p>Prophet Mohammed's Birthday</text:p>
          </table:table-cell>
          <table:table-cell table:number-columns-repeated="6"/>
          <table:table-cell table:style-name="AmberHoliday" office:value-type="string" ns6:value-type="string">
            <text:p>Prophet's Baptism</text:p>
          </table:table-cell>
          <table:table-cell table:number-columns-repeated="20"/>
          <table:table-cell table:style-name="AmberHoliday" office:value-type="string" ns6:value-type="string">
            <text:p>Independence Day</text:p>
          </table:table-cell>
          <table:table-cell table:number-columns-repeated="93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malta/2026" xlink:type="simple">Malt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39"/>
          <table:table-cell table:style-name="AmberHoliday" office:value-type="string" ns6:value-type="string">
            <text:p>Feast of St. Paul's shipwreck</text:p>
          </table:table-cell>
          <table:table-cell table:number-columns-repeated="36"/>
          <table:table-cell table:style-name="AmberHoliday" office:value-type="string" ns6:value-type="string">
            <text:p>St. Joseph's Day</text:p>
          </table:table-cell>
          <table:table-cell table:number-columns-repeated="11"/>
          <table:table-cell table:style-name="AmberHoliday" office:value-type="string" ns6:value-type="string">
            <text:p>Freedom Day</text:p>
          </table:table-cell>
          <table:table-cell table:number-columns-repeated="2"/>
          <table:table-cell table:style-name="AmberHoliday" office:value-type="string" ns6:value-type="string">
            <text:p>Good Friday</text:p>
          </table:table-cell>
          <table:table-cell/>
          <table:table-cell table:style-name="AmberHoliday" office:value-type="string" ns6:value-type="string">
            <text:p>Easter Sunday</text:p>
          </table:table-cell>
          <table:table-cell table:number-columns-repeated="25"/>
          <table:table-cell office:value-type="string" ns6:value-type="string" table:style-name="AmberHoliday">
            <text:p>Worker's Day</text:p>
          </table:table-cell>
          <table:table-cell table:number-columns-repeated="8"/>
          <table:table-cell table:style-name="AmberHoliday" office:value-type="string" ns6:value-type="string">
            <text:p>Mother's Day</text:p>
          </table:table-cell>
          <table:table-cell table:number-columns-repeated="27"/>
          <table:table-cell table:style-name="AmberHoliday" office:value-type="string" ns6:value-type="string">
            <text:p>Sette Giugno</text:p>
          </table:table-cell>
          <table:table-cell table:number-columns-repeated="13"/>
          <table:table-cell table:style-name="AmberHoliday" office:value-type="string" ns6:value-type="string">
            <text:p>Father's Day</text:p>
          </table:table-cell>
          <table:table-cell table:number-columns-repeated="7"/>
          <table:table-cell table:style-name="AmberHoliday" office:value-type="string" ns6:value-type="string">
            <text:p>Saint Peter and Saint Paul</text:p>
          </table:table-cell>
          <table:table-cell table:number-columns-repeated="46"/>
          <table:table-cell table:style-name="AmberHoliday" office:value-type="string" ns6:value-type="string">
            <text:p>Assumption Day</text:p>
          </table:table-cell>
          <table:table-cell table:number-columns-repeated="23"/>
          <table:table-cell table:style-name="AmberHoliday" office:value-type="string" ns6:value-type="string">
            <text:p>Feast of Our Lady of Victories</text:p>
          </table:table-cell>
          <table:table-cell table:number-columns-repeated="12"/>
          <table:table-cell table:style-name="AmberHoliday" office:value-type="string" ns6:value-type="string">
            <text:p>Independence Day</text:p>
          </table:table-cell>
          <table:table-cell table:number-columns-repeated="77"/>
          <table:table-cell table:style-name="AmberHoliday" office:value-type="string" ns6:value-type="string">
            <text:p>Immaculate Conception Day</text:p>
          </table:table-cell>
          <table:table-cell table:number-columns-repeated="4"/>
          <table:table-cell table:style-name="AmberHoliday" office:value-type="string" ns6:value-type="string">
            <text:p>Republic Day</text:p>
          </table:table-cell>
          <table:table-cell table:number-columns-repeated="11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mauritania/2026" xlink:type="simple">Mauritan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77"/>
          <table:table-cell table:style-name="AmberHoliday" office:value-type="string" ns6:value-type="string">
            <text:p>Eid Al Fitr</text:p>
          </table:table-cell>
          <table:table-cell table:style-name="AmberHoliday" office:value-type="string" ns6:value-type="string">
            <text:p>Eid Al Fitr Holiday</text:p>
          </table:table-cell>
          <table:table-cell table:number-columns-repeated="40"/>
          <table:table-cell office:value-type="string" ns6:value-type="string" table:style-name="AmberHoliday">
            <text:p>Labour Day</text:p>
          </table:table-cell>
          <table:table-cell table:number-columns-repeated="23"/>
          <table:table-cell table:style-name="AmberHoliday" office:value-type="string" ns6:value-type="string">
            <text:p>Africa Day</text:p>
          </table:table-cell>
          <table:table-cell table:number-columns-repeated="2"/>
          <table:table-cell table:style-name="AmberHoliday" office:value-type="string" ns6:value-type="string">
            <text:p>Eid Al-Adha</text:p>
          </table:table-cell>
          <table:table-cell table:style-name="AmberHoliday" office:value-type="string" ns6:value-type="string">
            <text:p>Eid Al-Adha Holiday</text:p>
          </table:table-cell>
          <table:table-cell table:number-columns-repeated="17"/>
          <table:table-cell table:style-name="AmberHoliday" office:value-type="string" ns6:value-type="string">
            <text:p>Awal Muharram</text:p>
          </table:table-cell>
          <table:table-cell table:number-columns-repeated="69"/>
          <table:table-cell table:style-name="AmberHoliday" office:value-type="string" ns6:value-type="string">
            <text:p>Mouloud</text:p>
          </table:table-cell>
          <table:table-cell table:number-columns-repeated="94"/>
          <table:table-cell table:style-name="AmberHoliday" office:value-type="string" ns6:value-type="string">
            <text:p>Independence Day</text:p>
          </table:table-cell>
          <table:table-cell table:number-columns-repeated="26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mauritius/2026" xlink:type="simple">Mauritius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New Year's Holiday</text:p>
          </table:table-cell>
          <table:table-cell table:number-columns-repeated="29"/>
          <table:table-cell table:style-name="AmberHoliday" office:value-type="string" ns6:value-type="string">
            <text:p>Thaipoosam Cavadee</text:p>
          </table:table-cell>
          <table:table-cell table:number-columns-repeated="13"/>
          <table:table-cell table:style-name="AmberHoliday" office:value-type="string" ns6:value-type="string">
            <text:p>Maha Shivaratree</text:p>
          </table:table-cell>
          <table:table-cell/>
          <table:table-cell table:style-name="AmberHoliday" office:value-type="string" ns6:value-type="string">
            <text:p>Chinese Spring Festival</text:p>
          </table:table-cell>
          <table:table-cell table:number-columns-repeated="22"/>
          <table:table-cell table:style-name="AmberHoliday" office:value-type="string" ns6:value-type="string">
            <text:p>Independence and Republic Day</text:p>
          </table:table-cell>
          <table:table-cell table:number-columns-repeated="6"/>
          <table:table-cell table:style-name="AmberHoliday" office:value-type="string" ns6:value-type="string">
            <text:p>Ougadi</text:p>
          </table:table-cell>
          <table:table-cell/>
          <table:table-cell table:style-name="AmberHoliday" office:value-type="string" ns6:value-type="string">
            <text:p>Eid-Ul-Fitr</text:p>
          </table:table-cell>
          <table:table-cell table:number-columns-repeated="23"/>
          <table:table-cell table:style-name="AmberHoliday" office:value-type="string" ns6:value-type="string">
            <text:p>Tamizh Puttaandu</text:p>
          </table:table-cell>
          <table:table-cell table:number-columns-repeated="16"/>
          <table:table-cell office:value-type="string" ns6:value-type="string" table:style-name="AmberHoliday">
            <text:p>Labour Day</text:p>
          </table:table-cell>
          <table:table-cell table:number-columns-repeated="105"/>
          <table:table-cell table:style-name="AmberHoliday" office:value-type="string" ns6:value-type="string">
            <text:p>Assumption Day</text:p>
          </table:table-cell>
          <table:table-cell table:number-columns-repeated="31"/>
          <table:table-cell table:style-name="AmberHoliday" office:value-type="string" ns6:value-type="string">
            <text:p>Ganesh Chaturthi</text:p>
          </table:table-cell>
          <table:table-cell table:number-columns-repeated="46"/>
          <table:table-cell table:style-name="AmberHoliday" office:value-type="string" ns6:value-type="string">
            <text:p>Arrival of Indentured Labourers</text:p>
          </table:table-cell>
          <table:table-cell table:number-columns-repeated="5"/>
          <table:table-cell table:style-name="AmberHoliday" office:value-type="string" ns6:value-type="string">
            <text:p>Diwali</text:p>
          </table:table-cell>
          <table:table-cell table:number-columns-repeated="46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NA</text:p>
          </table:table-cell>
          <table:table-cell/>
          <table:table-cell office:value-type="string" ns6:value-type="string">
            <text:p><text:a xlink:href="https://www.officeholidays.com/countries/mexico/2026" xlink:type="simple">Mexico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31"/>
          <table:table-cell table:style-name="AmberHoliday" office:value-type="string" ns6:value-type="string">
            <text:p>Constitution Day</text:p>
          </table:table-cell>
          <table:table-cell table:number-columns-repeated="41"/>
          <table:table-cell table:style-name="AmberHoliday" office:value-type="string" ns6:value-type="string">
            <text:p>Benito Juarez's Birthday</text:p>
          </table:table-cell>
          <table:table-cell table:number-columns-repeated="16"/>
          <table:table-cell table:style-name="AmberHoliday" office:value-type="string" ns6:value-type="string">
            <text:p>Maundy Thursday</text:p>
          </table:table-cell>
          <table:table-cell table:style-name="AmberHoliday" office:value-type="string" ns6:value-type="string">
            <text:p>Good Friday</text:p>
          </table:table-cell>
          <table:table-cell table:number-columns-repeated="27"/>
          <table:table-cell office:value-type="string" ns6:value-type="string" table:style-name="AmberHoliday">
            <text:p>Labor Day</text:p>
          </table:table-cell>
          <table:table-cell table:number-columns-repeated="3"/>
          <table:table-cell table:style-name="AmberHoliday" office:value-type="string" ns6:value-type="string">
            <text:p>Cinco de Mayo</text:p>
          </table:table-cell>
          <table:table-cell table:number-columns-repeated="4"/>
          <table:table-cell table:style-name="AmberHoliday" office:value-type="string" ns6:value-type="string">
            <text:p>Mother's Day</text:p>
          </table:table-cell>
          <table:table-cell table:number-columns-repeated="41"/>
          <table:table-cell table:style-name="AmberHoliday" office:value-type="string" ns6:value-type="string">
            <text:p>Father's Day</text:p>
          </table:table-cell>
          <table:table-cell table:number-columns-repeated="86"/>
          <table:table-cell table:style-name="AmberHoliday" office:value-type="string" ns6:value-type="string">
            <text:p>Independence Day</text:p>
          </table:table-cell>
          <table:table-cell table:number-columns-repeated="25"/>
          <table:table-cell table:style-name="AmberHoliday" office:value-type="string" ns6:value-type="string">
            <text:p>Day of the Pluricultural Nation</text:p>
          </table:table-cell>
          <table:table-cell table:number-columns-repeated="20"/>
          <table:table-cell table:style-name="AmberHoliday" office:value-type="string" ns6:value-type="string">
            <text:p>Day of the Dead</text:p>
          </table:table-cell>
          <table:table-cell table:number-columns-repeated="13"/>
          <table:table-cell table:style-name="AmberHoliday" office:value-type="string" ns6:value-type="string">
            <text:p>Revolution Day</text:p>
          </table:table-cell>
          <table:table-cell table:number-columns-repeated="25"/>
          <table:table-cell table:style-name="AmberHoliday" office:value-type="string" ns6:value-type="string">
            <text:p>Day of the Virgin of Guadalupe</text:p>
          </table:table-cell>
          <table:table-cell table:number-columns-repeated="12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micronesia/2026" xlink:type="simple">Micronesia</text:a></text:p>
          </table:table-cell>
          <table:table-cell table:style-name="Default"/>
          <table:table-cell table:number-columns-repeated="119"/>
          <table:table-cell table:style-name="Default"/>
          <table:table-cell table:number-columns-repeated="237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moldova/2026" xlink:type="simple">Moldov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5"/>
          <table:table-cell table:style-name="AmberHoliday" office:value-type="string" ns6:value-type="string">
            <text:p>Orthodox Christmas Holiday</text:p>
          </table:table-cell>
          <table:table-cell table:number-columns-repeated="52"/>
          <table:table-cell table:style-name="AmberHoliday" office:value-type="string" ns6:value-type="string">
            <text:p>Martisor</text:p>
          </table:table-cell>
          <table:table-cell table:number-columns-repeated="6"/>
          <table:table-cell table:style-name="AmberHoliday" office:value-type="string" ns6:value-type="string">
            <text:p>International Women's Day</text:p>
          </table:table-cell>
          <table:table-cell table:number-columns-repeated="34"/>
          <table:table-cell table:style-name="AmberHoliday" office:value-type="string" ns6:value-type="string">
            <text:p>Orthodox Easter Day</text:p>
          </table:table-cell>
          <table:table-cell table:style-name="AmberHoliday" office:value-type="string" ns6:value-type="string">
            <text:p>Orthodox Easter Monday</text:p>
          </table:table-cell>
          <table:table-cell table:number-columns-repeated="6"/>
          <table:table-cell table:style-name="AmberHoliday" office:value-type="string" ns6:value-type="string">
            <text:p>Memorial Easter</text:p>
          </table:table-cell>
          <table:table-cell table:number-columns-repeated="10"/>
          <table:table-cell office:value-type="string" ns6:value-type="string" table:style-name="AmberHoliday">
            <text:p>Labour Day</text:p>
          </table:table-cell>
          <table:table-cell table:number-columns-repeated="7"/>
          <table:table-cell table:style-name="AmberHoliday" office:value-type="string" ns6:value-type="string">
            <text:p>Victory Day</text:p>
          </table:table-cell>
          <table:table-cell table:number-columns-repeated="22"/>
          <table:table-cell table:style-name="AmberHoliday" office:value-type="string" ns6:value-type="string">
            <text:p>International Children's Day</text:p>
          </table:table-cell>
          <table:table-cell table:number-columns-repeated="86"/>
          <table:table-cell table:style-name="AmberHoliday" office:value-type="string" ns6:value-type="string">
            <text:p>Independence Holiday</text:p>
          </table:table-cell>
          <table:table-cell table:number-columns-repeated="3"/>
          <table:table-cell table:style-name="AmberHoliday" office:value-type="string" ns6:value-type="string">
            <text:p>Romanian Language Day</text:p>
          </table:table-cell>
          <table:table-cell table:number-columns-repeated="43"/>
          <table:table-cell table:style-name="AmberHoliday" office:value-type="string" ns6:value-type="string">
            <text:p>Chisinau City Day</text:p>
          </table:table-cell>
          <table:table-cell table:number-columns-repeated="37"/>
          <table:table-cell table:style-name="AmberHoliday" office:value-type="string" ns6:value-type="string">
            <text:p>Cahul City Day</text:p>
          </table:table-cell>
          <table:table-cell table:number-columns-repeated="33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mongolia/2026" xlink:type="simple">Mongol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5"/>
          <table:table-cell table:style-name="AmberHoliday" office:value-type="string" ns6:value-type="string">
            <text:p>Bituun Holiday</text:p>
          </table:table-cell>
          <table:table-cell table:style-name="AmberHoliday" office:value-type="string" ns6:value-type="string">
            <text:p>Tsagaan Sar</text:p>
          </table:table-cell>
          <table:table-cell table:style-name="AmberHoliday" office:value-type="string" ns6:value-type="string">
            <text:p>Tsagaan Sar Holiday</text:p>
          </table:table-cell>
          <table:table-cell table:number-columns-repeated="17"/>
          <table:table-cell table:style-name="AmberHoliday" office:value-type="string" ns6:value-type="string">
            <text:p>International Women's Day</text:p>
          </table:table-cell>
          <table:table-cell table:number-columns-repeated="53"/>
          <table:table-cell table:style-name="Default"/>
          <table:table-cell table:number-columns-repeated="29"/>
          <table:table-cell table:style-name="AmberHoliday" office:value-type="string" ns6:value-type="string">
            <text:p>Buddha Day</text:p>
          </table:table-cell>
          <table:table-cell table:style-name="AmberHoliday" office:value-type="string" ns6:value-type="string">
            <text:p>Mother's and Children's Day</text:p>
          </table:table-cell>
          <table:table-cell table:number-columns-repeated="39"/>
          <table:table-cell table:style-name="AmberHoliday" office:value-type="string" ns6:value-type="string">
            <text:p>Naadam</text:p>
          </table:table-cell>
          <table:table-cell table:style-name="AmberHoliday" office:value-type="string" ns6:value-type="string">
            <text:p>Naadam Holiday</text:p>
          </table:table-cell>
          <table:table-cell table:style-name="AmberHoliday" office:value-type="string" ns6:value-type="string">
            <text:p>Naadam Holiday</text:p>
          </table:table-cell>
          <table:table-cell table:style-name="AmberHoliday" office:value-type="string" ns6:value-type="string">
            <text:p>Naadam Holiday</text:p>
          </table:table-cell>
          <table:table-cell table:style-name="AmberHoliday" office:value-type="string" ns6:value-type="string" table:number-columns-repeated="1">
            <text:p>Naadam Holiday</text:p>
          </table:table-cell>
          <table:table-cell table:number-columns-repeated="117"/>
          <table:table-cell table:style-name="AmberHoliday" office:value-type="string" ns6:value-type="string">
            <text:p>Genghis Khan's birthday</text:p>
          </table:table-cell>
          <table:table-cell table:number-columns-repeated="15"/>
          <table:table-cell table:style-name="AmberHoliday" office:value-type="string" ns6:value-type="string">
            <text:p>Republic Day</text:p>
          </table:table-cell>
          <table:table-cell table:number-columns-repeated="28"/>
          <table:table-cell table:style-name="Default"/>
          <table:table-cell table:number-columns-repeated="3"/>
          <table:table-cell table:style-name="AmberHoliday" office:value-type="string" ns6:value-type="string">
            <text:p>Independence Day</text:p>
          </table:table-cell>
          <table:table-cell table:number-columns-repeated="2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montenegro/2026" xlink:type="simple">Montenegro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Day after New Year's Day</text:p>
          </table:table-cell>
          <table:table-cell table:number-columns-repeated="3"/>
          <table:table-cell table:style-name="AmberHoliday" office:value-type="string" ns6:value-type="string">
            <text:p>Orthodox Christmas Eve</text:p>
          </table:table-cell>
          <table:table-cell table:style-name="AmberHoliday" office:value-type="string" ns6:value-type="string">
            <text:p>Orthodox Christmas</text:p>
          </table:table-cell>
          <table:table-cell table:number-columns-repeated="92"/>
          <table:table-cell table:style-name="AmberHoliday" office:value-type="string" ns6:value-type="string">
            <text:p>Orthodox Good Friday</text:p>
          </table:table-cell>
          <table:table-cell/>
          <table:table-cell table:style-name="AmberHoliday" office:value-type="string" ns6:value-type="string">
            <text:p>Orthodox Easter Day</text:p>
          </table:table-cell>
          <table:table-cell table:style-name="AmberHoliday" office:value-type="string" ns6:value-type="string">
            <text:p>Orthodox Easter Monday</text:p>
          </table:table-cell>
          <table:table-cell table:number-columns-repeated="17"/>
          <table:table-cell office:value-type="string" ns6:value-type="string" table:style-name="AmberHoliday">
            <text:p>Labour Day</text:p>
          </table:table-cell>
          <table:table-cell table:style-name="AmberHoliday" office:value-type="string" ns6:value-type="string">
            <text:p>Labour Day (2nd day)</text:p>
          </table:table-cell>
          <table:table-cell table:number-columns-repeated="18"/>
          <table:table-cell table:style-name="AmberHoliday" office:value-type="string" ns6:value-type="string">
            <text:p>Independence Day</text:p>
          </table:table-cell>
          <table:table-cell table:style-name="AmberHoliday" office:value-type="string" ns6:value-type="string">
            <text:p>Independence Day Holiday</text:p>
          </table:table-cell>
          <table:table-cell table:number-columns-repeated="51"/>
          <table:table-cell table:style-name="AmberHoliday" office:value-type="string" ns6:value-type="string">
            <text:p>Sovereignty Day of Montenegro</text:p>
          </table:table-cell>
          <table:table-cell table:style-name="AmberHoliday" office:value-type="string" ns6:value-type="string">
            <text:p>Sovereignty Day of Montenegro Holiday</text:p>
          </table:table-cell>
          <table:table-cell table:number-columns-repeated="163"/>
          <table:table-cell table:style-name="Default"/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morocco/2026" xlink:type="simple">Morocco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9"/>
          <table:table-cell table:style-name="AmberHoliday" office:value-type="string" ns6:value-type="string">
            <text:p>Proclamation of Independence</text:p>
          </table:table-cell>
          <table:table-cell table:number-columns-repeated="2"/>
          <table:table-cell table:style-name="AmberHoliday" office:value-type="string" ns6:value-type="string">
            <text:p>Amazigh New Year</text:p>
          </table:table-cell>
          <table:table-cell table:number-columns-repeated="64"/>
          <table:table-cell table:style-name="AmberHoliday" office:value-type="string" ns6:value-type="string">
            <text:p>Eid Sghir</text:p>
          </table:table-cell>
          <table:table-cell table:style-name="AmberHoliday" office:value-type="string" ns6:value-type="string">
            <text:p>Eid Sghir Holiday</text:p>
          </table:table-cell>
          <table:table-cell table:number-columns-repeated="40"/>
          <table:table-cell office:value-type="string" ns6:value-type="string" table:style-name="AmberHoliday">
            <text:p>Labour Day</text:p>
          </table:table-cell>
          <table:table-cell table:number-columns-repeated="25"/>
          <table:table-cell table:style-name="AmberHoliday" office:value-type="string" ns6:value-type="string">
            <text:p>Eid Kbir</text:p>
          </table:table-cell>
          <table:table-cell table:style-name="AmberHoliday" office:value-type="string" ns6:value-type="string">
            <text:p>Eid Kbir Holiday</text:p>
          </table:table-cell>
          <table:table-cell table:number-columns-repeated="19"/>
          <table:table-cell table:style-name="AmberHoliday" office:value-type="string" ns6:value-type="string">
            <text:p>Fatih Muharram</text:p>
          </table:table-cell>
          <table:table-cell table:number-columns-repeated="42"/>
          <table:table-cell table:style-name="AmberHoliday" office:value-type="string" ns6:value-type="string">
            <text:p>Enthronement</text:p>
          </table:table-cell>
          <table:table-cell table:number-columns-repeated="14"/>
          <table:table-cell table:style-name="AmberHoliday" office:value-type="string" ns6:value-type="string">
            <text:p>Oued Ed-Dahab Day</text:p>
          </table:table-cell>
          <table:table-cell table:number-columns-repeated="5"/>
          <table:table-cell table:style-name="AmberHoliday" office:value-type="string" ns6:value-type="string">
            <text:p>Revolution Day</text:p>
          </table:table-cell>
          <table:table-cell table:style-name="AmberHoliday" office:value-type="string" ns6:value-type="string">
            <text:p>Youth Day</text:p>
          </table:table-cell>
          <table:table-cell table:number-columns-repeated="4"/>
          <table:table-cell table:style-name="AmberHoliday" office:value-type="string" ns6:value-type="string">
            <text:p>Eid Al Mawled</text:p>
          </table:table-cell>
          <table:table-cell table:style-name="AmberHoliday" office:value-type="string" ns6:value-type="string">
            <text:p>Eid Al Mawled Holiday</text:p>
          </table:table-cell>
          <table:table-cell table:number-columns-repeated="64"/>
          <table:table-cell table:style-name="AmberHoliday" office:value-type="string" ns6:value-type="string">
            <text:p>Unity Day</text:p>
          </table:table-cell>
          <table:table-cell table:number-columns-repeated="5"/>
          <table:table-cell table:style-name="AmberHoliday" office:value-type="string" ns6:value-type="string">
            <text:p>Green March Day</text:p>
          </table:table-cell>
          <table:table-cell table:number-columns-repeated="11"/>
          <table:table-cell table:style-name="AmberHoliday" office:value-type="string" ns6:value-type="string">
            <text:p>Independence Day</text:p>
          </table:table-cell>
          <table:table-cell table:number-columns-repeated="36"/>
          <table:table-cell table:style-name="Default"/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mozambique/2026" xlink:type="simple">Mozambique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32"/>
          <table:table-cell table:style-name="AmberHoliday" office:value-type="string" ns6:value-type="string">
            <text:p>Heroes' Day</text:p>
          </table:table-cell>
          <table:table-cell table:number-columns-repeated="58"/>
          <table:table-cell table:style-name="AmberHoliday" office:value-type="string" ns6:value-type="string">
            <text:p>Good Friday</text:p>
          </table:table-cell>
          <table:table-cell table:number-columns-repeated="3"/>
          <table:table-cell table:style-name="AmberHoliday" office:value-type="string" ns6:value-type="string">
            <text:p>Women's Day</text:p>
          </table:table-cell>
          <table:table-cell table:number-columns-repeated="23"/>
          <table:table-cell office:value-type="string" ns6:value-type="string" table:style-name="AmberHoliday">
            <text:p>Worker's Day</text:p>
          </table:table-cell>
          <table:table-cell table:number-columns-repeated="54"/>
          <table:table-cell table:style-name="AmberHoliday" office:value-type="string" ns6:value-type="string">
            <text:p>Independence Day</text:p>
          </table:table-cell>
          <table:table-cell table:number-columns-repeated="73"/>
          <table:table-cell table:style-name="AmberHoliday" office:value-type="string" ns6:value-type="string">
            <text:p>Victory Day</text:p>
          </table:table-cell>
          <table:table-cell table:number-columns-repeated="17"/>
          <table:table-cell table:style-name="AmberHoliday" office:value-type="string" ns6:value-type="string">
            <text:p>Revolution Day</text:p>
          </table:table-cell>
          <table:table-cell table:number-columns-repeated="8"/>
          <table:table-cell table:style-name="AmberHoliday" office:value-type="string" ns6:value-type="string">
            <text:p>Day of Peace and Reconciliation</text:p>
          </table:table-cell>
          <table:table-cell table:style-name="AmberHoliday" office:value-type="string" ns6:value-type="string">
            <text:p>Day of Peace and Reconciliation (in lieu)</text:p>
          </table:table-cell>
          <table:table-cell table:number-columns-repeated="80"/>
          <table:table-cell office:value-type="string" ns6:value-type="string" table:style-name="AmberHoliday">
            <text:p>Family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myanmar/2026" xlink:type="simple">Myanmar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Day after New Year's Day</text:p>
          </table:table-cell>
          <table:table-cell/>
          <table:table-cell table:style-name="AmberHoliday" office:value-type="string" ns6:value-type="string">
            <text:p>Independence Day</text:p>
          </table:table-cell>
          <table:table-cell table:number-columns-repeated="38"/>
          <table:table-cell table:style-name="AmberHoliday" office:value-type="string" ns6:value-type="string">
            <text:p>Union Day</text:p>
          </table:table-cell>
          <table:table-cell table:style-name="AmberHoliday" office:value-type="string" ns6:value-type="string">
            <text:p>Union Day (bridge day)</text:p>
          </table:table-cell>
          <table:table-cell table:number-columns-repeated="2"/>
          <table:table-cell table:style-name="AmberHoliday" office:value-type="string" ns6:value-type="string">
            <text:p>Chinese New Year</text:p>
          </table:table-cell>
          <table:table-cell table:style-name="AmberHoliday" office:value-type="string" ns6:value-type="string">
            <text:p>Chinese New Year Holiday</text:p>
          </table:table-cell>
          <table:table-cell table:number-columns-repeated="12"/>
          <table:table-cell table:style-name="AmberHoliday" office:value-type="string" ns6:value-type="string">
            <text:p>Peasants' Day</text:p>
          </table:table-cell>
          <table:table-cell table:number-columns-repeated="24"/>
          <table:table-cell table:style-name="AmberHoliday" office:value-type="string" ns6:value-type="string">
            <text:p>Armed Forces Day</text:p>
          </table:table-cell>
          <table:table-cell table:number-columns-repeated="14"/>
          <table:table-cell table:style-name="AmberHoliday" office:value-type="string" ns6:value-type="string">
            <text:p>Thingyan Holiday</text:p>
          </table:table-cell>
          <table:table-cell table:style-name="AmberHoliday" office:value-type="string" ns6:value-type="string">
            <text:p>Thingyan Holiday</text:p>
          </table:table-cell>
          <table:table-cell table:style-name="AmberHoliday" office:value-type="string" ns6:value-type="string" table:number-columns-repeated="1">
            <text:p>Thingyan Holiday</text:p>
          </table:table-cell>
          <table:table-cell table:style-name="AmberHoliday" office:value-type="string" ns6:value-type="string">
            <text:p>Thingyan</text:p>
          </table:table-cell>
          <table:table-cell table:style-name="AmberHoliday" office:value-type="string" ns6:value-type="string">
            <text:p>Thingyan Holiday</text:p>
          </table:table-cell>
          <table:table-cell table:style-name="AmberHoliday" office:value-type="string" ns6:value-type="string" table:number-columns-repeated="1">
            <text:p>Thingyan Holiday</text:p>
          </table:table-cell>
          <table:table-cell table:style-name="AmberHoliday" office:value-type="string" ns6:value-type="string">
            <text:p>Burmese New Year</text:p>
          </table:table-cell>
          <table:table-cell table:style-name="AmberHoliday" office:value-type="string" ns6:value-type="string">
            <text:p>Burmese New Year Holiday</text:p>
          </table:table-cell>
          <table:table-cell table:style-name="AmberHoliday" office:value-type="string" ns6:value-type="string" table:number-columns-repeated="1">
            <text:p>Burmese New Year Holiday</text:p>
          </table:table-cell>
          <table:table-cell table:number-columns-repeated="10"/>
          <table:table-cell table:style-name="AmberHoliday" office:value-type="string" ns6:value-type="string">
            <text:p>Full Moon Day of Kasong</text:p>
          </table:table-cell>
          <table:table-cell office:value-type="string" ns6:value-type="string" table:style-name="AmberHoliday">
            <text:p>Labour Day (in lieu)</text:p>
          </table:table-cell>
          <table:table-cell table:number-columns-repeated="26"/>
          <table:table-cell table:style-name="AmberHoliday" office:value-type="string" ns6:value-type="string">
            <text:p>Eid ul-Adha Day</text:p>
          </table:table-cell>
          <table:table-cell table:number-columns-repeated="51"/>
          <table:table-cell table:style-name="AmberHoliday" office:value-type="string" ns6:value-type="string">
            <text:p>Martyr's Day</text:p>
          </table:table-cell>
          <table:table-cell table:number-columns-repeated="9"/>
          <table:table-cell table:style-name="AmberHoliday" office:value-type="string" ns6:value-type="string">
            <text:p>Full Moon Day of Waso</text:p>
          </table:table-cell>
          <table:table-cell table:number-columns-repeated="87"/>
          <table:table-cell table:style-name="AmberHoliday" office:value-type="string" ns6:value-type="string">
            <text:p>Full Moon Day of Thadingyut</text:p>
          </table:table-cell>
          <table:table-cell table:style-name="AmberHoliday" office:value-type="string" ns6:value-type="string">
            <text:p>Full Moon of Thadingyut Holiday Holiday</text:p>
          </table:table-cell>
          <table:table-cell table:style-name="AmberHoliday" office:value-type="string" ns6:value-type="string" table:number-columns-repeated="1">
            <text:p>Full Moon of Thadingyut Holiday Holiday</text:p>
          </table:table-cell>
          <table:table-cell table:number-columns-repeated="11"/>
          <table:table-cell table:style-name="AmberHoliday" office:value-type="string" ns6:value-type="string">
            <text:p>Deepavali</text:p>
          </table:table-cell>
          <table:table-cell table:number-columns-repeated="14"/>
          <table:table-cell table:style-name="AmberHoliday" office:value-type="string" ns6:value-type="string">
            <text:p>Full Moon of Tazaungmone</text:p>
          </table:table-cell>
          <table:table-cell table:style-name="AmberHoliday" office:value-type="string" ns6:value-type="string">
            <text:p>Full Moon of Tazaungmone Holiday</text:p>
          </table:table-cell>
          <table:table-cell table:number-columns-repeated="9"/>
          <table:table-cell table:style-name="AmberHoliday" office:value-type="string" ns6:value-type="string">
            <text:p>National Day</text:p>
          </table:table-cell>
          <table:table-cell table:number-columns-repeated="20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namibia/2026" xlink:type="simple">Namib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78"/>
          <table:table-cell table:style-name="AmberHoliday" office:value-type="string" ns6:value-type="string">
            <text:p>Independence Day</text:p>
          </table:table-cell>
          <table:table-cell table:number-columns-repeated="12"/>
          <table:table-cell table:style-name="AmberHoliday" office:value-type="string" ns6:value-type="string">
            <text:p>Good Friday</text:p>
          </table:table-cell>
          <table:table-cell/>
          <table:table-cell table:style-name="AmberHoliday" office:value-type="string" ns6:value-type="string">
            <text:p>Easter Day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Worker's Day</text:p>
          </table:table-cell>
          <table:table-cell table:number-columns-repeated="2"/>
          <table:table-cell table:style-name="AmberHoliday" office:value-type="string" ns6:value-type="string">
            <text:p>Cassinga Day</text:p>
          </table:table-cell>
          <table:table-cell table:style-name="AmberHoliday" office:value-type="string" ns6:value-type="string">
            <text:p>Cassinga Day (in lieu)</text:p>
          </table:table-cell>
          <table:table-cell table:number-columns-repeated="8"/>
          <table:table-cell table:style-name="AmberHoliday" office:value-type="string" ns6:value-type="string">
            <text:p>Ascension Day</text:p>
          </table:table-cell>
          <table:table-cell table:number-columns-repeated="10"/>
          <table:table-cell table:style-name="AmberHoliday" office:value-type="string" ns6:value-type="string">
            <text:p>Africa Day</text:p>
          </table:table-cell>
          <table:table-cell table:number-columns-repeated="2"/>
          <table:table-cell table:style-name="AmberHoliday" office:value-type="string" ns6:value-type="string">
            <text:p>Genocide Memorial Day</text:p>
          </table:table-cell>
          <table:table-cell table:number-columns-repeated="89"/>
          <table:table-cell table:style-name="AmberHoliday" office:value-type="string" ns6:value-type="string">
            <text:p>Heroes Day</text:p>
          </table:table-cell>
          <table:table-cell table:number-columns-repeated="105"/>
          <table:table-cell table:style-name="AmberHoliday" office:value-type="string" ns6:value-type="string">
            <text:p>International Human Rights Day</text:p>
          </table:table-cell>
          <table:table-cell table:number-columns-repeated="14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Day of Goodwill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nauru/2026" xlink:type="simple">Nauru</text:a></text:p>
          </table:table-cell>
          <table:table-cell table:style-name="Default"/>
          <table:table-cell table:number-columns-repeated="119"/>
          <table:table-cell table:style-name="Default"/>
          <table:table-cell table:number-columns-repeated="237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nepal/2026" xlink:type="simple">Nepal</text:a></text:p>
          </table:table-cell>
          <table:table-cell table:style-name="Default"/>
          <table:table-cell table:number-columns-repeated="9"/>
          <table:table-cell table:style-name="AmberHoliday" office:value-type="string" ns6:value-type="string">
            <text:p>Prithvi Jayanti</text:p>
          </table:table-cell>
          <table:table-cell table:number-columns-repeated="2"/>
          <table:table-cell table:style-name="AmberHoliday" office:value-type="string" ns6:value-type="string">
            <text:p>Maghe Sankranti</text:p>
          </table:table-cell>
          <table:table-cell table:number-columns-repeated="4"/>
          <table:table-cell table:style-name="AmberHoliday" office:value-type="string" ns6:value-type="string">
            <text:p>Sonam Losar</text:p>
          </table:table-cell>
          <table:table-cell table:number-columns-repeated="26"/>
          <table:table-cell table:style-name="AmberHoliday" office:value-type="string" ns6:value-type="string">
            <text:p>Maha Shivaratri</text:p>
          </table:table-cell>
          <table:table-cell table:number-columns-repeated="2"/>
          <table:table-cell table:style-name="AmberHoliday" office:value-type="string" ns6:value-type="string">
            <text:p>Gyalpo Lhosar</text:p>
          </table:table-cell>
          <table:table-cell table:style-name="AmberHoliday" office:value-type="string" ns6:value-type="string">
            <text:p>Prajatantra Diwas</text:p>
          </table:table-cell>
          <table:table-cell table:number-columns-repeated="11"/>
          <table:table-cell table:style-name="AmberHoliday" office:value-type="string" ns6:value-type="string">
            <text:p>Fagu Purnima</text:p>
          </table:table-cell>
          <table:table-cell table:number-columns-repeated="4"/>
          <table:table-cell table:style-name="AmberHoliday" office:value-type="string" ns6:value-type="string">
            <text:p>Nari Dibas</text:p>
          </table:table-cell>
          <table:table-cell table:number-columns-repeated="9"/>
          <table:table-cell table:style-name="AmberHoliday" office:value-type="string" ns6:value-type="string">
            <text:p>Ghode Jatra</text:p>
          </table:table-cell>
          <table:table-cell/>
          <table:table-cell table:style-name="AmberHoliday" office:value-type="string" ns6:value-type="string">
            <text:p>Ramjan Edul Fikra</text:p>
          </table:table-cell>
          <table:table-cell table:number-columns-repeated="24"/>
          <table:table-cell table:style-name="AmberHoliday" office:value-type="string" ns6:value-type="string">
            <text:p>Nepali New Year</text:p>
          </table:table-cell>
          <table:table-cell table:number-columns-repeated="16"/>
          <table:table-cell office:value-type="string" ns6:value-type="string" table:style-name="AmberHoliday">
            <text:p>Buddha Jayanti</text:p>
          </table:table-cell>
          <table:table-cell table:number-columns-repeated="26"/>
          <table:table-cell table:style-name="AmberHoliday" office:value-type="string" ns6:value-type="string">
            <text:p>Edul Aajha</text:p>
          </table:table-cell>
          <table:table-cell table:number-columns-repeated="92"/>
          <table:table-cell table:style-name="AmberHoliday" office:value-type="string" ns6:value-type="string">
            <text:p>Gaijatra</text:p>
          </table:table-cell>
          <table:table-cell table:number-columns-repeated="5"/>
          <table:table-cell table:style-name="AmberHoliday" office:value-type="string" ns6:value-type="string">
            <text:p>Gaura Festival</text:p>
          </table:table-cell>
          <table:table-cell table:number-columns-repeated="9"/>
          <table:table-cell table:style-name="AmberHoliday" office:value-type="string" ns6:value-type="string">
            <text:p>Haritalika Teej</text:p>
          </table:table-cell>
          <table:table-cell table:number-columns-repeated="4"/>
          <table:table-cell table:style-name="AmberHoliday" office:value-type="string" ns6:value-type="string">
            <text:p>Nepali Constitution Day</text:p>
          </table:table-cell>
          <table:table-cell table:number-columns-repeated="5"/>
          <table:table-cell table:style-name="AmberHoliday" office:value-type="string" ns6:value-type="string">
            <text:p>Indra Jatra</text:p>
          </table:table-cell>
          <table:table-cell table:number-columns-repeated="21"/>
          <table:table-cell table:style-name="AmberHoliday" office:value-type="string" ns6:value-type="string">
            <text:p>Phulpati</text:p>
          </table:table-cell>
          <table:table-cell/>
          <table:table-cell table:style-name="AmberHoliday" office:value-type="string" ns6:value-type="string">
            <text:p>Maha Navami</text:p>
          </table:table-cell>
          <table:table-cell table:style-name="AmberHoliday" office:value-type="string" ns6:value-type="string">
            <text:p>Maha Ashtami</text:p>
          </table:table-cell>
          <table:table-cell table:style-name="AmberHoliday" office:value-type="string" ns6:value-type="string">
            <text:p>Subha Vijaya Dashami</text:p>
          </table:table-cell>
          <table:table-cell table:number-columns-repeated="17"/>
          <table:table-cell table:style-name="AmberHoliday" office:value-type="string" ns6:value-type="string">
            <text:p>Laxmi Puja</text:p>
          </table:table-cell>
          <table:table-cell/>
          <table:table-cell table:style-name="AmberHoliday" office:value-type="string" ns6:value-type="string">
            <text:p>Gobardhan Puja</text:p>
          </table:table-cell>
          <table:table-cell table:style-name="AmberHoliday" office:value-type="string" ns6:value-type="string">
            <text:p>Bhai Tika</text:p>
          </table:table-cell>
          <table:table-cell table:number-columns-repeated="3"/>
          <table:table-cell table:style-name="AmberHoliday" office:value-type="string" ns6:value-type="string">
            <text:p>Chaath Puja</text:p>
          </table:table-cell>
          <table:table-cell table:number-columns-repeated="8"/>
          <table:table-cell table:style-name="AmberHoliday" office:value-type="string" ns6:value-type="string">
            <text:p>Guru Nanak's Birthday</text:p>
          </table:table-cell>
          <table:table-cell table:number-columns-repeated="29"/>
          <table:table-cell table:style-name="AmberHoliday" office:value-type="string" ns6:value-type="string">
            <text:p>Udhauli Parva</text:p>
          </table:table-cell>
          <table:table-cell office:value-type="string" ns6:value-type="string" table:style-name="AmberHoliday">
            <text:p>Christmas Day</text:p>
          </table:table-cell>
          <table:table-cell table:number-columns-repeated="4"/>
          <table:table-cell table:style-name="AmberHoliday" office:value-type="string" ns6:value-type="string">
            <text:p>Tamu Lhosar</text:p>
          </table:table-cell>
          <table:table-cell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netherlands/2026" xlink:type="simple">Netherlands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91"/>
          <table:table-cell table:style-name="AmberHoliday" office:value-type="string" ns6:value-type="string">
            <text:p>Good Friday</text:p>
          </table:table-cell>
          <table:table-cell/>
          <table:table-cell table:style-name="AmberHoliday" office:value-type="string" ns6:value-type="string">
            <text:p>Easter Day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20"/>
          <table:table-cell table:style-name="AmberHoliday" office:value-type="string" ns6:value-type="string">
            <text:p>King's Birthday</text:p>
          </table:table-cell>
          <table:table-cell table:number-columns-repeated="3"/>
          <table:table-cell table:style-name="Default"/>
          <table:table-cell table:number-columns-repeated="2"/>
          <table:table-cell table:style-name="AmberHoliday" office:value-type="string" ns6:value-type="string">
            <text:p>National Remembrance Day</text:p>
          </table:table-cell>
          <table:table-cell table:style-name="AmberHoliday" office:value-type="string" ns6:value-type="string">
            <text:p>Liberation Day</text:p>
          </table:table-cell>
          <table:table-cell table:number-columns-repeated="4"/>
          <table:table-cell table:style-name="AmberHoliday" office:value-type="string" ns6:value-type="string">
            <text:p>Mother's Day</text:p>
          </table:table-cell>
          <table:table-cell table:number-columns-repeated="3"/>
          <table:table-cell table:style-name="AmberHoliday" office:value-type="string" ns6:value-type="string">
            <text:p>Ascension Day</text:p>
          </table:table-cell>
          <table:table-cell table:number-columns-repeated="9"/>
          <table:table-cell table:style-name="AmberHoliday" office:value-type="string" ns6:value-type="string">
            <text:p>Pentecost Sunday</text:p>
          </table:table-cell>
          <table:table-cell table:style-name="AmberHoliday" office:value-type="string" ns6:value-type="string">
            <text:p>Whit Monday</text:p>
          </table:table-cell>
          <table:table-cell table:number-columns-repeated="26"/>
          <table:table-cell table:style-name="AmberHoliday" office:value-type="string" ns6:value-type="string">
            <text:p>Father's Day</text:p>
          </table:table-cell>
          <table:table-cell table:number-columns-repeated="133"/>
          <table:table-cell table:style-name="AmberHoliday" office:value-type="string" ns6:value-type="string">
            <text:p>All Saints' Day</text:p>
          </table:table-cell>
          <table:table-cell table:number-columns-repeated="52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new-caledonia/2026" xlink:type="simple">New Caledon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94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6"/>
          <table:table-cell table:style-name="AmberHoliday" office:value-type="string" ns6:value-type="string">
            <text:p>V-E Day</text:p>
          </table:table-cell>
          <table:table-cell table:number-columns-repeated="5"/>
          <table:table-cell table:style-name="AmberHoliday" office:value-type="string" ns6:value-type="string">
            <text:p>Ascension Day</text:p>
          </table:table-cell>
          <table:table-cell table:number-columns-repeated="10"/>
          <table:table-cell table:style-name="AmberHoliday" office:value-type="string" ns6:value-type="string">
            <text:p>Whit Monday</text:p>
          </table:table-cell>
          <table:table-cell table:number-columns-repeated="49"/>
          <table:table-cell table:style-name="AmberHoliday" office:value-type="string" ns6:value-type="string">
            <text:p>French National Day</text:p>
          </table:table-cell>
          <table:table-cell table:number-columns-repeated="31"/>
          <table:table-cell table:style-name="AmberHoliday" office:value-type="string" ns6:value-type="string">
            <text:p>Assumption Day</text:p>
          </table:table-cell>
          <table:table-cell table:number-columns-repeated="39"/>
          <table:table-cell table:style-name="AmberHoliday" office:value-type="string" ns6:value-type="string">
            <text:p>New Caledonia Day</text:p>
          </table:table-cell>
          <table:table-cell table:number-columns-repeated="37"/>
          <table:table-cell table:style-name="AmberHoliday" office:value-type="string" ns6:value-type="string">
            <text:p>All Saints' Day</text:p>
          </table:table-cell>
          <table:table-cell table:number-columns-repeated="9"/>
          <table:table-cell table:style-name="AmberHoliday" office:value-type="string" ns6:value-type="string">
            <text:p>Armistice Day</text:p>
          </table:table-cell>
          <table:table-cell table:number-columns-repeated="43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new-zealand/2026" xlink:type="simple">New Zealand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Day after New Year's Day</text:p>
          </table:table-cell>
          <table:table-cell table:number-columns-repeated="16"/>
          <table:table-cell table:style-name="AmberHoliday" office:value-type="string" ns6:value-type="string">
            <text:p>Wellington Anniversary Day</text:p>
          </table:table-cell>
          <table:table-cell table:number-columns-repeated="6"/>
          <table:table-cell table:style-name="AmberHoliday" office:value-type="string" ns6:value-type="string">
            <text:p>Auckland Anniversary Day</text:p>
          </table:table-cell>
          <table:table-cell table:number-columns-repeated="6"/>
          <table:table-cell table:style-name="AmberHoliday" office:value-type="string" ns6:value-type="string">
            <text:p>Nelson Anniversary Day</text:p>
          </table:table-cell>
          <table:table-cell table:number-columns-repeated="3"/>
          <table:table-cell table:style-name="AmberHoliday" office:value-type="string" ns6:value-type="string">
            <text:p>Waitangi Day</text:p>
          </table:table-cell>
          <table:table-cell table:number-columns-repeated="30"/>
          <table:table-cell table:style-name="AmberHoliday" office:value-type="string" ns6:value-type="string">
            <text:p>Taranaki Anniversary Day</text:p>
          </table:table-cell>
          <table:table-cell table:number-columns-repeated="13"/>
          <table:table-cell table:style-name="AmberHoliday" office:value-type="string" ns6:value-type="string">
            <text:p>Otago Anniversary Day</text:p>
          </table:table-cell>
          <table:table-cell table:number-columns-repeated="10"/>
          <table:table-cell table:style-name="AmberHoliday" office:value-type="string" ns6:value-type="string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style-name="AmberHoliday" office:value-type="string" ns6:value-type="string">
            <text:p>Southland Anniversary Day</text:p>
          </table:table-cell>
          <table:table-cell table:number-columns-repeated="17"/>
          <table:table-cell table:style-name="AmberHoliday" office:value-type="string" ns6:value-type="string">
            <text:p>Anzac Day</text:p>
          </table:table-cell>
          <table:table-cell/>
          <table:table-cell table:style-name="AmberHoliday" office:value-type="string" ns6:value-type="string">
            <text:p>Anzac Day (in lieu)</text:p>
          </table:table-cell>
          <table:table-cell table:number-columns-repeated="3"/>
          <table:table-cell table:style-name="Default"/>
          <table:table-cell table:number-columns-repeated="8"/>
          <table:table-cell table:style-name="AmberHoliday" office:value-type="string" ns6:value-type="string">
            <text:p>Mother's Day</text:p>
          </table:table-cell>
          <table:table-cell table:number-columns-repeated="21"/>
          <table:table-cell table:style-name="AmberHoliday" office:value-type="string" ns6:value-type="string">
            <text:p>King's Birthday</text:p>
          </table:table-cell>
          <table:table-cell table:number-columns-repeated="38"/>
          <table:table-cell table:style-name="AmberHoliday" office:value-type="string" ns6:value-type="string">
            <text:p>Matariki</text:p>
          </table:table-cell>
          <table:table-cell table:number-columns-repeated="57"/>
          <table:table-cell table:style-name="AmberHoliday" office:value-type="string" ns6:value-type="string">
            <text:p>Father's Day</text:p>
          </table:table-cell>
          <table:table-cell table:number-columns-repeated="21"/>
          <table:table-cell table:style-name="AmberHoliday" office:value-type="string" ns6:value-type="string">
            <text:p>South Canterbury Day</text:p>
          </table:table-cell>
          <table:table-cell table:number-columns-repeated="24"/>
          <table:table-cell table:style-name="AmberHoliday" office:value-type="string" ns6:value-type="string">
            <text:p>Hawke's Bay Anniversary Day</text:p>
          </table:table-cell>
          <table:table-cell table:number-columns-repeated="2"/>
          <table:table-cell table:style-name="AmberHoliday" office:value-type="string" ns6:value-type="string">
            <text:p>Labour Day</text:p>
          </table:table-cell>
          <table:table-cell table:number-columns-repeated="6"/>
          <table:table-cell table:style-name="AmberHoliday" office:value-type="string" ns6:value-type="string">
            <text:p>Marlborough Anniversary Day</text:p>
          </table:table-cell>
          <table:table-cell table:number-columns-repeated="10"/>
          <table:table-cell table:style-name="AmberHoliday" office:value-type="string" ns6:value-type="string">
            <text:p>Christchurch Show Day</text:p>
          </table:table-cell>
          <table:table-cell table:number-columns-repeated="16"/>
          <table:table-cell table:style-name="AmberHoliday" office:value-type="string" ns6:value-type="string">
            <text:p>Westland Anniversary Day</text:p>
          </table:table-cell>
          <table:table-cell table:number-columns-repeated="24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Boxing Day</text:p>
          </table:table-cell>
          <table:table-cell/>
          <table:table-cell table:style-name="AmberHoliday" office:value-type="string" ns6:value-type="string">
            <text:p>Boxing Day (in lieu)</text:p>
          </table:table-cell>
          <table:table-cell table:number-columns-repeated="3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nicaragua/2026" xlink:type="simple">Nicaragu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30"/>
          <table:table-cell table:style-name="AmberHoliday" office:value-type="string" ns6:value-type="string">
            <text:p>National Day of Reconciliation and Peace</text:p>
          </table:table-cell>
          <table:table-cell table:number-columns-repeated="19"/>
          <table:table-cell table:style-name="AmberHoliday" office:value-type="string" ns6:value-type="string">
            <text:p>Commemoration of General Augusto C. Sandino</text:p>
          </table:table-cell>
          <table:table-cell table:number-columns-repeated="39"/>
          <table:table-cell table:style-name="AmberHoliday" office:value-type="string" ns6:value-type="string">
            <text:p>Holy Thursday</text:p>
          </table:table-cell>
          <table:table-cell table:style-name="AmberHoliday" office:value-type="string" ns6:value-type="string">
            <text:p>Good Friday</text:p>
          </table:table-cell>
          <table:table-cell table:style-name="AmberHoliday" office:value-type="string" ns6:value-type="string">
            <text:p>Holy Saturday</text:p>
          </table:table-cell>
          <table:table-cell table:style-name="AmberHoliday" office:value-type="string" ns6:value-type="string">
            <text:p>Easter Sunday</text:p>
          </table:table-cell>
          <table:table-cell table:number-columns-repeated="25"/>
          <table:table-cell office:value-type="string" ns6:value-type="string" table:style-name="AmberHoliday">
            <text:p>Labour Day</text:p>
          </table:table-cell>
          <table:table-cell table:number-columns-repeated="28"/>
          <table:table-cell table:style-name="AmberHoliday" office:value-type="string" ns6:value-type="string">
            <text:p>Mother's Day</text:p>
          </table:table-cell>
          <table:table-cell table:number-columns-repeated="49"/>
          <table:table-cell table:style-name="AmberHoliday" office:value-type="string" ns6:value-type="string">
            <text:p>The Sandinista Revolution Day</text:p>
          </table:table-cell>
          <table:table-cell table:number-columns-repeated="12"/>
          <table:table-cell table:style-name="AmberHoliday" office:value-type="string" ns6:value-type="string">
            <text:p>Descent of Saint Dominic</text:p>
          </table:table-cell>
          <table:table-cell table:number-columns-repeated="8"/>
          <table:table-cell table:style-name="AmberHoliday" office:value-type="string" ns6:value-type="string">
            <text:p>Ascent of Saint Dominic</text:p>
          </table:table-cell>
          <table:table-cell table:number-columns-repeated="34"/>
          <table:table-cell table:style-name="AmberHoliday" office:value-type="string" ns6:value-type="string">
            <text:p>Battle of San Jacinto</text:p>
          </table:table-cell>
          <table:table-cell table:style-name="AmberHoliday" office:value-type="string" ns6:value-type="string">
            <text:p>Independence Day</text:p>
          </table:table-cell>
          <table:table-cell table:number-columns-repeated="47"/>
          <table:table-cell table:style-name="AmberHoliday" office:value-type="string" ns6:value-type="string">
            <text:p>All Souls' Day</text:p>
          </table:table-cell>
          <table:table-cell table:number-columns-repeated="5"/>
          <table:table-cell table:style-name="AmberHoliday" office:value-type="string" ns6:value-type="string">
            <text:p>Commander Carlos Fonseca Amador Day</text:p>
          </table:table-cell>
          <table:table-cell table:style-name="AmberHoliday" office:value-type="string" ns6:value-type="string">
            <text:p>Commander Carlos Fonseca Amador Day (in lieu)</text:p>
          </table:table-cell>
          <table:table-cell table:number-columns-repeated="28"/>
          <table:table-cell table:style-name="AmberHoliday" office:value-type="string" ns6:value-type="string">
            <text:p>Immaculate Conception Day</text:p>
          </table:table-cell>
          <table:table-cell table:number-columns-repeated="16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niger/2026" xlink:type="simple">Niger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74"/>
          <table:table-cell table:style-name="AmberHoliday" office:value-type="string" ns6:value-type="string">
            <text:p>Laylat al-Qadr</text:p>
          </table:table-cell>
          <table:table-cell table:number-columns-repeated="2"/>
          <table:table-cell table:style-name="AmberHoliday" office:value-type="string" ns6:value-type="string">
            <text:p>Korité</text:p>
          </table:table-cell>
          <table:table-cell table:number-columns-repeated="16"/>
          <table:table-cell table:style-name="AmberHoliday" office:value-type="string" ns6:value-type="string">
            <text:p>Easter Monday</text:p>
          </table:table-cell>
          <table:table-cell table:number-columns-repeated="17"/>
          <table:table-cell table:style-name="AmberHoliday" office:value-type="string" ns6:value-type="string">
            <text:p>Concord Day</text:p>
          </table:table-cell>
          <table:table-cell table:number-columns-repeated="6"/>
          <table:table-cell office:value-type="string" ns6:value-type="string" table:style-name="AmberHoliday">
            <text:p>Labour Day</text:p>
          </table:table-cell>
          <table:table-cell table:number-columns-repeated="26"/>
          <table:table-cell table:style-name="AmberHoliday" office:value-type="string" ns6:value-type="string">
            <text:p>Tabaski</text:p>
          </table:table-cell>
          <table:table-cell table:style-name="AmberHoliday" office:value-type="string" ns6:value-type="string">
            <text:p>Tabaski Holiday</text:p>
          </table:table-cell>
          <table:table-cell table:number-columns-repeated="17"/>
          <table:table-cell table:style-name="AmberHoliday" office:value-type="string" ns6:value-type="string">
            <text:p>Muharam</text:p>
          </table:table-cell>
          <table:table-cell table:number-columns-repeated="47"/>
          <table:table-cell table:style-name="AmberHoliday" office:value-type="string" ns6:value-type="string">
            <text:p>Independence Day</text:p>
          </table:table-cell>
          <table:table-cell table:number-columns-repeated="21"/>
          <table:table-cell table:style-name="AmberHoliday" office:value-type="string" ns6:value-type="string">
            <text:p>Mouloud</text:p>
          </table:table-cell>
          <table:table-cell table:number-columns-repeated="114"/>
          <table:table-cell table:style-name="AmberHoliday" office:value-type="string" ns6:value-type="string">
            <text:p>Republic Day</text:p>
          </table:table-cell>
          <table:table-cell table:number-columns-repeated="6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nigeria/2026" xlink:type="simple">Niger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77"/>
          <table:table-cell table:style-name="AmberHoliday" office:value-type="string" ns6:value-type="string">
            <text:p>Eid-el-fitri Sallah</text:p>
          </table:table-cell>
          <table:table-cell table:number-columns-repeated="13"/>
          <table:table-cell table:style-name="AmberHoliday" office:value-type="string" ns6:value-type="string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Worker's Day</text:p>
          </table:table-cell>
          <table:table-cell table:number-columns-repeated="25"/>
          <table:table-cell table:style-name="AmberHoliday" office:value-type="string" ns6:value-type="string">
            <text:p>Children's Day</text:p>
          </table:table-cell>
          <table:table-cell table:style-name="AmberHoliday" office:value-type="string" ns6:value-type="string">
            <text:p>Id el Kabir</text:p>
          </table:table-cell>
          <table:table-cell table:number-columns-repeated="14"/>
          <table:table-cell table:style-name="AmberHoliday" office:value-type="string" ns6:value-type="string">
            <text:p>Democracy Day</text:p>
          </table:table-cell>
          <table:table-cell table:number-columns-repeated="3"/>
          <table:table-cell table:style-name="AmberHoliday" office:value-type="string" ns6:value-type="string">
            <text:p>Islamic New Year</text:p>
          </table:table-cell>
          <table:table-cell table:number-columns-repeated="64"/>
          <table:table-cell table:style-name="AmberHoliday" office:value-type="string" ns6:value-type="string">
            <text:p>Isese Day</text:p>
          </table:table-cell>
          <table:table-cell table:number-columns-repeated="4"/>
          <table:table-cell table:style-name="AmberHoliday" office:value-type="string" ns6:value-type="string">
            <text:p>Eidul-Mawlid</text:p>
          </table:table-cell>
          <table:table-cell table:number-columns-repeated="36"/>
          <table:table-cell table:style-name="AmberHoliday" office:value-type="string" ns6:value-type="string">
            <text:p>Independence Day</text:p>
          </table:table-cell>
          <table:table-cell table:number-columns-repeated="31"/>
          <table:table-cell table:style-name="AmberHoliday" office:value-type="string" ns6:value-type="string">
            <text:p>Thanksgiving Day</text:p>
          </table:table-cell>
          <table:table-cell table:number-columns-repeated="13"/>
          <table:table-cell table:style-name="AmberHoliday" office:value-type="string" ns6:value-type="string">
            <text:p>Public Holiday</text:p>
          </table:table-cell>
          <table:table-cell table:number-columns-repeated="35"/>
          <table:table-cell table:style-name="AmberHoliday" office:value-type="string" ns6:value-type="string">
            <text:p>Sambisa Memorial Day</text:p>
          </table:table-cell>
          <table:table-cell table:number-columns-repeated="2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macedonia/2026" xlink:type="simple">North Macedon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5"/>
          <table:table-cell table:style-name="AmberHoliday" office:value-type="string" ns6:value-type="string">
            <text:p>Orthodox Christmas</text:p>
          </table:table-cell>
          <table:table-cell table:number-columns-repeated="71"/>
          <table:table-cell table:style-name="AmberHoliday" office:value-type="string" ns6:value-type="string">
            <text:p>Eid Al Fitr</text:p>
          </table:table-cell>
          <table:table-cell table:number-columns-repeated="22"/>
          <table:table-cell table:style-name="AmberHoliday" office:value-type="string" ns6:value-type="string">
            <text:p>Orthodox Easter Day</text:p>
          </table:table-cell>
          <table:table-cell table:style-name="AmberHoliday" office:value-type="string" ns6:value-type="string">
            <text:p>Orthodox Easter Monday</text:p>
          </table:table-cell>
          <table:table-cell table:number-columns-repeated="17"/>
          <table:table-cell office:value-type="string" ns6:value-type="string" table:style-name="AmberHoliday">
            <text:p>Labour Day</text:p>
          </table:table-cell>
          <table:table-cell table:number-columns-repeated="22"/>
          <table:table-cell table:style-name="AmberHoliday" office:value-type="string" ns6:value-type="string">
            <text:p>St. Cyril and St. Methodius</text:p>
          </table:table-cell>
          <table:table-cell table:number-columns-repeated="69"/>
          <table:table-cell table:style-name="AmberHoliday" office:value-type="string" ns6:value-type="string">
            <text:p>Republic Day</text:p>
          </table:table-cell>
          <table:table-cell table:number-columns-repeated="36"/>
          <table:table-cell table:style-name="AmberHoliday" office:value-type="string" ns6:value-type="string">
            <text:p>Independence Day</text:p>
          </table:table-cell>
          <table:table-cell table:number-columns-repeated="32"/>
          <table:table-cell table:style-name="AmberHoliday" office:value-type="string" ns6:value-type="string">
            <text:p>Revolution Day</text:p>
          </table:table-cell>
          <table:table-cell table:number-columns-repeated="11"/>
          <table:table-cell table:style-name="AmberHoliday" office:value-type="string" ns6:value-type="string">
            <text:p>Day of the Macedonian Revolution</text:p>
          </table:table-cell>
          <table:table-cell table:number-columns-repeated="45"/>
          <table:table-cell table:style-name="AmberHoliday" office:value-type="string" ns6:value-type="string">
            <text:p>St. Clement of Ohrid</text:p>
          </table:table-cell>
          <table:table-cell table:number-columns-repeated="16"/>
          <table:table-cell table:style-name="Default"/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norway/2026" xlink:type="simple">Norway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37"/>
          <table:table-cell table:style-name="AmberHoliday" office:value-type="string" ns6:value-type="string">
            <text:p>Mother's Day</text:p>
          </table:table-cell>
          <table:table-cell table:number-columns-repeated="52"/>
          <table:table-cell table:style-name="AmberHoliday" office:value-type="string" ns6:value-type="string">
            <text:p>Maundy Thursday</text:p>
          </table:table-cell>
          <table:table-cell table:style-name="AmberHoliday" office:value-type="string" ns6:value-type="string">
            <text:p>Good Friday</text:p>
          </table:table-cell>
          <table:table-cell/>
          <table:table-cell table:style-name="AmberHoliday" office:value-type="string" ns6:value-type="string">
            <text:p>Easter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12"/>
          <table:table-cell table:style-name="AmberHoliday" office:value-type="string" ns6:value-type="string">
            <text:p>Ascension Day</text:p>
          </table:table-cell>
          <table:table-cell table:number-columns-repeated="2"/>
          <table:table-cell table:style-name="AmberHoliday" office:value-type="string" ns6:value-type="string">
            <text:p>Constitution Day</text:p>
          </table:table-cell>
          <table:table-cell table:number-columns-repeated="6"/>
          <table:table-cell table:style-name="AmberHoliday" office:value-type="string" ns6:value-type="string">
            <text:p>Pentecost Sunday</text:p>
          </table:table-cell>
          <table:table-cell table:style-name="AmberHoliday" office:value-type="string" ns6:value-type="string">
            <text:p>Whit Monday</text:p>
          </table:table-cell>
          <table:table-cell table:number-columns-repeated="166"/>
          <table:table-cell table:style-name="AmberHoliday" office:value-type="string" ns6:value-type="string">
            <text:p>Father's Day</text:p>
          </table:table-cell>
          <table:table-cell table:number-columns-repeated="45"/>
          <table:table-cell table:style-name="AmberHoliday" office:value-type="string" ns6:value-type="string">
            <text:p>Christmas Eve</text:p>
          </table:table-cell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Second Day of Christmas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oman/2026" xlink:type="simple">Oman</text:a></text:p>
          </table:table-cell>
          <table:table-cell table:style-name="Default"/>
          <table:table-cell table:number-columns-repeated="13"/>
          <table:table-cell table:style-name="AmberHoliday" office:value-type="string" ns6:value-type="string">
            <text:p>Ascension Day</text:p>
          </table:table-cell>
          <table:table-cell table:number-columns-repeated="2"/>
          <table:table-cell table:style-name="AmberHoliday" office:value-type="string" ns6:value-type="string">
            <text:p>Isra'a Wal Miraj</text:p>
          </table:table-cell>
          <table:table-cell table:number-columns-repeated="60"/>
          <table:table-cell table:style-name="AmberHoliday" office:value-type="string" ns6:value-type="string">
            <text:p>Eid al-Fitr</text:p>
          </table:table-cell>
          <table:table-cell table:style-name="AmberHoliday" office:value-type="string" ns6:value-type="string">
            <text:p>Eid al-Fitr Holiday</text:p>
          </table:table-cell>
          <table:table-cell table:style-name="AmberHoliday" office:value-type="string" ns6:value-type="string">
            <text:p>Eid al-Fitr Holiday</text:p>
          </table:table-cell>
          <table:table-cell table:style-name="AmberHoliday" office:value-type="string" ns6:value-type="string" table:number-columns-repeated="1">
            <text:p>Eid al-Fitr Holiday</text:p>
          </table:table-cell>
          <table:table-cell table:number-columns-repeated="38"/>
          <table:table-cell table:style-name="Default"/>
          <table:table-cell table:number-columns-repeated="25"/>
          <table:table-cell table:style-name="AmberHoliday" office:value-type="string" ns6:value-type="string">
            <text:p>Arafat Day</text:p>
          </table:table-cell>
          <table:table-cell table:style-name="AmberHoliday" office:value-type="string" ns6:value-type="string">
            <text:p>Eid Al-Adha</text:p>
          </table:table-cell>
          <table:table-cell table:style-name="AmberHoliday" office:value-type="string" ns6:value-type="string">
            <text:p>Eid Al-Adha Holiday</text:p>
          </table:table-cell>
          <table:table-cell table:style-name="AmberHoliday" office:value-type="string" ns6:value-type="string">
            <text:p>Eid Al-Adha Holiday</text:p>
          </table:table-cell>
          <table:table-cell table:style-name="AmberHoliday" office:value-type="string" ns6:value-type="string" table:number-columns-repeated="1">
            <text:p>Eid Al-Adha Holiday</text:p>
          </table:table-cell>
          <table:table-cell table:number-columns-repeated="17"/>
          <table:table-cell table:style-name="AmberHoliday" office:value-type="string" ns6:value-type="string">
            <text:p>Hijri New Year</text:p>
          </table:table-cell>
          <table:table-cell table:number-columns-repeated="69"/>
          <table:table-cell table:style-name="AmberHoliday" office:value-type="string" ns6:value-type="string">
            <text:p>Mawlid</text:p>
          </table:table-cell>
          <table:table-cell table:number-columns-repeated="89"/>
          <table:table-cell table:style-name="AmberHoliday" office:value-type="string" ns6:value-type="string">
            <text:p>National Day</text:p>
          </table:table-cell>
          <table:table-cell table:style-name="AmberHoliday" office:value-type="string" ns6:value-type="string">
            <text:p>National Day Holiday</text:p>
          </table:table-cell>
          <table:table-cell table:number-columns-repeated="28"/>
          <table:table-cell table:style-name="Default"/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pakistan/2026" xlink:type="simple">Pakistan</text:a></text:p>
          </table:table-cell>
          <table:table-cell office:value-type="string" ns6:value-type="string" table:style-name="AmberHoliday">
            <text:p>Bank Holiday</text:p>
          </table:table-cell>
          <table:table-cell table:number-columns-repeated="14"/>
          <table:table-cell table:style-name="AmberHoliday" office:value-type="string" ns6:value-type="string">
            <text:p>Shab e-Meraj</text:p>
          </table:table-cell>
          <table:table-cell table:number-columns-repeated="19"/>
          <table:table-cell table:style-name="AmberHoliday" office:value-type="string" ns6:value-type="string">
            <text:p>Kashmir Solidarity Day</text:p>
          </table:table-cell>
          <table:table-cell table:style-name="AmberHoliday" office:value-type="string" ns6:value-type="string">
            <text:p>Basant</text:p>
          </table:table-cell>
          <table:table-cell table:number-columns-repeated="11"/>
          <table:table-cell table:style-name="AmberHoliday" office:value-type="string" ns6:value-type="string">
            <text:p>Bank Holiday</text:p>
          </table:table-cell>
          <table:table-cell table:number-columns-repeated="12"/>
          <table:table-cell table:style-name="AmberHoliday" office:value-type="string" ns6:value-type="string">
            <text:p>Holi</text:p>
          </table:table-cell>
          <table:table-cell table:number-columns-repeated="17"/>
          <table:table-cell table:style-name="AmberHoliday" office:value-type="string" ns6:value-type="string">
            <text:p>Eid ul-Fitr</text:p>
          </table:table-cell>
          <table:table-cell table:style-name="AmberHoliday" office:value-type="string" ns6:value-type="string">
            <text:p>Eid ul-Fitr Holiday</text:p>
          </table:table-cell>
          <table:table-cell table:style-name="AmberHoliday" office:value-type="string" ns6:value-type="string">
            <text:p>Pakistan Day</text:p>
          </table:table-cell>
          <table:table-cell table:number-columns-repeated="11"/>
          <table:table-cell table:style-name="AmberHoliday" office:value-type="string" ns6:value-type="string">
            <text:p>Public Holiday</text:p>
          </table:table-cell>
          <table:table-cell table:number-columns-repeated="26"/>
          <table:table-cell office:value-type="string" ns6:value-type="string" table:style-name="AmberHoliday">
            <text:p>Labour Day</text:p>
          </table:table-cell>
          <table:table-cell table:number-columns-repeated="25"/>
          <table:table-cell table:style-name="AmberHoliday" office:value-type="string" ns6:value-type="string">
            <text:p>Eid ul-Azha</text:p>
          </table:table-cell>
          <table:table-cell table:style-name="AmberHoliday" office:value-type="string" ns6:value-type="string">
            <text:p>Youm-e-Takbeer</text:p>
          </table:table-cell>
          <table:table-cell table:style-name="AmberHoliday" office:value-type="string" ns6:value-type="string">
            <text:p>Eid ul-Azha Day 3</text:p>
          </table:table-cell>
          <table:table-cell table:number-columns-repeated="26"/>
          <table:table-cell table:style-name="AmberHoliday" office:value-type="string" ns6:value-type="string">
            <text:p>Ashoora</text:p>
          </table:table-cell>
          <table:table-cell table:style-name="AmberHoliday" office:value-type="string" ns6:value-type="string" table:number-columns-repeated="1">
            <text:p>Ashoora</text:p>
          </table:table-cell>
          <table:table-cell table:number-columns-repeated="4"/>
          <table:table-cell table:style-name="AmberHoliday" office:value-type="string" ns6:value-type="string">
            <text:p>Bank Holiday</text:p>
          </table:table-cell>
          <table:table-cell table:number-columns-repeated="27"/>
          <table:table-cell table:style-name="AmberHoliday" office:value-type="string" ns6:value-type="string">
            <text:p>Urs of Shah Abdul Latif Bhitai</text:p>
          </table:table-cell>
          <table:table-cell table:number-columns-repeated="15"/>
          <table:table-cell table:style-name="AmberHoliday" office:value-type="string" ns6:value-type="string">
            <text:p>Independence Day</text:p>
          </table:table-cell>
          <table:table-cell table:number-columns-repeated="10"/>
          <table:table-cell table:style-name="AmberHoliday" office:value-type="string" ns6:value-type="string">
            <text:p>Eid Milad-un-Nabi</text:p>
          </table:table-cell>
          <table:table-cell table:number-columns-repeated="59"/>
          <table:table-cell table:style-name="AmberHoliday" office:value-type="string" ns6:value-type="string">
            <text:p>Founding Day</text:p>
          </table:table-cell>
          <table:table-cell table:number-columns-repeated="15"/>
          <table:table-cell table:style-name="AmberHoliday" office:value-type="string" ns6:value-type="string">
            <text:p>Iqbal Day</text:p>
          </table:table-cell>
          <table:table-cell table:number-columns-repeated="45"/>
          <table:table-cell office:value-type="string" ns6:value-type="string" table:style-name="AmberHoliday">
            <text:p>Quaid-e-Azam Day</text:p>
          </table:table-cell>
          <table:table-cell/>
          <table:table-cell table:style-name="AmberHoliday" office:value-type="string" ns6:value-type="string">
            <text:p>Anniversary of Benazir Bhutto's Death</text:p>
          </table:table-cell>
          <table:table-cell table:number-columns-repeated="4"/>
        </table:table-row>
        <table:table-row table:style-name="ro1">
          <table:table-cell office:value-type="string" ns6:value-type="string">
            <text:p>No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palestine/2026" xlink:type="simple">Palestine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5"/>
          <table:table-cell table:style-name="AmberHoliday" office:value-type="string" ns6:value-type="string">
            <text:p>Orthodox Christmas</text:p>
          </table:table-cell>
          <table:table-cell table:number-columns-repeated="8"/>
          <table:table-cell table:style-name="AmberHoliday" office:value-type="string" ns6:value-type="string">
            <text:p>The Prophet's Ascension</text:p>
          </table:table-cell>
          <table:table-cell table:number-columns-repeated="62"/>
          <table:table-cell table:style-name="AmberHoliday" office:value-type="string" ns6:value-type="string">
            <text:p>Eid Al Fitr</text:p>
          </table:table-cell>
          <table:table-cell table:style-name="AmberHoliday" office:value-type="string" ns6:value-type="string">
            <text:p>Eid Al Fitr Holiday</text:p>
          </table:table-cell>
          <table:table-cell table:style-name="AmberHoliday" office:value-type="string" ns6:value-type="string" table:number-columns-repeated="1">
            <text:p>Eid Al Fitr Holiday</text:p>
          </table:table-cell>
          <table:table-cell table:number-columns-repeated="39"/>
          <table:table-cell office:value-type="string" ns6:value-type="string" table:style-name="AmberHoliday">
            <text:p>Labour Day</text:p>
          </table:table-cell>
          <table:table-cell table:number-columns-repeated="26"/>
          <table:table-cell table:style-name="AmberHoliday" office:value-type="string" ns6:value-type="string">
            <text:p>Eid Al Adha</text:p>
          </table:table-cell>
          <table:table-cell table:style-name="AmberHoliday" office:value-type="string" ns6:value-type="string">
            <text:p>Eid Al Adha Holiday</text:p>
          </table:table-cell>
          <table:table-cell table:style-name="AmberHoliday" office:value-type="string" ns6:value-type="string" table:number-columns-repeated="1">
            <text:p>Eid Al Adha Holiday</text:p>
          </table:table-cell>
          <table:table-cell table:number-columns-repeated="16"/>
          <table:table-cell table:style-name="AmberHoliday" office:value-type="string" ns6:value-type="string">
            <text:p>Islamic New Year</text:p>
          </table:table-cell>
          <table:table-cell table:number-columns-repeated="69"/>
          <table:table-cell table:style-name="AmberHoliday" office:value-type="string" ns6:value-type="string">
            <text:p>The Prophet's Birthday</text:p>
          </table:table-cell>
          <table:table-cell table:number-columns-repeated="81"/>
          <table:table-cell table:style-name="AmberHoliday" office:value-type="string" ns6:value-type="string">
            <text:p>Independence Day</text:p>
          </table:table-cell>
          <table:table-cell table:number-columns-repeated="39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panama/2026" xlink:type="simple">Panam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7"/>
          <table:table-cell table:style-name="AmberHoliday" office:value-type="string" ns6:value-type="string">
            <text:p>Martyr's Day</text:p>
          </table:table-cell>
          <table:table-cell table:number-columns-repeated="37"/>
          <table:table-cell table:style-name="AmberHoliday" office:value-type="string" ns6:value-type="string">
            <text:p>Carnival Monday</text:p>
          </table:table-cell>
          <table:table-cell table:style-name="AmberHoliday" office:value-type="string" ns6:value-type="string">
            <text:p>Mardi Gras</text:p>
          </table:table-cell>
          <table:table-cell table:style-name="AmberHoliday" office:value-type="string" ns6:value-type="string">
            <text:p>Ash Wednesday</text:p>
          </table:table-cell>
          <table:table-cell table:number-columns-repeated="43"/>
          <table:table-cell table:style-name="AmberHoliday" office:value-type="string" ns6:value-type="string">
            <text:p>Holy Friday</text:p>
          </table:table-cell>
          <table:table-cell table:number-columns-repeated="27"/>
          <table:table-cell office:value-type="string" ns6:value-type="string" table:style-name="AmberHoliday">
            <text:p>Labor Day</text:p>
          </table:table-cell>
          <table:table-cell table:number-columns-repeated="185"/>
          <table:table-cell table:style-name="AmberHoliday" office:value-type="string" ns6:value-type="string">
            <text:p>Separation Day</text:p>
          </table:table-cell>
          <table:table-cell table:style-name="AmberHoliday" office:value-type="string" ns6:value-type="string">
            <text:p>Flag Day</text:p>
          </table:table-cell>
          <table:table-cell table:style-name="AmberHoliday" office:value-type="string" ns6:value-type="string">
            <text:p>Colon Day</text:p>
          </table:table-cell>
          <table:table-cell table:number-columns-repeated="4"/>
          <table:table-cell table:style-name="AmberHoliday" office:value-type="string" ns6:value-type="string">
            <text:p>Los Santos Uprising Day</text:p>
          </table:table-cell>
          <table:table-cell table:number-columns-repeated="17"/>
          <table:table-cell table:style-name="AmberHoliday" office:value-type="string" ns6:value-type="string">
            <text:p>Independence Day</text:p>
          </table:table-cell>
          <table:table-cell table:number-columns-repeated="9"/>
          <table:table-cell table:style-name="AmberHoliday" office:value-type="string" ns6:value-type="string">
            <text:p>Panama Mother's Day</text:p>
          </table:table-cell>
          <table:table-cell table:number-columns-repeated="11"/>
          <table:table-cell table:style-name="AmberHoliday" office:value-type="string" ns6:value-type="string">
            <text:p>National Mourning Day</text:p>
          </table:table-cell>
          <table:table-cell table:number-columns-repeated="4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papua-new-guinea/2026" xlink:type="simple">Papua New Guine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55"/>
          <table:table-cell table:style-name="AmberHoliday" office:value-type="string" ns6:value-type="string">
            <text:p>National Remembrance Day</text:p>
          </table:table-cell>
          <table:table-cell table:number-columns-repeated="35"/>
          <table:table-cell table:style-name="AmberHoliday" office:value-type="string" ns6:value-type="string">
            <text:p>Good Friday</text:p>
          </table:table-cell>
          <table:table-cell table:style-name="AmberHoliday" office:value-type="string" ns6:value-type="string">
            <text:p>Holy Saturday</text:p>
          </table:table-cell>
          <table:table-cell table:style-name="AmberHoliday" office:value-type="string" ns6:value-type="string">
            <text:p>Easter Sunday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table:style-name="Default"/>
          <table:table-cell table:number-columns-repeated="44"/>
          <table:table-cell table:style-name="AmberHoliday" office:value-type="string" ns6:value-type="string">
            <text:p>King Charles' Birthday</text:p>
          </table:table-cell>
          <table:table-cell table:number-columns-repeated="37"/>
          <table:table-cell table:style-name="AmberHoliday" office:value-type="string" ns6:value-type="string">
            <text:p>National Remembrance Day</text:p>
          </table:table-cell>
          <table:table-cell table:number-columns-repeated="33"/>
          <table:table-cell table:style-name="AmberHoliday" office:value-type="string" ns6:value-type="string">
            <text:p>National Repentance Day</text:p>
          </table:table-cell>
          <table:table-cell table:number-columns-repeated="20"/>
          <table:table-cell table:style-name="AmberHoliday" office:value-type="string" ns6:value-type="string">
            <text:p>Independence Day</text:p>
          </table:table-cell>
          <table:table-cell table:number-columns-repeated="99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paraguay/2026" xlink:type="simple">Paraguay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58"/>
          <table:table-cell table:style-name="AmberHoliday" office:value-type="string" ns6:value-type="string">
            <text:p>Day of Heroes</text:p>
          </table:table-cell>
          <table:table-cell table:number-columns-repeated="31"/>
          <table:table-cell table:style-name="AmberHoliday" office:value-type="string" ns6:value-type="string">
            <text:p>Holy Thursday</text:p>
          </table:table-cell>
          <table:table-cell table:style-name="AmberHoliday" office:value-type="string" ns6:value-type="string">
            <text:p>Good Friday</text:p>
          </table:table-cell>
          <table:table-cell/>
          <table:table-cell table:style-name="AmberHoliday" office:value-type="string" ns6:value-type="string">
            <text:p>Easter Day</text:p>
          </table:table-cell>
          <table:table-cell table:number-columns-repeated="25"/>
          <table:table-cell office:value-type="string" ns6:value-type="string" table:style-name="AmberHoliday">
            <text:p>Labour Day</text:p>
          </table:table-cell>
          <table:table-cell table:number-columns-repeated="12"/>
          <table:table-cell table:style-name="AmberHoliday" office:value-type="string" ns6:value-type="string">
            <text:p>Independence Day</text:p>
          </table:table-cell>
          <table:table-cell table:style-name="AmberHoliday" office:value-type="string" ns6:value-type="string">
            <text:p>Independence Day Holiday</text:p>
          </table:table-cell>
          <table:table-cell table:number-columns-repeated="27"/>
          <table:table-cell table:style-name="AmberHoliday" office:value-type="string" ns6:value-type="string">
            <text:p>Chaco Armistice Day</text:p>
          </table:table-cell>
          <table:table-cell table:number-columns-repeated="7"/>
          <table:table-cell table:style-name="AmberHoliday" office:value-type="string" ns6:value-type="string">
            <text:p>Constitution Day</text:p>
          </table:table-cell>
          <table:table-cell table:number-columns-repeated="55"/>
          <table:table-cell table:style-name="AmberHoliday" office:value-type="string" ns6:value-type="string">
            <text:p>Founding of Asunción</text:p>
          </table:table-cell>
          <table:table-cell table:number-columns-repeated="44"/>
          <table:table-cell table:style-name="AmberHoliday" office:value-type="string" ns6:value-type="string">
            <text:p>Boquerón Battle Victory Day</text:p>
          </table:table-cell>
          <table:table-cell table:number-columns-repeated="69"/>
          <table:table-cell table:style-name="AmberHoliday" office:value-type="string" ns6:value-type="string">
            <text:p>Virgin of Caacupé Day</text:p>
          </table:table-cell>
          <table:table-cell table:number-columns-repeated="16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peru/2026" xlink:type="simple">Peru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Day after New Year's Day</text:p>
          </table:table-cell>
          <table:table-cell table:number-columns-repeated="89"/>
          <table:table-cell table:style-name="AmberHoliday" office:value-type="string" ns6:value-type="string">
            <text:p>Maundy Thursday</text:p>
          </table:table-cell>
          <table:table-cell table:style-name="AmberHoliday" office:value-type="string" ns6:value-type="string">
            <text:p>Good Friday</text:p>
          </table:table-cell>
          <table:table-cell/>
          <table:table-cell table:style-name="AmberHoliday" office:value-type="string" ns6:value-type="string">
            <text:p>Easter Sunday</text:p>
          </table:table-cell>
          <table:table-cell table:number-columns-repeated="25"/>
          <table:table-cell office:value-type="string" ns6:value-type="string" table:style-name="AmberHoliday">
            <text:p>Labour Day</text:p>
          </table:table-cell>
          <table:table-cell table:number-columns-repeated="36"/>
          <table:table-cell table:style-name="AmberHoliday" office:value-type="string" ns6:value-type="string">
            <text:p>Battle of Arica and Flag Day</text:p>
          </table:table-cell>
          <table:table-cell table:number-columns-repeated="16"/>
          <table:table-cell table:style-name="AmberHoliday" office:value-type="string" ns6:value-type="string">
            <text:p>Inti Raymi</text:p>
          </table:table-cell>
          <table:table-cell table:number-columns-repeated="4"/>
          <table:table-cell table:style-name="AmberHoliday" office:value-type="string" ns6:value-type="string">
            <text:p>Saint Peter and Saint Paul</text:p>
          </table:table-cell>
          <table:table-cell table:number-columns-repeated="23"/>
          <table:table-cell table:style-name="AmberHoliday" office:value-type="string" ns6:value-type="string">
            <text:p>Air Force Day</text:p>
          </table:table-cell>
          <table:table-cell table:number-columns-repeated="4"/>
          <table:table-cell table:style-name="AmberHoliday" office:value-type="string" ns6:value-type="string">
            <text:p>Independence Day</text:p>
          </table:table-cell>
          <table:table-cell table:style-name="AmberHoliday" office:value-type="string" ns6:value-type="string">
            <text:p>Independence Day Holiday</text:p>
          </table:table-cell>
          <table:table-cell table:number-columns-repeated="7"/>
          <table:table-cell table:style-name="AmberHoliday" office:value-type="string" ns6:value-type="string">
            <text:p>Battle of Junín</text:p>
          </table:table-cell>
          <table:table-cell table:number-columns-repeated="23"/>
          <table:table-cell table:style-name="AmberHoliday" office:value-type="string" ns6:value-type="string">
            <text:p>Santa Rosa de Lima</text:p>
          </table:table-cell>
          <table:table-cell table:number-columns-repeated="38"/>
          <table:table-cell table:style-name="AmberHoliday" office:value-type="string" ns6:value-type="string">
            <text:p>Battle of Angamos</text:p>
          </table:table-cell>
          <table:table-cell table:number-columns-repeated="23"/>
          <table:table-cell table:style-name="AmberHoliday" office:value-type="string" ns6:value-type="string">
            <text:p>All Saints' Day</text:p>
          </table:table-cell>
          <table:table-cell table:number-columns-repeated="36"/>
          <table:table-cell table:style-name="AmberHoliday" office:value-type="string" ns6:value-type="string">
            <text:p>Immaculate Conception Day</text:p>
          </table:table-cell>
          <table:table-cell table:style-name="AmberHoliday" office:value-type="string" ns6:value-type="string">
            <text:p>Battle of Ayacucho</text:p>
          </table:table-cell>
          <table:table-cell table:number-columns-repeated="15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philippines/2026" xlink:type="simple">Philippines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6"/>
          <table:table-cell table:style-name="AmberHoliday" office:value-type="string" ns6:value-type="string">
            <text:p>Chinese New Year</text:p>
          </table:table-cell>
          <table:table-cell table:number-columns-repeated="6"/>
          <table:table-cell table:style-name="AmberHoliday" office:value-type="string" ns6:value-type="string">
            <text:p>Cebu City Charter Day</text:p>
          </table:table-cell>
          <table:table-cell table:style-name="AmberHoliday" office:value-type="string" ns6:value-type="string">
            <text:p>People Power Revolution</text:p>
          </table:table-cell>
          <table:table-cell table:number-columns-repeated="18"/>
          <table:table-cell table:style-name="AmberHoliday" office:value-type="string" ns6:value-type="string">
            <text:p>Davao City Day</text:p>
          </table:table-cell>
          <table:table-cell table:number-columns-repeated="3"/>
          <table:table-cell table:style-name="AmberHoliday" office:value-type="string" ns6:value-type="string">
            <text:p>Eid'l Fitr</text:p>
          </table:table-cell>
          <table:table-cell table:number-columns-repeated="12"/>
          <table:table-cell table:style-name="AmberHoliday" office:value-type="string" ns6:value-type="string">
            <text:p>Maundy Thursday</text:p>
          </table:table-cell>
          <table:table-cell table:style-name="AmberHoliday" office:value-type="string" ns6:value-type="string">
            <text:p>Good Friday</text:p>
          </table:table-cell>
          <table:table-cell table:style-name="AmberHoliday" office:value-type="string" ns6:value-type="string">
            <text:p>Black Saturday</text:p>
          </table:table-cell>
          <table:table-cell table:number-columns-repeated="4"/>
          <table:table-cell table:style-name="AmberHoliday" office:value-type="string" ns6:value-type="string">
            <text:p>The Day of Valor</text:p>
          </table:table-cell>
          <table:table-cell table:number-columns-repeated="21"/>
          <table:table-cell office:value-type="string" ns6:value-type="string" table:style-name="AmberHoliday">
            <text:p>Labor Day</text:p>
          </table:table-cell>
          <table:table-cell table:number-columns-repeated="26"/>
          <table:table-cell table:style-name="AmberHoliday" office:value-type="string" ns6:value-type="string">
            <text:p>Eidul Adha</text:p>
          </table:table-cell>
          <table:table-cell table:number-columns-repeated="14"/>
          <table:table-cell table:style-name="AmberHoliday" office:value-type="string" ns6:value-type="string">
            <text:p>Independence Day</text:p>
          </table:table-cell>
          <table:table-cell table:number-columns-repeated="11"/>
          <table:table-cell table:style-name="AmberHoliday" office:value-type="string" ns6:value-type="string">
            <text:p>Manila Day</text:p>
          </table:table-cell>
          <table:table-cell table:number-columns-repeated="42"/>
          <table:table-cell table:style-name="AmberHoliday" office:value-type="string" ns6:value-type="string">
            <text:p>Provincial Charter Day</text:p>
          </table:table-cell>
          <table:table-cell table:number-columns-repeated="12"/>
          <table:table-cell table:style-name="AmberHoliday" office:value-type="string" ns6:value-type="string">
            <text:p>Birthday of Manuel L Quezon</text:p>
          </table:table-cell>
          <table:table-cell/>
          <table:table-cell table:style-name="AmberHoliday" office:value-type="string" ns6:value-type="string">
            <text:p>Ninoy Aquino Day</text:p>
          </table:table-cell>
          <table:table-cell table:number-columns-repeated="9"/>
          <table:table-cell table:style-name="AmberHoliday" office:value-type="string" ns6:value-type="string">
            <text:p>National Heroes' Day</text:p>
          </table:table-cell>
          <table:table-cell table:number-columns-repeated="8"/>
          <table:table-cell table:style-name="AmberHoliday" office:value-type="string" ns6:value-type="string">
            <text:p>Osmeña Day</text:p>
          </table:table-cell>
          <table:table-cell table:number-columns-repeated="52"/>
          <table:table-cell table:style-name="AmberHoliday" office:value-type="string" ns6:value-type="string">
            <text:p>All Saints' Day</text:p>
          </table:table-cell>
          <table:table-cell table:style-name="AmberHoliday" office:value-type="string" ns6:value-type="string">
            <text:p>All Souls' Day</text:p>
          </table:table-cell>
          <table:table-cell table:number-columns-repeated="27"/>
          <table:table-cell table:style-name="AmberHoliday" office:value-type="string" ns6:value-type="string">
            <text:p>Bonifacio Day</text:p>
          </table:table-cell>
          <table:table-cell table:number-columns-repeated="7"/>
          <table:table-cell table:style-name="AmberHoliday" office:value-type="string" ns6:value-type="string">
            <text:p>Immaculate Conception Day</text:p>
          </table:table-cell>
          <table:table-cell table:number-columns-repeated="15"/>
          <table:table-cell table:style-name="AmberHoliday" office:value-type="string" ns6:value-type="string">
            <text:p>Christmas Eve</text:p>
          </table:table-cell>
          <table:table-cell office:value-type="string" ns6:value-type="string" table:style-name="AmberHoliday">
            <text:p>Christmas Day</text:p>
          </table:table-cell>
          <table:table-cell table:number-columns-repeated="4"/>
          <table:table-cell table:style-name="AmberHoliday" office:value-type="string" ns6:value-type="string">
            <text:p>Rizal Day</text:p>
          </table:table-cell>
          <table:table-cell table:style-name="AmberHoliday" office:value-type="string" ns6:value-type="string">
            <text:p>New Year's Eve</text:p>
          </table:table-cell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poland/2026" xlink:type="simple">Poland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"/>
          <table:table-cell table:style-name="AmberHoliday" office:value-type="string" ns6:value-type="string">
            <text:p>Three Kings’ Day</text:p>
          </table:table-cell>
          <table:table-cell table:number-columns-repeated="88"/>
          <table:table-cell table:style-name="AmberHoliday" office:value-type="string" ns6:value-type="string">
            <text:p>Easter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/>
          <table:table-cell table:style-name="AmberHoliday" office:value-type="string" ns6:value-type="string">
            <text:p>Constitution Day</text:p>
          </table:table-cell>
          <table:table-cell table:number-columns-repeated="20"/>
          <table:table-cell table:style-name="AmberHoliday" office:value-type="string" ns6:value-type="string">
            <text:p>Pentecost Sunday</text:p>
          </table:table-cell>
          <table:table-cell/>
          <table:table-cell table:style-name="AmberHoliday" office:value-type="string" ns6:value-type="string">
            <text:p>Mother's Day</text:p>
          </table:table-cell>
          <table:table-cell table:number-columns-repeated="8"/>
          <table:table-cell table:style-name="AmberHoliday" office:value-type="string" ns6:value-type="string">
            <text:p>Corpus Christi</text:p>
          </table:table-cell>
          <table:table-cell table:number-columns-repeated="18"/>
          <table:table-cell table:style-name="AmberHoliday" office:value-type="string" ns6:value-type="string">
            <text:p>Father's Day</text:p>
          </table:table-cell>
          <table:table-cell table:number-columns-repeated="52"/>
          <table:table-cell table:style-name="AmberHoliday" office:value-type="string" ns6:value-type="string">
            <text:p>Assumption Day</text:p>
          </table:table-cell>
          <table:table-cell table:number-columns-repeated="77"/>
          <table:table-cell table:style-name="AmberHoliday" office:value-type="string" ns6:value-type="string">
            <text:p>All Saints' Day</text:p>
          </table:table-cell>
          <table:table-cell table:number-columns-repeated="9"/>
          <table:table-cell table:style-name="AmberHoliday" office:value-type="string" ns6:value-type="string">
            <text:p>Independence Day</text:p>
          </table:table-cell>
          <table:table-cell table:number-columns-repeated="42"/>
          <table:table-cell table:style-name="AmberHoliday" office:value-type="string" ns6:value-type="string">
            <text:p>Christmas Eve</text:p>
          </table:table-cell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St. Stephen's Day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portugal/2026" xlink:type="simple">Portugal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6"/>
          <table:table-cell table:style-name="AmberHoliday" office:value-type="string" ns6:value-type="string">
            <text:p>Carnival Tuesday</text:p>
          </table:table-cell>
          <table:table-cell table:number-columns-repeated="29"/>
          <table:table-cell table:style-name="AmberHoliday" office:value-type="string" ns6:value-type="string">
            <text:p>Father's Day</text:p>
          </table:table-cell>
          <table:table-cell table:number-columns-repeated="14"/>
          <table:table-cell table:style-name="AmberHoliday" office:value-type="string" ns6:value-type="string">
            <text:p>Good Friday</text:p>
          </table:table-cell>
          <table:table-cell/>
          <table:table-cell table:style-name="AmberHoliday" office:value-type="string" ns6:value-type="string">
            <text:p>Easter</text:p>
          </table:table-cell>
          <table:table-cell table:number-columns-repeated="19"/>
          <table:table-cell table:style-name="AmberHoliday" office:value-type="string" ns6:value-type="string">
            <text:p>Freedom Day</text:p>
          </table:table-cell>
          <table:table-cell table:number-columns-repeated="5"/>
          <table:table-cell office:value-type="string" ns6:value-type="string" table:style-name="AmberHoliday">
            <text:p>Labour Day</text:p>
          </table:table-cell>
          <table:table-cell/>
          <table:table-cell table:style-name="AmberHoliday" office:value-type="string" ns6:value-type="string">
            <text:p>Mother's Day</text:p>
          </table:table-cell>
          <table:table-cell table:number-columns-repeated="21"/>
          <table:table-cell table:style-name="AmberHoliday" office:value-type="string" ns6:value-type="string">
            <text:p>Day of the Azores</text:p>
          </table:table-cell>
          <table:table-cell table:number-columns-repeated="9"/>
          <table:table-cell table:style-name="AmberHoliday" office:value-type="string" ns6:value-type="string">
            <text:p>Corpus Christi</text:p>
          </table:table-cell>
          <table:table-cell table:number-columns-repeated="5"/>
          <table:table-cell table:style-name="AmberHoliday" office:value-type="string" ns6:value-type="string">
            <text:p>Portugal Day</text:p>
          </table:table-cell>
          <table:table-cell table:number-columns-repeated="2"/>
          <table:table-cell table:style-name="AmberHoliday" office:value-type="string" ns6:value-type="string">
            <text:p>Feast of St. Anthony</text:p>
          </table:table-cell>
          <table:table-cell table:number-columns-repeated="10"/>
          <table:table-cell table:style-name="AmberHoliday" office:value-type="string" ns6:value-type="string">
            <text:p>Feast of St. John the Baptist</text:p>
          </table:table-cell>
          <table:table-cell table:number-columns-repeated="6"/>
          <table:table-cell table:style-name="AmberHoliday" office:value-type="string" ns6:value-type="string">
            <text:p>Madeira Day</text:p>
          </table:table-cell>
          <table:table-cell table:number-columns-repeated="44"/>
          <table:table-cell table:style-name="AmberHoliday" office:value-type="string" ns6:value-type="string">
            <text:p>Assumption Day</text:p>
          </table:table-cell>
          <table:table-cell table:number-columns-repeated="50"/>
          <table:table-cell table:style-name="AmberHoliday" office:value-type="string" ns6:value-type="string">
            <text:p>Republic Day</text:p>
          </table:table-cell>
          <table:table-cell table:number-columns-repeated="26"/>
          <table:table-cell table:style-name="AmberHoliday" office:value-type="string" ns6:value-type="string">
            <text:p>All Saints' Day</text:p>
          </table:table-cell>
          <table:table-cell table:number-columns-repeated="29"/>
          <table:table-cell table:style-name="AmberHoliday" office:value-type="string" ns6:value-type="string">
            <text:p>Restoration of Independence</text:p>
          </table:table-cell>
          <table:table-cell table:number-columns-repeated="6"/>
          <table:table-cell table:style-name="AmberHoliday" office:value-type="string" ns6:value-type="string">
            <text:p>Immaculate Conception Day</text:p>
          </table:table-cell>
          <table:table-cell table:number-columns-repeated="16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Christmas Holiday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qatar/2026" xlink:type="simple">Qatar</text:a></text:p>
          </table:table-cell>
          <table:table-cell table:style-name="Default"/>
          <table:table-cell table:number-columns-repeated="39"/>
          <table:table-cell table:style-name="AmberHoliday" office:value-type="string" ns6:value-type="string">
            <text:p>National Sports Day</text:p>
          </table:table-cell>
          <table:table-cell table:number-columns-repeated="18"/>
          <table:table-cell table:style-name="AmberHoliday" office:value-type="string" ns6:value-type="string">
            <text:p>Early March Bank Holiday</text:p>
          </table:table-cell>
          <table:table-cell table:number-columns-repeated="15"/>
          <table:table-cell table:style-name="AmberHoliday" office:value-type="string" ns6:value-type="string">
            <text:p>Eid Al Fitr</text:p>
          </table:table-cell>
          <table:table-cell table:style-name="AmberHoliday" office:value-type="string" ns6:value-type="string">
            <text:p>Eid Al Fitr Holiday</text:p>
          </table:table-cell>
          <table:table-cell table:style-name="AmberHoliday" office:value-type="string" ns6:value-type="string">
            <text:p>Eid Al Fitr Holiday</text:p>
          </table:table-cell>
          <table:table-cell table:style-name="AmberHoliday" office:value-type="string" ns6:value-type="string">
            <text:p>Eid Al Fitr Holiday</text:p>
          </table:table-cell>
          <table:table-cell table:style-name="AmberHoliday" office:value-type="string" ns6:value-type="string">
            <text:p>Eid Al Fitr Holiday</text:p>
          </table:table-cell>
          <table:table-cell table:style-name="AmberHoliday" office:value-type="string" ns6:value-type="string">
            <text:p>Eid Al Fitr Holiday</text:p>
          </table:table-cell>
          <table:table-cell table:style-name="AmberHoliday" office:value-type="string" ns6:value-type="string" table:number-columns-repeated="1">
            <text:p>Eid Al Fitr Holiday</text:p>
          </table:table-cell>
          <table:table-cell table:number-columns-repeated="38"/>
          <table:table-cell table:style-name="Default"/>
          <table:table-cell table:number-columns-repeated="24"/>
          <table:table-cell table:style-name="AmberHoliday" office:value-type="string" ns6:value-type="string">
            <text:p>Eid Al Adha</text:p>
          </table:table-cell>
          <table:table-cell table:style-name="AmberHoliday" office:value-type="string" ns6:value-type="string">
            <text:p>Eid Al Adha Holiday</text:p>
          </table:table-cell>
          <table:table-cell table:style-name="AmberHoliday" office:value-type="string" ns6:value-type="string">
            <text:p>Eid Al Adha Holiday</text:p>
          </table:table-cell>
          <table:table-cell table:style-name="AmberHoliday" office:value-type="string" ns6:value-type="string">
            <text:p>Eid Al Adha Holiday</text:p>
          </table:table-cell>
          <table:table-cell table:style-name="AmberHoliday" office:value-type="string" ns6:value-type="string" table:number-columns-repeated="1">
            <text:p>Eid Al Adha Holiday</text:p>
          </table:table-cell>
          <table:table-cell table:number-columns-repeated="201"/>
          <table:table-cell table:style-name="AmberHoliday" office:value-type="string" ns6:value-type="string">
            <text:p>National Day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south-korea/2026" xlink:type="simple">Republic of Kore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5"/>
          <table:table-cell table:style-name="AmberHoliday" office:value-type="string" ns6:value-type="string">
            <text:p>Korean New Year Holiday</text:p>
          </table:table-cell>
          <table:table-cell table:style-name="AmberHoliday" office:value-type="string" ns6:value-type="string">
            <text:p>Korean New Year</text:p>
          </table:table-cell>
          <table:table-cell table:style-name="AmberHoliday" office:value-type="string" ns6:value-type="string">
            <text:p>Korean New Year Holiday</text:p>
          </table:table-cell>
          <table:table-cell table:number-columns-repeated="10"/>
          <table:table-cell table:style-name="AmberHoliday" office:value-type="string" ns6:value-type="string">
            <text:p>March 1st Movement</text:p>
          </table:table-cell>
          <table:table-cell table:style-name="AmberHoliday" office:value-type="string" ns6:value-type="string">
            <text:p>March 1st Movement (in lieu)</text:p>
          </table:table-cell>
          <table:table-cell table:number-columns-repeated="59"/>
          <table:table-cell office:value-type="string" ns6:value-type="string" table:style-name="AmberHoliday">
            <text:p>Labor Day</text:p>
          </table:table-cell>
          <table:table-cell table:number-columns-repeated="3"/>
          <table:table-cell table:style-name="AmberHoliday" office:value-type="string" ns6:value-type="string">
            <text:p>Children's Day</text:p>
          </table:table-cell>
          <table:table-cell table:number-columns-repeated="18"/>
          <table:table-cell table:style-name="AmberHoliday" office:value-type="string" ns6:value-type="string">
            <text:p>Buddha's Birthday</text:p>
          </table:table-cell>
          <table:table-cell table:style-name="AmberHoliday" office:value-type="string" ns6:value-type="string">
            <text:p>Buddha's Birthday (in lieu)</text:p>
          </table:table-cell>
          <table:table-cell table:number-columns-repeated="11"/>
          <table:table-cell table:style-name="AmberHoliday" office:value-type="string" ns6:value-type="string">
            <text:p>Memorial Day</text:p>
          </table:table-cell>
          <table:table-cell table:number-columns-repeated="40"/>
          <table:table-cell table:style-name="AmberHoliday" office:value-type="string" ns6:value-type="string">
            <text:p>Constitution Day</text:p>
          </table:table-cell>
          <table:table-cell table:number-columns-repeated="28"/>
          <table:table-cell table:style-name="AmberHoliday" office:value-type="string" ns6:value-type="string">
            <text:p>Liberation Day</text:p>
          </table:table-cell>
          <table:table-cell/>
          <table:table-cell table:style-name="AmberHoliday" office:value-type="string" ns6:value-type="string">
            <text:p>Liberation Day (in lieu)</text:p>
          </table:table-cell>
          <table:table-cell table:number-columns-repeated="37"/>
          <table:table-cell table:style-name="AmberHoliday" office:value-type="string" ns6:value-type="string">
            <text:p>Harvest Festival Holiday</text:p>
          </table:table-cell>
          <table:table-cell table:style-name="AmberHoliday" office:value-type="string" ns6:value-type="string">
            <text:p>Harvest Festival</text:p>
          </table:table-cell>
          <table:table-cell table:style-name="AmberHoliday" office:value-type="string" ns6:value-type="string">
            <text:p>Harvest Festival Holiday</text:p>
          </table:table-cell>
          <table:table-cell table:number-columns-repeated="6"/>
          <table:table-cell table:style-name="AmberHoliday" office:value-type="string" ns6:value-type="string">
            <text:p>National Foundation Day</text:p>
          </table:table-cell>
          <table:table-cell/>
          <table:table-cell table:style-name="AmberHoliday" office:value-type="string" ns6:value-type="string">
            <text:p>National Foundation Day (in lieu)</text:p>
          </table:table-cell>
          <table:table-cell table:number-columns-repeated="3"/>
          <table:table-cell table:style-name="AmberHoliday" office:value-type="string" ns6:value-type="string">
            <text:p>Hangeul Day</text:p>
          </table:table-cell>
          <table:table-cell table:number-columns-repeated="76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congo/2026" xlink:type="simple">Republic of the Congo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93"/>
          <table:table-cell table:style-name="AmberHoliday" office:value-type="string" ns6:value-type="string">
            <text:p>Easter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12"/>
          <table:table-cell table:style-name="AmberHoliday" office:value-type="string" ns6:value-type="string">
            <text:p>Ascension Day</text:p>
          </table:table-cell>
          <table:table-cell table:number-columns-repeated="10"/>
          <table:table-cell table:style-name="AmberHoliday" office:value-type="string" ns6:value-type="string">
            <text:p>Pentecost Monday</text:p>
          </table:table-cell>
          <table:table-cell table:number-columns-repeated="15"/>
          <table:table-cell table:style-name="AmberHoliday" office:value-type="string" ns6:value-type="string">
            <text:p>Reconciliation Day</text:p>
          </table:table-cell>
          <table:table-cell table:number-columns-repeated="65"/>
          <table:table-cell table:style-name="AmberHoliday" office:value-type="string" ns6:value-type="string">
            <text:p>Independence Day</text:p>
          </table:table-cell>
          <table:table-cell table:number-columns-repeated="77"/>
          <table:table-cell table:style-name="AmberHoliday" office:value-type="string" ns6:value-type="string">
            <text:p>All Saints' Day</text:p>
          </table:table-cell>
          <table:table-cell table:number-columns-repeated="26"/>
          <table:table-cell table:style-name="AmberHoliday" office:value-type="string" ns6:value-type="string">
            <text:p>Republic Day</text:p>
          </table:table-cell>
          <table:table-cell table:number-columns-repeated="26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romania/2026" xlink:type="simple">Romania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Day after New Year's Day</text:p>
          </table:table-cell>
          <table:table-cell table:number-columns-repeated="3"/>
          <table:table-cell table:style-name="AmberHoliday" office:value-type="string" ns6:value-type="string">
            <text:p>Feast of the Theophany</text:p>
          </table:table-cell>
          <table:table-cell table:style-name="AmberHoliday" office:value-type="string" ns6:value-type="string">
            <text:p>Synaxis of St. John the Baptist</text:p>
          </table:table-cell>
          <table:table-cell table:number-columns-repeated="16"/>
          <table:table-cell table:style-name="AmberHoliday" office:value-type="string" ns6:value-type="string">
            <text:p>Unification Day</text:p>
          </table:table-cell>
          <table:table-cell table:number-columns-repeated="35"/>
          <table:table-cell table:style-name="AmberHoliday" office:value-type="string" ns6:value-type="string">
            <text:p>Martisor</text:p>
          </table:table-cell>
          <table:table-cell table:number-columns-repeated="39"/>
          <table:table-cell table:style-name="AmberHoliday" office:value-type="string" ns6:value-type="string">
            <text:p>Orthodox Good Friday</text:p>
          </table:table-cell>
          <table:table-cell/>
          <table:table-cell table:style-name="AmberHoliday" office:value-type="string" ns6:value-type="string">
            <text:p>Orthodox Easter Day</text:p>
          </table:table-cell>
          <table:table-cell table:style-name="AmberHoliday" office:value-type="string" ns6:value-type="string">
            <text:p>Orthodox Easter Monday</text:p>
          </table:table-cell>
          <table:table-cell table:number-columns-repeated="17"/>
          <table:table-cell office:value-type="string" ns6:value-type="string" table:style-name="AmberHoliday">
            <text:p>Labour Day</text:p>
          </table:table-cell>
          <table:table-cell/>
          <table:table-cell table:style-name="AmberHoliday" office:value-type="string" ns6:value-type="string">
            <text:p>Mother's Day</text:p>
          </table:table-cell>
          <table:table-cell table:number-columns-repeated="6"/>
          <table:table-cell table:style-name="AmberHoliday" office:value-type="string" ns6:value-type="string">
            <text:p>Father's Day</text:p>
          </table:table-cell>
          <table:table-cell table:number-columns-repeated="20"/>
          <table:table-cell table:style-name="AmberHoliday" office:value-type="string" ns6:value-type="string">
            <text:p>Orthodox Pentecost</text:p>
          </table:table-cell>
          <table:table-cell table:style-name="AmberHoliday" office:value-type="string" ns6:value-type="string">
            <text:p>Descent of the Holy Spirit</text:p>
          </table:table-cell>
          <table:table-cell table:number-columns-repeated="74"/>
          <table:table-cell table:style-name="AmberHoliday" office:value-type="string" ns6:value-type="string">
            <text:p>St Mary's Day</text:p>
          </table:table-cell>
          <table:table-cell table:number-columns-repeated="106"/>
          <table:table-cell table:style-name="AmberHoliday" office:value-type="string" ns6:value-type="string">
            <text:p>Feast of St. Andrew</text:p>
          </table:table-cell>
          <table:table-cell table:style-name="AmberHoliday" office:value-type="string" ns6:value-type="string">
            <text:p>National Day</text:p>
          </table:table-cell>
          <table:table-cell table:number-columns-repeated="23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Second day of Christmas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russia/2026" xlink:type="simple">Russia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New Year's Holiday (bridge day)</text:p>
          </table:table-cell>
          <table:table-cell table:style-name="AmberHoliday" office:value-type="string" ns6:value-type="string" table:number-columns-repeated="1">
            <text:p>New Year's Holiday (bridge day)</text:p>
          </table:table-cell>
          <table:table-cell table:number-columns-repeated="2"/>
          <table:table-cell table:style-name="AmberHoliday" office:value-type="string" ns6:value-type="string">
            <text:p>New Year's Holiday (bridge day)</text:p>
          </table:table-cell>
          <table:table-cell table:style-name="AmberHoliday" office:value-type="string" ns6:value-type="string">
            <text:p>Orthodox Christmas</text:p>
          </table:table-cell>
          <table:table-cell table:style-name="AmberHoliday" office:value-type="string" ns6:value-type="string">
            <text:p>Orthodox Christmas Holiday</text:p>
          </table:table-cell>
          <table:table-cell table:style-name="AmberHoliday" office:value-type="string" ns6:value-type="string" table:number-columns-repeated="1">
            <text:p>Orthodox Christmas Holiday</text:p>
          </table:table-cell>
          <table:table-cell table:number-columns-repeated="44"/>
          <table:table-cell table:style-name="AmberHoliday" office:value-type="string" ns6:value-type="string">
            <text:p>Defence of the Fatherland Day</text:p>
          </table:table-cell>
          <table:table-cell table:number-columns-repeated="12"/>
          <table:table-cell table:style-name="AmberHoliday" office:value-type="string" ns6:value-type="string">
            <text:p>International Women's Day</text:p>
          </table:table-cell>
          <table:table-cell table:style-name="AmberHoliday" office:value-type="string" ns6:value-type="string">
            <text:p>International Women's Day (in lieu)</text:p>
          </table:table-cell>
          <table:table-cell table:number-columns-repeated="33"/>
          <table:table-cell table:style-name="AmberHoliday" office:value-type="string" ns6:value-type="string">
            <text:p>Orthodox Easter Day</text:p>
          </table:table-cell>
          <table:table-cell table:number-columns-repeated="18"/>
          <table:table-cell office:value-type="string" ns6:value-type="string" table:style-name="AmberHoliday">
            <text:p>Day of Spring and Labor</text:p>
          </table:table-cell>
          <table:table-cell table:number-columns-repeated="7"/>
          <table:table-cell table:style-name="AmberHoliday" office:value-type="string" ns6:value-type="string">
            <text:p>Victory Day</text:p>
          </table:table-cell>
          <table:table-cell/>
          <table:table-cell table:style-name="AmberHoliday" office:value-type="string" ns6:value-type="string">
            <text:p>Victory Day (in lieu)</text:p>
          </table:table-cell>
          <table:table-cell table:number-columns-repeated="31"/>
          <table:table-cell table:style-name="AmberHoliday" office:value-type="string" ns6:value-type="string">
            <text:p>Russia Day</text:p>
          </table:table-cell>
          <table:table-cell table:number-columns-repeated="142"/>
          <table:table-cell table:style-name="AmberHoliday" office:value-type="string" ns6:value-type="string">
            <text:p>Day of Unity Holiday</text:p>
          </table:table-cell>
          <table:table-cell table:style-name="AmberHoliday" office:value-type="string" ns6:value-type="string" table:number-columns-repeated="1">
            <text:p>Day of Unity Holiday</text:p>
          </table:table-cell>
          <table:table-cell table:style-name="AmberHoliday" office:value-type="string" ns6:value-type="string">
            <text:p>Day of Unity</text:p>
          </table:table-cell>
          <table:table-cell table:number-columns-repeated="24"/>
          <table:table-cell table:style-name="AmberHoliday" office:value-type="string" ns6:value-type="string">
            <text:p>Mother's Day</text:p>
          </table:table-cell>
          <table:table-cell table:number-columns-repeated="25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rwanda/2026" xlink:type="simple">Rwanda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New Year</text:p>
          </table:table-cell>
          <table:table-cell table:number-columns-repeated="29"/>
          <table:table-cell table:style-name="AmberHoliday" office:value-type="string" ns6:value-type="string">
            <text:p>Heroes' Day</text:p>
          </table:table-cell>
          <table:table-cell table:style-name="AmberHoliday" office:value-type="string" ns6:value-type="string">
            <text:p>Heroes' Day (in lieu)</text:p>
          </table:table-cell>
          <table:table-cell table:number-columns-repeated="45"/>
          <table:table-cell table:style-name="AmberHoliday" office:value-type="string" ns6:value-type="string">
            <text:p>Eid Ul Fitr</text:p>
          </table:table-cell>
          <table:table-cell table:number-columns-repeated="13"/>
          <table:table-cell table:style-name="AmberHoliday" office:value-type="string" ns6:value-type="string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style-name="AmberHoliday" office:value-type="string" ns6:value-type="string">
            <text:p>Genocide against the Tutsi Memorial Day</text:p>
          </table:table-cell>
          <table:table-cell table:number-columns-repeated="23"/>
          <table:table-cell office:value-type="string" ns6:value-type="string" table:style-name="AmberHoliday">
            <text:p>Worker's Day</text:p>
          </table:table-cell>
          <table:table-cell table:number-columns-repeated="26"/>
          <table:table-cell table:style-name="AmberHoliday" office:value-type="string" ns6:value-type="string">
            <text:p>Eid El Haj</text:p>
          </table:table-cell>
          <table:table-cell table:number-columns-repeated="33"/>
          <table:table-cell table:style-name="AmberHoliday" office:value-type="string" ns6:value-type="string">
            <text:p>Independence Day</text:p>
          </table:table-cell>
          <table:table-cell table:number-columns-repeated="2"/>
          <table:table-cell table:style-name="AmberHoliday" office:value-type="string" ns6:value-type="string">
            <text:p>Liberation Day</text:p>
          </table:table-cell>
          <table:table-cell table:style-name="AmberHoliday" office:value-type="string" ns6:value-type="string">
            <text:p>Liberation Day (in lieu)</text:p>
          </table:table-cell>
          <table:table-cell table:number-columns-repeated="32"/>
          <table:table-cell table:style-name="AmberHoliday" office:value-type="string" ns6:value-type="string">
            <text:p>Umuganura Day</text:p>
          </table:table-cell>
          <table:table-cell table:number-columns-repeated="7"/>
          <table:table-cell table:style-name="AmberHoliday" office:value-type="string" ns6:value-type="string">
            <text:p>Assumption Day</text:p>
          </table:table-cell>
          <table:table-cell/>
          <table:table-cell table:style-name="AmberHoliday" office:value-type="string" ns6:value-type="string">
            <text:p>Assumption Day (in lieu)</text:p>
          </table:table-cell>
          <table:table-cell table:number-columns-repeated="129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aint-helena/2026" xlink:type="simple">Saint Helena</text:a></text:p>
          </table:table-cell>
          <table:table-cell table:style-name="Default"/>
          <table:table-cell table:number-columns-repeated="119"/>
          <table:table-cell table:style-name="Default"/>
          <table:table-cell table:number-columns-repeated="237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samoa/2026" xlink:type="simple">Samoa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Day after New Year's Day</text:p>
          </table:table-cell>
          <table:table-cell table:number-columns-repeated="90"/>
          <table:table-cell table:style-name="AmberHoliday" office:value-type="string" ns6:value-type="string">
            <text:p>Good Friday</text:p>
          </table:table-cell>
          <table:table-cell table:style-name="AmberHoliday" office:value-type="string" ns6:value-type="string">
            <text:p>Holy Saturday</text:p>
          </table:table-cell>
          <table:table-cell table:style-name="AmberHoliday" office:value-type="string" ns6:value-type="string">
            <text:p>Easter Sunday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table:style-name="Default"/>
          <table:table-cell table:number-columns-repeated="9"/>
          <table:table-cell table:style-name="AmberHoliday" office:value-type="string" ns6:value-type="string">
            <text:p>Mother's Day</text:p>
          </table:table-cell>
          <table:table-cell table:number-columns-repeated="20"/>
          <table:table-cell table:style-name="AmberHoliday" office:value-type="string" ns6:value-type="string">
            <text:p>Independence Day</text:p>
          </table:table-cell>
          <table:table-cell table:number-columns-repeated="69"/>
          <table:table-cell table:style-name="AmberHoliday" office:value-type="string" ns6:value-type="string">
            <text:p>Father's Day</text:p>
          </table:table-cell>
          <table:table-cell table:number-columns-repeated="62"/>
          <table:table-cell table:style-name="AmberHoliday" office:value-type="string" ns6:value-type="string">
            <text:p>Lotu a Tamaiti Holiday</text:p>
          </table:table-cell>
          <table:table-cell table:number-columns-repeated="73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ao-tome-and-principe/2026" xlink:type="simple">Sao Tome &amp; Principe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32"/>
          <table:table-cell table:style-name="AmberHoliday" office:value-type="string" ns6:value-type="string">
            <text:p>Martyrs Day</text:p>
          </table:table-cell>
          <table:table-cell table:number-columns-repeated="58"/>
          <table:table-cell table:style-name="AmberHoliday" office:value-type="string" ns6:value-type="string">
            <text:p>Good Friday</text:p>
          </table:table-cell>
          <table:table-cell table:number-columns-repeated="27"/>
          <table:table-cell office:value-type="string" ns6:value-type="string" table:style-name="AmberHoliday">
            <text:p>Labour Day</text:p>
          </table:table-cell>
          <table:table-cell table:number-columns-repeated="71"/>
          <table:table-cell table:style-name="AmberHoliday" office:value-type="string" ns6:value-type="string">
            <text:p>Independence Day</text:p>
          </table:table-cell>
          <table:table-cell table:number-columns-repeated="55"/>
          <table:table-cell table:style-name="AmberHoliday" office:value-type="string" ns6:value-type="string">
            <text:p>Armed Forces Day</text:p>
          </table:table-cell>
          <table:table-cell table:number-columns-repeated="23"/>
          <table:table-cell table:style-name="AmberHoliday" office:value-type="string" ns6:value-type="string">
            <text:p>Agricultural Reform Day</text:p>
          </table:table-cell>
          <table:table-cell table:number-columns-repeated="81"/>
          <table:table-cell table:style-name="AmberHoliday" office:value-type="string" ns6:value-type="string">
            <text:p>São Tomé Day</text:p>
          </table:table-cell>
          <table:table-cell table:number-columns-repeated="3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audi-arabia/2026" xlink:type="simple">Saudi Arabia</text:a></text:p>
          </table:table-cell>
          <table:table-cell table:style-name="Default"/>
          <table:table-cell table:number-columns-repeated="51"/>
          <table:table-cell table:style-name="AmberHoliday" office:value-type="string" ns6:value-type="string">
            <text:p>Foundation Day</text:p>
          </table:table-cell>
          <table:table-cell table:number-columns-repeated="16"/>
          <table:table-cell table:style-name="AmberHoliday" office:value-type="string" ns6:value-type="string">
            <text:p>Saudi Flag Day</text:p>
          </table:table-cell>
          <table:table-cell table:number-columns-repeated="7"/>
          <table:table-cell table:style-name="AmberHoliday" office:value-type="string" ns6:value-type="string">
            <text:p>Eid Al Fitr</text:p>
          </table:table-cell>
          <table:table-cell table:style-name="AmberHoliday" office:value-type="string" ns6:value-type="string">
            <text:p>Eid Al Fitr Holiday</text:p>
          </table:table-cell>
          <table:table-cell table:style-name="AmberHoliday" office:value-type="string" ns6:value-type="string">
            <text:p>Eid Al Fitr Holiday</text:p>
          </table:table-cell>
          <table:table-cell table:style-name="AmberHoliday" office:value-type="string" ns6:value-type="string" table:number-columns-repeated="1">
            <text:p>Eid Al Fitr Holiday</text:p>
          </table:table-cell>
          <table:table-cell table:number-columns-repeated="39"/>
          <table:table-cell table:style-name="Default"/>
          <table:table-cell table:number-columns-repeated="24"/>
          <table:table-cell table:style-name="AmberHoliday" office:value-type="string" ns6:value-type="string">
            <text:p>Eid Al Adha</text:p>
          </table:table-cell>
          <table:table-cell table:style-name="AmberHoliday" office:value-type="string" ns6:value-type="string">
            <text:p>Eid Al Adha</text:p>
          </table:table-cell>
          <table:table-cell table:style-name="AmberHoliday" office:value-type="string" ns6:value-type="string">
            <text:p>Eid Al Adha</text:p>
          </table:table-cell>
          <table:table-cell table:style-name="AmberHoliday" office:value-type="string" ns6:value-type="string">
            <text:p>Eid Al Adha</text:p>
          </table:table-cell>
          <table:table-cell table:style-name="AmberHoliday" office:value-type="string" ns6:value-type="string">
            <text:p>Eid Al Adha</text:p>
          </table:table-cell>
          <table:table-cell table:style-name="AmberHoliday" office:value-type="string" ns6:value-type="string" table:number-columns-repeated="1">
            <text:p>Eid Al Adha</text:p>
          </table:table-cell>
          <table:table-cell table:number-columns-repeated="114"/>
          <table:table-cell table:style-name="AmberHoliday" office:value-type="string" ns6:value-type="string">
            <text:p>National Day</text:p>
          </table:table-cell>
          <table:table-cell table:number-columns-repeated="9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enegal/2026" xlink:type="simple">Senegal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17"/>
          <table:table-cell table:style-name="AmberHoliday" office:value-type="string" ns6:value-type="string">
            <text:p>Public Holiday</text:p>
          </table:table-cell>
          <table:table-cell table:number-columns-repeated="59"/>
          <table:table-cell table:style-name="AmberHoliday" office:value-type="string" ns6:value-type="string">
            <text:p>Korité</text:p>
          </table:table-cell>
          <table:table-cell table:number-columns-repeated="14"/>
          <table:table-cell table:style-name="AmberHoliday" office:value-type="string" ns6:value-type="string">
            <text:p>Independence Day</text:p>
          </table:table-cell>
          <table:table-cell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12"/>
          <table:table-cell table:style-name="AmberHoliday" office:value-type="string" ns6:value-type="string">
            <text:p>Ascension Day</text:p>
          </table:table-cell>
          <table:table-cell table:number-columns-repeated="10"/>
          <table:table-cell table:style-name="AmberHoliday" office:value-type="string" ns6:value-type="string">
            <text:p>Whit Monday</text:p>
          </table:table-cell>
          <table:table-cell table:number-columns-repeated="2"/>
          <table:table-cell table:style-name="AmberHoliday" office:value-type="string" ns6:value-type="string">
            <text:p>Tabaski</text:p>
          </table:table-cell>
          <table:table-cell table:number-columns-repeated="28"/>
          <table:table-cell table:style-name="AmberHoliday" office:value-type="string" ns6:value-type="string">
            <text:p>Tamkarit</text:p>
          </table:table-cell>
          <table:table-cell table:number-columns-repeated="36"/>
          <table:table-cell table:style-name="AmberHoliday" office:value-type="string" ns6:value-type="string">
            <text:p>Grand Magal of Touba</text:p>
          </table:table-cell>
          <table:table-cell table:number-columns-repeated="12"/>
          <table:table-cell table:style-name="AmberHoliday" office:value-type="string" ns6:value-type="string">
            <text:p>Assumption Day</text:p>
          </table:table-cell>
          <table:table-cell table:number-columns-repeated="9"/>
          <table:table-cell table:style-name="AmberHoliday" office:value-type="string" ns6:value-type="string">
            <text:p>Prophet Mohammed's Birthday</text:p>
          </table:table-cell>
          <table:table-cell table:number-columns-repeated="67"/>
          <table:table-cell table:style-name="AmberHoliday" office:value-type="string" ns6:value-type="string">
            <text:p>All Saints' Day</text:p>
          </table:table-cell>
          <table:table-cell table:number-columns-repeated="53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erbia/2026" xlink:type="simple">Serbia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New Year's Holiday</text:p>
          </table:table-cell>
          <table:table-cell table:number-columns-repeated="4"/>
          <table:table-cell table:style-name="AmberHoliday" office:value-type="string" ns6:value-type="string">
            <text:p>Orthodox Christmas</text:p>
          </table:table-cell>
          <table:table-cell table:number-columns-repeated="6"/>
          <table:table-cell table:style-name="AmberHoliday" office:value-type="string" ns6:value-type="string">
            <text:p>Serbian New Year</text:p>
          </table:table-cell>
          <table:table-cell table:number-columns-repeated="12"/>
          <table:table-cell table:style-name="AmberHoliday" office:value-type="string" ns6:value-type="string">
            <text:p>St. Sava's Day</text:p>
          </table:table-cell>
          <table:table-cell table:number-columns-repeated="18"/>
          <table:table-cell table:style-name="AmberHoliday" office:value-type="string" ns6:value-type="string">
            <text:p>Sovereignty Day</text:p>
          </table:table-cell>
          <table:table-cell table:style-name="AmberHoliday" office:value-type="string" ns6:value-type="string">
            <text:p>Sovereignty Day Holiday</text:p>
          </table:table-cell>
          <table:table-cell table:number-columns-repeated="52"/>
          <table:table-cell table:style-name="AmberHoliday" office:value-type="string" ns6:value-type="string">
            <text:p>Good Friday (Orthodox)</text:p>
          </table:table-cell>
          <table:table-cell table:style-name="AmberHoliday" office:value-type="string" ns6:value-type="string">
            <text:p>Orthodox Holy Saturday</text:p>
          </table:table-cell>
          <table:table-cell table:style-name="AmberHoliday" office:value-type="string" ns6:value-type="string">
            <text:p>Orthodox Easter Day</text:p>
          </table:table-cell>
          <table:table-cell table:style-name="AmberHoliday" office:value-type="string" ns6:value-type="string">
            <text:p>Orthodox Easter Monday</text:p>
          </table:table-cell>
          <table:table-cell table:number-columns-repeated="17"/>
          <table:table-cell office:value-type="string" ns6:value-type="string" table:style-name="AmberHoliday">
            <text:p>Labour Day</text:p>
          </table:table-cell>
          <table:table-cell table:style-name="AmberHoliday" office:value-type="string" ns6:value-type="string">
            <text:p>Labour Day Holiday</text:p>
          </table:table-cell>
          <table:table-cell table:number-columns-repeated="6"/>
          <table:table-cell table:style-name="AmberHoliday" office:value-type="string" ns6:value-type="string">
            <text:p>Europe Day</text:p>
          </table:table-cell>
          <table:table-cell table:number-columns-repeated="49"/>
          <table:table-cell table:style-name="AmberHoliday" office:value-type="string" ns6:value-type="string">
            <text:p>St. Vitus' Day</text:p>
          </table:table-cell>
          <table:table-cell table:number-columns-repeated="114"/>
          <table:table-cell table:style-name="AmberHoliday" office:value-type="string" ns6:value-type="string">
            <text:p>Remembrance Day</text:p>
          </table:table-cell>
          <table:table-cell table:number-columns-repeated="20"/>
          <table:table-cell table:style-name="AmberHoliday" office:value-type="string" ns6:value-type="string">
            <text:p>Armistice Day</text:p>
          </table:table-cell>
          <table:table-cell table:number-columns-repeated="43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eychelles/2026" xlink:type="simple">Seychelles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Day after New Year's Day</text:p>
          </table:table-cell>
          <table:table-cell table:number-columns-repeated="29"/>
          <table:table-cell table:style-name="AmberHoliday" office:value-type="string" ns6:value-type="string">
            <text:p>Abolition of Slavery Day</text:p>
          </table:table-cell>
          <table:table-cell table:style-name="AmberHoliday" office:value-type="string" ns6:value-type="string">
            <text:p>Abolition of Slavery Day (in lieu)</text:p>
          </table:table-cell>
          <table:table-cell table:number-columns-repeated="59"/>
          <table:table-cell table:style-name="AmberHoliday" office:value-type="string" ns6:value-type="string">
            <text:p>Good Friday</text:p>
          </table:table-cell>
          <table:table-cell table:style-name="AmberHoliday" office:value-type="string" ns6:value-type="string">
            <text:p>Holy Saturday</text:p>
          </table:table-cell>
          <table:table-cell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33"/>
          <table:table-cell table:style-name="AmberHoliday" office:value-type="string" ns6:value-type="string">
            <text:p>Corpus Christi</text:p>
          </table:table-cell>
          <table:table-cell table:number-columns-repeated="13"/>
          <table:table-cell table:style-name="AmberHoliday" office:value-type="string" ns6:value-type="string">
            <text:p>Constitutional Day</text:p>
          </table:table-cell>
          <table:table-cell table:number-columns-repeated="10"/>
          <table:table-cell table:style-name="AmberHoliday" office:value-type="string" ns6:value-type="string">
            <text:p>Independence Day</text:p>
          </table:table-cell>
          <table:table-cell table:style-name="AmberHoliday" office:value-type="string" ns6:value-type="string" table:number-columns-repeated="1">
            <text:p>Independence Day</text:p>
          </table:table-cell>
          <table:table-cell table:number-columns-repeated="45"/>
          <table:table-cell table:style-name="AmberHoliday" office:value-type="string" ns6:value-type="string">
            <text:p>Assumption Day</text:p>
          </table:table-cell>
          <table:table-cell table:number-columns-repeated="77"/>
          <table:table-cell table:style-name="AmberHoliday" office:value-type="string" ns6:value-type="string">
            <text:p>All Saints' Day</text:p>
          </table:table-cell>
          <table:table-cell table:style-name="AmberHoliday" office:value-type="string" ns6:value-type="string">
            <text:p>All Saints' Day (in lieu)</text:p>
          </table:table-cell>
          <table:table-cell table:number-columns-repeated="35"/>
          <table:table-cell table:style-name="AmberHoliday" office:value-type="string" ns6:value-type="string">
            <text:p>Immaculate Conception</text:p>
          </table:table-cell>
          <table:table-cell table:number-columns-repeated="16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ierra-leone/2026" xlink:type="simple">Sierra Leone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7"/>
          <table:table-cell table:style-name="AmberHoliday" office:value-type="string" ns6:value-type="string">
            <text:p>Armed Forces Day</text:p>
          </table:table-cell>
          <table:table-cell table:number-columns-repeated="17"/>
          <table:table-cell table:style-name="AmberHoliday" office:value-type="string" ns6:value-type="string">
            <text:p>International Women's Day</text:p>
          </table:table-cell>
          <table:table-cell table:number-columns-repeated="11"/>
          <table:table-cell table:style-name="AmberHoliday" office:value-type="string" ns6:value-type="string">
            <text:p>Eid Al Fitr</text:p>
          </table:table-cell>
          <table:table-cell table:number-columns-repeated="13"/>
          <table:table-cell table:style-name="AmberHoliday" office:value-type="string" ns6:value-type="string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20"/>
          <table:table-cell table:style-name="AmberHoliday" office:value-type="string" ns6:value-type="string">
            <text:p>Independence Day</text:p>
          </table:table-cell>
          <table:table-cell table:number-columns-repeated="3"/>
          <table:table-cell office:value-type="string" ns6:value-type="string" table:style-name="AmberHoliday">
            <text:p>Labour Day</text:p>
          </table:table-cell>
          <table:table-cell table:number-columns-repeated="26"/>
          <table:table-cell table:style-name="AmberHoliday" office:value-type="string" ns6:value-type="string">
            <text:p>Eid Al Adha</text:p>
          </table:table-cell>
          <table:table-cell table:number-columns-repeated="88"/>
          <table:table-cell table:style-name="AmberHoliday" office:value-type="string" ns6:value-type="string">
            <text:p>Maulid-un-Nabi</text:p>
          </table:table-cell>
          <table:table-cell table:number-columns-repeated="121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singapore/2026" xlink:type="simple">Singapore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6"/>
          <table:table-cell table:style-name="AmberHoliday" office:value-type="string" ns6:value-type="string">
            <text:p>Chinese New Year</text:p>
          </table:table-cell>
          <table:table-cell table:style-name="AmberHoliday" office:value-type="string" ns6:value-type="string" table:number-columns-repeated="1">
            <text:p>Chinese New Year</text:p>
          </table:table-cell>
          <table:table-cell table:number-columns-repeated="30"/>
          <table:table-cell table:style-name="AmberHoliday" office:value-type="string" ns6:value-type="string">
            <text:p>Hari Raya Puasa</text:p>
          </table:table-cell>
          <table:table-cell table:number-columns-repeated="12"/>
          <table:table-cell table:style-name="AmberHoliday" office:value-type="string" ns6:value-type="string">
            <text:p>Good Friday</text:p>
          </table:table-cell>
          <table:table-cell table:number-columns-repeated="27"/>
          <table:table-cell office:value-type="string" ns6:value-type="string" table:style-name="AmberHoliday">
            <text:p>Labour Day</text:p>
          </table:table-cell>
          <table:table-cell table:number-columns-repeated="25"/>
          <table:table-cell table:style-name="AmberHoliday" office:value-type="string" ns6:value-type="string">
            <text:p>Hari Raya Haji</text:p>
          </table:table-cell>
          <table:table-cell table:number-columns-repeated="3"/>
          <table:table-cell table:style-name="AmberHoliday" office:value-type="string" ns6:value-type="string">
            <text:p>Vesak Day</text:p>
          </table:table-cell>
          <table:table-cell table:style-name="AmberHoliday" office:value-type="string" ns6:value-type="string">
            <text:p>Vesak Day (in lieu)</text:p>
          </table:table-cell>
          <table:table-cell table:number-columns-repeated="68"/>
          <table:table-cell table:style-name="AmberHoliday" office:value-type="string" ns6:value-type="string">
            <text:p>National Day</text:p>
          </table:table-cell>
          <table:table-cell table:style-name="AmberHoliday" office:value-type="string" ns6:value-type="string">
            <text:p>National Day (in lieu)</text:p>
          </table:table-cell>
          <table:table-cell table:number-columns-repeated="89"/>
          <table:table-cell table:style-name="AmberHoliday" office:value-type="string" ns6:value-type="string">
            <text:p>Deepavali</text:p>
          </table:table-cell>
          <table:table-cell table:style-name="AmberHoliday" office:value-type="string" ns6:value-type="string">
            <text:p>Deepavali (in lieu)</text:p>
          </table:table-cell>
          <table:table-cell table:number-columns-repeated="45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lovakia/2026" xlink:type="simple">Slovakia</text:a></text:p>
          </table:table-cell>
          <table:table-cell office:value-type="string" ns6:value-type="string" table:style-name="AmberHoliday">
            <text:p>Day of the Establishment of the Slovak Republic</text:p>
          </table:table-cell>
          <table:table-cell table:number-columns-repeated="4"/>
          <table:table-cell table:style-name="AmberHoliday" office:value-type="string" ns6:value-type="string">
            <text:p>Three Kings' Day</text:p>
          </table:table-cell>
          <table:table-cell table:number-columns-repeated="86"/>
          <table:table-cell table:style-name="AmberHoliday" office:value-type="string" ns6:value-type="string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6"/>
          <table:table-cell table:style-name="AmberHoliday" office:value-type="string" ns6:value-type="string">
            <text:p>Day of victory over fascism</text:p>
          </table:table-cell>
          <table:table-cell table:number-columns-repeated="57"/>
          <table:table-cell table:style-name="AmberHoliday" office:value-type="string" ns6:value-type="string">
            <text:p>St Cyril and Methodius Day</text:p>
          </table:table-cell>
          <table:table-cell table:number-columns-repeated="54"/>
          <table:table-cell table:style-name="AmberHoliday" office:value-type="string" ns6:value-type="string">
            <text:p>Slovak National Uprising Day</text:p>
          </table:table-cell>
          <table:table-cell table:number-columns-repeated="2"/>
          <table:table-cell table:style-name="AmberHoliday" office:value-type="string" ns6:value-type="string">
            <text:p>Constitution Day</text:p>
          </table:table-cell>
          <table:table-cell table:number-columns-repeated="13"/>
          <table:table-cell table:style-name="AmberHoliday" office:value-type="string" ns6:value-type="string">
            <text:p>Day of Our Lady of Sorrows</text:p>
          </table:table-cell>
          <table:table-cell table:number-columns-repeated="46"/>
          <table:table-cell table:style-name="AmberHoliday" office:value-type="string" ns6:value-type="string">
            <text:p>All Saints' Day</text:p>
          </table:table-cell>
          <table:table-cell table:number-columns-repeated="15"/>
          <table:table-cell table:style-name="AmberHoliday" office:value-type="string" ns6:value-type="string">
            <text:p>Day of Freedom and Democracy</text:p>
          </table:table-cell>
          <table:table-cell table:number-columns-repeated="36"/>
          <table:table-cell table:style-name="AmberHoliday" office:value-type="string" ns6:value-type="string">
            <text:p>Christmas Eve</text:p>
          </table:table-cell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St. Stephen's Day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lovenia/2026" xlink:type="simple">Slovenia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New Year's Holiday</text:p>
          </table:table-cell>
          <table:table-cell table:number-columns-repeated="36"/>
          <table:table-cell table:style-name="AmberHoliday" office:value-type="string" ns6:value-type="string">
            <text:p>Prešeren Day</text:p>
          </table:table-cell>
          <table:table-cell table:number-columns-repeated="55"/>
          <table:table-cell table:style-name="AmberHoliday" office:value-type="string" ns6:value-type="string">
            <text:p>Easter Sunday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20"/>
          <table:table-cell table:style-name="AmberHoliday" office:value-type="string" ns6:value-type="string">
            <text:p>Resistance Day</text:p>
          </table:table-cell>
          <table:table-cell table:number-columns-repeated="3"/>
          <table:table-cell office:value-type="string" ns6:value-type="string" table:style-name="AmberHoliday">
            <text:p>May Day</text:p>
          </table:table-cell>
          <table:table-cell table:style-name="AmberHoliday" office:value-type="string" ns6:value-type="string">
            <text:p>May Day Holiday</text:p>
          </table:table-cell>
          <table:table-cell table:number-columns-repeated="21"/>
          <table:table-cell table:style-name="AmberHoliday" office:value-type="string" ns6:value-type="string">
            <text:p>Whit Sunday</text:p>
          </table:table-cell>
          <table:table-cell table:number-columns-repeated="31"/>
          <table:table-cell table:style-name="AmberHoliday" office:value-type="string" ns6:value-type="string">
            <text:p>Statehood Day</text:p>
          </table:table-cell>
          <table:table-cell table:number-columns-repeated="50"/>
          <table:table-cell table:style-name="AmberHoliday" office:value-type="string" ns6:value-type="string">
            <text:p>Assumption Day</text:p>
          </table:table-cell>
          <table:table-cell table:number-columns-repeated="76"/>
          <table:table-cell table:style-name="AmberHoliday" office:value-type="string" ns6:value-type="string">
            <text:p>Reformation Day</text:p>
          </table:table-cell>
          <table:table-cell table:style-name="AmberHoliday" office:value-type="string" ns6:value-type="string">
            <text:p>Day of Remembrance of the Dead</text:p>
          </table:table-cell>
          <table:table-cell table:number-columns-repeated="53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Independence and Unity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solomon-islands/2026" xlink:type="simple">Solomon Islands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91"/>
          <table:table-cell table:style-name="AmberHoliday" office:value-type="string" ns6:value-type="string">
            <text:p>Good Friday</text:p>
          </table:table-cell>
          <table:table-cell table:style-name="AmberHoliday" office:value-type="string" ns6:value-type="string">
            <text:p>Holy Saturday</text:p>
          </table:table-cell>
          <table:table-cell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table:style-name="Default"/>
          <table:table-cell table:number-columns-repeated="23"/>
          <table:table-cell table:style-name="AmberHoliday" office:value-type="string" ns6:value-type="string">
            <text:p>Whit Monday</text:p>
          </table:table-cell>
          <table:table-cell table:number-columns-repeated="17"/>
          <table:table-cell table:style-name="AmberHoliday" office:value-type="string" ns6:value-type="string">
            <text:p>King Charles' Birthday</text:p>
          </table:table-cell>
          <table:table-cell table:number-columns-repeated="24"/>
          <table:table-cell table:style-name="AmberHoliday" office:value-type="string" ns6:value-type="string">
            <text:p>Independence Day</text:p>
          </table:table-cell>
          <table:table-cell table:number-columns-repeated="170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National Day of Thanksgiving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omalia/2026" xlink:type="simple">Somal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14"/>
          <table:table-cell table:style-name="AmberHoliday" office:value-type="string" ns6:value-type="string">
            <text:p>Mi'raaj Nabi</text:p>
          </table:table-cell>
          <table:table-cell table:number-columns-repeated="62"/>
          <table:table-cell table:style-name="AmberHoliday" office:value-type="string" ns6:value-type="string">
            <text:p>Eid-ul-Fitr</text:p>
          </table:table-cell>
          <table:table-cell table:number-columns-repeated="41"/>
          <table:table-cell office:value-type="string" ns6:value-type="string" table:style-name="AmberHoliday">
            <text:p>Labour Day</text:p>
          </table:table-cell>
          <table:table-cell table:number-columns-repeated="26"/>
          <table:table-cell table:style-name="AmberHoliday" office:value-type="string" ns6:value-type="string">
            <text:p>Eid Al Adha</text:p>
          </table:table-cell>
          <table:table-cell table:number-columns-repeated="18"/>
          <table:table-cell table:style-name="AmberHoliday" office:value-type="string" ns6:value-type="string">
            <text:p>Islamic New Year</text:p>
          </table:table-cell>
          <table:table-cell table:number-columns-repeated="9"/>
          <table:table-cell table:style-name="AmberHoliday" office:value-type="string" ns6:value-type="string">
            <text:p>Independence Day</text:p>
          </table:table-cell>
          <table:table-cell table:number-columns-repeated="4"/>
          <table:table-cell table:style-name="AmberHoliday" office:value-type="string" ns6:value-type="string">
            <text:p>Republic Day</text:p>
          </table:table-cell>
          <table:table-cell table:number-columns-repeated="54"/>
          <table:table-cell table:style-name="AmberHoliday" office:value-type="string" ns6:value-type="string">
            <text:p>Mawlid Nabi</text:p>
          </table:table-cell>
          <table:table-cell table:number-columns-repeated="121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outh-africa/2026" xlink:type="simple">South Afric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78"/>
          <table:table-cell table:style-name="AmberHoliday" office:value-type="string" ns6:value-type="string">
            <text:p>Human Rights Day</text:p>
          </table:table-cell>
          <table:table-cell table:number-columns-repeated="12"/>
          <table:table-cell table:style-name="AmberHoliday" office:value-type="string" ns6:value-type="string">
            <text:p>Good Friday</text:p>
          </table:table-cell>
          <table:table-cell table:number-columns-repeated="2"/>
          <table:table-cell table:style-name="AmberHoliday" office:value-type="string" ns6:value-type="string">
            <text:p>Family Day</text:p>
          </table:table-cell>
          <table:table-cell table:number-columns-repeated="20"/>
          <table:table-cell table:style-name="AmberHoliday" office:value-type="string" ns6:value-type="string">
            <text:p>Freedom Day</text:p>
          </table:table-cell>
          <table:table-cell table:number-columns-repeated="3"/>
          <table:table-cell office:value-type="string" ns6:value-type="string" table:style-name="AmberHoliday">
            <text:p>Workers' Day</text:p>
          </table:table-cell>
          <table:table-cell table:number-columns-repeated="45"/>
          <table:table-cell table:style-name="AmberHoliday" office:value-type="string" ns6:value-type="string">
            <text:p>Youth Day</text:p>
          </table:table-cell>
          <table:table-cell table:number-columns-repeated="53"/>
          <table:table-cell table:style-name="AmberHoliday" office:value-type="string" ns6:value-type="string">
            <text:p>National Women's Day</text:p>
          </table:table-cell>
          <table:table-cell table:style-name="AmberHoliday" office:value-type="string" ns6:value-type="string">
            <text:p>National Women's Day (in lieu)</text:p>
          </table:table-cell>
          <table:table-cell table:number-columns-repeated="44"/>
          <table:table-cell table:style-name="AmberHoliday" office:value-type="string" ns6:value-type="string">
            <text:p>Heritage Day</text:p>
          </table:table-cell>
          <table:table-cell table:number-columns-repeated="82"/>
          <table:table-cell table:style-name="AmberHoliday" office:value-type="string" ns6:value-type="string">
            <text:p>Day of Reconciliation</text:p>
          </table:table-cell>
          <table:table-cell table:number-columns-repeated="8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Day of Goodwill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outh-sudan/2026" xlink:type="simple">South Sudan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77"/>
          <table:table-cell table:style-name="AmberHoliday" office:value-type="string" ns6:value-type="string">
            <text:p>Eid Al Fitr</text:p>
          </table:table-cell>
          <table:table-cell table:style-name="AmberHoliday" office:value-type="string" ns6:value-type="string">
            <text:p>Eid Al Fitr Holiday</text:p>
          </table:table-cell>
          <table:table-cell table:number-columns-repeated="12"/>
          <table:table-cell table:style-name="AmberHoliday" office:value-type="string" ns6:value-type="string">
            <text:p>Good Friday</text:p>
          </table:table-cell>
          <table:table-cell table:style-name="AmberHoliday" office:value-type="string" ns6:value-type="string">
            <text:p>Holy Saturday</text:p>
          </table:table-cell>
          <table:table-cell table:style-name="AmberHoliday" office:value-type="string" ns6:value-type="string">
            <text:p>Easter Sunday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14"/>
          <table:table-cell table:style-name="AmberHoliday" office:value-type="string" ns6:value-type="string">
            <text:p>SPLA Day</text:p>
          </table:table-cell>
          <table:table-cell table:number-columns-repeated="11"/>
          <table:table-cell table:style-name="AmberHoliday" office:value-type="string" ns6:value-type="string">
            <text:p>Eid Al Adha</text:p>
          </table:table-cell>
          <table:table-cell table:style-name="AmberHoliday" office:value-type="string" ns6:value-type="string">
            <text:p>Eid Al Adha Holiday</text:p>
          </table:table-cell>
          <table:table-cell table:number-columns-repeated="40"/>
          <table:table-cell table:style-name="AmberHoliday" office:value-type="string" ns6:value-type="string">
            <text:p>Independence Day</text:p>
          </table:table-cell>
          <table:table-cell table:number-columns-repeated="20"/>
          <table:table-cell table:style-name="AmberHoliday" office:value-type="string" ns6:value-type="string">
            <text:p>Martyrs' Day</text:p>
          </table:table-cell>
          <table:table-cell table:number-columns-repeated="146"/>
          <table:table-cell table:style-name="AmberHoliday" office:value-type="string" ns6:value-type="string">
            <text:p>Christmas Holiday</text:p>
          </table:table-cell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Christmas Holiday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pain/2026" xlink:type="simple">Spain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"/>
          <table:table-cell table:style-name="AmberHoliday" office:value-type="string" ns6:value-type="string">
            <text:p>Epiphany</text:p>
          </table:table-cell>
          <table:table-cell table:number-columns-repeated="52"/>
          <table:table-cell table:style-name="AmberHoliday" office:value-type="string" ns6:value-type="string">
            <text:p>Andalucía Day</text:p>
          </table:table-cell>
          <table:table-cell/>
          <table:table-cell table:style-name="AmberHoliday" office:value-type="string" ns6:value-type="string">
            <text:p>Balearic Day (in lieu)</text:p>
          </table:table-cell>
          <table:table-cell table:number-columns-repeated="16"/>
          <table:table-cell table:style-name="AmberHoliday" office:value-type="string" ns6:value-type="string">
            <text:p>Father's Day</text:p>
          </table:table-cell>
          <table:table-cell table:style-name="AmberHoliday" office:value-type="string" ns6:value-type="string">
            <text:p>End of Ramadan</text:p>
          </table:table-cell>
          <table:table-cell table:number-columns-repeated="12"/>
          <table:table-cell table:style-name="AmberHoliday" office:value-type="string" ns6:value-type="string">
            <text:p>Holy Thursday</text:p>
          </table:table-cell>
          <table:table-cell table:style-name="AmberHoliday" office:value-type="string" ns6:value-type="string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10"/>
          <table:table-cell table:style-name="AmberHoliday" office:value-type="string" ns6:value-type="string">
            <text:p>Feast of San Vincent Ferrer</text:p>
          </table:table-cell>
          <table:table-cell table:number-columns-repeated="5"/>
          <table:table-cell table:style-name="AmberHoliday" office:value-type="string" ns6:value-type="string">
            <text:p>Castile and León Community Day</text:p>
          </table:table-cell>
          <table:table-cell table:style-name="AmberHoliday" office:value-type="string" ns6:value-type="string">
            <text:p>Saint Vincent the Martyr</text:p>
          </table:table-cell>
          <table:table-cell table:number-columns-repeated="6"/>
          <table:table-cell office:value-type="string" ns6:value-type="string" table:style-name="AmberHoliday">
            <text:p>Labour Day</text:p>
          </table:table-cell>
          <table:table-cell table:style-name="AmberHoliday" office:value-type="string" ns6:value-type="string">
            <text:p>Community Festival of Madrid</text:p>
          </table:table-cell>
          <table:table-cell table:style-name="AmberHoliday" office:value-type="string" ns6:value-type="string">
            <text:p>Mother's Day</text:p>
          </table:table-cell>
          <table:table-cell table:number-columns-repeated="9"/>
          <table:table-cell table:style-name="AmberHoliday" office:value-type="string" ns6:value-type="string">
            <text:p>Saint Peter de Regalado</text:p>
          </table:table-cell>
          <table:table-cell/>
          <table:table-cell table:style-name="AmberHoliday" office:value-type="string" ns6:value-type="string">
            <text:p>Feast of St. Isidro</text:p>
          </table:table-cell>
          <table:table-cell/>
          <table:table-cell table:style-name="AmberHoliday" office:value-type="string" ns6:value-type="string">
            <text:p>Galician Literature Day</text:p>
          </table:table-cell>
          <table:table-cell table:number-columns-repeated="7"/>
          <table:table-cell table:style-name="AmberHoliday" office:value-type="string" ns6:value-type="string">
            <text:p>Whit Monday</text:p>
          </table:table-cell>
          <table:table-cell/>
          <table:table-cell table:style-name="AmberHoliday" office:value-type="string" ns6:value-type="string">
            <text:p>Eid El Kebir</text:p>
          </table:table-cell>
          <table:table-cell table:number-columns-repeated="2"/>
          <table:table-cell table:style-name="AmberHoliday" office:value-type="string" ns6:value-type="string">
            <text:p>Canary Islands Day</text:p>
          </table:table-cell>
          <table:table-cell table:style-name="AmberHoliday" office:value-type="string" ns6:value-type="string">
            <text:p>Castilla-La Mancha Day</text:p>
          </table:table-cell>
          <table:table-cell table:number-columns-repeated="3"/>
          <table:table-cell table:style-name="AmberHoliday" office:value-type="string" ns6:value-type="string">
            <text:p>Corpus Christi</text:p>
          </table:table-cell>
          <table:table-cell table:number-columns-repeated="4"/>
          <table:table-cell table:style-name="AmberHoliday" office:value-type="string" ns6:value-type="string">
            <text:p>La Rioja Day</text:p>
          </table:table-cell>
          <table:table-cell table:number-columns-repeated="14"/>
          <table:table-cell table:style-name="AmberHoliday" office:value-type="string" ns6:value-type="string">
            <text:p>Feast of St. John the Baptist</text:p>
          </table:table-cell>
          <table:table-cell table:number-columns-repeated="30"/>
          <table:table-cell table:style-name="AmberHoliday" office:value-type="string" ns6:value-type="string">
            <text:p>St. James' Day</text:p>
          </table:table-cell>
          <table:table-cell table:number-columns-repeated="2"/>
          <table:table-cell table:style-name="AmberHoliday" office:value-type="string" ns6:value-type="string">
            <text:p>Day of Cantabria Institutions</text:p>
          </table:table-cell>
          <table:table-cell table:number-columns-repeated="7"/>
          <table:table-cell table:style-name="AmberHoliday" office:value-type="string" ns6:value-type="string">
            <text:p>Our Lady of Africa</text:p>
          </table:table-cell>
          <table:table-cell table:number-columns-repeated="9"/>
          <table:table-cell table:style-name="AmberHoliday" office:value-type="string" ns6:value-type="string">
            <text:p>Assumption Day</text:p>
          </table:table-cell>
          <table:table-cell table:number-columns-repeated="17"/>
          <table:table-cell table:style-name="AmberHoliday" office:value-type="string" ns6:value-type="string">
            <text:p>Ceuta Day</text:p>
          </table:table-cell>
          <table:table-cell table:number-columns-repeated="5"/>
          <table:table-cell table:style-name="AmberHoliday" office:value-type="string" ns6:value-type="string">
            <text:p>Our Lady of San Lorenzo</text:p>
          </table:table-cell>
          <table:table-cell table:number-columns-repeated="2"/>
          <table:table-cell table:style-name="AmberHoliday" office:value-type="string" ns6:value-type="string">
            <text:p>National Day of Catalonia</text:p>
          </table:table-cell>
          <table:table-cell table:number-columns-repeated="5"/>
          <table:table-cell table:style-name="AmberHoliday" office:value-type="string" ns6:value-type="string">
            <text:p>Day of Melilla</text:p>
          </table:table-cell>
          <table:table-cell table:number-columns-repeated="6"/>
          <table:table-cell table:style-name="AmberHoliday" office:value-type="string" ns6:value-type="string">
            <text:p>La Mercè</text:p>
          </table:table-cell>
          <table:table-cell table:number-columns-repeated="14"/>
          <table:table-cell table:style-name="AmberHoliday" office:value-type="string" ns6:value-type="string">
            <text:p>Valencian Community Day</text:p>
          </table:table-cell>
          <table:table-cell table:number-columns-repeated="2"/>
          <table:table-cell table:style-name="AmberHoliday" office:value-type="string" ns6:value-type="string">
            <text:p>Hispanic Day</text:p>
          </table:table-cell>
          <table:table-cell table:number-columns-repeated="19"/>
          <table:table-cell table:style-name="AmberHoliday" office:value-type="string" ns6:value-type="string">
            <text:p>All Saints' Day</text:p>
          </table:table-cell>
          <table:table-cell table:style-name="AmberHoliday" office:value-type="string" ns6:value-type="string">
            <text:p>All Saints' Day (in lieu)</text:p>
          </table:table-cell>
          <table:table-cell table:number-columns-repeated="6"/>
          <table:table-cell table:style-name="AmberHoliday" office:value-type="string" ns6:value-type="string">
            <text:p>Our Lady of the Almudena</text:p>
          </table:table-cell>
          <table:table-cell table:number-columns-repeated="23"/>
          <table:table-cell table:style-name="AmberHoliday" office:value-type="string" ns6:value-type="string">
            <text:p>Feast of St. Francis Xavier</text:p>
          </table:table-cell>
          <table:table-cell table:number-columns-repeated="2"/>
          <table:table-cell table:style-name="AmberHoliday" office:value-type="string" ns6:value-type="string">
            <text:p>Constitution Day</text:p>
          </table:table-cell>
          <table:table-cell table:style-name="AmberHoliday" office:value-type="string" ns6:value-type="string">
            <text:p>Constitution Day (in lieu)</text:p>
          </table:table-cell>
          <table:table-cell table:style-name="AmberHoliday" office:value-type="string" ns6:value-type="string">
            <text:p>Immaculate Conception Day</text:p>
          </table:table-cell>
          <table:table-cell table:number-columns-repeated="16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St. Stephen's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sri-lanka/2026" xlink:type="simple">Sri Lanka</text:a></text:p>
          </table:table-cell>
          <table:table-cell table:style-name="Default"/>
          <table:table-cell/>
          <table:table-cell table:style-name="AmberHoliday" office:value-type="string" ns6:value-type="string">
            <text:p>Duruthu Full Moon Poya</text:p>
          </table:table-cell>
          <table:table-cell table:number-columns-repeated="11"/>
          <table:table-cell table:style-name="AmberHoliday" office:value-type="string" ns6:value-type="string">
            <text:p>Tamil Thai Pongal Day</text:p>
          </table:table-cell>
          <table:table-cell table:number-columns-repeated="16"/>
          <table:table-cell table:style-name="AmberHoliday" office:value-type="string" ns6:value-type="string">
            <text:p>Navam Full Moon Poya</text:p>
          </table:table-cell>
          <table:table-cell table:number-columns-repeated="2"/>
          <table:table-cell table:style-name="AmberHoliday" office:value-type="string" ns6:value-type="string">
            <text:p>National Day</text:p>
          </table:table-cell>
          <table:table-cell table:number-columns-repeated="10"/>
          <table:table-cell table:style-name="AmberHoliday" office:value-type="string" ns6:value-type="string">
            <text:p>Mahasivarathri Day</text:p>
          </table:table-cell>
          <table:table-cell table:number-columns-repeated="14"/>
          <table:table-cell table:style-name="AmberHoliday" office:value-type="string" ns6:value-type="string">
            <text:p>Madin Full Moon Poya</text:p>
          </table:table-cell>
          <table:table-cell table:number-columns-repeated="18"/>
          <table:table-cell table:style-name="AmberHoliday" office:value-type="string" ns6:value-type="string">
            <text:p>Id-Ul-Fitr</text:p>
          </table:table-cell>
          <table:table-cell table:number-columns-repeated="10"/>
          <table:table-cell table:style-name="AmberHoliday" office:value-type="string" ns6:value-type="string">
            <text:p>Bak Full Moon Poya</text:p>
          </table:table-cell>
          <table:table-cell/>
          <table:table-cell table:style-name="AmberHoliday" office:value-type="string" ns6:value-type="string">
            <text:p>Good Friday</text:p>
          </table:table-cell>
          <table:table-cell table:number-columns-repeated="9"/>
          <table:table-cell table:style-name="AmberHoliday" office:value-type="string" ns6:value-type="string">
            <text:p>Sinhala and Tamil New Year Eve</text:p>
          </table:table-cell>
          <table:table-cell table:style-name="AmberHoliday" office:value-type="string" ns6:value-type="string">
            <text:p>Sinhala and Tamil New Year</text:p>
          </table:table-cell>
          <table:table-cell table:number-columns-repeated="16"/>
          <table:table-cell office:value-type="string" ns6:value-type="string" table:style-name="AmberHoliday">
            <text:p>Vesak Full Moon Poya</text:p>
          </table:table-cell>
          <table:table-cell table:style-name="AmberHoliday" office:value-type="string" ns6:value-type="string">
            <text:p>Vesak Full Moon Poya Holiday</text:p>
          </table:table-cell>
          <table:table-cell table:number-columns-repeated="25"/>
          <table:table-cell table:style-name="AmberHoliday" office:value-type="string" ns6:value-type="string">
            <text:p>Idul Adha</text:p>
          </table:table-cell>
          <table:table-cell/>
          <table:table-cell table:style-name="AmberHoliday" office:value-type="string" ns6:value-type="string">
            <text:p>Vesak Full Moon Poya</text:p>
          </table:table-cell>
          <table:table-cell table:number-columns-repeated="29"/>
          <table:table-cell table:style-name="AmberHoliday" office:value-type="string" ns6:value-type="string">
            <text:p>Poson Full Moon Poya</text:p>
          </table:table-cell>
          <table:table-cell table:number-columns-repeated="29"/>
          <table:table-cell table:style-name="AmberHoliday" office:value-type="string" ns6:value-type="string">
            <text:p>Esala Full Moon Poya</text:p>
          </table:table-cell>
          <table:table-cell table:number-columns-repeated="27"/>
          <table:table-cell table:style-name="AmberHoliday" office:value-type="string" ns6:value-type="string">
            <text:p>Milad-Un-Nabi</text:p>
          </table:table-cell>
          <table:table-cell table:style-name="AmberHoliday" office:value-type="string" ns6:value-type="string">
            <text:p>Nikini Full Moon Poya</text:p>
          </table:table-cell>
          <table:table-cell table:number-columns-repeated="29"/>
          <table:table-cell table:style-name="AmberHoliday" office:value-type="string" ns6:value-type="string">
            <text:p>Binara Full Moon Poya</text:p>
          </table:table-cell>
          <table:table-cell table:number-columns-repeated="28"/>
          <table:table-cell table:style-name="AmberHoliday" office:value-type="string" ns6:value-type="string">
            <text:p>Vap Full Moon Poya</text:p>
          </table:table-cell>
          <table:table-cell table:number-columns-repeated="13"/>
          <table:table-cell table:style-name="AmberHoliday" office:value-type="string" ns6:value-type="string">
            <text:p>Deepavali Festival Day</text:p>
          </table:table-cell>
          <table:table-cell table:number-columns-repeated="15"/>
          <table:table-cell table:style-name="AmberHoliday" office:value-type="string" ns6:value-type="string">
            <text:p>Ill Full Moon Poya</text:p>
          </table:table-cell>
          <table:table-cell table:number-columns-repeated="28"/>
          <table:table-cell table:style-name="AmberHoliday" office:value-type="string" ns6:value-type="string">
            <text:p>Unduvap Full Moon Poya</text:p>
          </table:table-cell>
          <table:table-cell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udan/2026" xlink:type="simple">Sudan</text:a></text:p>
          </table:table-cell>
          <table:table-cell office:value-type="string" ns6:value-type="string" table:style-name="AmberHoliday">
            <text:p>Independence Day</text:p>
          </table:table-cell>
          <table:table-cell table:number-columns-repeated="5"/>
          <table:table-cell table:style-name="AmberHoliday" office:value-type="string" ns6:value-type="string">
            <text:p>Coptic Christmas</text:p>
          </table:table-cell>
          <table:table-cell table:number-columns-repeated="71"/>
          <table:table-cell table:style-name="AmberHoliday" office:value-type="string" ns6:value-type="string">
            <text:p>Eid-Ul-Fitr</text:p>
          </table:table-cell>
          <table:table-cell table:number-columns-repeated="22"/>
          <table:table-cell table:style-name="AmberHoliday" office:value-type="string" ns6:value-type="string">
            <text:p>Coptic Easter</text:p>
          </table:table-cell>
          <table:table-cell table:number-columns-repeated="18"/>
          <table:table-cell table:style-name="Default"/>
          <table:table-cell table:number-columns-repeated="26"/>
          <table:table-cell table:style-name="AmberHoliday" office:value-type="string" ns6:value-type="string">
            <text:p>Eid Al Adha</text:p>
          </table:table-cell>
          <table:table-cell table:number-columns-repeated="18"/>
          <table:table-cell table:style-name="AmberHoliday" office:value-type="string" ns6:value-type="string">
            <text:p>Islamic New Year</text:p>
          </table:table-cell>
          <table:table-cell table:number-columns-repeated="69"/>
          <table:table-cell table:style-name="AmberHoliday" office:value-type="string" ns6:value-type="string">
            <text:p>Al-Mowlid</text:p>
          </table:table-cell>
          <table:table-cell table:number-columns-repeated="121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suriname/2026" xlink:type="simple">Suriname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6"/>
          <table:table-cell table:style-name="AmberHoliday" office:value-type="string" ns6:value-type="string">
            <text:p>Chinese New Year</text:p>
          </table:table-cell>
          <table:table-cell table:number-columns-repeated="13"/>
          <table:table-cell table:style-name="AmberHoliday" office:value-type="string" ns6:value-type="string">
            <text:p>Phagwah</text:p>
          </table:table-cell>
          <table:table-cell table:number-columns-repeated="16"/>
          <table:table-cell table:style-name="AmberHoliday" office:value-type="string" ns6:value-type="string">
            <text:p>Idul Fitr</text:p>
          </table:table-cell>
          <table:table-cell table:number-columns-repeated="13"/>
          <table:table-cell table:style-name="AmberHoliday" office:value-type="string" ns6:value-type="string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Worker's Day</text:p>
          </table:table-cell>
          <table:table-cell table:number-columns-repeated="26"/>
          <table:table-cell table:style-name="AmberHoliday" office:value-type="string" ns6:value-type="string">
            <text:p>Idul Adha</text:p>
          </table:table-cell>
          <table:table-cell table:number-columns-repeated="33"/>
          <table:table-cell table:style-name="AmberHoliday" office:value-type="string" ns6:value-type="string">
            <text:p>Emancipation Day</text:p>
          </table:table-cell>
          <table:table-cell table:number-columns-repeated="38"/>
          <table:table-cell table:style-name="AmberHoliday" office:value-type="string" ns6:value-type="string">
            <text:p>Indigenous People's Day</text:p>
          </table:table-cell>
          <table:table-cell table:number-columns-repeated="61"/>
          <table:table-cell table:style-name="AmberHoliday" office:value-type="string" ns6:value-type="string">
            <text:p>Maroons Day</text:p>
          </table:table-cell>
          <table:table-cell table:number-columns-repeated="28"/>
          <table:table-cell table:style-name="AmberHoliday" office:value-type="string" ns6:value-type="string">
            <text:p>Deepavali</text:p>
          </table:table-cell>
          <table:table-cell table:number-columns-repeated="16"/>
          <table:table-cell table:style-name="AmberHoliday" office:value-type="string" ns6:value-type="string">
            <text:p>Independence Day</text:p>
          </table:table-cell>
          <table:table-cell table:number-columns-repeated="29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Day after Christmas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weden/2026" xlink:type="simple">Sweden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"/>
          <table:table-cell table:style-name="AmberHoliday" office:value-type="string" ns6:value-type="string">
            <text:p>Epiphany</text:p>
          </table:table-cell>
          <table:table-cell table:number-columns-repeated="86"/>
          <table:table-cell table:style-name="AmberHoliday" office:value-type="string" ns6:value-type="string">
            <text:p>Good Friday</text:p>
          </table:table-cell>
          <table:table-cell/>
          <table:table-cell table:style-name="AmberHoliday" office:value-type="string" ns6:value-type="string">
            <text:p>Easter Sunday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23"/>
          <table:table-cell table:style-name="AmberHoliday" office:value-type="string" ns6:value-type="string">
            <text:p>Walpurgis Night</text:p>
          </table:table-cell>
          <table:table-cell office:value-type="string" ns6:value-type="string" table:style-name="AmberHoliday">
            <text:p>Labour Day</text:p>
          </table:table-cell>
          <table:table-cell table:number-columns-repeated="12"/>
          <table:table-cell table:style-name="AmberHoliday" office:value-type="string" ns6:value-type="string">
            <text:p>Ascension Day</text:p>
          </table:table-cell>
          <table:table-cell table:style-name="AmberHoliday" office:value-type="string" ns6:value-type="string">
            <text:p>The Friday after Ascension Day</text:p>
          </table:table-cell>
          <table:table-cell table:number-columns-repeated="8"/>
          <table:table-cell table:style-name="AmberHoliday" office:value-type="string" ns6:value-type="string">
            <text:p>Pentecost Sunday</text:p>
          </table:table-cell>
          <table:table-cell table:number-columns-repeated="6"/>
          <table:table-cell table:style-name="AmberHoliday" office:value-type="string" ns6:value-type="string">
            <text:p>Mother's Day</text:p>
          </table:table-cell>
          <table:table-cell table:number-columns-repeated="5"/>
          <table:table-cell table:style-name="AmberHoliday" office:value-type="string" ns6:value-type="string">
            <text:p>National Day</text:p>
          </table:table-cell>
          <table:table-cell table:number-columns-repeated="12"/>
          <table:table-cell table:style-name="AmberHoliday" office:value-type="string" ns6:value-type="string">
            <text:p>Midsummer Eve</text:p>
          </table:table-cell>
          <table:table-cell table:number-columns-repeated="133"/>
          <table:table-cell table:style-name="AmberHoliday" office:value-type="string" ns6:value-type="string">
            <text:p>All Saints' Day</text:p>
          </table:table-cell>
          <table:table-cell table:number-columns-repeated="7"/>
          <table:table-cell table:style-name="AmberHoliday" office:value-type="string" ns6:value-type="string">
            <text:p>Father's Day</text:p>
          </table:table-cell>
          <table:table-cell table:number-columns-repeated="45"/>
          <table:table-cell table:style-name="AmberHoliday" office:value-type="string" ns6:value-type="string">
            <text:p>Christmas Eve</text:p>
          </table:table-cell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Second Day of Christmas</text:p>
          </table:table-cell>
          <table:table-cell table:number-columns-repeated="4"/>
          <table:table-cell table:style-name="AmberHoliday" office:value-type="string" ns6:value-type="string">
            <text:p>New Year's Eve</text:p>
          </table:table-cell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witzerland/2026" xlink:type="simple">Switzerland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Berchtolds Day</text:p>
          </table:table-cell>
          <table:table-cell table:number-columns-repeated="3"/>
          <table:table-cell table:style-name="AmberHoliday" office:value-type="string" ns6:value-type="string">
            <text:p>Three King's Day</text:p>
          </table:table-cell>
          <table:table-cell table:number-columns-repeated="53"/>
          <table:table-cell table:style-name="AmberHoliday" office:value-type="string" ns6:value-type="string">
            <text:p>Republic Day</text:p>
          </table:table-cell>
          <table:table-cell table:number-columns-repeated="17"/>
          <table:table-cell table:style-name="AmberHoliday" office:value-type="string" ns6:value-type="string">
            <text:p>St. Joseph's Day</text:p>
          </table:table-cell>
          <table:table-cell table:number-columns-repeated="13"/>
          <table:table-cell table:style-name="AmberHoliday" office:value-type="string" ns6:value-type="string">
            <text:p>Näfelser Fahrt</text:p>
          </table:table-cell>
          <table:table-cell table:style-name="AmberHoliday" office:value-type="string" ns6:value-type="string">
            <text:p>Good Friday</text:p>
          </table:table-cell>
          <table:table-cell/>
          <table:table-cell table:style-name="AmberHoliday" office:value-type="string" ns6:value-type="string">
            <text:p>Easter Sunday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13"/>
          <table:table-cell table:style-name="AmberHoliday" office:value-type="string" ns6:value-type="string">
            <text:p>Sechselauten</text:p>
          </table:table-cell>
          <table:table-cell table:number-columns-repeated="10"/>
          <table:table-cell office:value-type="string" ns6:value-type="string" table:style-name="AmberHoliday">
            <text:p>May Day</text:p>
          </table:table-cell>
          <table:table-cell table:number-columns-repeated="8"/>
          <table:table-cell table:style-name="AmberHoliday" office:value-type="string" ns6:value-type="string">
            <text:p>Mother's Day</text:p>
          </table:table-cell>
          <table:table-cell table:number-columns-repeated="3"/>
          <table:table-cell table:style-name="AmberHoliday" office:value-type="string" ns6:value-type="string">
            <text:p>Ascension Day</text:p>
          </table:table-cell>
          <table:table-cell table:number-columns-repeated="10"/>
          <table:table-cell table:style-name="AmberHoliday" office:value-type="string" ns6:value-type="string">
            <text:p>Whit Monday</text:p>
          </table:table-cell>
          <table:table-cell table:number-columns-repeated="9"/>
          <table:table-cell table:style-name="AmberHoliday" office:value-type="string" ns6:value-type="string">
            <text:p>Corpus Christi</text:p>
          </table:table-cell>
          <table:table-cell table:number-columns-repeated="2"/>
          <table:table-cell table:style-name="AmberHoliday" office:value-type="string" ns6:value-type="string">
            <text:p>Father's Day</text:p>
          </table:table-cell>
          <table:table-cell table:number-columns-repeated="15"/>
          <table:table-cell table:style-name="AmberHoliday" office:value-type="string" ns6:value-type="string">
            <text:p>Fête d'Indépendance</text:p>
          </table:table-cell>
          <table:table-cell table:number-columns-repeated="5"/>
          <table:table-cell table:style-name="AmberHoliday" office:value-type="string" ns6:value-type="string">
            <text:p>Saint Peter and Saint Paul</text:p>
          </table:table-cell>
          <table:table-cell table:number-columns-repeated="32"/>
          <table:table-cell table:style-name="AmberHoliday" office:value-type="string" ns6:value-type="string">
            <text:p>National Day</text:p>
          </table:table-cell>
          <table:table-cell table:number-columns-repeated="13"/>
          <table:table-cell table:style-name="AmberHoliday" office:value-type="string" ns6:value-type="string">
            <text:p>Assumption Day</text:p>
          </table:table-cell>
          <table:table-cell table:number-columns-repeated="25"/>
          <table:table-cell table:style-name="AmberHoliday" office:value-type="string" ns6:value-type="string">
            <text:p>Jeûne genevois</text:p>
          </table:table-cell>
          <table:table-cell table:number-columns-repeated="3"/>
          <table:table-cell table:style-name="AmberHoliday" office:value-type="string" ns6:value-type="string">
            <text:p>Knabenschiessen</text:p>
          </table:table-cell>
          <table:table-cell table:number-columns-repeated="5"/>
          <table:table-cell table:style-name="AmberHoliday" office:value-type="string" ns6:value-type="string">
            <text:p>Swiss Federal Fast</text:p>
          </table:table-cell>
          <table:table-cell table:style-name="AmberHoliday" office:value-type="string" ns6:value-type="string">
            <text:p>Bettagsmontag</text:p>
          </table:table-cell>
          <table:table-cell table:style-name="AmberHoliday" office:value-type="string" ns6:value-type="string">
            <text:p>St Mauritius' Day</text:p>
          </table:table-cell>
          <table:table-cell table:number-columns-repeated="2"/>
          <table:table-cell table:style-name="AmberHoliday" office:value-type="string" ns6:value-type="string">
            <text:p>Saint Nicholas of Flüe</text:p>
          </table:table-cell>
          <table:table-cell table:number-columns-repeated="36"/>
          <table:table-cell table:style-name="AmberHoliday" office:value-type="string" ns6:value-type="string">
            <text:p>All Saints' Day</text:p>
          </table:table-cell>
          <table:table-cell table:number-columns-repeated="36"/>
          <table:table-cell table:style-name="AmberHoliday" office:value-type="string" ns6:value-type="string">
            <text:p>Immaculate Conception Day</text:p>
          </table:table-cell>
          <table:table-cell table:number-columns-repeated="15"/>
          <table:table-cell table:style-name="AmberHoliday" office:value-type="string" ns6:value-type="string">
            <text:p>Christmas Eve</text:p>
          </table:table-cell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St. Stephen's Day</text:p>
          </table:table-cell>
          <table:table-cell table:number-columns-repeated="4"/>
          <table:table-cell table:style-name="AmberHoliday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syria/2026" xlink:type="simple">Syr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75"/>
          <table:table-cell table:style-name="AmberHoliday" office:value-type="string" ns6:value-type="string">
            <text:p>Revolution Day</text:p>
          </table:table-cell>
          <table:table-cell/>
          <table:table-cell table:style-name="AmberHoliday" office:value-type="string" ns6:value-type="string">
            <text:p>Eid Al Fitr</text:p>
          </table:table-cell>
          <table:table-cell table:style-name="AmberHoliday" office:value-type="string" ns6:value-type="string">
            <text:p>Eid Al Fitr Holiday</text:p>
          </table:table-cell>
          <table:table-cell table:style-name="AmberHoliday" office:value-type="string" ns6:value-type="string" table:number-columns-repeated="1">
            <text:p>Eid Al Fitr Holiday</text:p>
          </table:table-cell>
          <table:table-cell table:number-columns-repeated="13"/>
          <table:table-cell table:style-name="AmberHoliday" office:value-type="string" ns6:value-type="string">
            <text:p>Gregorian Easter</text:p>
          </table:table-cell>
          <table:table-cell table:number-columns-repeated="6"/>
          <table:table-cell table:style-name="AmberHoliday" office:value-type="string" ns6:value-type="string">
            <text:p>Julian Easter</text:p>
          </table:table-cell>
          <table:table-cell table:number-columns-repeated="4"/>
          <table:table-cell table:style-name="AmberHoliday" office:value-type="string" ns6:value-type="string">
            <text:p>Evacuation Day</text:p>
          </table:table-cell>
          <table:table-cell table:number-columns-repeated="13"/>
          <table:table-cell office:value-type="string" ns6:value-type="string" table:style-name="AmberHoliday">
            <text:p>Labour Day</text:p>
          </table:table-cell>
          <table:table-cell table:number-columns-repeated="26"/>
          <table:table-cell table:style-name="AmberHoliday" office:value-type="string" ns6:value-type="string">
            <text:p>Eid Al Adaha</text:p>
          </table:table-cell>
          <table:table-cell table:style-name="AmberHoliday" office:value-type="string" ns6:value-type="string">
            <text:p>Eid Al Adaha Holiday</text:p>
          </table:table-cell>
          <table:table-cell table:style-name="AmberHoliday" office:value-type="string" ns6:value-type="string" table:number-columns-repeated="1">
            <text:p>Eid Al Adaha Holiday</text:p>
          </table:table-cell>
          <table:table-cell table:number-columns-repeated="16"/>
          <table:table-cell table:style-name="AmberHoliday" office:value-type="string" ns6:value-type="string">
            <text:p>Islamic New Year</text:p>
          </table:table-cell>
          <table:table-cell table:number-columns-repeated="69"/>
          <table:table-cell table:style-name="AmberHoliday" office:value-type="string" ns6:value-type="string">
            <text:p>Mawlid</text:p>
          </table:table-cell>
          <table:table-cell table:number-columns-repeated="104"/>
          <table:table-cell table:style-name="AmberHoliday" office:value-type="string" ns6:value-type="string">
            <text:p>Liberation Day</text:p>
          </table:table-cell>
          <table:table-cell table:number-columns-repeated="16"/>
          <table:table-cell office:value-type="string" ns6:value-type="string" table:style-name="AmberHoliday">
            <text:p>Christmas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tajikistan/2026" xlink:type="simple">Tajikistan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65"/>
          <table:table-cell table:style-name="AmberHoliday" office:value-type="string" ns6:value-type="string">
            <text:p>International Women's Day</text:p>
          </table:table-cell>
          <table:table-cell table:number-columns-repeated="11"/>
          <table:table-cell table:style-name="AmberHoliday" office:value-type="string" ns6:value-type="string">
            <text:p>Navruz</text:p>
          </table:table-cell>
          <table:table-cell table:style-name="AmberHoliday" office:value-type="string" ns6:value-type="string">
            <text:p>Navruz Holiday</text:p>
          </table:table-cell>
          <table:table-cell table:style-name="AmberHoliday" office:value-type="string" ns6:value-type="string" table:number-columns-repeated="1">
            <text:p>Navruz Holiday</text:p>
          </table:table-cell>
          <table:table-cell table:number-columns-repeated="39"/>
          <table:table-cell office:value-type="string" ns6:value-type="string" table:style-name="AmberHoliday">
            <text:p>Labour Day</text:p>
          </table:table-cell>
          <table:table-cell table:number-columns-repeated="7"/>
          <table:table-cell table:style-name="AmberHoliday" office:value-type="string" ns6:value-type="string">
            <text:p>Victory Day</text:p>
          </table:table-cell>
          <table:table-cell/>
          <table:table-cell table:style-name="AmberHoliday" office:value-type="string" ns6:value-type="string">
            <text:p>Victory Day (in lieu)</text:p>
          </table:table-cell>
          <table:table-cell table:number-columns-repeated="16"/>
          <table:table-cell table:style-name="AmberHoliday" office:value-type="string" ns6:value-type="string">
            <text:p>Kurban Bairam</text:p>
          </table:table-cell>
          <table:table-cell table:number-columns-repeated="29"/>
          <table:table-cell table:style-name="AmberHoliday" office:value-type="string" ns6:value-type="string">
            <text:p>National Unity Day</text:p>
          </table:table-cell>
          <table:table-cell/>
          <table:table-cell table:style-name="AmberHoliday" office:value-type="string" ns6:value-type="string">
            <text:p>National Unity Day (in lieu)</text:p>
          </table:table-cell>
          <table:table-cell table:number-columns-repeated="71"/>
          <table:table-cell table:style-name="AmberHoliday" office:value-type="string" ns6:value-type="string">
            <text:p>Independence Day</text:p>
          </table:table-cell>
          <table:table-cell table:number-columns-repeated="56"/>
          <table:table-cell table:style-name="AmberHoliday" office:value-type="string" ns6:value-type="string">
            <text:p>Constitution Day</text:p>
          </table:table-cell>
          <table:table-cell table:number-columns-repeated="49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tanzania/2026" xlink:type="simple">Tanzan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10"/>
          <table:table-cell table:style-name="AmberHoliday" office:value-type="string" ns6:value-type="string">
            <text:p>Zanzibar Revolution Day</text:p>
          </table:table-cell>
          <table:table-cell table:number-columns-repeated="66"/>
          <table:table-cell table:style-name="AmberHoliday" office:value-type="string" ns6:value-type="string">
            <text:p>Eid ul-Fitr</text:p>
          </table:table-cell>
          <table:table-cell table:style-name="AmberHoliday" office:value-type="string" ns6:value-type="string">
            <text:p>Eid ul-Fitr Holiday</text:p>
          </table:table-cell>
          <table:table-cell table:number-columns-repeated="12"/>
          <table:table-cell table:style-name="AmberHoliday" office:value-type="string" ns6:value-type="string">
            <text:p>Good Friday</text:p>
          </table:table-cell>
          <table:table-cell/>
          <table:table-cell table:style-name="AmberHoliday" office:value-type="string" ns6:value-type="string">
            <text:p>Easter Sunday</text:p>
          </table:table-cell>
          <table:table-cell table:style-name="AmberHoliday" office:value-type="string" ns6:value-type="string">
            <text:p>Easter Monday</text:p>
          </table:table-cell>
          <table:table-cell table:style-name="AmberHoliday" office:value-type="string" ns6:value-type="string">
            <text:p>Karume Day</text:p>
          </table:table-cell>
          <table:table-cell table:number-columns-repeated="18"/>
          <table:table-cell table:style-name="AmberHoliday" office:value-type="string" ns6:value-type="string">
            <text:p>Union Day</text:p>
          </table:table-cell>
          <table:table-cell table:number-columns-repeated="4"/>
          <table:table-cell office:value-type="string" ns6:value-type="string" table:style-name="AmberHoliday">
            <text:p>Labour Day</text:p>
          </table:table-cell>
          <table:table-cell table:number-columns-repeated="26"/>
          <table:table-cell table:style-name="AmberHoliday" office:value-type="string" ns6:value-type="string">
            <text:p>Eid El Haj</text:p>
          </table:table-cell>
          <table:table-cell table:number-columns-repeated="39"/>
          <table:table-cell table:style-name="AmberHoliday" office:value-type="string" ns6:value-type="string">
            <text:p>Saba Saba Day</text:p>
          </table:table-cell>
          <table:table-cell table:number-columns-repeated="31"/>
          <table:table-cell table:style-name="AmberHoliday" office:value-type="string" ns6:value-type="string">
            <text:p>Nane Nane (Farmer's) Day</text:p>
          </table:table-cell>
          <table:table-cell table:number-columns-repeated="16"/>
          <table:table-cell table:style-name="AmberHoliday" office:value-type="string" ns6:value-type="string">
            <text:p>Maulid Day</text:p>
          </table:table-cell>
          <table:table-cell table:number-columns-repeated="49"/>
          <table:table-cell table:style-name="AmberHoliday" office:value-type="string" ns6:value-type="string">
            <text:p>Mwalimu Nyerere Day</text:p>
          </table:table-cell>
          <table:table-cell table:number-columns-repeated="55"/>
          <table:table-cell table:style-name="AmberHoliday" office:value-type="string" ns6:value-type="string">
            <text:p>Independence Day</text:p>
          </table:table-cell>
          <table:table-cell table:number-columns-repeated="15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thailand/2026" xlink:type="simple">Thailand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New Year's Day Holiday</text:p>
          </table:table-cell>
          <table:table-cell table:number-columns-repeated="45"/>
          <table:table-cell table:style-name="AmberHoliday" office:value-type="string" ns6:value-type="string">
            <text:p>Chinese New Year</text:p>
          </table:table-cell>
          <table:table-cell table:number-columns-repeated="13"/>
          <table:table-cell table:style-name="AmberHoliday" office:value-type="string" ns6:value-type="string">
            <text:p>Makha Bucha</text:p>
          </table:table-cell>
          <table:table-cell table:number-columns-repeated="33"/>
          <table:table-cell table:style-name="AmberHoliday" office:value-type="string" ns6:value-type="string">
            <text:p>Chakri Day</text:p>
          </table:table-cell>
          <table:table-cell table:number-columns-repeated="6"/>
          <table:table-cell table:style-name="AmberHoliday" office:value-type="string" ns6:value-type="string">
            <text:p>Songkran</text:p>
          </table:table-cell>
          <table:table-cell table:style-name="AmberHoliday" office:value-type="string" ns6:value-type="string">
            <text:p>Songkran</text:p>
          </table:table-cell>
          <table:table-cell table:style-name="AmberHoliday" office:value-type="string" ns6:value-type="string" table:number-columns-repeated="1">
            <text:p>Songkran</text:p>
          </table:table-cell>
          <table:table-cell table:number-columns-repeated="15"/>
          <table:table-cell office:value-type="string" ns6:value-type="string" table:style-name="AmberHoliday">
            <text:p>Labour Day</text:p>
          </table:table-cell>
          <table:table-cell table:number-columns-repeated="2"/>
          <table:table-cell table:style-name="AmberHoliday" office:value-type="string" ns6:value-type="string">
            <text:p>Coronation Day</text:p>
          </table:table-cell>
          <table:table-cell table:number-columns-repeated="6"/>
          <table:table-cell table:style-name="AmberHoliday" office:value-type="string" ns6:value-type="string">
            <text:p>Royal Ploughing Ceremony</text:p>
          </table:table-cell>
          <table:table-cell table:number-columns-repeated="19"/>
          <table:table-cell table:style-name="AmberHoliday" office:value-type="string" ns6:value-type="string">
            <text:p>Visakha Bucha Day</text:p>
          </table:table-cell>
          <table:table-cell table:style-name="AmberHoliday" office:value-type="string" ns6:value-type="string">
            <text:p>Visakha Bucha Day (in lieu)</text:p>
          </table:table-cell>
          <table:table-cell/>
          <table:table-cell table:style-name="AmberHoliday" office:value-type="string" ns6:value-type="string">
            <text:p>H.M. Queen's Birthday</text:p>
          </table:table-cell>
          <table:table-cell table:number-columns-repeated="54"/>
          <table:table-cell table:style-name="AmberHoliday" office:value-type="string" ns6:value-type="string">
            <text:p>H.M. King's Birthday</text:p>
          </table:table-cell>
          <table:table-cell table:style-name="AmberHoliday" office:value-type="string" ns6:value-type="string">
            <text:p>Asahna Bucha Day</text:p>
          </table:table-cell>
          <table:table-cell table:style-name="AmberHoliday" office:value-type="string" ns6:value-type="string">
            <text:p>Buddhist Lent</text:p>
          </table:table-cell>
          <table:table-cell table:number-columns-repeated="12"/>
          <table:table-cell table:style-name="AmberHoliday" office:value-type="string" ns6:value-type="string">
            <text:p>Mother's Day</text:p>
          </table:table-cell>
          <table:table-cell table:number-columns-repeated="42"/>
          <table:table-cell table:style-name="AmberHoliday" office:value-type="string" ns6:value-type="string">
            <text:p>Prince Mahidol Day</text:p>
          </table:table-cell>
          <table:table-cell table:number-columns-repeated="18"/>
          <table:table-cell table:style-name="AmberHoliday" office:value-type="string" ns6:value-type="string">
            <text:p>The Passing of King Bhumibol</text:p>
          </table:table-cell>
          <table:table-cell table:number-columns-repeated="9"/>
          <table:table-cell table:style-name="AmberHoliday" office:value-type="string" ns6:value-type="string">
            <text:p>Chulalongkorn Day</text:p>
          </table:table-cell>
          <table:table-cell table:number-columns-repeated="42"/>
          <table:table-cell table:style-name="AmberHoliday" office:value-type="string" ns6:value-type="string">
            <text:p>Father's Day</text:p>
          </table:table-cell>
          <table:table-cell/>
          <table:table-cell table:style-name="AmberHoliday" office:value-type="string" ns6:value-type="string">
            <text:p>King Bhumibol's Birthday</text:p>
          </table:table-cell>
          <table:table-cell table:number-columns-repeated="2"/>
          <table:table-cell table:style-name="AmberHoliday" office:value-type="string" ns6:value-type="string">
            <text:p>Thailand Constitution Day</text:p>
          </table:table-cell>
          <table:table-cell table:number-columns-repeated="14"/>
          <table:table-cell table:style-name="Default"/>
          <table:table-cell table:number-columns-repeated="5"/>
          <table:table-cell table:style-name="AmberHoliday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east-timor/2026" xlink:type="simple">Timor-Leste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6"/>
          <table:table-cell table:style-name="AmberHoliday" office:value-type="string" ns6:value-type="string">
            <text:p>Chinese New Year</text:p>
          </table:table-cell>
          <table:table-cell table:style-name="AmberHoliday" office:value-type="string" ns6:value-type="string">
            <text:p>Ash Wednesday</text:p>
          </table:table-cell>
          <table:table-cell table:number-columns-repeated="12"/>
          <table:table-cell table:style-name="AmberHoliday" office:value-type="string" ns6:value-type="string">
            <text:p>Veterans' Day</text:p>
          </table:table-cell>
          <table:table-cell table:number-columns-repeated="16"/>
          <table:table-cell table:style-name="AmberHoliday" office:value-type="string" ns6:value-type="string">
            <text:p>Idul Fitri</text:p>
          </table:table-cell>
          <table:table-cell table:number-columns-repeated="12"/>
          <table:table-cell table:style-name="AmberHoliday" office:value-type="string" ns6:value-type="string">
            <text:p>Holy Thursday</text:p>
          </table:table-cell>
          <table:table-cell table:style-name="AmberHoliday" office:value-type="string" ns6:value-type="string">
            <text:p>Holy Friday</text:p>
          </table:table-cell>
          <table:table-cell table:number-columns-repeated="27"/>
          <table:table-cell office:value-type="string" ns6:value-type="string" table:style-name="AmberHoliday">
            <text:p>Labour Day</text:p>
          </table:table-cell>
          <table:table-cell table:number-columns-repeated="18"/>
          <table:table-cell table:style-name="AmberHoliday" office:value-type="string" ns6:value-type="string">
            <text:p>Independence Restoration Day</text:p>
          </table:table-cell>
          <table:table-cell table:number-columns-repeated="6"/>
          <table:table-cell table:style-name="AmberHoliday" office:value-type="string" ns6:value-type="string">
            <text:p>Idul Adha</text:p>
          </table:table-cell>
          <table:table-cell table:number-columns-repeated="7"/>
          <table:table-cell table:style-name="AmberHoliday" office:value-type="string" ns6:value-type="string">
            <text:p>Corpus Christi</text:p>
          </table:table-cell>
          <table:table-cell table:number-columns-repeated="86"/>
          <table:table-cell table:style-name="AmberHoliday" office:value-type="string" ns6:value-type="string">
            <text:p>Popular Consultation Day</text:p>
          </table:table-cell>
          <table:table-cell table:number-columns-repeated="62"/>
          <table:table-cell table:style-name="AmberHoliday" office:value-type="string" ns6:value-type="string">
            <text:p>All Saints' Day</text:p>
          </table:table-cell>
          <table:table-cell table:style-name="AmberHoliday" office:value-type="string" ns6:value-type="string">
            <text:p>All Souls' Day</text:p>
          </table:table-cell>
          <table:table-cell table:style-name="AmberHoliday" office:value-type="string" ns6:value-type="string">
            <text:p>National Women's Day</text:p>
          </table:table-cell>
          <table:table-cell table:number-columns-repeated="8"/>
          <table:table-cell table:style-name="AmberHoliday" office:value-type="string" ns6:value-type="string">
            <text:p>Youth National Day</text:p>
          </table:table-cell>
          <table:table-cell table:number-columns-repeated="15"/>
          <table:table-cell table:style-name="AmberHoliday" office:value-type="string" ns6:value-type="string">
            <text:p>Proclamation of Independence Day</text:p>
          </table:table-cell>
          <table:table-cell table:number-columns-repeated="8"/>
          <table:table-cell table:style-name="AmberHoliday" office:value-type="string" ns6:value-type="string">
            <text:p>Memorial Day</text:p>
          </table:table-cell>
          <table:table-cell table:style-name="AmberHoliday" office:value-type="string" ns6:value-type="string">
            <text:p>Day of Our Lady of Immaculate Conception</text:p>
          </table:table-cell>
          <table:table-cell table:number-columns-repeated="16"/>
          <table:table-cell office:value-type="string" ns6:value-type="string" table:style-name="AmberHoliday">
            <text:p>Christmas Day</text:p>
          </table:table-cell>
          <table:table-cell table:number-columns-repeated="5"/>
          <table:table-cell table:style-name="AmberHoliday" office:value-type="string" ns6:value-type="string">
            <text:p>National Heroes' Day</text:p>
          </table:table-cell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togo/2026" xlink:type="simple">Togo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77"/>
          <table:table-cell table:style-name="AmberHoliday" office:value-type="string" ns6:value-type="string">
            <text:p>Korité</text:p>
          </table:table-cell>
          <table:table-cell table:number-columns-repeated="16"/>
          <table:table-cell table:style-name="AmberHoliday" office:value-type="string" ns6:value-type="string">
            <text:p>Easter Monday</text:p>
          </table:table-cell>
          <table:table-cell table:number-columns-repeated="20"/>
          <table:table-cell table:style-name="AmberHoliday" office:value-type="string" ns6:value-type="string">
            <text:p>Independence Day</text:p>
          </table:table-cell>
          <table:table-cell table:number-columns-repeated="3"/>
          <table:table-cell office:value-type="string" ns6:value-type="string" table:style-name="AmberHoliday">
            <text:p>Labour Day</text:p>
          </table:table-cell>
          <table:table-cell table:number-columns-repeated="12"/>
          <table:table-cell table:style-name="AmberHoliday" office:value-type="string" ns6:value-type="string">
            <text:p>Ascension Day</text:p>
          </table:table-cell>
          <table:table-cell table:number-columns-repeated="10"/>
          <table:table-cell table:style-name="AmberHoliday" office:value-type="string" ns6:value-type="string">
            <text:p>Whit Monday</text:p>
          </table:table-cell>
          <table:table-cell table:number-columns-repeated="2"/>
          <table:table-cell table:style-name="AmberHoliday" office:value-type="string" ns6:value-type="string">
            <text:p>Tabaski</text:p>
          </table:table-cell>
          <table:table-cell table:number-columns-repeated="23"/>
          <table:table-cell table:style-name="AmberHoliday" office:value-type="string" ns6:value-type="string">
            <text:p>Martyrs' Day</text:p>
          </table:table-cell>
          <table:table-cell table:number-columns-repeated="54"/>
          <table:table-cell table:style-name="AmberHoliday" office:value-type="string" ns6:value-type="string">
            <text:p>Assumption Day</text:p>
          </table:table-cell>
          <table:table-cell table:number-columns-repeated="77"/>
          <table:table-cell table:style-name="AmberHoliday" office:value-type="string" ns6:value-type="string">
            <text:p>All Saints' Day</text:p>
          </table:table-cell>
          <table:table-cell table:number-columns-repeated="53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tonga/2026" xlink:type="simple">Tong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91"/>
          <table:table-cell table:style-name="AmberHoliday" office:value-type="string" ns6:value-type="string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18"/>
          <table:table-cell table:style-name="AmberHoliday" office:value-type="string" ns6:value-type="string">
            <text:p>Anzac Day</text:p>
          </table:table-cell>
          <table:table-cell table:number-columns-repeated="5"/>
          <table:table-cell table:style-name="Default"/>
          <table:table-cell table:number-columns-repeated="37"/>
          <table:table-cell table:style-name="AmberHoliday" office:value-type="string" ns6:value-type="string">
            <text:p>Emancipation Day (in lieu)</text:p>
          </table:table-cell>
          <table:table-cell table:number-columns-repeated="25"/>
          <table:table-cell table:style-name="AmberHoliday" office:value-type="string" ns6:value-type="string">
            <text:p>Official Birthday of HM King Tupou VI</text:p>
          </table:table-cell>
          <table:table-cell table:number-columns-repeated="74"/>
          <table:table-cell table:style-name="AmberHoliday" office:value-type="string" ns6:value-type="string">
            <text:p>Birthday of HRH Crown Prince</text:p>
          </table:table-cell>
          <table:table-cell table:number-columns-repeated="45"/>
          <table:table-cell table:style-name="AmberHoliday" office:value-type="string" ns6:value-type="string">
            <text:p>Constitution Day (in lieu)</text:p>
          </table:table-cell>
          <table:table-cell table:number-columns-repeated="34"/>
          <table:table-cell table:style-name="AmberHoliday" office:value-type="string" ns6:value-type="string">
            <text:p>Tupou I Day</text:p>
          </table:table-cell>
          <table:table-cell table:number-columns-repeated="17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tunisia/2026" xlink:type="simple">Tunis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77"/>
          <table:table-cell table:style-name="AmberHoliday" office:value-type="string" ns6:value-type="string">
            <text:p>Independence Day</text:p>
          </table:table-cell>
          <table:table-cell table:style-name="AmberHoliday" office:value-type="string" ns6:value-type="string">
            <text:p>Aïd El-Fitr</text:p>
          </table:table-cell>
          <table:table-cell table:style-name="AmberHoliday" office:value-type="string" ns6:value-type="string" table:number-columns-repeated="1">
            <text:p>Aïd El-Fitr</text:p>
          </table:table-cell>
          <table:table-cell table:number-columns-repeated="17"/>
          <table:table-cell table:style-name="AmberHoliday" office:value-type="string" ns6:value-type="string">
            <text:p>Martyrs' Day</text:p>
          </table:table-cell>
          <table:table-cell table:number-columns-repeated="21"/>
          <table:table-cell office:value-type="string" ns6:value-type="string" table:style-name="AmberHoliday">
            <text:p>Labour Day</text:p>
          </table:table-cell>
          <table:table-cell table:number-columns-repeated="26"/>
          <table:table-cell table:style-name="AmberHoliday" office:value-type="string" ns6:value-type="string">
            <text:p>Aïd El Kebir</text:p>
          </table:table-cell>
          <table:table-cell table:style-name="AmberHoliday" office:value-type="string" ns6:value-type="string">
            <text:p>Aïd El Kebir</text:p>
          </table:table-cell>
          <table:table-cell table:style-name="AmberHoliday" office:value-type="string" ns6:value-type="string" table:number-columns-repeated="1">
            <text:p>Aïd El Kebir</text:p>
          </table:table-cell>
          <table:table-cell table:number-columns-repeated="16"/>
          <table:table-cell table:style-name="AmberHoliday" office:value-type="string" ns6:value-type="string">
            <text:p>Ras el am el Hejri</text:p>
          </table:table-cell>
          <table:table-cell table:number-columns-repeated="38"/>
          <table:table-cell table:style-name="AmberHoliday" office:value-type="string" ns6:value-type="string">
            <text:p>Republic Day</text:p>
          </table:table-cell>
          <table:table-cell table:number-columns-repeated="18"/>
          <table:table-cell table:style-name="AmberHoliday" office:value-type="string" ns6:value-type="string">
            <text:p>Women's Day</text:p>
          </table:table-cell>
          <table:table-cell table:number-columns-repeated="11"/>
          <table:table-cell table:style-name="AmberHoliday" office:value-type="string" ns6:value-type="string">
            <text:p>Prophet Mohammed's Birthday</text:p>
          </table:table-cell>
          <table:table-cell table:number-columns-repeated="50"/>
          <table:table-cell table:style-name="AmberHoliday" office:value-type="string" ns6:value-type="string">
            <text:p>Evacuation Day</text:p>
          </table:table-cell>
          <table:table-cell table:number-columns-repeated="62"/>
          <table:table-cell table:style-name="AmberHoliday" office:value-type="string" ns6:value-type="string">
            <text:p>Revolution and Youth Day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turkey/2026" xlink:type="simple">Turkey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76"/>
          <table:table-cell table:style-name="AmberHoliday" office:value-type="string" ns6:value-type="string">
            <text:p>Ramazan Bayramı Holiday</text:p>
          </table:table-cell>
          <table:table-cell table:style-name="AmberHoliday" office:value-type="string" ns6:value-type="string">
            <text:p>Ramazan Bayramı</text:p>
          </table:table-cell>
          <table:table-cell table:style-name="AmberHoliday" office:value-type="string" ns6:value-type="string">
            <text:p>Ramazan Bayramı Holiday</text:p>
          </table:table-cell>
          <table:table-cell table:style-name="AmberHoliday" office:value-type="string" ns6:value-type="string">
            <text:p>Ramazan Bayramı Holiday</text:p>
          </table:table-cell>
          <table:table-cell table:style-name="AmberHoliday" office:value-type="string" ns6:value-type="string" table:number-columns-repeated="1">
            <text:p>Ramazan Bayramı Holiday</text:p>
          </table:table-cell>
          <table:table-cell table:number-columns-repeated="30"/>
          <table:table-cell table:style-name="AmberHoliday" office:value-type="string" ns6:value-type="string">
            <text:p>National Sovereignty and Children's Day</text:p>
          </table:table-cell>
          <table:table-cell table:number-columns-repeated="7"/>
          <table:table-cell office:value-type="string" ns6:value-type="string" table:style-name="AmberHoliday">
            <text:p>Labour and Solidarity Day</text:p>
          </table:table-cell>
          <table:table-cell table:number-columns-repeated="17"/>
          <table:table-cell table:style-name="AmberHoliday" office:value-type="string" ns6:value-type="string">
            <text:p>Youth and Sports Day</text:p>
          </table:table-cell>
          <table:table-cell table:number-columns-repeated="6"/>
          <table:table-cell table:style-name="AmberHoliday" office:value-type="string" ns6:value-type="string">
            <text:p>Kurban Bayramı Holiday</text:p>
          </table:table-cell>
          <table:table-cell table:style-name="AmberHoliday" office:value-type="string" ns6:value-type="string">
            <text:p>Kurban Bayramı</text:p>
          </table:table-cell>
          <table:table-cell table:style-name="AmberHoliday" office:value-type="string" ns6:value-type="string">
            <text:p>Kurban Bayramı Holiday</text:p>
          </table:table-cell>
          <table:table-cell table:style-name="AmberHoliday" office:value-type="string" ns6:value-type="string">
            <text:p>Kurban Bayramı Holiday</text:p>
          </table:table-cell>
          <table:table-cell table:style-name="AmberHoliday" office:value-type="string" ns6:value-type="string" table:number-columns-repeated="1">
            <text:p>Kurban Bayramı Holiday</text:p>
          </table:table-cell>
          <table:table-cell table:number-columns-repeated="45"/>
          <table:table-cell table:style-name="AmberHoliday" office:value-type="string" ns6:value-type="string">
            <text:p>Democracy and National Solidarity Day</text:p>
          </table:table-cell>
          <table:table-cell table:number-columns-repeated="45"/>
          <table:table-cell table:style-name="AmberHoliday" office:value-type="string" ns6:value-type="string">
            <text:p>Victory Day</text:p>
          </table:table-cell>
          <table:table-cell table:number-columns-repeated="58"/>
          <table:table-cell table:style-name="AmberHoliday" office:value-type="string" ns6:value-type="string">
            <text:p>Republic Day Holiday</text:p>
          </table:table-cell>
          <table:table-cell table:style-name="AmberHoliday" office:value-type="string" ns6:value-type="string">
            <text:p>Republic Day</text:p>
          </table:table-cell>
          <table:table-cell table:number-columns-repeated="56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turkmenistan/2026" xlink:type="simple">Turkmenistan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65"/>
          <table:table-cell table:style-name="AmberHoliday" office:value-type="string" ns6:value-type="string">
            <text:p>International Women's Day</text:p>
          </table:table-cell>
          <table:table-cell table:number-columns-repeated="11"/>
          <table:table-cell table:style-name="AmberHoliday" office:value-type="string" ns6:value-type="string">
            <text:p>Oraza Bayram</text:p>
          </table:table-cell>
          <table:table-cell table:style-name="AmberHoliday" office:value-type="string" ns6:value-type="string">
            <text:p>Novruz-Bayram</text:p>
          </table:table-cell>
          <table:table-cell table:style-name="AmberHoliday" office:value-type="string" ns6:value-type="string">
            <text:p>Novruz-Bayram Holiday</text:p>
          </table:table-cell>
          <table:table-cell table:number-columns-repeated="39"/>
          <table:table-cell table:style-name="Default"/>
          <table:table-cell table:number-columns-repeated="16"/>
          <table:table-cell table:style-name="AmberHoliday" office:value-type="string" ns6:value-type="string">
            <text:p>Constitution and Flag Day</text:p>
          </table:table-cell>
          <table:table-cell table:number-columns-repeated="8"/>
          <table:table-cell table:style-name="AmberHoliday" office:value-type="string" ns6:value-type="string">
            <text:p>Kurban Bairam</text:p>
          </table:table-cell>
          <table:table-cell table:style-name="AmberHoliday" office:value-type="string" ns6:value-type="string">
            <text:p>Kurban Bairam Holiday</text:p>
          </table:table-cell>
          <table:table-cell table:style-name="AmberHoliday" office:value-type="string" ns6:value-type="string" table:number-columns-repeated="1">
            <text:p>Kurban Bairam Holiday</text:p>
          </table:table-cell>
          <table:table-cell table:number-columns-repeated="120"/>
          <table:table-cell table:style-name="AmberHoliday" office:value-type="string" ns6:value-type="string">
            <text:p>Independence Day</text:p>
          </table:table-cell>
          <table:table-cell table:number-columns-repeated="8"/>
          <table:table-cell table:style-name="AmberHoliday" office:value-type="string" ns6:value-type="string">
            <text:p>Earthquake Memorial Day</text:p>
          </table:table-cell>
          <table:table-cell table:number-columns-repeated="66"/>
          <table:table-cell table:style-name="AmberHoliday" office:value-type="string" ns6:value-type="string">
            <text:p>Neutrality Day</text:p>
          </table:table-cell>
          <table:table-cell table:number-columns-repeated="1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tuvalu/2026" xlink:type="simple">Tuvalu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66"/>
          <table:table-cell table:style-name="AmberHoliday" office:value-type="string" ns6:value-type="string">
            <text:p>Commonwealth Day</text:p>
          </table:table-cell>
          <table:table-cell table:number-columns-repeated="24"/>
          <table:table-cell table:style-name="AmberHoliday" office:value-type="string" ns6:value-type="string">
            <text:p>Good Friday</text:p>
          </table:table-cell>
          <table:table-cell table:style-name="AmberHoliday" office:value-type="string" ns6:value-type="string">
            <text:p>Holy Saturday</text:p>
          </table:table-cell>
          <table:table-cell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table:style-name="Default"/>
          <table:table-cell table:number-columns-repeated="9"/>
          <table:table-cell table:style-name="AmberHoliday" office:value-type="string" ns6:value-type="string">
            <text:p>Gospel Day</text:p>
          </table:table-cell>
          <table:table-cell table:number-columns-repeated="32"/>
          <table:table-cell table:style-name="AmberHoliday" office:value-type="string" ns6:value-type="string">
            <text:p>Anniversary of the Birthday of the Sovereign</text:p>
          </table:table-cell>
          <table:table-cell table:number-columns-repeated="50"/>
          <table:table-cell table:style-name="AmberHoliday" office:value-type="string" ns6:value-type="string">
            <text:p>Tuvalu National Children's Day</text:p>
          </table:table-cell>
          <table:table-cell table:number-columns-repeated="58"/>
          <table:table-cell table:style-name="AmberHoliday" office:value-type="string" ns6:value-type="string">
            <text:p>Tuvalu Day</text:p>
          </table:table-cell>
          <table:table-cell table:style-name="AmberHoliday" office:value-type="string" ns6:value-type="string">
            <text:p>Tuvalu Day Holiday</text:p>
          </table:table-cell>
          <table:table-cell table:number-columns-repeated="83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uganda/2026" xlink:type="simple">Ugand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13"/>
          <table:table-cell table:style-name="AmberHoliday" office:value-type="string" ns6:value-type="string">
            <text:p>Public Holiday</text:p>
          </table:table-cell>
          <table:table-cell table:style-name="AmberHoliday" office:value-type="string" ns6:value-type="string" table:number-columns-repeated="1">
            <text:p>Public Holiday</text:p>
          </table:table-cell>
          <table:table-cell table:number-columns-repeated="9"/>
          <table:table-cell table:style-name="AmberHoliday" office:value-type="string" ns6:value-type="string">
            <text:p>NRM Liberation Day</text:p>
          </table:table-cell>
          <table:table-cell table:number-columns-repeated="20"/>
          <table:table-cell table:style-name="AmberHoliday" office:value-type="string" ns6:value-type="string">
            <text:p>Archbishop Janani Luwum Day</text:p>
          </table:table-cell>
          <table:table-cell table:number-columns-repeated="19"/>
          <table:table-cell table:style-name="AmberHoliday" office:value-type="string" ns6:value-type="string">
            <text:p>International Women's Day</text:p>
          </table:table-cell>
          <table:table-cell table:number-columns-repeated="11"/>
          <table:table-cell table:style-name="AmberHoliday" office:value-type="string" ns6:value-type="string">
            <text:p>Eid-Ul-Fitr</text:p>
          </table:table-cell>
          <table:table-cell table:number-columns-repeated="13"/>
          <table:table-cell table:style-name="AmberHoliday" office:value-type="string" ns6:value-type="string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r Day</text:p>
          </table:table-cell>
          <table:table-cell table:number-columns-repeated="26"/>
          <table:table-cell table:style-name="AmberHoliday" office:value-type="string" ns6:value-type="string">
            <text:p>Eid Al Adha</text:p>
          </table:table-cell>
          <table:table-cell table:number-columns-repeated="5"/>
          <table:table-cell table:style-name="AmberHoliday" office:value-type="string" ns6:value-type="string">
            <text:p>Martyrs' Day</text:p>
          </table:table-cell>
          <table:table-cell table:number-columns-repeated="5"/>
          <table:table-cell table:style-name="AmberHoliday" office:value-type="string" ns6:value-type="string">
            <text:p>National Heroes' Day</text:p>
          </table:table-cell>
          <table:table-cell table:number-columns-repeated="121"/>
          <table:table-cell table:style-name="AmberHoliday" office:value-type="string" ns6:value-type="string">
            <text:p>Independence Day</text:p>
          </table:table-cell>
          <table:table-cell table:number-columns-repeated="76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Boxing Day</text:p>
          </table:table-cell>
          <table:table-cell table:number-columns-repeated="5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ukraine/2026" xlink:type="simple">Ukraine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65"/>
          <table:table-cell table:style-name="AmberHoliday" office:value-type="string" ns6:value-type="string">
            <text:p>Women's Day</text:p>
          </table:table-cell>
          <table:table-cell table:number-columns-repeated="34"/>
          <table:table-cell table:style-name="AmberHoliday" office:value-type="string" ns6:value-type="string">
            <text:p>Orthodox Easter Day</text:p>
          </table:table-cell>
          <table:table-cell table:style-name="AmberHoliday" office:value-type="string" ns6:value-type="string">
            <text:p>Orthodox Easter Monday</text:p>
          </table:table-cell>
          <table:table-cell table:number-columns-repeated="17"/>
          <table:table-cell office:value-type="string" ns6:value-type="string" table:style-name="AmberHoliday">
            <text:p>Labour Day</text:p>
          </table:table-cell>
          <table:table-cell table:number-columns-repeated="6"/>
          <table:table-cell table:style-name="AmberHoliday" office:value-type="string" ns6:value-type="string">
            <text:p>Day of Remembrance and Reconciliation</text:p>
          </table:table-cell>
          <table:table-cell/>
          <table:table-cell table:style-name="AmberHoliday" office:value-type="string" ns6:value-type="string">
            <text:p>Mother's Day</text:p>
          </table:table-cell>
          <table:table-cell table:number-columns-repeated="21"/>
          <table:table-cell table:style-name="AmberHoliday" office:value-type="string" ns6:value-type="string">
            <text:p>Orthodox Pentecost Monday</text:p>
          </table:table-cell>
          <table:table-cell table:number-columns-repeated="26"/>
          <table:table-cell table:style-name="AmberHoliday" office:value-type="string" ns6:value-type="string">
            <text:p>Constitution Day</text:p>
          </table:table-cell>
          <table:table-cell table:number-columns-repeated="16"/>
          <table:table-cell table:style-name="AmberHoliday" office:value-type="string" ns6:value-type="string">
            <text:p>Day of Ukrainian Statehood</text:p>
          </table:table-cell>
          <table:table-cell table:number-columns-repeated="39"/>
          <table:table-cell table:style-name="AmberHoliday" office:value-type="string" ns6:value-type="string">
            <text:p>Independence Day</text:p>
          </table:table-cell>
          <table:table-cell table:number-columns-repeated="37"/>
          <table:table-cell table:style-name="AmberHoliday" office:value-type="string" ns6:value-type="string">
            <text:p>Day of the Defender</text:p>
          </table:table-cell>
          <table:table-cell table:number-columns-repeated="50"/>
          <table:table-cell table:style-name="AmberHoliday" office:value-type="string" ns6:value-type="string">
            <text:p>Dignity and Freedom Day</text:p>
          </table:table-cell>
          <table:table-cell table:number-columns-repeated="33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uae/2026" xlink:type="simple">United Arab Emirates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14"/>
          <table:table-cell table:style-name="AmberHoliday" office:value-type="string" ns6:value-type="string">
            <text:p>Israa &amp; Miaraj Night</text:p>
          </table:table-cell>
          <table:table-cell table:number-columns-repeated="62"/>
          <table:table-cell table:style-name="AmberHoliday" office:value-type="string" ns6:value-type="string">
            <text:p>Eid Al Fitr</text:p>
          </table:table-cell>
          <table:table-cell table:style-name="AmberHoliday" office:value-type="string" ns6:value-type="string">
            <text:p>Eid Al Fitr Holiday</text:p>
          </table:table-cell>
          <table:table-cell table:style-name="AmberHoliday" office:value-type="string" ns6:value-type="string" table:number-columns-repeated="1">
            <text:p>Eid Al Fitr Holiday</text:p>
          </table:table-cell>
          <table:table-cell table:number-columns-repeated="39"/>
          <table:table-cell table:style-name="Default"/>
          <table:table-cell table:number-columns-repeated="24"/>
          <table:table-cell table:style-name="AmberHoliday" office:value-type="string" ns6:value-type="string">
            <text:p>Afrah Day</text:p>
          </table:table-cell>
          <table:table-cell table:style-name="AmberHoliday" office:value-type="string" ns6:value-type="string">
            <text:p>Eid Al Adha</text:p>
          </table:table-cell>
          <table:table-cell table:style-name="AmberHoliday" office:value-type="string" ns6:value-type="string">
            <text:p>Eid Al Adha Holiday</text:p>
          </table:table-cell>
          <table:table-cell table:style-name="AmberHoliday" office:value-type="string" ns6:value-type="string" table:number-columns-repeated="1">
            <text:p>Eid Al Adha Holiday</text:p>
          </table:table-cell>
          <table:table-cell table:number-columns-repeated="17"/>
          <table:table-cell table:style-name="AmberHoliday" office:value-type="string" ns6:value-type="string">
            <text:p>Hijri New Year's Day</text:p>
          </table:table-cell>
          <table:table-cell table:number-columns-repeated="63"/>
          <table:table-cell table:style-name="AmberHoliday" office:value-type="string" ns6:value-type="string">
            <text:p>Prophet Muhammad’s birthday</text:p>
          </table:table-cell>
          <table:table-cell table:number-columns-repeated="104"/>
          <table:table-cell table:style-name="AmberHoliday" office:value-type="string" ns6:value-type="string">
            <text:p>National Day</text:p>
          </table:table-cell>
          <table:table-cell table:style-name="AmberHoliday" office:value-type="string" ns6:value-type="string">
            <text:p>National Day Holiday</text:p>
          </table:table-cell>
          <table:table-cell table:number-columns-repeated="21"/>
          <table:table-cell table:style-name="Default"/>
          <table:table-cell table:number-columns-repeated="6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united-kingdom/2026" xlink:type="simple">United Kingdom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Day after New Year's Day</text:p>
          </table:table-cell>
          <table:table-cell table:number-columns-repeated="57"/>
          <table:table-cell table:style-name="AmberHoliday" office:value-type="string" ns6:value-type="string">
            <text:p>St. David's Day</text:p>
          </table:table-cell>
          <table:table-cell table:number-columns-repeated="13"/>
          <table:table-cell table:style-name="AmberHoliday" office:value-type="string" ns6:value-type="string">
            <text:p>Mothering Sunday</text:p>
          </table:table-cell>
          <table:table-cell/>
          <table:table-cell table:style-name="AmberHoliday" office:value-type="string" ns6:value-type="string">
            <text:p>St. Patrick's Day</text:p>
          </table:table-cell>
          <table:table-cell table:number-columns-repeated="16"/>
          <table:table-cell table:style-name="AmberHoliday" office:value-type="string" ns6:value-type="string">
            <text:p>Good Friday</text:p>
          </table:table-cell>
          <table:table-cell/>
          <table:table-cell table:style-name="AmberHoliday" office:value-type="string" ns6:value-type="string">
            <text:p>Easter Sunday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16"/>
          <table:table-cell table:style-name="AmberHoliday" office:value-type="string" ns6:value-type="string">
            <text:p>St. George's Day</text:p>
          </table:table-cell>
          <table:table-cell table:number-columns-repeated="7"/>
          <table:table-cell table:style-name="Default"/>
          <table:table-cell table:number-columns-repeated="2"/>
          <table:table-cell table:style-name="AmberHoliday" office:value-type="string" ns6:value-type="string">
            <text:p>Early May Bank Holiday</text:p>
          </table:table-cell>
          <table:table-cell table:number-columns-repeated="20"/>
          <table:table-cell table:style-name="AmberHoliday" office:value-type="string" ns6:value-type="string">
            <text:p>Spring Bank Holiday</text:p>
          </table:table-cell>
          <table:table-cell table:number-columns-repeated="20"/>
          <table:table-cell table:style-name="AmberHoliday" office:value-type="string" ns6:value-type="string">
            <text:p>Public Holiday</text:p>
          </table:table-cell>
          <table:table-cell table:number-columns-repeated="5"/>
          <table:table-cell table:style-name="AmberHoliday" office:value-type="string" ns6:value-type="string">
            <text:p>Father's Day</text:p>
          </table:table-cell>
          <table:table-cell table:number-columns-repeated="21"/>
          <table:table-cell table:style-name="AmberHoliday" office:value-type="string" ns6:value-type="string">
            <text:p>Battle of the Boyne (in lieu)</text:p>
          </table:table-cell>
          <table:table-cell table:number-columns-repeated="20"/>
          <table:table-cell table:style-name="AmberHoliday" office:value-type="string" ns6:value-type="string">
            <text:p>Summer bank holiday</text:p>
          </table:table-cell>
          <table:table-cell table:number-columns-repeated="27"/>
          <table:table-cell table:style-name="AmberHoliday" office:value-type="string" ns6:value-type="string">
            <text:p>August Bank Holiday</text:p>
          </table:table-cell>
          <table:table-cell table:number-columns-repeated="68"/>
          <table:table-cell table:style-name="AmberHoliday" office:value-type="string" ns6:value-type="string">
            <text:p>Remembrance Sunday</text:p>
          </table:table-cell>
          <table:table-cell table:number-columns-repeated="21"/>
          <table:table-cell table:style-name="AmberHoliday" office:value-type="string" ns6:value-type="string">
            <text:p>St. Andrew's Day</text:p>
          </table:table-cell>
          <table:table-cell table:number-columns-repeated="24"/>
          <table:table-cell office:value-type="string" ns6:value-type="string" table:style-name="AmberHoliday">
            <text:p>Christmas Day</text:p>
          </table:table-cell>
          <table:table-cell table:number-columns-repeated="2"/>
          <table:table-cell table:style-name="AmberHoliday" office:value-type="string" ns6:value-type="string">
            <text:p>Boxing Day</text:p>
          </table:table-cell>
          <table:table-cell table:number-columns-repeated="3"/>
        </table:table-row>
        <table:table-row table:style-name="ro1">
          <table:table-cell office:value-type="string" ns6:value-type="string">
            <text:p>Yes</text:p>
          </table:table-cell>
          <table:table-cell office:value-type="string" ns6:value-type="string">
            <text:p>NA</text:p>
          </table:table-cell>
          <table:table-cell/>
          <table:table-cell office:value-type="string" ns6:value-type="string">
            <text:p><text:a xlink:href="https://www.officeholidays.com/countries/usa/2026" xlink:type="simple">United States of Americ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17"/>
          <table:table-cell table:style-name="AmberHoliday" office:value-type="string" ns6:value-type="string">
            <text:p>Martin Luther King Jr. Day</text:p>
          </table:table-cell>
          <table:table-cell table:number-columns-repeated="27"/>
          <table:table-cell table:style-name="AmberHoliday" office:value-type="string" ns6:value-type="string">
            <text:p>President's Day</text:p>
          </table:table-cell>
          <table:table-cell table:number-columns-repeated="47"/>
          <table:table-cell table:style-name="AmberHoliday" office:value-type="string" ns6:value-type="string">
            <text:p>Easter Sunday</text:p>
          </table:table-cell>
          <table:table-cell table:number-columns-repeated="25"/>
          <table:table-cell table:style-name="Default"/>
          <table:table-cell table:number-columns-repeated="8"/>
          <table:table-cell table:style-name="AmberHoliday" office:value-type="string" ns6:value-type="string">
            <text:p>Mother's Day</text:p>
          </table:table-cell>
          <table:table-cell table:number-columns-repeated="14"/>
          <table:table-cell table:style-name="AmberHoliday" office:value-type="string" ns6:value-type="string">
            <text:p>Memorial Day</text:p>
          </table:table-cell>
          <table:table-cell table:number-columns-repeated="21"/>
          <table:table-cell table:style-name="AmberHoliday" office:value-type="string" ns6:value-type="string">
            <text:p>Juneteenth</text:p>
          </table:table-cell>
          <table:table-cell table:number-columns-repeated="2"/>
          <table:table-cell table:style-name="AmberHoliday" office:value-type="string" ns6:value-type="string">
            <text:p>Juneteenth</text:p>
          </table:table-cell>
          <table:table-cell/>
          <table:table-cell table:style-name="AmberHoliday" office:value-type="string" ns6:value-type="string">
            <text:p>Father's Day</text:p>
          </table:table-cell>
          <table:table-cell table:number-columns-repeated="11"/>
          <table:table-cell table:style-name="AmberHoliday" office:value-type="string" ns6:value-type="string">
            <text:p>Independence Day (in lieu)</text:p>
          </table:table-cell>
          <table:table-cell table:style-name="AmberHoliday" office:value-type="string" ns6:value-type="string">
            <text:p>Independence Day</text:p>
          </table:table-cell>
          <table:table-cell table:number-columns-repeated="64"/>
          <table:table-cell table:style-name="AmberHoliday" office:value-type="string" ns6:value-type="string">
            <text:p>Labor Day</text:p>
          </table:table-cell>
          <table:table-cell table:number-columns-repeated="34"/>
          <table:table-cell table:style-name="AmberHoliday" office:value-type="string" ns6:value-type="string">
            <text:p>US Indigenous People's Day</text:p>
          </table:table-cell>
          <table:table-cell table:number-columns-repeated="29"/>
          <table:table-cell table:style-name="AmberHoliday" office:value-type="string" ns6:value-type="string">
            <text:p>Veterans Day</text:p>
          </table:table-cell>
          <table:table-cell table:number-columns-repeated="14"/>
          <table:table-cell table:style-name="AmberHoliday" office:value-type="string" ns6:value-type="string">
            <text:p>Thanksgiving</text:p>
          </table:table-cell>
          <table:table-cell table:style-name="AmberHoliday" office:value-type="string" ns6:value-type="string">
            <text:p>Day after Thanksgiving</text:p>
          </table:table-cell>
          <table:table-cell table:number-columns-repeated="27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uruguay/2026" xlink:type="simple">Uruguay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4"/>
          <table:table-cell table:style-name="AmberHoliday" office:value-type="string" ns6:value-type="string">
            <text:p>Children's Day</text:p>
          </table:table-cell>
          <table:table-cell table:number-columns-repeated="40"/>
          <table:table-cell table:style-name="AmberHoliday" office:value-type="string" ns6:value-type="string">
            <text:p>Carnival Monday</text:p>
          </table:table-cell>
          <table:table-cell table:style-name="AmberHoliday" office:value-type="string" ns6:value-type="string">
            <text:p>Carnival Tuesday</text:p>
          </table:table-cell>
          <table:table-cell table:number-columns-repeated="40"/>
          <table:table-cell table:style-name="AmberHoliday" office:value-type="string" ns6:value-type="string">
            <text:p>Bank Holiday</text:p>
          </table:table-cell>
          <table:table-cell table:style-name="AmberHoliday" office:value-type="string" ns6:value-type="string">
            <text:p>Bank Holiday</text:p>
          </table:table-cell>
          <table:table-cell table:style-name="AmberHoliday" office:value-type="string" ns6:value-type="string" table:number-columns-repeated="1">
            <text:p>Bank Holiday</text:p>
          </table:table-cell>
          <table:table-cell table:style-name="AmberHoliday" office:value-type="string" ns6:value-type="string">
            <text:p>Maundy Thursday</text:p>
          </table:table-cell>
          <table:table-cell table:style-name="AmberHoliday" office:value-type="string" ns6:value-type="string">
            <text:p>Good Friday</text:p>
          </table:table-cell>
          <table:table-cell table:number-columns-repeated="15"/>
          <table:table-cell table:style-name="AmberHoliday" office:value-type="string" ns6:value-type="string">
            <text:p>Landing of the 33 Patriots Day</text:p>
          </table:table-cell>
          <table:table-cell table:number-columns-repeated="11"/>
          <table:table-cell office:value-type="string" ns6:value-type="string" table:style-name="AmberHoliday">
            <text:p>Labour Day</text:p>
          </table:table-cell>
          <table:table-cell table:number-columns-repeated="16"/>
          <table:table-cell table:style-name="AmberHoliday" office:value-type="string" ns6:value-type="string">
            <text:p>Battle of Las Piedras</text:p>
          </table:table-cell>
          <table:table-cell table:number-columns-repeated="31"/>
          <table:table-cell table:style-name="AmberHoliday" office:value-type="string" ns6:value-type="string">
            <text:p>Artigas' Birthday</text:p>
          </table:table-cell>
          <table:table-cell table:number-columns-repeated="28"/>
          <table:table-cell table:style-name="AmberHoliday" office:value-type="string" ns6:value-type="string">
            <text:p>Constitution Day</text:p>
          </table:table-cell>
          <table:table-cell table:number-columns-repeated="37"/>
          <table:table-cell table:style-name="AmberHoliday" office:value-type="string" ns6:value-type="string">
            <text:p>Independence Day</text:p>
          </table:table-cell>
          <table:table-cell table:number-columns-repeated="47"/>
          <table:table-cell table:style-name="AmberHoliday" office:value-type="string" ns6:value-type="string">
            <text:p>Day of the Races</text:p>
          </table:table-cell>
          <table:table-cell table:number-columns-repeated="20"/>
          <table:table-cell table:style-name="AmberHoliday" office:value-type="string" ns6:value-type="string">
            <text:p>All Souls' Day</text:p>
          </table:table-cell>
          <table:table-cell table:number-columns-repeated="52"/>
          <table:table-cell office:value-type="string" ns6:value-type="string" table:style-name="AmberHoliday">
            <text:p>Day of the Famil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uzbekistan/2026" xlink:type="simple">Uzbekistan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12"/>
          <table:table-cell table:style-name="AmberHoliday" office:value-type="string" ns6:value-type="string">
            <text:p>Day of Defenders of the Motherland</text:p>
          </table:table-cell>
          <table:table-cell table:number-columns-repeated="53"/>
          <table:table-cell table:style-name="AmberHoliday" office:value-type="string" ns6:value-type="string">
            <text:p>International Women's Day (in lieu)</text:p>
          </table:table-cell>
          <table:table-cell table:number-columns-repeated="10"/>
          <table:table-cell table:style-name="AmberHoliday" office:value-type="string" ns6:value-type="string">
            <text:p>Ramadan Khait</text:p>
          </table:table-cell>
          <table:table-cell table:style-name="AmberHoliday" office:value-type="string" ns6:value-type="string">
            <text:p>Navruz</text:p>
          </table:table-cell>
          <table:table-cell/>
          <table:table-cell table:style-name="AmberHoliday" office:value-type="string" ns6:value-type="string">
            <text:p>Navruz Holiday</text:p>
          </table:table-cell>
          <table:table-cell table:number-columns-repeated="38"/>
          <table:table-cell table:style-name="Default"/>
          <table:table-cell table:number-columns-repeated="9"/>
          <table:table-cell table:style-name="AmberHoliday" office:value-type="string" ns6:value-type="string">
            <text:p>Day of Remembrance and Honor (in lieu)</text:p>
          </table:table-cell>
          <table:table-cell table:number-columns-repeated="16"/>
          <table:table-cell table:style-name="AmberHoliday" office:value-type="string" ns6:value-type="string">
            <text:p>Kurban Khait</text:p>
          </table:table-cell>
          <table:table-cell table:style-name="AmberHoliday" office:value-type="string" ns6:value-type="string">
            <text:p>Kurban Khait Holiday</text:p>
          </table:table-cell>
          <table:table-cell table:number-columns-repeated="2"/>
          <table:table-cell table:style-name="AmberHoliday" office:value-type="string" ns6:value-type="string">
            <text:p>Children's Day</text:p>
          </table:table-cell>
          <table:table-cell table:number-columns-repeated="90"/>
          <table:table-cell table:style-name="AmberHoliday" office:value-type="string" ns6:value-type="string">
            <text:p>Independence Day Holiday</text:p>
          </table:table-cell>
          <table:table-cell table:style-name="AmberHoliday" office:value-type="string" ns6:value-type="string">
            <text:p>Independence Day</text:p>
          </table:table-cell>
          <table:table-cell table:number-columns-repeated="29"/>
          <table:table-cell table:style-name="AmberHoliday" office:value-type="string" ns6:value-type="string">
            <text:p>Teacher's Day</text:p>
          </table:table-cell>
          <table:table-cell table:number-columns-repeated="67"/>
          <table:table-cell table:style-name="AmberHoliday" office:value-type="string" ns6:value-type="string">
            <text:p>Constitution Day</text:p>
          </table:table-cell>
          <table:table-cell table:number-columns-repeated="16"/>
          <table:table-cell table:style-name="Default"/>
          <table:table-cell table:number-columns-repeated="5"/>
          <table:table-cell table:style-name="AmberHoliday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vanuatu/2026" xlink:type="simple">Vanuatu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50"/>
          <table:table-cell table:style-name="AmberHoliday" office:value-type="string" ns6:value-type="string">
            <text:p>Father Lini Day</text:p>
          </table:table-cell>
          <table:table-cell table:number-columns-repeated="11"/>
          <table:table-cell table:style-name="AmberHoliday" office:value-type="string" ns6:value-type="string">
            <text:p>Chiefs Day</text:p>
          </table:table-cell>
          <table:table-cell table:number-columns-repeated="28"/>
          <table:table-cell table:style-name="AmberHoliday" office:value-type="string" ns6:value-type="string">
            <text:p>Good Friday</text:p>
          </table:table-cell>
          <table:table-cell table:number-columns-repeated="2"/>
          <table:table-cell table:style-name="AmberHoliday" office:value-type="string" ns6:value-type="string">
            <text:p>Easter Monday</text:p>
          </table:table-cell>
          <table:table-cell table:number-columns-repeated="24"/>
          <table:table-cell office:value-type="string" ns6:value-type="string" table:style-name="AmberHoliday">
            <text:p>Labour Day</text:p>
          </table:table-cell>
          <table:table-cell table:number-columns-repeated="12"/>
          <table:table-cell table:style-name="AmberHoliday" office:value-type="string" ns6:value-type="string">
            <text:p>Ascension Day</text:p>
          </table:table-cell>
          <table:table-cell table:number-columns-repeated="70"/>
          <table:table-cell table:style-name="AmberHoliday" office:value-type="string" ns6:value-type="string">
            <text:p>Children's Day</text:p>
          </table:table-cell>
          <table:table-cell table:number-columns-repeated="5"/>
          <table:table-cell table:style-name="AmberHoliday" office:value-type="string" ns6:value-type="string">
            <text:p>Independence Day</text:p>
          </table:table-cell>
          <table:table-cell table:number-columns-repeated="15"/>
          <table:table-cell table:style-name="AmberHoliday" office:value-type="string" ns6:value-type="string">
            <text:p>Assumption Day</text:p>
          </table:table-cell>
          <table:table-cell table:number-columns-repeated="50"/>
          <table:table-cell table:style-name="AmberHoliday" office:value-type="string" ns6:value-type="string">
            <text:p>Constitution Day</text:p>
          </table:table-cell>
          <table:table-cell table:number-columns-repeated="54"/>
          <table:table-cell table:style-name="AmberHoliday" office:value-type="string" ns6:value-type="string">
            <text:p>Unity Day</text:p>
          </table:table-cell>
          <table:table-cell table:number-columns-repeated="25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Family Day</text:p>
          </table:table-cell>
          <table:table-cell table:number-columns-repeated="5"/>
        </table:table-row>
        <table:table-row table:style-name="ro1">
          <table:table-cell/>
          <table:table-cell office:value-type="string" ns6:value-type="string">
            <text:p>LATAM</text:p>
          </table:table-cell>
          <table:table-cell/>
          <table:table-cell office:value-type="string" ns6:value-type="string">
            <text:p><text:a xlink:href="https://www.officeholidays.com/countries/venezuela/2026" xlink:type="simple">Venezuel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10"/>
          <table:table-cell table:style-name="AmberHoliday" office:value-type="string" ns6:value-type="string">
            <text:p>Epiphany Holiday</text:p>
          </table:table-cell>
          <table:table-cell table:number-columns-repeated="34"/>
          <table:table-cell table:style-name="AmberHoliday" office:value-type="string" ns6:value-type="string">
            <text:p>Carnival Monday</text:p>
          </table:table-cell>
          <table:table-cell table:style-name="AmberHoliday" office:value-type="string" ns6:value-type="string">
            <text:p>Carnival Tuesday</text:p>
          </table:table-cell>
          <table:table-cell table:number-columns-repeated="29"/>
          <table:table-cell table:style-name="AmberHoliday" office:value-type="string" ns6:value-type="string">
            <text:p>St. Joseph's Day</text:p>
          </table:table-cell>
          <table:table-cell table:number-columns-repeated="10"/>
          <table:table-cell table:style-name="AmberHoliday" office:value-type="string" ns6:value-type="string">
            <text:p>Holy Week Holiday</text:p>
          </table:table-cell>
          <table:table-cell table:style-name="AmberHoliday" office:value-type="string" ns6:value-type="string">
            <text:p>Holy Week Holiday</text:p>
          </table:table-cell>
          <table:table-cell table:style-name="AmberHoliday" office:value-type="string" ns6:value-type="string" table:number-columns-repeated="1">
            <text:p>Holy Week Holiday</text:p>
          </table:table-cell>
          <table:table-cell table:style-name="AmberHoliday" office:value-type="string" ns6:value-type="string">
            <text:p>Maundy Thursday</text:p>
          </table:table-cell>
          <table:table-cell table:style-name="AmberHoliday" office:value-type="string" ns6:value-type="string">
            <text:p>Good Friday</text:p>
          </table:table-cell>
          <table:table-cell table:number-columns-repeated="15"/>
          <table:table-cell table:style-name="AmberHoliday" office:value-type="string" ns6:value-type="string">
            <text:p>Independence Declaration Day</text:p>
          </table:table-cell>
          <table:table-cell table:number-columns-repeated="11"/>
          <table:table-cell office:value-type="string" ns6:value-type="string" table:style-name="AmberHoliday">
            <text:p>Labour Day</text:p>
          </table:table-cell>
          <table:table-cell table:number-columns-repeated="8"/>
          <table:table-cell table:style-name="AmberHoliday" office:value-type="string" ns6:value-type="string">
            <text:p>Mother's Day</text:p>
          </table:table-cell>
          <table:table-cell table:number-columns-repeated="3"/>
          <table:table-cell table:style-name="AmberHoliday" office:value-type="string" ns6:value-type="string">
            <text:p>Ascension Day</text:p>
          </table:table-cell>
          <table:table-cell table:number-columns-repeated="20"/>
          <table:table-cell table:style-name="AmberHoliday" office:value-type="string" ns6:value-type="string">
            <text:p>Corpus Christi</text:p>
          </table:table-cell>
          <table:table-cell table:number-columns-repeated="16"/>
          <table:table-cell table:style-name="AmberHoliday" office:value-type="string" ns6:value-type="string">
            <text:p>Father's Day</text:p>
          </table:table-cell>
          <table:table-cell table:number-columns-repeated="2"/>
          <table:table-cell table:style-name="AmberHoliday" office:value-type="string" ns6:value-type="string">
            <text:p>St. John's Day</text:p>
          </table:table-cell>
          <table:table-cell table:number-columns-repeated="4"/>
          <table:table-cell table:style-name="AmberHoliday" office:value-type="string" ns6:value-type="string">
            <text:p>Saint Peter and Saint Paul</text:p>
          </table:table-cell>
          <table:table-cell table:number-columns-repeated="5"/>
          <table:table-cell table:style-name="AmberHoliday" office:value-type="string" ns6:value-type="string">
            <text:p>Independence Day</text:p>
          </table:table-cell>
          <table:table-cell table:number-columns-repeated="18"/>
          <table:table-cell table:style-name="AmberHoliday" office:value-type="string" ns6:value-type="string">
            <text:p>Simón Bolivar's Birthday</text:p>
          </table:table-cell>
          <table:table-cell table:number-columns-repeated="21"/>
          <table:table-cell table:style-name="AmberHoliday" office:value-type="string" ns6:value-type="string">
            <text:p>Assumption Day</text:p>
          </table:table-cell>
          <table:table-cell table:number-columns-repeated="31"/>
          <table:table-cell table:style-name="AmberHoliday" office:value-type="string" ns6:value-type="string">
            <text:p>Virgin of Coromoto</text:p>
          </table:table-cell>
          <table:table-cell table:number-columns-repeated="25"/>
          <table:table-cell table:style-name="AmberHoliday" office:value-type="string" ns6:value-type="string">
            <text:p>Indigenous Resistance Day</text:p>
          </table:table-cell>
          <table:table-cell table:number-columns-repeated="21"/>
          <table:table-cell table:style-name="AmberHoliday" office:value-type="string" ns6:value-type="string">
            <text:p>All Saints' Day</text:p>
          </table:table-cell>
          <table:table-cell table:number-columns-repeated="34"/>
          <table:table-cell table:style-name="AmberHoliday" office:value-type="string" ns6:value-type="string">
            <text:p>Immaculate Conception Day</text:p>
          </table:table-cell>
          <table:table-cell table:number-columns-repeated="15"/>
          <table:table-cell table:style-name="AmberHoliday" office:value-type="string" ns6:value-type="string">
            <text:p>Christmas Eve</text:p>
          </table:table-cell>
          <table:table-cell office:value-type="string" ns6:value-type="string" table:style-name="AmberHoliday">
            <text:p>Christmas Day</text:p>
          </table:table-cell>
          <table:table-cell table:number-columns-repeated="5"/>
          <table:table-cell table:style-name="AmberHoliday" office:value-type="string" ns6:value-type="string">
            <text:p>New Year's Eve</text:p>
          </table:table-cell>
        </table:table-row>
        <table:table-row table:style-name="ro1">
          <table:table-cell/>
          <table:table-cell office:value-type="string" ns6:value-type="string">
            <text:p>APJ</text:p>
          </table:table-cell>
          <table:table-cell/>
          <table:table-cell office:value-type="string" ns6:value-type="string">
            <text:p><text:a xlink:href="https://www.officeholidays.com/countries/vietnam/2026" xlink:type="simple">Viet Nam</text:a></text:p>
          </table:table-cell>
          <table:table-cell office:value-type="string" ns6:value-type="string" table:style-name="AmberHoliday">
            <text:p>New Year's Day</text:p>
          </table:table-cell>
          <table:table-cell table:style-name="AmberHoliday" office:value-type="string" ns6:value-type="string">
            <text:p>Day after New Year's Day</text:p>
          </table:table-cell>
          <table:table-cell table:number-columns-repeated="44"/>
          <table:table-cell table:style-name="AmberHoliday" office:value-type="string" ns6:value-type="string">
            <text:p>Tet Eve</text:p>
          </table:table-cell>
          <table:table-cell table:style-name="AmberHoliday" office:value-type="string" ns6:value-type="string">
            <text:p>Tet Nguyen Dan</text:p>
          </table:table-cell>
          <table:table-cell table:style-name="AmberHoliday" office:value-type="string" ns6:value-type="string">
            <text:p>Tet Holiday</text:p>
          </table:table-cell>
          <table:table-cell table:style-name="AmberHoliday" office:value-type="string" ns6:value-type="string">
            <text:p>Tet Holiday</text:p>
          </table:table-cell>
          <table:table-cell table:style-name="AmberHoliday" office:value-type="string" ns6:value-type="string" table:number-columns-repeated="1">
            <text:p>Tet Holiday</text:p>
          </table:table-cell>
          <table:table-cell table:number-columns-repeated="65"/>
          <table:table-cell table:style-name="AmberHoliday" office:value-type="string" ns6:value-type="string">
            <text:p>Hung Kings Temple Festival</text:p>
          </table:table-cell>
          <table:table-cell table:number-columns-repeated="2"/>
          <table:table-cell table:style-name="AmberHoliday" office:value-type="string" ns6:value-type="string">
            <text:p>Reunification Day</text:p>
          </table:table-cell>
          <table:table-cell office:value-type="string" ns6:value-type="string" table:style-name="AmberHoliday">
            <text:p>Labour Day</text:p>
          </table:table-cell>
          <table:table-cell table:number-columns-repeated="121"/>
          <table:table-cell table:style-name="AmberHoliday" office:value-type="string" ns6:value-type="string">
            <text:p>National Day Holiday</text:p>
          </table:table-cell>
          <table:table-cell table:style-name="AmberHoliday" office:value-type="string" ns6:value-type="string" table:number-columns-repeated="1">
            <text:p>National Day Holiday</text:p>
          </table:table-cell>
          <table:table-cell table:style-name="AmberHoliday" office:value-type="string" ns6:value-type="string">
            <text:p>National Day</text:p>
          </table:table-cell>
          <table:table-cell table:number-columns-repeated="82"/>
          <table:table-cell table:style-name="AmberHoliday" office:value-type="string" ns6:value-type="string">
            <text:p>Culture Day</text:p>
          </table:table-cell>
          <table:table-cell table:number-columns-repeated="30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yemen/2026" xlink:type="simple">Yemen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77"/>
          <table:table-cell table:style-name="AmberHoliday" office:value-type="string" ns6:value-type="string">
            <text:p>Eid Al Fitr</text:p>
          </table:table-cell>
          <table:table-cell table:style-name="AmberHoliday" office:value-type="string" ns6:value-type="string">
            <text:p>Eid Al Fitr Holiday</text:p>
          </table:table-cell>
          <table:table-cell table:style-name="AmberHoliday" office:value-type="string" ns6:value-type="string">
            <text:p>Eid Al Fitr Holiday</text:p>
          </table:table-cell>
          <table:table-cell table:style-name="AmberHoliday" office:value-type="string" ns6:value-type="string" table:number-columns-repeated="1">
            <text:p>Eid Al Fitr Holiday</text:p>
          </table:table-cell>
          <table:table-cell table:number-columns-repeated="38"/>
          <table:table-cell office:value-type="string" ns6:value-type="string" table:style-name="AmberHoliday">
            <text:p>Labour Day</text:p>
          </table:table-cell>
          <table:table-cell table:number-columns-repeated="20"/>
          <table:table-cell table:style-name="AmberHoliday" office:value-type="string" ns6:value-type="string">
            <text:p>Unification Day</text:p>
          </table:table-cell>
          <table:table-cell table:number-columns-repeated="5"/>
          <table:table-cell table:style-name="AmberHoliday" office:value-type="string" ns6:value-type="string">
            <text:p>Eid Al-Adha</text:p>
          </table:table-cell>
          <table:table-cell table:style-name="AmberHoliday" office:value-type="string" ns6:value-type="string">
            <text:p>Eid Al-Adha Holiday</text:p>
          </table:table-cell>
          <table:table-cell table:style-name="AmberHoliday" office:value-type="string" ns6:value-type="string">
            <text:p>Eid Al-Adha Holiday</text:p>
          </table:table-cell>
          <table:table-cell table:style-name="AmberHoliday" office:value-type="string" ns6:value-type="string" table:number-columns-repeated="1">
            <text:p>Eid Al-Adha Holiday</text:p>
          </table:table-cell>
          <table:table-cell table:number-columns-repeated="15"/>
          <table:table-cell table:style-name="AmberHoliday" office:value-type="string" ns6:value-type="string">
            <text:p>Hijri New Year</text:p>
          </table:table-cell>
          <table:table-cell table:number-columns-repeated="69"/>
          <table:table-cell table:style-name="AmberHoliday" office:value-type="string" ns6:value-type="string">
            <text:p>Rabi' al-Awwal</text:p>
          </table:table-cell>
          <table:table-cell table:number-columns-repeated="31"/>
          <table:table-cell table:style-name="AmberHoliday" office:value-type="string" ns6:value-type="string">
            <text:p>September Revolution Day</text:p>
          </table:table-cell>
          <table:table-cell table:number-columns-repeated="17"/>
          <table:table-cell table:style-name="AmberHoliday" office:value-type="string" ns6:value-type="string">
            <text:p>Liberation Day</text:p>
          </table:table-cell>
          <table:table-cell table:number-columns-repeated="46"/>
          <table:table-cell table:style-name="AmberHoliday" office:value-type="string" ns6:value-type="string">
            <text:p>Independence Day</text:p>
          </table:table-cell>
          <table:table-cell table:number-columns-repeated="24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zambia/2026" xlink:type="simple">Zambia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65"/>
          <table:table-cell table:style-name="AmberHoliday" office:value-type="string" ns6:value-type="string">
            <text:p>Women's Day</text:p>
          </table:table-cell>
          <table:table-cell table:style-name="AmberHoliday" office:value-type="string" ns6:value-type="string">
            <text:p>Women's Day (in lieu)</text:p>
          </table:table-cell>
          <table:table-cell table:number-columns-repeated="2"/>
          <table:table-cell table:style-name="AmberHoliday" office:value-type="string" ns6:value-type="string">
            <text:p>Youth Day</text:p>
          </table:table-cell>
          <table:table-cell table:number-columns-repeated="21"/>
          <table:table-cell table:style-name="AmberHoliday" office:value-type="string" ns6:value-type="string">
            <text:p>Good Friday</text:p>
          </table:table-cell>
          <table:table-cell table:style-name="AmberHoliday" office:value-type="string" ns6:value-type="string">
            <text:p>Holy Saturday</text:p>
          </table:table-cell>
          <table:table-cell table:style-name="AmberHoliday" office:value-type="string" ns6:value-type="string">
            <text:p>Easter (Catholic)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21"/>
          <table:table-cell table:style-name="AmberHoliday" office:value-type="string" ns6:value-type="string">
            <text:p>Kenneth Kaunda Day</text:p>
          </table:table-cell>
          <table:table-cell table:number-columns-repeated="2"/>
          <table:table-cell office:value-type="string" ns6:value-type="string" table:style-name="AmberHoliday">
            <text:p>Labour Day</text:p>
          </table:table-cell>
          <table:table-cell table:number-columns-repeated="23"/>
          <table:table-cell table:style-name="AmberHoliday" office:value-type="string" ns6:value-type="string">
            <text:p>African Unity Day</text:p>
          </table:table-cell>
          <table:table-cell table:number-columns-repeated="41"/>
          <table:table-cell table:style-name="AmberHoliday" office:value-type="string" ns6:value-type="string">
            <text:p>Heroes' Day</text:p>
          </table:table-cell>
          <table:table-cell table:style-name="AmberHoliday" office:value-type="string" ns6:value-type="string">
            <text:p>Unity Day</text:p>
          </table:table-cell>
          <table:table-cell table:number-columns-repeated="26"/>
          <table:table-cell table:style-name="AmberHoliday" office:value-type="string" ns6:value-type="string">
            <text:p>Farmers' Day</text:p>
          </table:table-cell>
          <table:table-cell table:number-columns-repeated="75"/>
          <table:table-cell table:style-name="AmberHoliday" office:value-type="string" ns6:value-type="string">
            <text:p>National Prayer Day</text:p>
          </table:table-cell>
          <table:table-cell table:style-name="AmberHoliday" office:value-type="string" ns6:value-type="string">
            <text:p>National Prayer Day (in lieu)</text:p>
          </table:table-cell>
          <table:table-cell table:number-columns-repeated="4"/>
          <table:table-cell table:style-name="AmberHoliday" office:value-type="string" ns6:value-type="string">
            <text:p>Independence Day</text:p>
          </table:table-cell>
          <table:table-cell table:number-columns-repeated="61"/>
          <table:table-cell office:value-type="string" ns6:value-type="string" table:style-name="AmberHoliday">
            <text:p>Christmas Day</text:p>
          </table:table-cell>
          <table:table-cell table:number-columns-repeated="6"/>
        </table:table-row>
        <table:table-row table:style-name="ro1">
          <table:table-cell/>
          <table:table-cell office:value-type="string" ns6:value-type="string">
            <text:p>EMEA</text:p>
          </table:table-cell>
          <table:table-cell/>
          <table:table-cell office:value-type="string" ns6:value-type="string">
            <text:p><text:a xlink:href="https://www.officeholidays.com/countries/zimbabwe/2026" xlink:type="simple">Zimbabwe</text:a></text:p>
          </table:table-cell>
          <table:table-cell office:value-type="string" ns6:value-type="string" table:style-name="AmberHoliday">
            <text:p>New Year's Day</text:p>
          </table:table-cell>
          <table:table-cell table:number-columns-repeated="50"/>
          <table:table-cell table:style-name="AmberHoliday" office:value-type="string" ns6:value-type="string">
            <text:p>National Youth Day</text:p>
          </table:table-cell>
          <table:table-cell table:number-columns-repeated="40"/>
          <table:table-cell table:style-name="AmberHoliday" office:value-type="string" ns6:value-type="string">
            <text:p>Good Friday</text:p>
          </table:table-cell>
          <table:table-cell table:style-name="AmberHoliday" office:value-type="string" ns6:value-type="string">
            <text:p>Easter Saturday</text:p>
          </table:table-cell>
          <table:table-cell table:style-name="AmberHoliday" office:value-type="string" ns6:value-type="string">
            <text:p>Easter Sunday</text:p>
          </table:table-cell>
          <table:table-cell table:style-name="AmberHoliday" office:value-type="string" ns6:value-type="string">
            <text:p>Easter Monday</text:p>
          </table:table-cell>
          <table:table-cell table:number-columns-repeated="11"/>
          <table:table-cell table:style-name="AmberHoliday" office:value-type="string" ns6:value-type="string">
            <text:p>Independence Day</text:p>
          </table:table-cell>
          <table:table-cell table:number-columns-repeated="12"/>
          <table:table-cell office:value-type="string" ns6:value-type="string" table:style-name="AmberHoliday">
            <text:p>Worker's Day</text:p>
          </table:table-cell>
          <table:table-cell table:number-columns-repeated="23"/>
          <table:table-cell table:style-name="AmberHoliday" office:value-type="string" ns6:value-type="string">
            <text:p>Africa Day</text:p>
          </table:table-cell>
          <table:table-cell table:number-columns-repeated="76"/>
          <table:table-cell table:style-name="AmberHoliday" office:value-type="string" ns6:value-type="string">
            <text:p>Heroes' Day</text:p>
          </table:table-cell>
          <table:table-cell table:style-name="AmberHoliday" office:value-type="string" ns6:value-type="string">
            <text:p>Defence Forces Day</text:p>
          </table:table-cell>
          <table:table-cell table:number-columns-repeated="34"/>
          <table:table-cell table:style-name="AmberHoliday" office:value-type="string" ns6:value-type="string">
            <text:p>Munhumutapa Day</text:p>
          </table:table-cell>
          <table:table-cell table:number-columns-repeated="97"/>
          <table:table-cell table:style-name="AmberHoliday" office:value-type="string" ns6:value-type="string">
            <text:p>Unity Day</text:p>
          </table:table-cell>
          <table:table-cell table:number-columns-repeated="2"/>
          <table:table-cell office:value-type="string" ns6:value-type="string" table:style-name="AmberHoliday">
            <text:p>Christmas Day</text:p>
          </table:table-cell>
          <table:table-cell table:style-name="AmberHoliday" office:value-type="string" ns6:value-type="string">
            <text:p>Boxing Day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NE181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8">00/00/0000</text:date>, <text:time style:data-style-name="N2" text:time-value="19:57:54.9989282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8T16:07:13.788177415</meta:creation-date>
    <meta:generator>LibreOffice/25.8.4.2$Linux_X86_64 LibreOffice_project/580$Build-2</meta:generator>
    <dc:date>2026-01-28T20:13:15.364097338</dc:date>
    <meta:editing-duration>PT1H16M59S</meta:editing-duration>
    <meta:editing-cycles>20</meta:editing-cycles>
    <meta:document-statistic meta:table-count="1" meta:cell-count="3859" meta:object-count="0"/>
  </office:meta>
</office:document-meta>
</file>